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64538" officeooo:paragraph-rsid="06fbeecf"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712806a"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28"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29"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30"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31"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32"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33"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34"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35"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36"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37"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38"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39"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40"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41"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43"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44"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45"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46" style:family="paragraph" style:parent-style-name="Standard">
      <style:paragraph-properties fo:margin-left="0cm" fo:margin-right="-0.039cm" fo:line-height="110%" fo:text-align="start" style:justify-single-word="false" fo:text-indent="0cm" style:auto-text-indent="false"/>
      <style:text-properties officeooo:paragraph-rsid="0867d1ea"/>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58"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0"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1"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3"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4"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5"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6"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114"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115"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116"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117"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118"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119"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120"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121"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122" style:family="text">
      <style:text-properties style:use-window-font-color="true" loext:opacity="0%" style:text-position="0% 100%" style:font-name="Calibri1" fo:font-size="10pt" fo:font-weight="normal" officeooo:rsid="021b2f4a" fo:background-color="#ffff00"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21b2f4a" fo:background-color="#ffff00"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125"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126"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127"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128"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129"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130"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131"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132"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133"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134"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135"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136"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137"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138"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139"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140"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141"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142"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143"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144"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145"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146"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147"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148"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197"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198"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199"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00"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01"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02"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03"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04"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05"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206"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207"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208"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209"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210"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211"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212"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213"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214"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222"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223"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224"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225"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226"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227"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228"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229"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230"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231"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232"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233"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234"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235"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236" style:family="text">
      <style:text-properties officeooo:rsid="000cb228"/>
    </style:style>
    <style:style style:name="T1237" style:family="text">
      <style:text-properties officeooo:rsid="000ea8f8"/>
    </style:style>
    <style:style style:name="T1238" style:family="text">
      <style:text-properties officeooo:rsid="0010721b"/>
    </style:style>
    <style:style style:name="T1239" style:family="text">
      <style:text-properties officeooo:rsid="001186bd"/>
    </style:style>
    <style:style style:name="T1240" style:family="text">
      <style:text-properties officeooo:rsid="00119d0a"/>
    </style:style>
    <style:style style:name="T1241" style:family="text">
      <style:text-properties officeooo:rsid="0012a22d"/>
    </style:style>
    <style:style style:name="T1242" style:family="text">
      <style:text-properties style:text-position="sub 58%"/>
    </style:style>
    <style:style style:name="T1243" style:family="text">
      <style:text-properties style:text-position="sub 58%" officeooo:rsid="0012a22d"/>
    </style:style>
    <style:style style:name="T1244" style:family="text">
      <style:text-properties style:text-position="sub 58%" officeooo:rsid="00134c72"/>
    </style:style>
    <style:style style:name="T1245" style:family="text">
      <style:text-properties style:text-position="sub 58%" officeooo:rsid="00194d15" style:font-weight-asian="normal" style:font-weight-complex="normal"/>
    </style:style>
    <style:style style:name="T1246" style:family="text">
      <style:text-properties style:text-position="sub 58%" officeooo:rsid="001ac7c4" style:font-weight-asian="normal" style:font-weight-complex="normal"/>
    </style:style>
    <style:style style:name="T1247" style:family="text">
      <style:text-properties style:text-position="sub 58%" officeooo:rsid="00154cf5" style:font-weight-asian="normal" style:font-weight-complex="normal"/>
    </style:style>
    <style:style style:name="T1248" style:family="text">
      <style:text-properties style:text-position="sub 58%" officeooo:rsid="001ca0e5" style:font-weight-asian="normal" style:font-weight-complex="normal"/>
    </style:style>
    <style:style style:name="T1249" style:family="text">
      <style:text-properties style:text-position="sub 58%" officeooo:rsid="063940bc" style:font-weight-asian="normal" style:font-weight-complex="normal"/>
    </style:style>
    <style:style style:name="T1250" style:family="text">
      <style:text-properties style:text-position="sub 58%" officeooo:rsid="00359862"/>
    </style:style>
    <style:style style:name="T1251" style:family="text">
      <style:text-properties style:text-position="sub 58%" officeooo:rsid="0040a30b"/>
    </style:style>
    <style:style style:name="T1252" style:family="text">
      <style:text-properties style:text-position="sub 58%" officeooo:rsid="004e7dcc"/>
    </style:style>
    <style:style style:name="T1253" style:family="text">
      <style:text-properties style:text-position="sub 58%" fo:font-size="10pt" officeooo:rsid="00998a74" style:font-size-asian="8.75pt" style:font-weight-asian="normal" style:font-size-complex="10pt" style:font-weight-complex="normal"/>
    </style:style>
    <style:style style:name="T1254" style:family="text">
      <style:text-properties style:text-position="sub 58%" fo:font-size="10pt" officeooo:rsid="009a2755" style:font-size-asian="8.75pt" style:font-weight-asian="normal" style:font-size-complex="10pt" style:font-weight-complex="normal"/>
    </style:style>
    <style:style style:name="T1255" style:family="text">
      <style:text-properties style:text-position="sub 58%" fo:font-size="10pt" officeooo:rsid="06da1fa4" style:font-size-asian="8.75pt" style:font-weight-asian="normal" style:font-size-complex="10pt" style:font-weight-complex="normal"/>
    </style:style>
    <style:style style:name="T1256" style:family="text">
      <style:text-properties style:text-position="sub 58%" fo:font-size="10pt" officeooo:rsid="00abc753" style:font-size-asian="8.75pt" style:font-weight-asian="normal" style:font-size-complex="10pt" style:font-weight-complex="normal"/>
    </style:style>
    <style:style style:name="T1257" style:family="text">
      <style:text-properties style:text-position="sub 58%" fo:font-size="10pt" officeooo:rsid="00af4671" style:font-size-asian="8.75pt" style:font-weight-asian="normal" style:font-size-complex="10pt" style:font-weight-complex="normal"/>
    </style:style>
    <style:style style:name="T1258" style:family="text">
      <style:text-properties style:text-position="sub 58%" fo:font-size="10pt" officeooo:rsid="00b82a51" style:font-size-asian="8.75pt" style:font-weight-asian="normal" style:font-size-complex="10pt" style:font-weight-complex="normal"/>
    </style:style>
    <style:style style:name="T1259" style:family="text">
      <style:text-properties style:text-position="sub 58%" fo:font-size="10pt" officeooo:rsid="00b85aef" style:font-size-asian="8.75pt" style:font-weight-asian="normal" style:font-size-complex="10pt" style:font-weight-complex="normal"/>
    </style:style>
    <style:style style:name="T1260" style:family="text">
      <style:text-properties style:text-position="sub 58%" fo:font-size="10pt" officeooo:rsid="00b9656c" style:font-size-asian="8.75pt" style:font-weight-asian="normal" style:font-size-complex="10pt" style:font-weight-complex="normal"/>
    </style:style>
    <style:style style:name="T1261" style:family="text">
      <style:text-properties style:text-position="sub 58%" fo:font-size="10pt" officeooo:rsid="00ccc776" style:font-size-asian="8.75pt" style:font-weight-asian="normal" style:font-size-complex="10pt" style:font-weight-complex="normal"/>
    </style:style>
    <style:style style:name="T1262" style:family="text">
      <style:text-properties style:text-position="sub 58%" fo:font-size="10pt" style:font-size-asian="10pt" style:font-size-complex="10pt"/>
    </style:style>
    <style:style style:name="T1263" style:family="text">
      <style:text-properties style:text-position="sub 58%" fo:font-size="10pt" officeooo:rsid="005ca54a" style:font-size-asian="10pt" style:font-size-complex="10pt"/>
    </style:style>
    <style:style style:name="T1264" style:family="text">
      <style:text-properties style:text-position="sub 58%" fo:font-size="10pt" officeooo:rsid="00627f18" style:font-size-asian="10pt" style:font-size-complex="10pt"/>
    </style:style>
    <style:style style:name="T1265" style:family="text">
      <style:text-properties style:text-position="sub 58%" fo:font-size="10pt" officeooo:rsid="06a6897e" style:font-size-asian="10pt" style:font-size-complex="10pt"/>
    </style:style>
    <style:style style:name="T1266" style:family="text">
      <style:text-properties style:text-position="sub 58%" fo:font-size="10pt" officeooo:rsid="006ca2af" style:font-size-asian="10pt" style:font-size-complex="10pt"/>
    </style:style>
    <style:style style:name="T1267" style:family="text">
      <style:text-properties style:text-position="sub 58%" fo:font-size="10pt" officeooo:rsid="0078345b" style:font-size-asian="10pt" style:font-size-complex="10pt"/>
    </style:style>
    <style:style style:name="T1268" style:family="text">
      <style:text-properties style:text-position="sub 58%" fo:font-size="10pt" officeooo:rsid="007895f4" style:font-size-asian="10pt" style:font-size-complex="10pt"/>
    </style:style>
    <style:style style:name="T1269" style:family="text">
      <style:text-properties style:text-position="sub 58%" fo:font-size="10pt" officeooo:rsid="0080ff1b" style:font-size-asian="10pt" style:font-size-complex="10pt"/>
    </style:style>
    <style:style style:name="T1270" style:family="text">
      <style:text-properties style:text-position="sub 58%" fo:font-size="10pt" officeooo:rsid="00896c2a" style:font-size-asian="10pt" style:font-size-complex="10pt"/>
    </style:style>
    <style:style style:name="T1271" style:family="text">
      <style:text-properties style:text-position="sub 58%" fo:font-size="10pt" officeooo:rsid="00627f18" style:font-size-asian="10pt" style:font-weight-asian="normal" style:font-size-complex="10pt" style:font-weight-complex="normal"/>
    </style:style>
    <style:style style:name="T1272" style:family="text">
      <style:text-properties style:text-position="sub 58%" officeooo:rsid="02f9b37b"/>
    </style:style>
    <style:style style:name="T1273" style:family="text">
      <style:text-properties style:text-position="sub 58%" officeooo:rsid="0010721b"/>
    </style:style>
    <style:style style:name="T1274" style:family="text">
      <style:text-properties style:text-position="sub 58%" officeooo:rsid="00134c72" style:font-weight-asian="bold" style:font-weight-complex="bold"/>
    </style:style>
    <style:style style:name="T1275" style:family="text">
      <style:text-properties style:text-position="sub 58%" officeooo:rsid="0627a06a" style:font-weight-asian="bold" style:font-weight-complex="bold"/>
    </style:style>
    <style:style style:name="T1276" style:family="text">
      <style:text-properties style:text-position="sub 58%" officeooo:rsid="0014ad18"/>
    </style:style>
    <style:style style:name="T1277" style:family="text">
      <style:text-properties style:text-position="sub 58%" officeooo:rsid="0033be92"/>
    </style:style>
    <style:style style:name="T1278" style:family="text">
      <style:text-properties style:text-position="sub 58%" officeooo:rsid="0034b777"/>
    </style:style>
    <style:style style:name="T1279" style:family="text">
      <style:text-properties style:text-position="sub 58%" officeooo:rsid="003a16a0"/>
    </style:style>
    <style:style style:name="T1280" style:family="text">
      <style:text-properties style:text-position="sub 58%" officeooo:rsid="003a7381"/>
    </style:style>
    <style:style style:name="T1281" style:family="text">
      <style:text-properties style:text-position="sub 58%" officeooo:rsid="003aeaa1"/>
    </style:style>
    <style:style style:name="T1282" style:family="text">
      <style:text-properties style:text-position="sub 58%" officeooo:rsid="065a33af"/>
    </style:style>
    <style:style style:name="T1283" style:family="text">
      <style:text-properties style:text-position="sub 58%" officeooo:rsid="065db0d7"/>
    </style:style>
    <style:style style:name="T1284" style:family="text">
      <style:text-properties style:text-position="sub 58%" officeooo:rsid="0671d38f"/>
    </style:style>
    <style:style style:name="T1285"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286" style:family="text">
      <style:text-properties officeooo:rsid="00134c72"/>
    </style:style>
    <style:style style:name="T1287" style:family="text">
      <style:text-properties style:text-position="0% 100%"/>
    </style:style>
    <style:style style:name="T1288" style:family="text">
      <style:text-properties style:text-position="0% 100%" officeooo:rsid="00134c72"/>
    </style:style>
    <style:style style:name="T1289" style:family="text">
      <style:text-properties style:text-position="0% 100%" officeooo:rsid="0014ad18"/>
    </style:style>
    <style:style style:name="T1290" style:family="text">
      <style:text-properties style:text-position="0% 100%" fo:font-weight="bold" officeooo:rsid="0014ad18" style:font-weight-asian="bold" style:font-weight-complex="bold"/>
    </style:style>
    <style:style style:name="T1291" style:family="text">
      <style:text-properties style:text-position="0% 100%" fo:font-weight="bold" officeooo:rsid="00154cf5" style:font-weight-asian="bold" style:font-weight-complex="bold"/>
    </style:style>
    <style:style style:name="T1292" style:family="text">
      <style:text-properties style:text-position="0% 100%" fo:font-weight="bold" officeooo:rsid="0016852d" style:font-weight-asian="bold" style:font-weight-complex="bold"/>
    </style:style>
    <style:style style:name="T1293" style:family="text">
      <style:text-properties style:text-position="0% 100%" fo:font-weight="bold" officeooo:rsid="003e7763" style:font-weight-asian="bold" style:font-weight-complex="bold"/>
    </style:style>
    <style:style style:name="T1294" style:family="text">
      <style:text-properties style:text-position="0% 100%" officeooo:rsid="00154cf5"/>
    </style:style>
    <style:style style:name="T1295" style:family="text">
      <style:text-properties style:text-position="0% 100%" officeooo:rsid="00154cf5" style:font-weight-asian="normal" style:font-weight-complex="normal"/>
    </style:style>
    <style:style style:name="T1296" style:family="text">
      <style:text-properties style:text-position="0% 100%" officeooo:rsid="001763ba" style:font-weight-asian="normal" style:font-weight-complex="normal"/>
    </style:style>
    <style:style style:name="T1297" style:family="text">
      <style:text-properties style:text-position="0% 100%" officeooo:rsid="00194d15" style:font-weight-asian="normal" style:font-weight-complex="normal"/>
    </style:style>
    <style:style style:name="T1298" style:family="text">
      <style:text-properties style:text-position="0% 100%" officeooo:rsid="001ac7c4" style:font-weight-asian="normal" style:font-weight-complex="normal"/>
    </style:style>
    <style:style style:name="T1299" style:family="text">
      <style:text-properties style:text-position="0% 100%" officeooo:rsid="001ca0e5" style:font-weight-asian="normal" style:font-weight-complex="normal"/>
    </style:style>
    <style:style style:name="T1300" style:family="text">
      <style:text-properties style:text-position="0% 100%" officeooo:rsid="001f3cbd" style:font-weight-asian="normal" style:font-weight-complex="normal"/>
    </style:style>
    <style:style style:name="T1301" style:family="text">
      <style:text-properties style:text-position="0% 100%" officeooo:rsid="0020a84f" style:font-weight-asian="normal" style:font-weight-complex="normal"/>
    </style:style>
    <style:style style:name="T1302" style:family="text">
      <style:text-properties style:text-position="0% 100%" officeooo:rsid="002137b9" style:font-weight-asian="normal" style:font-weight-complex="normal"/>
    </style:style>
    <style:style style:name="T1303" style:family="text">
      <style:text-properties style:text-position="0% 100%" officeooo:rsid="00227abb" style:font-weight-asian="normal" style:font-weight-complex="normal"/>
    </style:style>
    <style:style style:name="T1304" style:family="text">
      <style:text-properties style:text-position="0% 100%" officeooo:rsid="002444b5" style:font-weight-asian="normal" style:font-weight-complex="normal"/>
    </style:style>
    <style:style style:name="T1305" style:family="text">
      <style:text-properties style:text-position="0% 100%" officeooo:rsid="0024e527" style:font-weight-asian="normal" style:font-weight-complex="normal"/>
    </style:style>
    <style:style style:name="T1306" style:family="text">
      <style:text-properties style:text-position="0% 100%" officeooo:rsid="00268c2b" style:font-weight-asian="normal" style:font-weight-complex="normal"/>
    </style:style>
    <style:style style:name="T1307" style:family="text">
      <style:text-properties style:text-position="0% 100%" officeooo:rsid="002796e4" style:font-weight-asian="normal" style:font-weight-complex="normal"/>
    </style:style>
    <style:style style:name="T1308" style:family="text">
      <style:text-properties style:text-position="0% 100%" officeooo:rsid="002887e2" style:font-weight-asian="normal" style:font-weight-complex="normal"/>
    </style:style>
    <style:style style:name="T1309" style:family="text">
      <style:text-properties style:text-position="0% 100%" officeooo:rsid="0029623e" style:font-weight-asian="normal" style:font-weight-complex="normal"/>
    </style:style>
    <style:style style:name="T1310" style:family="text">
      <style:text-properties style:text-position="0% 100%" officeooo:rsid="002a6392" style:font-weight-asian="normal" style:font-weight-complex="normal"/>
    </style:style>
    <style:style style:name="T1311" style:family="text">
      <style:text-properties style:text-position="0% 100%" officeooo:rsid="002b116c" style:font-weight-asian="normal" style:font-weight-complex="normal"/>
    </style:style>
    <style:style style:name="T1312" style:family="text">
      <style:text-properties style:text-position="0% 100%" officeooo:rsid="002ca41d" style:font-weight-asian="normal" style:font-weight-complex="normal"/>
    </style:style>
    <style:style style:name="T1313" style:family="text">
      <style:text-properties style:text-position="0% 100%" officeooo:rsid="002e7909" style:font-weight-asian="normal" style:font-weight-complex="normal"/>
    </style:style>
    <style:style style:name="T1314" style:family="text">
      <style:text-properties style:text-position="0% 100%" officeooo:rsid="003060ac" style:font-weight-asian="normal" style:font-weight-complex="normal"/>
    </style:style>
    <style:style style:name="T1315" style:family="text">
      <style:text-properties style:text-position="0% 100%" officeooo:rsid="062da743" style:font-weight-asian="normal" style:font-weight-complex="normal"/>
    </style:style>
    <style:style style:name="T1316" style:family="text">
      <style:text-properties style:text-position="0% 100%" officeooo:rsid="062ede91" style:font-weight-asian="normal" style:font-weight-complex="normal"/>
    </style:style>
    <style:style style:name="T1317" style:family="text">
      <style:text-properties style:text-position="0% 100%" officeooo:rsid="062f1b66" style:font-weight-asian="normal" style:font-weight-complex="normal"/>
    </style:style>
    <style:style style:name="T1318" style:family="text">
      <style:text-properties style:text-position="0% 100%" officeooo:rsid="063207eb" style:font-weight-asian="normal" style:font-weight-complex="normal"/>
    </style:style>
    <style:style style:name="T1319" style:family="text">
      <style:text-properties style:text-position="0% 100%" officeooo:rsid="0638e8e1" style:font-weight-asian="normal" style:font-weight-complex="normal"/>
    </style:style>
    <style:style style:name="T1320" style:family="text">
      <style:text-properties style:text-position="0% 100%" officeooo:rsid="063940bc" style:font-weight-asian="normal" style:font-weight-complex="normal"/>
    </style:style>
    <style:style style:name="T1321" style:family="text">
      <style:text-properties style:text-position="0% 100%" officeooo:rsid="0639dbe1" style:font-weight-asian="normal" style:font-weight-complex="normal"/>
    </style:style>
    <style:style style:name="T1322" style:family="text">
      <style:text-properties style:text-position="0% 100%" officeooo:rsid="063a00dd" style:font-weight-asian="normal" style:font-weight-complex="normal"/>
    </style:style>
    <style:style style:name="T1323" style:family="text">
      <style:text-properties style:text-position="0% 100%" officeooo:rsid="063ad139" style:font-weight-asian="normal" style:font-weight-complex="normal"/>
    </style:style>
    <style:style style:name="T1324" style:family="text">
      <style:text-properties style:text-position="0% 100%" officeooo:rsid="063e0a90" style:font-weight-asian="normal" style:font-weight-complex="normal"/>
    </style:style>
    <style:style style:name="T1325" style:family="text">
      <style:text-properties style:text-position="0% 100%" officeooo:rsid="063f68f9" style:font-weight-asian="normal" style:font-weight-complex="normal"/>
    </style:style>
    <style:style style:name="T1326" style:family="text">
      <style:text-properties style:text-position="0% 100%" fo:font-style="italic" officeooo:rsid="002137b9" style:font-style-asian="italic" style:font-weight-asian="normal" style:font-style-complex="italic" style:font-weight-complex="normal"/>
    </style:style>
    <style:style style:name="T1327" style:family="text">
      <style:text-properties style:text-position="0% 100%" fo:font-style="italic" officeooo:rsid="0638e8e1" style:font-style-asian="italic" style:font-weight-asian="normal" style:font-style-complex="italic" style:font-weight-complex="normal"/>
    </style:style>
    <style:style style:name="T1328" style:family="text">
      <style:text-properties style:text-position="0% 100%" officeooo:rsid="003a7381"/>
    </style:style>
    <style:style style:name="T1329" style:family="text">
      <style:text-properties style:text-position="0% 100%" officeooo:rsid="003aeaa1"/>
    </style:style>
    <style:style style:name="T1330" style:family="text">
      <style:text-properties style:text-position="0% 100%" officeooo:rsid="003c8b24"/>
    </style:style>
    <style:style style:name="T1331" style:family="text">
      <style:text-properties style:text-position="0% 100%" officeooo:rsid="003e7763"/>
    </style:style>
    <style:style style:name="T1332" style:family="text">
      <style:text-properties style:text-position="0% 100%" officeooo:rsid="003ea79a"/>
    </style:style>
    <style:style style:name="T1333" style:family="text">
      <style:text-properties style:text-position="0% 100%" officeooo:rsid="0040a30b"/>
    </style:style>
    <style:style style:name="T1334" style:family="text">
      <style:text-properties style:text-position="0% 100%" officeooo:rsid="0040f447"/>
    </style:style>
    <style:style style:name="T1335" style:family="text">
      <style:text-properties style:text-position="0% 100%" officeooo:rsid="0042dc30"/>
    </style:style>
    <style:style style:name="T1336" style:family="text">
      <style:text-properties style:text-position="0% 100%" officeooo:rsid="00437deb"/>
    </style:style>
    <style:style style:name="T1337" style:family="text">
      <style:text-properties style:text-position="0% 100%" officeooo:rsid="0045641b"/>
    </style:style>
    <style:style style:name="T1338" style:family="text">
      <style:text-properties style:text-position="0% 100%" officeooo:rsid="0046f80f"/>
    </style:style>
    <style:style style:name="T1339" style:family="text">
      <style:text-properties style:text-position="0% 100%" officeooo:rsid="0047d033"/>
    </style:style>
    <style:style style:name="T1340" style:family="text">
      <style:text-properties style:text-position="0% 100%" officeooo:rsid="0049c193"/>
    </style:style>
    <style:style style:name="T1341" style:family="text">
      <style:text-properties style:text-position="0% 100%" officeooo:rsid="004b23aa"/>
    </style:style>
    <style:style style:name="T1342" style:family="text">
      <style:text-properties style:text-position="0% 100%" officeooo:rsid="004cabb6"/>
    </style:style>
    <style:style style:name="T1343" style:family="text">
      <style:text-properties style:text-position="0% 100%" officeooo:rsid="004e7dcc"/>
    </style:style>
    <style:style style:name="T1344" style:family="text">
      <style:text-properties style:text-position="0% 100%" officeooo:rsid="004fd809"/>
    </style:style>
    <style:style style:name="T1345" style:family="text">
      <style:text-properties style:text-position="0% 100%" officeooo:rsid="00502a96"/>
    </style:style>
    <style:style style:name="T1346" style:family="text">
      <style:text-properties style:text-position="0% 100%" officeooo:rsid="00513a4f"/>
    </style:style>
    <style:style style:name="T1347" style:family="text">
      <style:text-properties style:text-position="0% 100%" officeooo:rsid="00515eb2"/>
    </style:style>
    <style:style style:name="T1348" style:family="text">
      <style:text-properties style:text-position="0% 100%" officeooo:rsid="00533fb2"/>
    </style:style>
    <style:style style:name="T1349" style:family="text">
      <style:text-properties style:text-position="0% 100%" officeooo:rsid="005422e6"/>
    </style:style>
    <style:style style:name="T1350" style:family="text">
      <style:text-properties style:text-position="0% 100%" fo:font-size="10pt" style:font-size-asian="10pt" style:font-size-complex="10pt"/>
    </style:style>
    <style:style style:name="T1351" style:family="text">
      <style:text-properties style:text-position="0% 100%" fo:font-size="10pt" officeooo:rsid="00578d1a" style:font-size-asian="10pt" style:font-size-complex="10pt"/>
    </style:style>
    <style:style style:name="T1352" style:family="text">
      <style:text-properties style:text-position="0% 100%" fo:font-size="10pt" officeooo:rsid="00578d1f" style:font-size-asian="10pt" style:font-size-complex="10pt"/>
    </style:style>
    <style:style style:name="T1353" style:family="text">
      <style:text-properties style:text-position="0% 100%" fo:font-size="10pt" officeooo:rsid="0057ce61" style:font-size-asian="10pt" style:font-size-complex="10pt"/>
    </style:style>
    <style:style style:name="T1354" style:family="text">
      <style:text-properties style:text-position="0% 100%" fo:font-size="10pt" officeooo:rsid="005855f1" style:font-size-asian="10pt" style:font-size-complex="10pt"/>
    </style:style>
    <style:style style:name="T1355" style:family="text">
      <style:text-properties style:text-position="0% 100%" fo:font-size="10pt" officeooo:rsid="00591fad" style:font-size-asian="10pt" style:font-size-complex="10pt"/>
    </style:style>
    <style:style style:name="T1356" style:family="text">
      <style:text-properties style:text-position="0% 100%" fo:font-size="10pt" officeooo:rsid="005920c9" style:font-size-asian="10pt" style:font-size-complex="10pt"/>
    </style:style>
    <style:style style:name="T1357" style:family="text">
      <style:text-properties style:text-position="0% 100%" fo:font-size="10pt" officeooo:rsid="005ca54a" style:font-size-asian="10pt" style:font-size-complex="10pt"/>
    </style:style>
    <style:style style:name="T1358" style:family="text">
      <style:text-properties style:text-position="0% 100%" fo:font-size="10pt" officeooo:rsid="005fc581" style:font-size-asian="10pt" style:font-size-complex="10pt"/>
    </style:style>
    <style:style style:name="T1359" style:family="text">
      <style:text-properties style:text-position="0% 100%" fo:font-size="10pt" officeooo:rsid="0060bd7f" style:font-size-asian="10pt" style:font-size-complex="10pt"/>
    </style:style>
    <style:style style:name="T1360" style:family="text">
      <style:text-properties style:text-position="0% 100%" fo:font-size="10pt" officeooo:rsid="00627f18" style:font-size-asian="10pt" style:font-size-complex="10pt"/>
    </style:style>
    <style:style style:name="T1361" style:family="text">
      <style:text-properties style:text-position="0% 100%" fo:font-size="10pt" officeooo:rsid="0063d417" style:font-size-asian="10pt" style:font-size-complex="10pt"/>
    </style:style>
    <style:style style:name="T1362" style:family="text">
      <style:text-properties style:text-position="0% 100%" fo:font-size="10pt" officeooo:rsid="00658b26" style:font-size-asian="10pt" style:font-size-complex="10pt"/>
    </style:style>
    <style:style style:name="T1363" style:family="text">
      <style:text-properties style:text-position="0% 100%" fo:font-size="10pt" officeooo:rsid="006599f8" style:font-size-asian="10pt" style:font-size-complex="10pt"/>
    </style:style>
    <style:style style:name="T1364" style:family="text">
      <style:text-properties style:text-position="0% 100%" fo:font-size="10pt" officeooo:rsid="006a8adb" style:font-size-asian="10pt" style:font-size-complex="10pt"/>
    </style:style>
    <style:style style:name="T1365" style:family="text">
      <style:text-properties style:text-position="0% 100%" fo:font-size="10pt" officeooo:rsid="006b8b31" style:font-size-asian="10pt" style:font-size-complex="10pt"/>
    </style:style>
    <style:style style:name="T1366" style:family="text">
      <style:text-properties style:text-position="0% 100%" fo:font-size="10pt" officeooo:rsid="006b9ba0" style:font-size-asian="10pt" style:font-size-complex="10pt"/>
    </style:style>
    <style:style style:name="T1367" style:family="text">
      <style:text-properties style:text-position="0% 100%" fo:font-size="10pt" officeooo:rsid="006c238c" style:font-size-asian="10pt" style:font-size-complex="10pt"/>
    </style:style>
    <style:style style:name="T1368" style:family="text">
      <style:text-properties style:text-position="0% 100%" fo:font-size="10pt" officeooo:rsid="006ca2af" style:font-size-asian="10pt" style:font-size-complex="10pt"/>
    </style:style>
    <style:style style:name="T1369" style:family="text">
      <style:text-properties style:text-position="0% 100%" fo:font-size="10pt" officeooo:rsid="006cfdea" style:font-size-asian="10pt" style:font-size-complex="10pt"/>
    </style:style>
    <style:style style:name="T1370" style:family="text">
      <style:text-properties style:text-position="0% 100%" fo:font-size="10pt" officeooo:rsid="006e4720" style:font-size-asian="10pt" style:font-size-complex="10pt"/>
    </style:style>
    <style:style style:name="T1371" style:family="text">
      <style:text-properties style:text-position="0% 100%" fo:font-size="10pt" officeooo:rsid="00712625" style:font-size-asian="10pt" style:font-size-complex="10pt"/>
    </style:style>
    <style:style style:name="T1372" style:family="text">
      <style:text-properties style:text-position="0% 100%" fo:font-size="10pt" officeooo:rsid="00715fa9" style:font-size-asian="10pt" style:font-size-complex="10pt"/>
    </style:style>
    <style:style style:name="T1373" style:family="text">
      <style:text-properties style:text-position="0% 100%" fo:font-size="10pt" officeooo:rsid="0072e442" style:font-size-asian="10pt" style:font-size-complex="10pt"/>
    </style:style>
    <style:style style:name="T1374" style:family="text">
      <style:text-properties style:text-position="0% 100%" fo:font-size="10pt" officeooo:rsid="0073bb5d" style:font-size-asian="10pt" style:font-size-complex="10pt"/>
    </style:style>
    <style:style style:name="T1375" style:family="text">
      <style:text-properties style:text-position="0% 100%" fo:font-size="10pt" officeooo:rsid="00756e0c" style:font-size-asian="10pt" style:font-size-complex="10pt"/>
    </style:style>
    <style:style style:name="T1376" style:family="text">
      <style:text-properties style:text-position="0% 100%" fo:font-size="10pt" officeooo:rsid="00757e13" style:font-size-asian="10pt" style:font-size-complex="10pt"/>
    </style:style>
    <style:style style:name="T1377" style:family="text">
      <style:text-properties style:text-position="0% 100%" fo:font-size="10pt" officeooo:rsid="0076c84f" style:font-size-asian="10pt" style:font-size-complex="10pt"/>
    </style:style>
    <style:style style:name="T1378" style:family="text">
      <style:text-properties style:text-position="0% 100%" fo:font-size="10pt" officeooo:rsid="0078345b" style:font-size-asian="10pt" style:font-size-complex="10pt"/>
    </style:style>
    <style:style style:name="T1379" style:family="text">
      <style:text-properties style:text-position="0% 100%" fo:font-size="10pt" officeooo:rsid="007895f4" style:font-size-asian="10pt" style:font-size-complex="10pt"/>
    </style:style>
    <style:style style:name="T1380" style:family="text">
      <style:text-properties style:text-position="0% 100%" fo:font-size="10pt" officeooo:rsid="007a09ca" style:font-size-asian="10pt" style:font-size-complex="10pt"/>
    </style:style>
    <style:style style:name="T1381" style:family="text">
      <style:text-properties style:text-position="0% 100%" fo:font-size="10pt" officeooo:rsid="007c4cdf" style:font-size-asian="10pt" style:font-size-complex="10pt"/>
    </style:style>
    <style:style style:name="T1382" style:family="text">
      <style:text-properties style:text-position="0% 100%" fo:font-size="10pt" officeooo:rsid="007d13a7" style:font-size-asian="10pt" style:font-size-complex="10pt"/>
    </style:style>
    <style:style style:name="T1383" style:family="text">
      <style:text-properties style:text-position="0% 100%" fo:font-size="10pt" officeooo:rsid="007e4276" style:font-size-asian="10pt" style:font-size-complex="10pt"/>
    </style:style>
    <style:style style:name="T1384" style:family="text">
      <style:text-properties style:text-position="0% 100%" fo:font-size="10pt" officeooo:rsid="00800634" style:font-size-asian="10pt" style:font-size-complex="10pt"/>
    </style:style>
    <style:style style:name="T1385" style:family="text">
      <style:text-properties style:text-position="0% 100%" fo:font-size="10pt" officeooo:rsid="0080ff1b" style:font-size-asian="10pt" style:font-size-complex="10pt"/>
    </style:style>
    <style:style style:name="T1386" style:family="text">
      <style:text-properties style:text-position="0% 100%" fo:font-size="10pt" officeooo:rsid="0081d7d9" style:font-size-asian="10pt" style:font-size-complex="10pt"/>
    </style:style>
    <style:style style:name="T1387" style:family="text">
      <style:text-properties style:text-position="0% 100%" fo:font-size="10pt" officeooo:rsid="00839ba2" style:font-size-asian="10pt" style:font-size-complex="10pt"/>
    </style:style>
    <style:style style:name="T1388" style:family="text">
      <style:text-properties style:text-position="0% 100%" fo:font-size="10pt" officeooo:rsid="00847d0b" style:font-size-asian="10pt" style:font-size-complex="10pt"/>
    </style:style>
    <style:style style:name="T1389" style:family="text">
      <style:text-properties style:text-position="0% 100%" fo:font-size="10pt" officeooo:rsid="00856c60" style:font-size-asian="10pt" style:font-size-complex="10pt"/>
    </style:style>
    <style:style style:name="T1390" style:family="text">
      <style:text-properties style:text-position="0% 100%" fo:font-size="10pt" officeooo:rsid="0086d767" style:font-size-asian="10pt" style:font-size-complex="10pt"/>
    </style:style>
    <style:style style:name="T1391" style:family="text">
      <style:text-properties style:text-position="0% 100%" fo:font-size="10pt" officeooo:rsid="0087b010" style:font-size-asian="10pt" style:font-size-complex="10pt"/>
    </style:style>
    <style:style style:name="T1392" style:family="text">
      <style:text-properties style:text-position="0% 100%" fo:font-size="10pt" officeooo:rsid="00896c2a" style:font-size-asian="10pt" style:font-size-complex="10pt"/>
    </style:style>
    <style:style style:name="T1393" style:family="text">
      <style:text-properties style:text-position="0% 100%" fo:font-size="10pt" officeooo:rsid="0089d2bf" style:font-size-asian="10pt" style:font-size-complex="10pt"/>
    </style:style>
    <style:style style:name="T1394" style:family="text">
      <style:text-properties style:text-position="0% 100%" fo:font-size="10pt" officeooo:rsid="008a37f4" style:font-size-asian="10pt" style:font-size-complex="10pt"/>
    </style:style>
    <style:style style:name="T1395" style:family="text">
      <style:text-properties style:text-position="0% 100%" fo:font-size="10pt" officeooo:rsid="008bd542" style:font-size-asian="10pt" style:font-size-complex="10pt"/>
    </style:style>
    <style:style style:name="T1396" style:family="text">
      <style:text-properties style:text-position="0% 100%" fo:font-size="10pt" officeooo:rsid="008e75f2" style:font-size-asian="10pt" style:font-size-complex="10pt"/>
    </style:style>
    <style:style style:name="T1397" style:family="text">
      <style:text-properties style:text-position="0% 100%" fo:font-size="10pt" officeooo:rsid="008f5d3b" style:font-size-asian="10pt" style:font-size-complex="10pt"/>
    </style:style>
    <style:style style:name="T1398" style:family="text">
      <style:text-properties style:text-position="0% 100%" fo:font-size="10pt" officeooo:rsid="00911e5c" style:font-size-asian="10pt" style:font-size-complex="10pt"/>
    </style:style>
    <style:style style:name="T1399" style:family="text">
      <style:text-properties style:text-position="0% 100%" fo:font-size="10pt" officeooo:rsid="009d34de" style:font-size-asian="10pt" style:font-size-complex="10pt"/>
    </style:style>
    <style:style style:name="T1400" style:family="text">
      <style:text-properties style:text-position="0% 100%" fo:font-size="10pt" officeooo:rsid="0691756a" style:font-size-asian="10pt" style:font-size-complex="10pt"/>
    </style:style>
    <style:style style:name="T1401" style:family="text">
      <style:text-properties style:text-position="0% 100%" fo:font-size="10pt" officeooo:rsid="0692a958" style:font-size-asian="10pt" style:font-size-complex="10pt"/>
    </style:style>
    <style:style style:name="T1402" style:family="text">
      <style:text-properties style:text-position="0% 100%" fo:font-size="10pt" officeooo:rsid="0694267b" style:font-size-asian="10pt" style:font-size-complex="10pt"/>
    </style:style>
    <style:style style:name="T1403" style:family="text">
      <style:text-properties style:text-position="0% 100%" fo:font-size="10pt" officeooo:rsid="06950928" style:font-size-asian="10pt" style:font-size-complex="10pt"/>
    </style:style>
    <style:style style:name="T1404" style:family="text">
      <style:text-properties style:text-position="0% 100%" fo:font-size="10pt" officeooo:rsid="0695d075" style:font-size-asian="10pt" style:font-size-complex="10pt"/>
    </style:style>
    <style:style style:name="T1405" style:family="text">
      <style:text-properties style:text-position="0% 100%" fo:font-size="10pt" officeooo:rsid="069757f8" style:font-size-asian="10pt" style:font-size-complex="10pt"/>
    </style:style>
    <style:style style:name="T1406" style:family="text">
      <style:text-properties style:text-position="0% 100%" fo:font-size="10pt" officeooo:rsid="06993134" style:font-size-asian="10pt" style:font-size-complex="10pt"/>
    </style:style>
    <style:style style:name="T1407" style:family="text">
      <style:text-properties style:text-position="0% 100%" fo:font-size="10pt" officeooo:rsid="0699a12c" style:font-size-asian="10pt" style:font-size-complex="10pt"/>
    </style:style>
    <style:style style:name="T1408" style:family="text">
      <style:text-properties style:text-position="0% 100%" fo:font-size="10pt" officeooo:rsid="069b9fd0" style:font-size-asian="10pt" style:font-size-complex="10pt"/>
    </style:style>
    <style:style style:name="T1409" style:family="text">
      <style:text-properties style:text-position="0% 100%" fo:font-size="10pt" officeooo:rsid="069e8195" style:font-size-asian="10pt" style:font-size-complex="10pt"/>
    </style:style>
    <style:style style:name="T1410" style:family="text">
      <style:text-properties style:text-position="0% 100%" fo:font-size="10pt" officeooo:rsid="06a0755b" style:font-size-asian="10pt" style:font-size-complex="10pt"/>
    </style:style>
    <style:style style:name="T1411" style:family="text">
      <style:text-properties style:text-position="0% 100%" fo:font-size="10pt" officeooo:rsid="06a200a0" style:font-size-asian="10pt" style:font-size-complex="10pt"/>
    </style:style>
    <style:style style:name="T1412" style:family="text">
      <style:text-properties style:text-position="0% 100%" fo:font-size="10pt" officeooo:rsid="06a56ac5" style:font-size-asian="10pt" style:font-size-complex="10pt"/>
    </style:style>
    <style:style style:name="T1413" style:family="text">
      <style:text-properties style:text-position="0% 100%" fo:font-size="10pt" officeooo:rsid="06a6897e" style:font-size-asian="10pt" style:font-size-complex="10pt"/>
    </style:style>
    <style:style style:name="T1414" style:family="text">
      <style:text-properties style:text-position="0% 100%" fo:font-size="10pt" officeooo:rsid="06a6b16b" style:font-size-asian="10pt" style:font-size-complex="10pt"/>
    </style:style>
    <style:style style:name="T1415" style:family="text">
      <style:text-properties style:text-position="0% 100%" fo:font-size="10pt" officeooo:rsid="06a8ae07" style:font-size-asian="10pt" style:font-size-complex="10pt"/>
    </style:style>
    <style:style style:name="T1416" style:family="text">
      <style:text-properties style:text-position="0% 100%" fo:font-size="10pt" officeooo:rsid="06a9e195" style:font-size-asian="10pt" style:font-size-complex="10pt"/>
    </style:style>
    <style:style style:name="T1417" style:family="text">
      <style:text-properties style:text-position="0% 100%" fo:font-size="10pt" officeooo:rsid="06abb487" style:font-size-asian="10pt" style:font-size-complex="10pt"/>
    </style:style>
    <style:style style:name="T1418" style:family="text">
      <style:text-properties style:text-position="0% 100%" fo:font-size="10pt" officeooo:rsid="06ad5854" style:font-size-asian="10pt" style:font-size-complex="10pt"/>
    </style:style>
    <style:style style:name="T1419" style:family="text">
      <style:text-properties style:text-position="0% 100%" fo:font-size="10pt" officeooo:rsid="06aefc83" style:font-size-asian="10pt" style:font-size-complex="10pt"/>
    </style:style>
    <style:style style:name="T1420" style:family="text">
      <style:text-properties style:text-position="0% 100%" fo:font-size="10pt" officeooo:rsid="06b0cdff" style:font-size-asian="10pt" style:font-size-complex="10pt"/>
    </style:style>
    <style:style style:name="T1421" style:family="text">
      <style:text-properties style:text-position="0% 100%" fo:font-size="10pt" officeooo:rsid="06b1c74b" style:font-size-asian="10pt" style:font-size-complex="10pt"/>
    </style:style>
    <style:style style:name="T1422" style:family="text">
      <style:text-properties style:text-position="0% 100%" fo:font-size="10pt" officeooo:rsid="06b1fa0d" style:font-size-asian="10pt" style:font-size-complex="10pt"/>
    </style:style>
    <style:style style:name="T1423" style:family="text">
      <style:text-properties style:text-position="0% 100%" fo:font-size="10pt" officeooo:rsid="06b2d4bb" style:font-size-asian="10pt" style:font-size-complex="10pt"/>
    </style:style>
    <style:style style:name="T1424" style:family="text">
      <style:text-properties style:text-position="0% 100%" fo:font-size="10pt" officeooo:rsid="06b4ab23" style:font-size-asian="10pt" style:font-size-complex="10pt"/>
    </style:style>
    <style:style style:name="T1425" style:family="text">
      <style:text-properties style:text-position="0% 100%" fo:font-size="10pt" officeooo:rsid="06b544e4" style:font-size-asian="10pt" style:font-size-complex="10pt"/>
    </style:style>
    <style:style style:name="T1426" style:family="text">
      <style:text-properties style:text-position="0% 100%" fo:font-size="10pt" officeooo:rsid="06b64c1c" style:font-size-asian="10pt" style:font-size-complex="10pt"/>
    </style:style>
    <style:style style:name="T1427" style:family="text">
      <style:text-properties style:text-position="0% 100%" fo:font-size="10pt" officeooo:rsid="06b7c669" style:font-size-asian="10pt" style:font-size-complex="10pt"/>
    </style:style>
    <style:style style:name="T1428" style:family="text">
      <style:text-properties style:text-position="0% 100%" fo:font-size="10pt" officeooo:rsid="06b8bb5e" style:font-size-asian="10pt" style:font-size-complex="10pt"/>
    </style:style>
    <style:style style:name="T1429" style:family="text">
      <style:text-properties style:text-position="0% 100%" fo:font-size="10pt" officeooo:rsid="06ba79e9" style:font-size-asian="10pt" style:font-size-complex="10pt"/>
    </style:style>
    <style:style style:name="T1430" style:family="text">
      <style:text-properties style:text-position="0% 100%" fo:font-size="10pt" officeooo:rsid="06bc3ea1" style:font-size-asian="10pt" style:font-size-complex="10pt"/>
    </style:style>
    <style:style style:name="T1431" style:family="text">
      <style:text-properties style:text-position="0% 100%" fo:font-size="10pt" officeooo:rsid="06bd2a58" style:font-size-asian="10pt" style:font-size-complex="10pt"/>
    </style:style>
    <style:style style:name="T1432" style:family="text">
      <style:text-properties style:text-position="0% 100%" fo:font-size="10pt" officeooo:rsid="06bd4a0f" style:font-size-asian="10pt" style:font-size-complex="10pt"/>
    </style:style>
    <style:style style:name="T1433" style:family="text">
      <style:text-properties style:text-position="0% 100%" fo:font-size="10pt" officeooo:rsid="06be3087" style:font-size-asian="10pt" style:font-size-complex="10pt"/>
    </style:style>
    <style:style style:name="T1434" style:family="text">
      <style:text-properties style:text-position="0% 100%" fo:font-size="10pt" officeooo:rsid="06be9781" style:font-size-asian="10pt" style:font-size-complex="10pt"/>
    </style:style>
    <style:style style:name="T1435" style:family="text">
      <style:text-properties style:text-position="0% 100%" fo:font-size="10pt" officeooo:rsid="06bf55c5" style:font-size-asian="10pt" style:font-size-complex="10pt"/>
    </style:style>
    <style:style style:name="T1436" style:family="text">
      <style:text-properties style:text-position="0% 100%" fo:font-size="10pt" officeooo:rsid="06c0a580" style:font-size-asian="10pt" style:font-size-complex="10pt"/>
    </style:style>
    <style:style style:name="T1437" style:family="text">
      <style:text-properties style:text-position="0% 100%" fo:font-size="10pt" officeooo:rsid="06c12f6e" style:font-size-asian="10pt" style:font-size-complex="10pt"/>
    </style:style>
    <style:style style:name="T1438" style:family="text">
      <style:text-properties style:text-position="0% 100%" fo:font-size="10pt" officeooo:rsid="06c33b5b" style:font-size-asian="10pt" style:font-size-complex="10pt"/>
    </style:style>
    <style:style style:name="T1439" style:family="text">
      <style:text-properties style:text-position="0% 100%" fo:font-size="10pt" officeooo:rsid="06c39c35" style:font-size-asian="10pt" style:font-size-complex="10pt"/>
    </style:style>
    <style:style style:name="T1440" style:family="text">
      <style:text-properties style:text-position="0% 100%" fo:font-size="10pt" officeooo:rsid="06c83d4a" style:font-size-asian="10pt" style:font-size-complex="10pt"/>
    </style:style>
    <style:style style:name="T1441" style:family="text">
      <style:text-properties style:text-position="0% 100%" fo:font-size="10pt" officeooo:rsid="06c9c78d" style:font-size-asian="10pt" style:font-size-complex="10pt"/>
    </style:style>
    <style:style style:name="T1442" style:family="text">
      <style:text-properties style:text-position="0% 100%" fo:font-size="10pt" officeooo:rsid="06cb5fa1" style:font-size-asian="10pt" style:font-size-complex="10pt"/>
    </style:style>
    <style:style style:name="T1443" style:family="text">
      <style:text-properties style:text-position="0% 100%" fo:font-size="10pt" officeooo:rsid="06ccd689" style:font-size-asian="10pt" style:font-size-complex="10pt"/>
    </style:style>
    <style:style style:name="T1444" style:family="text">
      <style:text-properties style:text-position="0% 100%" fo:font-size="10pt" officeooo:rsid="06cd82ad" style:font-size-asian="10pt" style:font-size-complex="10pt"/>
    </style:style>
    <style:style style:name="T1445" style:family="text">
      <style:text-properties style:text-position="0% 100%" fo:font-size="10pt" officeooo:rsid="06cd8641" style:font-size-asian="10pt" style:font-size-complex="10pt"/>
    </style:style>
    <style:style style:name="T1446" style:family="text">
      <style:text-properties style:text-position="0% 100%" fo:font-size="10pt" officeooo:rsid="06ce74e4" style:font-size-asian="10pt" style:font-size-complex="10pt"/>
    </style:style>
    <style:style style:name="T1447" style:family="text">
      <style:text-properties style:text-position="0% 100%" fo:font-size="10pt" officeooo:rsid="06abb487" style:font-size-asian="10pt" style:font-weight-asian="normal" style:font-size-complex="10pt" style:font-weight-complex="normal"/>
    </style:style>
    <style:style style:name="T1448" style:family="text">
      <style:text-properties style:text-position="0% 100%" fo:font-size="10pt" officeooo:rsid="06ad5854" style:font-size-asian="10pt" style:font-weight-asian="normal" style:font-size-complex="10pt" style:font-weight-complex="normal"/>
    </style:style>
    <style:style style:name="T1449" style:family="text">
      <style:text-properties style:text-position="0% 100%" fo:font-size="10pt" officeooo:rsid="06ad5854" style:font-size-asian="10pt" style:font-weight-asian="bold" style:font-size-complex="10pt" style:font-weight-complex="bold"/>
    </style:style>
    <style:style style:name="T1450" style:family="text">
      <style:text-properties style:text-position="0% 100%" fo:font-size="10pt" fo:font-weight="bold" style:font-size-asian="10pt" style:font-weight-asian="bold" style:font-size-complex="10pt" style:font-weight-complex="bold"/>
    </style:style>
    <style:style style:name="T1451" style:family="text">
      <style:text-properties style:text-position="0% 100%" fo:font-size="10pt" fo:font-weight="bold" officeooo:rsid="006b8b31" style:font-size-asian="10pt" style:font-weight-asian="bold" style:font-size-complex="10pt" style:font-weight-complex="bold"/>
    </style:style>
    <style:style style:name="T1452" style:family="text">
      <style:text-properties style:text-position="0% 100%" fo:font-size="10pt" fo:font-weight="bold" officeooo:rsid="006b9ba0" style:font-size-asian="10pt" style:font-weight-asian="bold" style:font-size-complex="10pt" style:font-weight-complex="bold"/>
    </style:style>
    <style:style style:name="T1453" style:family="text">
      <style:text-properties style:text-position="0% 100%" fo:font-size="10pt" fo:font-weight="bold" officeooo:rsid="006c238c" style:font-size-asian="10pt" style:font-weight-asian="bold" style:font-size-complex="10pt" style:font-weight-complex="bold"/>
    </style:style>
    <style:style style:name="T1454" style:family="text">
      <style:text-properties style:text-position="0% 100%" fo:font-size="10pt" fo:font-weight="bold" officeooo:rsid="06abb487" style:font-size-asian="10pt" style:font-weight-asian="bold" style:font-size-complex="10pt" style:font-weight-complex="bold"/>
    </style:style>
    <style:style style:name="T1455" style:family="text">
      <style:text-properties style:text-position="0% 100%" fo:font-size="10pt" fo:font-weight="bold" officeooo:rsid="06ad5854" style:font-size-asian="10pt" style:font-weight-asian="bold" style:font-size-complex="10pt" style:font-weight-complex="bold"/>
    </style:style>
    <style:style style:name="T1456" style:family="text">
      <style:text-properties style:text-position="0% 100%" fo:font-size="10pt" fo:font-weight="bold" officeooo:rsid="00a6c352" style:font-size-asian="8.75pt" style:font-weight-asian="bold" style:font-size-complex="10pt" style:font-weight-complex="bold"/>
    </style:style>
    <style:style style:name="T1457" style:family="text">
      <style:text-properties style:text-position="0% 100%" fo:font-size="10pt" fo:font-weight="bold" officeooo:rsid="00998a74" style:font-size-asian="8.75pt" style:font-weight-asian="bold" style:font-size-complex="10pt" style:font-weight-complex="bold"/>
    </style:style>
    <style:style style:name="T1458" style:family="text">
      <style:text-properties style:text-position="0% 100%" fo:font-size="10pt" fo:font-weight="bold" officeooo:rsid="00ed23cd" style:font-size-asian="8.75pt" style:font-weight-asian="bold" style:font-size-complex="10pt" style:font-weight-complex="bold"/>
    </style:style>
    <style:style style:name="T1459" style:family="text">
      <style:text-properties style:text-position="0% 100%" fo:font-size="10pt" fo:font-weight="bold" officeooo:rsid="00efc186" style:font-size-asian="8.75pt" style:font-weight-asian="bold" style:font-size-complex="10pt" style:font-weight-complex="bold"/>
    </style:style>
    <style:style style:name="T1460" style:family="text">
      <style:text-properties style:text-position="0% 100%" fo:font-size="10pt" fo:font-weight="bold" officeooo:rsid="02a0a2cf" style:font-size-asian="8.75pt" style:font-weight-asian="bold" style:font-size-complex="10pt" style:font-weight-complex="bold"/>
    </style:style>
    <style:style style:name="T1461" style:family="text">
      <style:text-properties style:text-position="0% 100%" fo:font-size="10pt" fo:font-weight="bold" officeooo:rsid="02b8a36a" style:font-size-asian="8.75pt" style:font-weight-asian="bold" style:font-size-complex="10pt" style:font-weight-complex="bold"/>
    </style:style>
    <style:style style:name="T1462" style:family="text">
      <style:text-properties style:text-position="0% 100%" fo:font-size="10pt" fo:font-weight="bold" officeooo:rsid="0280a321" style:font-size-asian="8.75pt" style:font-weight-asian="bold" style:font-size-complex="10pt" style:font-weight-complex="bold"/>
    </style:style>
    <style:style style:name="T1463" style:family="text">
      <style:text-properties style:text-position="0% 100%" fo:font-size="10pt" fo:font-weight="bold" officeooo:rsid="06d4b045" style:font-size-asian="8.75pt" style:font-weight-asian="bold" style:font-size-complex="10pt" style:font-weight-complex="bold"/>
    </style:style>
    <style:style style:name="T1464" style:family="text">
      <style:text-properties style:text-position="0% 100%" fo:font-size="10pt" fo:font-weight="bold" officeooo:rsid="06dbbaa4" style:font-size-asian="8.75pt" style:font-weight-asian="bold" style:font-size-complex="10pt" style:font-weight-complex="bold"/>
    </style:style>
    <style:style style:name="T1465" style:family="text">
      <style:text-properties style:text-position="0% 100%" fo:font-size="10pt" style:text-underline-style="solid" style:text-underline-width="auto" style:text-underline-color="font-color" officeooo:rsid="0078345b" style:font-size-asian="10pt" style:font-size-complex="10pt"/>
    </style:style>
    <style:style style:name="T1466" style:family="text">
      <style:text-properties style:text-position="0% 100%" fo:font-size="10pt" style:text-underline-style="solid" style:text-underline-width="auto" style:text-underline-color="font-color" officeooo:rsid="0076c84f" style:font-size-asian="10pt" style:font-size-complex="10pt"/>
    </style:style>
    <style:style style:name="T1467" style:family="text">
      <style:text-properties style:text-position="0% 100%" fo:font-size="10pt" style:text-underline-style="solid" style:text-underline-width="auto" style:text-underline-color="font-color" officeooo:rsid="006ca2af" style:font-size-asian="10pt" style:font-size-complex="10pt"/>
    </style:style>
    <style:style style:name="T1468" style:family="text">
      <style:text-properties style:text-position="0% 100%" fo:font-size="10pt" style:text-underline-style="solid" style:text-underline-width="auto" style:text-underline-color="font-color" officeooo:rsid="007e4276" style:font-size-asian="10pt" style:font-size-complex="10pt"/>
    </style:style>
    <style:style style:name="T1469" style:family="text">
      <style:text-properties style:text-position="0% 100%" fo:font-size="10pt" style:text-underline-style="solid" style:text-underline-width="auto" style:text-underline-color="font-color" officeooo:rsid="06c12f6e" style:font-size-asian="10pt" style:font-size-complex="10pt"/>
    </style:style>
    <style:style style:name="T1470"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471"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472"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473" style:family="text">
      <style:text-properties style:text-position="0% 100%" fo:font-size="10pt" style:font-size-asian="8.75pt" style:font-weight-asian="normal" style:font-size-complex="10pt" style:font-weight-complex="normal"/>
    </style:style>
    <style:style style:name="T1474" style:family="text">
      <style:text-properties style:text-position="0% 100%" fo:font-size="10pt" officeooo:rsid="0092760c" style:font-size-asian="8.75pt" style:font-weight-asian="normal" style:font-size-complex="10pt" style:font-weight-complex="normal"/>
    </style:style>
    <style:style style:name="T1475" style:family="text">
      <style:text-properties style:text-position="0% 100%" fo:font-size="10pt" officeooo:rsid="0092fd41" style:font-size-asian="8.75pt" style:font-weight-asian="normal" style:font-size-complex="10pt" style:font-weight-complex="normal"/>
    </style:style>
    <style:style style:name="T1476" style:family="text">
      <style:text-properties style:text-position="0% 100%" fo:font-size="10pt" officeooo:rsid="00939ffc" style:font-size-asian="8.75pt" style:font-weight-asian="normal" style:font-size-complex="10pt" style:font-weight-complex="normal"/>
    </style:style>
    <style:style style:name="T1477" style:family="text">
      <style:text-properties style:text-position="0% 100%" fo:font-size="10pt" officeooo:rsid="0094ca73" style:font-size-asian="8.75pt" style:font-weight-asian="normal" style:font-size-complex="10pt" style:font-weight-complex="normal"/>
    </style:style>
    <style:style style:name="T1478" style:family="text">
      <style:text-properties style:text-position="0% 100%" fo:font-size="10pt" officeooo:rsid="00966575" style:font-size-asian="8.75pt" style:font-weight-asian="normal" style:font-size-complex="10pt" style:font-weight-complex="normal"/>
    </style:style>
    <style:style style:name="T1479" style:family="text">
      <style:text-properties style:text-position="0% 100%" fo:font-size="10pt" officeooo:rsid="009666d6" style:font-size-asian="8.75pt" style:font-weight-asian="normal" style:font-size-complex="10pt" style:font-weight-complex="normal"/>
    </style:style>
    <style:style style:name="T1480" style:family="text">
      <style:text-properties style:text-position="0% 100%" fo:font-size="10pt" officeooo:rsid="00978448" style:font-size-asian="8.75pt" style:font-weight-asian="normal" style:font-size-complex="10pt" style:font-weight-complex="normal"/>
    </style:style>
    <style:style style:name="T1481" style:family="text">
      <style:text-properties style:text-position="0% 100%" fo:font-size="10pt" officeooo:rsid="00982dfb" style:font-size-asian="8.75pt" style:font-weight-asian="normal" style:font-size-complex="10pt" style:font-weight-complex="normal"/>
    </style:style>
    <style:style style:name="T1482" style:family="text">
      <style:text-properties style:text-position="0% 100%" fo:font-size="10pt" officeooo:rsid="00995312" style:font-size-asian="8.75pt" style:font-weight-asian="normal" style:font-size-complex="10pt" style:font-weight-complex="normal"/>
    </style:style>
    <style:style style:name="T1483" style:family="text">
      <style:text-properties style:text-position="0% 100%" fo:font-size="10pt" officeooo:rsid="00998a74" style:font-size-asian="8.75pt" style:font-weight-asian="normal" style:font-size-complex="10pt" style:font-weight-complex="normal"/>
    </style:style>
    <style:style style:name="T1484" style:family="text">
      <style:text-properties style:text-position="0% 100%" fo:font-size="10pt" officeooo:rsid="009a2755" style:font-size-asian="8.75pt" style:font-weight-asian="normal" style:font-size-complex="10pt" style:font-weight-complex="normal"/>
    </style:style>
    <style:style style:name="T1485" style:family="text">
      <style:text-properties style:text-position="0% 100%" fo:font-size="10pt" officeooo:rsid="009b096d" style:font-size-asian="8.75pt" style:font-weight-asian="normal" style:font-size-complex="10pt" style:font-weight-complex="normal"/>
    </style:style>
    <style:style style:name="T1486" style:family="text">
      <style:text-properties style:text-position="0% 100%" fo:font-size="10pt" officeooo:rsid="009efc57" style:font-size-asian="8.75pt" style:font-weight-asian="normal" style:font-size-complex="10pt" style:font-weight-complex="normal"/>
    </style:style>
    <style:style style:name="T1487" style:family="text">
      <style:text-properties style:text-position="0% 100%" fo:font-size="10pt" officeooo:rsid="009ff249" style:font-size-asian="8.75pt" style:font-weight-asian="normal" style:font-size-complex="10pt" style:font-weight-complex="normal"/>
    </style:style>
    <style:style style:name="T1488" style:family="text">
      <style:text-properties style:text-position="0% 100%" fo:font-size="10pt" officeooo:rsid="00a1e173" style:font-size-asian="8.75pt" style:font-weight-asian="normal" style:font-size-complex="10pt" style:font-weight-complex="normal"/>
    </style:style>
    <style:style style:name="T1489" style:family="text">
      <style:text-properties style:text-position="0% 100%" fo:font-size="10pt" officeooo:rsid="00a30af2" style:font-size-asian="8.75pt" style:font-weight-asian="normal" style:font-size-complex="10pt" style:font-weight-complex="normal"/>
    </style:style>
    <style:style style:name="T1490" style:family="text">
      <style:text-properties style:text-position="0% 100%" fo:font-size="10pt" officeooo:rsid="00a4e480" style:font-size-asian="8.75pt" style:font-weight-asian="normal" style:font-size-complex="10pt" style:font-weight-complex="normal"/>
    </style:style>
    <style:style style:name="T1491" style:family="text">
      <style:text-properties style:text-position="0% 100%" fo:font-size="10pt" officeooo:rsid="00a61761" style:font-size-asian="8.75pt" style:font-weight-asian="normal" style:font-size-complex="10pt" style:font-weight-complex="normal"/>
    </style:style>
    <style:style style:name="T1492" style:family="text">
      <style:text-properties style:text-position="0% 100%" fo:font-size="10pt" officeooo:rsid="00a65dc9" style:font-size-asian="8.75pt" style:font-weight-asian="normal" style:font-size-complex="10pt" style:font-weight-complex="normal"/>
    </style:style>
    <style:style style:name="T1493" style:family="text">
      <style:text-properties style:text-position="0% 100%" fo:font-size="10pt" officeooo:rsid="00a6c352" style:font-size-asian="8.75pt" style:font-weight-asian="normal" style:font-size-complex="10pt" style:font-weight-complex="normal"/>
    </style:style>
    <style:style style:name="T1494" style:family="text">
      <style:text-properties style:text-position="0% 100%" fo:font-size="10pt" officeooo:rsid="00a71d34" style:font-size-asian="8.75pt" style:font-weight-asian="normal" style:font-size-complex="10pt" style:font-weight-complex="normal"/>
    </style:style>
    <style:style style:name="T1495" style:family="text">
      <style:text-properties style:text-position="0% 100%" fo:font-size="10pt" officeooo:rsid="00a83442" style:font-size-asian="8.75pt" style:font-weight-asian="normal" style:font-size-complex="10pt" style:font-weight-complex="normal"/>
    </style:style>
    <style:style style:name="T1496" style:family="text">
      <style:text-properties style:text-position="0% 100%" fo:font-size="10pt" officeooo:rsid="00a9b3b3" style:font-size-asian="8.75pt" style:font-weight-asian="normal" style:font-size-complex="10pt" style:font-weight-complex="normal"/>
    </style:style>
    <style:style style:name="T1497" style:family="text">
      <style:text-properties style:text-position="0% 100%" fo:font-size="10pt" officeooo:rsid="00aa82a6" style:font-size-asian="8.75pt" style:font-weight-asian="normal" style:font-size-complex="10pt" style:font-weight-complex="normal"/>
    </style:style>
    <style:style style:name="T1498" style:family="text">
      <style:text-properties style:text-position="0% 100%" fo:font-size="10pt" officeooo:rsid="00abc753" style:font-size-asian="8.75pt" style:font-weight-asian="normal" style:font-size-complex="10pt" style:font-weight-complex="normal"/>
    </style:style>
    <style:style style:name="T1499" style:family="text">
      <style:text-properties style:text-position="0% 100%" fo:font-size="10pt" officeooo:rsid="00abd81f" style:font-size-asian="8.75pt" style:font-weight-asian="normal" style:font-size-complex="10pt" style:font-weight-complex="normal"/>
    </style:style>
    <style:style style:name="T1500" style:family="text">
      <style:text-properties style:text-position="0% 100%" fo:font-size="10pt" officeooo:rsid="00ad9654" style:font-size-asian="8.75pt" style:font-weight-asian="normal" style:font-size-complex="10pt" style:font-weight-complex="normal"/>
    </style:style>
    <style:style style:name="T1501" style:family="text">
      <style:text-properties style:text-position="0% 100%" fo:font-size="10pt" officeooo:rsid="00af4671" style:font-size-asian="8.75pt" style:font-weight-asian="normal" style:font-size-complex="10pt" style:font-weight-complex="normal"/>
    </style:style>
    <style:style style:name="T1502" style:family="text">
      <style:text-properties style:text-position="0% 100%" fo:font-size="10pt" officeooo:rsid="00b0af9e" style:font-size-asian="8.75pt" style:font-weight-asian="normal" style:font-size-complex="10pt" style:font-weight-complex="normal"/>
    </style:style>
    <style:style style:name="T1503" style:family="text">
      <style:text-properties style:text-position="0% 100%" fo:font-size="10pt" officeooo:rsid="00b19673" style:font-size-asian="8.75pt" style:font-weight-asian="normal" style:font-size-complex="10pt" style:font-weight-complex="normal"/>
    </style:style>
    <style:style style:name="T1504" style:family="text">
      <style:text-properties style:text-position="0% 100%" fo:font-size="10pt" officeooo:rsid="00b345ab" style:font-size-asian="8.75pt" style:font-weight-asian="normal" style:font-size-complex="10pt" style:font-weight-complex="normal"/>
    </style:style>
    <style:style style:name="T1505" style:family="text">
      <style:text-properties style:text-position="0% 100%" fo:font-size="10pt" officeooo:rsid="00b5000a" style:font-size-asian="8.75pt" style:font-weight-asian="normal" style:font-size-complex="10pt" style:font-weight-complex="normal"/>
    </style:style>
    <style:style style:name="T1506" style:family="text">
      <style:text-properties style:text-position="0% 100%" fo:font-size="10pt" officeooo:rsid="00b6aad4" style:font-size-asian="8.75pt" style:font-weight-asian="normal" style:font-size-complex="10pt" style:font-weight-complex="normal"/>
    </style:style>
    <style:style style:name="T1507" style:family="text">
      <style:text-properties style:text-position="0% 100%" fo:font-size="10pt" officeooo:rsid="00b82a51" style:font-size-asian="8.75pt" style:font-weight-asian="normal" style:font-size-complex="10pt" style:font-weight-complex="normal"/>
    </style:style>
    <style:style style:name="T1508" style:family="text">
      <style:text-properties style:text-position="0% 100%" fo:font-size="10pt" officeooo:rsid="00b85aef" style:font-size-asian="8.75pt" style:font-weight-asian="normal" style:font-size-complex="10pt" style:font-weight-complex="normal"/>
    </style:style>
    <style:style style:name="T1509" style:family="text">
      <style:text-properties style:text-position="0% 100%" fo:font-size="10pt" officeooo:rsid="00b9656c" style:font-size-asian="8.75pt" style:font-weight-asian="normal" style:font-size-complex="10pt" style:font-weight-complex="normal"/>
    </style:style>
    <style:style style:name="T1510" style:family="text">
      <style:text-properties style:text-position="0% 100%" fo:font-size="10pt" officeooo:rsid="00bad2c7" style:font-size-asian="8.75pt" style:font-weight-asian="normal" style:font-size-complex="10pt" style:font-weight-complex="normal"/>
    </style:style>
    <style:style style:name="T1511" style:family="text">
      <style:text-properties style:text-position="0% 100%" fo:font-size="10pt" officeooo:rsid="00bcc95c" style:font-size-asian="8.75pt" style:font-weight-asian="normal" style:font-size-complex="10pt" style:font-weight-complex="normal"/>
    </style:style>
    <style:style style:name="T1512" style:family="text">
      <style:text-properties style:text-position="0% 100%" fo:font-size="10pt" officeooo:rsid="00c0f594" style:font-size-asian="8.75pt" style:font-weight-asian="normal" style:font-size-complex="10pt" style:font-weight-complex="normal"/>
    </style:style>
    <style:style style:name="T1513" style:family="text">
      <style:text-properties style:text-position="0% 100%" fo:font-size="10pt" officeooo:rsid="00caff18" style:font-size-asian="8.75pt" style:font-weight-asian="normal" style:font-size-complex="10pt" style:font-weight-complex="normal"/>
    </style:style>
    <style:style style:name="T1514" style:family="text">
      <style:text-properties style:text-position="0% 100%" fo:font-size="10pt" officeooo:rsid="00ccc776" style:font-size-asian="8.75pt" style:font-weight-asian="normal" style:font-size-complex="10pt" style:font-weight-complex="normal"/>
    </style:style>
    <style:style style:name="T1515" style:family="text">
      <style:text-properties style:text-position="0% 100%" fo:font-size="10pt" officeooo:rsid="00e3f2af" style:font-size-asian="8.75pt" style:font-weight-asian="normal" style:font-size-complex="10pt" style:font-weight-complex="normal"/>
    </style:style>
    <style:style style:name="T1516" style:family="text">
      <style:text-properties style:text-position="0% 100%" fo:font-size="10pt" officeooo:rsid="00ebb485" style:font-size-asian="8.75pt" style:font-weight-asian="normal" style:font-size-complex="10pt" style:font-weight-complex="normal"/>
    </style:style>
    <style:style style:name="T1517" style:family="text">
      <style:text-properties style:text-position="0% 100%" fo:font-size="10pt" officeooo:rsid="00ec6081" style:font-size-asian="8.75pt" style:font-weight-asian="normal" style:font-size-complex="10pt" style:font-weight-complex="normal"/>
    </style:style>
    <style:style style:name="T1518" style:family="text">
      <style:text-properties style:text-position="0% 100%" fo:font-size="10pt" officeooo:rsid="00ed23cd" style:font-size-asian="8.75pt" style:font-weight-asian="normal" style:font-size-complex="10pt" style:font-weight-complex="normal"/>
    </style:style>
    <style:style style:name="T1519" style:family="text">
      <style:text-properties style:text-position="0% 100%" fo:font-size="10pt" officeooo:rsid="00eeff52" style:font-size-asian="8.75pt" style:font-weight-asian="normal" style:font-size-complex="10pt" style:font-weight-complex="normal"/>
    </style:style>
    <style:style style:name="T1520" style:family="text">
      <style:text-properties style:text-position="0% 100%" fo:font-size="10pt" officeooo:rsid="00efc186" style:font-size-asian="8.75pt" style:font-weight-asian="normal" style:font-size-complex="10pt" style:font-weight-complex="normal"/>
    </style:style>
    <style:style style:name="T1521" style:family="text">
      <style:text-properties style:text-position="0% 100%" fo:font-size="10pt" officeooo:rsid="00f11996" style:font-size-asian="8.75pt" style:font-weight-asian="normal" style:font-size-complex="10pt" style:font-weight-complex="normal"/>
    </style:style>
    <style:style style:name="T1522" style:family="text">
      <style:text-properties style:text-position="0% 100%" fo:font-size="10pt" officeooo:rsid="00f259fa" style:font-size-asian="8.75pt" style:font-weight-asian="normal" style:font-size-complex="10pt" style:font-weight-complex="normal"/>
    </style:style>
    <style:style style:name="T1523" style:family="text">
      <style:text-properties style:text-position="0% 100%" fo:font-size="10pt" officeooo:rsid="00f37434" style:font-size-asian="8.75pt" style:font-weight-asian="normal" style:font-size-complex="10pt" style:font-weight-complex="normal"/>
    </style:style>
    <style:style style:name="T1524" style:family="text">
      <style:text-properties style:text-position="0% 100%" fo:font-size="10pt" officeooo:rsid="02274da0" style:font-size-asian="8.75pt" style:font-weight-asian="normal" style:font-size-complex="10pt" style:font-weight-complex="normal"/>
    </style:style>
    <style:style style:name="T1525" style:family="text">
      <style:text-properties style:text-position="0% 100%" fo:font-size="10pt" officeooo:rsid="02296d2e" style:font-size-asian="8.75pt" style:font-weight-asian="normal" style:font-size-complex="10pt" style:font-weight-complex="normal"/>
    </style:style>
    <style:style style:name="T1526" style:family="text">
      <style:text-properties style:text-position="0% 100%" fo:font-size="10pt" officeooo:rsid="022b661a" style:font-size-asian="8.75pt" style:font-weight-asian="normal" style:font-size-complex="10pt" style:font-weight-complex="normal"/>
    </style:style>
    <style:style style:name="T1527" style:family="text">
      <style:text-properties style:text-position="0% 100%" fo:font-size="10pt" officeooo:rsid="022daabd" style:font-size-asian="8.75pt" style:font-weight-asian="normal" style:font-size-complex="10pt" style:font-weight-complex="normal"/>
    </style:style>
    <style:style style:name="T1528" style:family="text">
      <style:text-properties style:text-position="0% 100%" fo:font-size="10pt" officeooo:rsid="022edd13" style:font-size-asian="8.75pt" style:font-weight-asian="normal" style:font-size-complex="10pt" style:font-weight-complex="normal"/>
    </style:style>
    <style:style style:name="T1529" style:family="text">
      <style:text-properties style:text-position="0% 100%" fo:font-size="10pt" officeooo:rsid="022ee061" style:font-size-asian="8.75pt" style:font-weight-asian="normal" style:font-size-complex="10pt" style:font-weight-complex="normal"/>
    </style:style>
    <style:style style:name="T1530" style:family="text">
      <style:text-properties style:text-position="0% 100%" fo:font-size="10pt" officeooo:rsid="022f6b4a" style:font-size-asian="8.75pt" style:font-weight-asian="normal" style:font-size-complex="10pt" style:font-weight-complex="normal"/>
    </style:style>
    <style:style style:name="T1531" style:family="text">
      <style:text-properties style:text-position="0% 100%" fo:font-size="10pt" officeooo:rsid="0230133a" style:font-size-asian="8.75pt" style:font-weight-asian="normal" style:font-size-complex="10pt" style:font-weight-complex="normal"/>
    </style:style>
    <style:style style:name="T1532" style:family="text">
      <style:text-properties style:text-position="0% 100%" fo:font-size="10pt" officeooo:rsid="0231ed99" style:font-size-asian="8.75pt" style:font-weight-asian="normal" style:font-size-complex="10pt" style:font-weight-complex="normal"/>
    </style:style>
    <style:style style:name="T1533" style:family="text">
      <style:text-properties style:text-position="0% 100%" fo:font-size="10pt" officeooo:rsid="02328314" style:font-size-asian="8.75pt" style:font-weight-asian="normal" style:font-size-complex="10pt" style:font-weight-complex="normal"/>
    </style:style>
    <style:style style:name="T1534" style:family="text">
      <style:text-properties style:text-position="0% 100%" fo:font-size="10pt" officeooo:rsid="0232d08b" style:font-size-asian="8.75pt" style:font-weight-asian="normal" style:font-size-complex="10pt" style:font-weight-complex="normal"/>
    </style:style>
    <style:style style:name="T1535" style:family="text">
      <style:text-properties style:text-position="0% 100%" fo:font-size="10pt" officeooo:rsid="02341c03" style:font-size-asian="8.75pt" style:font-weight-asian="normal" style:font-size-complex="10pt" style:font-weight-complex="normal"/>
    </style:style>
    <style:style style:name="T1536" style:family="text">
      <style:text-properties style:text-position="0% 100%" fo:font-size="10pt" officeooo:rsid="02357aed" style:font-size-asian="8.75pt" style:font-weight-asian="normal" style:font-size-complex="10pt" style:font-weight-complex="normal"/>
    </style:style>
    <style:style style:name="T1537" style:family="text">
      <style:text-properties style:text-position="0% 100%" fo:font-size="10pt" officeooo:rsid="0236fdfb" style:font-size-asian="8.75pt" style:font-weight-asian="normal" style:font-size-complex="10pt" style:font-weight-complex="normal"/>
    </style:style>
    <style:style style:name="T1538" style:family="text">
      <style:text-properties style:text-position="0% 100%" fo:font-size="10pt" officeooo:rsid="0237e300" style:font-size-asian="8.75pt" style:font-weight-asian="normal" style:font-size-complex="10pt" style:font-weight-complex="normal"/>
    </style:style>
    <style:style style:name="T1539" style:family="text">
      <style:text-properties style:text-position="0% 100%" fo:font-size="10pt" officeooo:rsid="0237f23d" style:font-size-asian="8.75pt" style:font-weight-asian="normal" style:font-size-complex="10pt" style:font-weight-complex="normal"/>
    </style:style>
    <style:style style:name="T1540" style:family="text">
      <style:text-properties style:text-position="0% 100%" fo:font-size="10pt" officeooo:rsid="023a8d70" style:font-size-asian="8.75pt" style:font-weight-asian="normal" style:font-size-complex="10pt" style:font-weight-complex="normal"/>
    </style:style>
    <style:style style:name="T1541" style:family="text">
      <style:text-properties style:text-position="0% 100%" fo:font-size="10pt" officeooo:rsid="023a9326" style:font-size-asian="8.75pt" style:font-weight-asian="normal" style:font-size-complex="10pt" style:font-weight-complex="normal"/>
    </style:style>
    <style:style style:name="T1542" style:family="text">
      <style:text-properties style:text-position="0% 100%" fo:font-size="10pt" officeooo:rsid="023bc1ce" style:font-size-asian="8.75pt" style:font-weight-asian="normal" style:font-size-complex="10pt" style:font-weight-complex="normal"/>
    </style:style>
    <style:style style:name="T1543" style:family="text">
      <style:text-properties style:text-position="0% 100%" fo:font-size="10pt" officeooo:rsid="023c7b01" style:font-size-asian="8.75pt" style:font-weight-asian="normal" style:font-size-complex="10pt" style:font-weight-complex="normal"/>
    </style:style>
    <style:style style:name="T1544" style:family="text">
      <style:text-properties style:text-position="0% 100%" fo:font-size="10pt" officeooo:rsid="023ed1dd" style:font-size-asian="8.75pt" style:font-weight-asian="normal" style:font-size-complex="10pt" style:font-weight-complex="normal"/>
    </style:style>
    <style:style style:name="T1545" style:family="text">
      <style:text-properties style:text-position="0% 100%" fo:font-size="10pt" officeooo:rsid="023eea92" style:font-size-asian="8.75pt" style:font-weight-asian="normal" style:font-size-complex="10pt" style:font-weight-complex="normal"/>
    </style:style>
    <style:style style:name="T1546" style:family="text">
      <style:text-properties style:text-position="0% 100%" fo:font-size="10pt" officeooo:rsid="023f6ecd" style:font-size-asian="8.75pt" style:font-weight-asian="normal" style:font-size-complex="10pt" style:font-weight-complex="normal"/>
    </style:style>
    <style:style style:name="T1547" style:family="text">
      <style:text-properties style:text-position="0% 100%" fo:font-size="10pt" officeooo:rsid="02408f0c" style:font-size-asian="8.75pt" style:font-weight-asian="normal" style:font-size-complex="10pt" style:font-weight-complex="normal"/>
    </style:style>
    <style:style style:name="T1548" style:family="text">
      <style:text-properties style:text-position="0% 100%" fo:font-size="10pt" officeooo:rsid="024359a2" style:font-size-asian="8.75pt" style:font-weight-asian="normal" style:font-size-complex="10pt" style:font-weight-complex="normal"/>
    </style:style>
    <style:style style:name="T1549" style:family="text">
      <style:text-properties style:text-position="0% 100%" fo:font-size="10pt" officeooo:rsid="024548e2" style:font-size-asian="8.75pt" style:font-weight-asian="normal" style:font-size-complex="10pt" style:font-weight-complex="normal"/>
    </style:style>
    <style:style style:name="T1550" style:family="text">
      <style:text-properties style:text-position="0% 100%" fo:font-size="10pt" officeooo:rsid="024721a2" style:font-size-asian="8.75pt" style:font-weight-asian="normal" style:font-size-complex="10pt" style:font-weight-complex="normal"/>
    </style:style>
    <style:style style:name="T1551" style:family="text">
      <style:text-properties style:text-position="0% 100%" fo:font-size="10pt" officeooo:rsid="0248c6f6" style:font-size-asian="8.75pt" style:font-weight-asian="normal" style:font-size-complex="10pt" style:font-weight-complex="normal"/>
    </style:style>
    <style:style style:name="T1552" style:family="text">
      <style:text-properties style:text-position="0% 100%" fo:font-size="10pt" officeooo:rsid="024b87c7" style:font-size-asian="8.75pt" style:font-weight-asian="normal" style:font-size-complex="10pt" style:font-weight-complex="normal"/>
    </style:style>
    <style:style style:name="T1553" style:family="text">
      <style:text-properties style:text-position="0% 100%" fo:font-size="10pt" officeooo:rsid="0250f6c8" style:font-size-asian="8.75pt" style:font-weight-asian="normal" style:font-size-complex="10pt" style:font-weight-complex="normal"/>
    </style:style>
    <style:style style:name="T1554" style:family="text">
      <style:text-properties style:text-position="0% 100%" fo:font-size="10pt" officeooo:rsid="025235a0" style:font-size-asian="8.75pt" style:font-weight-asian="normal" style:font-size-complex="10pt" style:font-weight-complex="normal"/>
    </style:style>
    <style:style style:name="T1555" style:family="text">
      <style:text-properties style:text-position="0% 100%" fo:font-size="10pt" officeooo:rsid="02541bbe" style:font-size-asian="8.75pt" style:font-weight-asian="normal" style:font-size-complex="10pt" style:font-weight-complex="normal"/>
    </style:style>
    <style:style style:name="T1556" style:family="text">
      <style:text-properties style:text-position="0% 100%" fo:font-size="10pt" officeooo:rsid="02546ce0" style:font-size-asian="8.75pt" style:font-weight-asian="normal" style:font-size-complex="10pt" style:font-weight-complex="normal"/>
    </style:style>
    <style:style style:name="T1557" style:family="text">
      <style:text-properties style:text-position="0% 100%" fo:font-size="10pt" officeooo:rsid="0254e11e" style:font-size-asian="8.75pt" style:font-weight-asian="normal" style:font-size-complex="10pt" style:font-weight-complex="normal"/>
    </style:style>
    <style:style style:name="T1558" style:family="text">
      <style:text-properties style:text-position="0% 100%" fo:font-size="10pt" officeooo:rsid="0255b744" style:font-size-asian="8.75pt" style:font-weight-asian="normal" style:font-size-complex="10pt" style:font-weight-complex="normal"/>
    </style:style>
    <style:style style:name="T1559" style:family="text">
      <style:text-properties style:text-position="0% 100%" fo:font-size="10pt" officeooo:rsid="0257b339" style:font-size-asian="8.75pt" style:font-weight-asian="normal" style:font-size-complex="10pt" style:font-weight-complex="normal"/>
    </style:style>
    <style:style style:name="T1560" style:family="text">
      <style:text-properties style:text-position="0% 100%" fo:font-size="10pt" officeooo:rsid="025998a0" style:font-size-asian="8.75pt" style:font-weight-asian="normal" style:font-size-complex="10pt" style:font-weight-complex="normal"/>
    </style:style>
    <style:style style:name="T1561" style:family="text">
      <style:text-properties style:text-position="0% 100%" fo:font-size="10pt" officeooo:rsid="0259cc9e" style:font-size-asian="8.75pt" style:font-weight-asian="normal" style:font-size-complex="10pt" style:font-weight-complex="normal"/>
    </style:style>
    <style:style style:name="T1562" style:family="text">
      <style:text-properties style:text-position="0% 100%" fo:font-size="10pt" officeooo:rsid="025aac1d" style:font-size-asian="8.75pt" style:font-weight-asian="normal" style:font-size-complex="10pt" style:font-weight-complex="normal"/>
    </style:style>
    <style:style style:name="T1563" style:family="text">
      <style:text-properties style:text-position="0% 100%" fo:font-size="10pt" officeooo:rsid="025b6fb2" style:font-size-asian="8.75pt" style:font-weight-asian="normal" style:font-size-complex="10pt" style:font-weight-complex="normal"/>
    </style:style>
    <style:style style:name="T1564" style:family="text">
      <style:text-properties style:text-position="0% 100%" fo:font-size="10pt" officeooo:rsid="025c5f95" style:font-size-asian="8.75pt" style:font-weight-asian="normal" style:font-size-complex="10pt" style:font-weight-complex="normal"/>
    </style:style>
    <style:style style:name="T1565" style:family="text">
      <style:text-properties style:text-position="0% 100%" fo:font-size="10pt" officeooo:rsid="025dcccd" style:font-size-asian="8.75pt" style:font-weight-asian="normal" style:font-size-complex="10pt" style:font-weight-complex="normal"/>
    </style:style>
    <style:style style:name="T1566" style:family="text">
      <style:text-properties style:text-position="0% 100%" fo:font-size="10pt" officeooo:rsid="025e40f3" style:font-size-asian="8.75pt" style:font-weight-asian="normal" style:font-size-complex="10pt" style:font-weight-complex="normal"/>
    </style:style>
    <style:style style:name="T1567" style:family="text">
      <style:text-properties style:text-position="0% 100%" fo:font-size="10pt" officeooo:rsid="025f1141" style:font-size-asian="8.75pt" style:font-weight-asian="normal" style:font-size-complex="10pt" style:font-weight-complex="normal"/>
    </style:style>
    <style:style style:name="T1568" style:family="text">
      <style:text-properties style:text-position="0% 100%" fo:font-size="10pt" officeooo:rsid="0262bfae" style:font-size-asian="8.75pt" style:font-weight-asian="normal" style:font-size-complex="10pt" style:font-weight-complex="normal"/>
    </style:style>
    <style:style style:name="T1569" style:family="text">
      <style:text-properties style:text-position="0% 100%" fo:font-size="10pt" officeooo:rsid="02632842" style:font-size-asian="8.75pt" style:font-weight-asian="normal" style:font-size-complex="10pt" style:font-weight-complex="normal"/>
    </style:style>
    <style:style style:name="T1570" style:family="text">
      <style:text-properties style:text-position="0% 100%" fo:font-size="10pt" officeooo:rsid="02640d34" style:font-size-asian="8.75pt" style:font-weight-asian="normal" style:font-size-complex="10pt" style:font-weight-complex="normal"/>
    </style:style>
    <style:style style:name="T1571" style:family="text">
      <style:text-properties style:text-position="0% 100%" fo:font-size="10pt" officeooo:rsid="0264ad14" style:font-size-asian="8.75pt" style:font-weight-asian="normal" style:font-size-complex="10pt" style:font-weight-complex="normal"/>
    </style:style>
    <style:style style:name="T1572" style:family="text">
      <style:text-properties style:text-position="0% 100%" fo:font-size="10pt" officeooo:rsid="026616b9" style:font-size-asian="8.75pt" style:font-weight-asian="normal" style:font-size-complex="10pt" style:font-weight-complex="normal"/>
    </style:style>
    <style:style style:name="T1573" style:family="text">
      <style:text-properties style:text-position="0% 100%" fo:font-size="10pt" officeooo:rsid="0266c0e3" style:font-size-asian="8.75pt" style:font-weight-asian="normal" style:font-size-complex="10pt" style:font-weight-complex="normal"/>
    </style:style>
    <style:style style:name="T1574" style:family="text">
      <style:text-properties style:text-position="0% 100%" fo:font-size="10pt" officeooo:rsid="02678bd4" style:font-size-asian="8.75pt" style:font-weight-asian="normal" style:font-size-complex="10pt" style:font-weight-complex="normal"/>
    </style:style>
    <style:style style:name="T1575" style:family="text">
      <style:text-properties style:text-position="0% 100%" fo:font-size="10pt" officeooo:rsid="0268f435" style:font-size-asian="8.75pt" style:font-weight-asian="normal" style:font-size-complex="10pt" style:font-weight-complex="normal"/>
    </style:style>
    <style:style style:name="T1576" style:family="text">
      <style:text-properties style:text-position="0% 100%" fo:font-size="10pt" officeooo:rsid="026a1ae8" style:font-size-asian="8.75pt" style:font-weight-asian="normal" style:font-size-complex="10pt" style:font-weight-complex="normal"/>
    </style:style>
    <style:style style:name="T1577" style:family="text">
      <style:text-properties style:text-position="0% 100%" fo:font-size="10pt" officeooo:rsid="026b44a6" style:font-size-asian="8.75pt" style:font-weight-asian="normal" style:font-size-complex="10pt" style:font-weight-complex="normal"/>
    </style:style>
    <style:style style:name="T1578" style:family="text">
      <style:text-properties style:text-position="0% 100%" fo:font-size="10pt" officeooo:rsid="026cf44b" style:font-size-asian="8.75pt" style:font-weight-asian="normal" style:font-size-complex="10pt" style:font-weight-complex="normal"/>
    </style:style>
    <style:style style:name="T1579" style:family="text">
      <style:text-properties style:text-position="0% 100%" fo:font-size="10pt" officeooo:rsid="02708b28" style:font-size-asian="8.75pt" style:font-weight-asian="normal" style:font-size-complex="10pt" style:font-weight-complex="normal"/>
    </style:style>
    <style:style style:name="T1580" style:family="text">
      <style:text-properties style:text-position="0% 100%" fo:font-size="10pt" officeooo:rsid="0271ca7f" style:font-size-asian="8.75pt" style:font-weight-asian="normal" style:font-size-complex="10pt" style:font-weight-complex="normal"/>
    </style:style>
    <style:style style:name="T1581" style:family="text">
      <style:text-properties style:text-position="0% 100%" fo:font-size="10pt" officeooo:rsid="0273abe0" style:font-size-asian="8.75pt" style:font-weight-asian="normal" style:font-size-complex="10pt" style:font-weight-complex="normal"/>
    </style:style>
    <style:style style:name="T1582" style:family="text">
      <style:text-properties style:text-position="0% 100%" fo:font-size="10pt" officeooo:rsid="0273f6df" style:font-size-asian="8.75pt" style:font-weight-asian="normal" style:font-size-complex="10pt" style:font-weight-complex="normal"/>
    </style:style>
    <style:style style:name="T1583" style:family="text">
      <style:text-properties style:text-position="0% 100%" fo:font-size="10pt" officeooo:rsid="02748741" style:font-size-asian="8.75pt" style:font-weight-asian="normal" style:font-size-complex="10pt" style:font-weight-complex="normal"/>
    </style:style>
    <style:style style:name="T1584" style:family="text">
      <style:text-properties style:text-position="0% 100%" fo:font-size="10pt" officeooo:rsid="0275ab28" style:font-size-asian="8.75pt" style:font-weight-asian="normal" style:font-size-complex="10pt" style:font-weight-complex="normal"/>
    </style:style>
    <style:style style:name="T1585" style:family="text">
      <style:text-properties style:text-position="0% 100%" fo:font-size="10pt" officeooo:rsid="02769571" style:font-size-asian="8.75pt" style:font-weight-asian="normal" style:font-size-complex="10pt" style:font-weight-complex="normal"/>
    </style:style>
    <style:style style:name="T1586" style:family="text">
      <style:text-properties style:text-position="0% 100%" fo:font-size="10pt" officeooo:rsid="0279afa2" style:font-size-asian="8.75pt" style:font-weight-asian="normal" style:font-size-complex="10pt" style:font-weight-complex="normal"/>
    </style:style>
    <style:style style:name="T1587" style:family="text">
      <style:text-properties style:text-position="0% 100%" fo:font-size="10pt" officeooo:rsid="027af083" style:font-size-asian="8.75pt" style:font-weight-asian="normal" style:font-size-complex="10pt" style:font-weight-complex="normal"/>
    </style:style>
    <style:style style:name="T1588" style:family="text">
      <style:text-properties style:text-position="0% 100%" fo:font-size="10pt" officeooo:rsid="027afa26" style:font-size-asian="8.75pt" style:font-weight-asian="normal" style:font-size-complex="10pt" style:font-weight-complex="normal"/>
    </style:style>
    <style:style style:name="T1589" style:family="text">
      <style:text-properties style:text-position="0% 100%" fo:font-size="10pt" officeooo:rsid="027bcd29" style:font-size-asian="8.75pt" style:font-weight-asian="normal" style:font-size-complex="10pt" style:font-weight-complex="normal"/>
    </style:style>
    <style:style style:name="T1590" style:family="text">
      <style:text-properties style:text-position="0% 100%" fo:font-size="10pt" officeooo:rsid="027cc3e5" style:font-size-asian="8.75pt" style:font-weight-asian="normal" style:font-size-complex="10pt" style:font-weight-complex="normal"/>
    </style:style>
    <style:style style:name="T1591" style:family="text">
      <style:text-properties style:text-position="0% 100%" fo:font-size="10pt" officeooo:rsid="027ceaa9" style:font-size-asian="8.75pt" style:font-weight-asian="normal" style:font-size-complex="10pt" style:font-weight-complex="normal"/>
    </style:style>
    <style:style style:name="T1592" style:family="text">
      <style:text-properties style:text-position="0% 100%" fo:font-size="10pt" officeooo:rsid="027d099b" style:font-size-asian="8.75pt" style:font-weight-asian="normal" style:font-size-complex="10pt" style:font-weight-complex="normal"/>
    </style:style>
    <style:style style:name="T1593" style:family="text">
      <style:text-properties style:text-position="0% 100%" fo:font-size="10pt" officeooo:rsid="027d8eca" style:font-size-asian="8.75pt" style:font-weight-asian="normal" style:font-size-complex="10pt" style:font-weight-complex="normal"/>
    </style:style>
    <style:style style:name="T1594" style:family="text">
      <style:text-properties style:text-position="0% 100%" fo:font-size="10pt" officeooo:rsid="027d9d1a" style:font-size-asian="8.75pt" style:font-weight-asian="normal" style:font-size-complex="10pt" style:font-weight-complex="normal"/>
    </style:style>
    <style:style style:name="T1595" style:family="text">
      <style:text-properties style:text-position="0% 100%" fo:font-size="10pt" officeooo:rsid="027dbc36" style:font-size-asian="8.75pt" style:font-weight-asian="normal" style:font-size-complex="10pt" style:font-weight-complex="normal"/>
    </style:style>
    <style:style style:name="T1596" style:family="text">
      <style:text-properties style:text-position="0% 100%" fo:font-size="10pt" officeooo:rsid="027e5afb" style:font-size-asian="8.75pt" style:font-weight-asian="normal" style:font-size-complex="10pt" style:font-weight-complex="normal"/>
    </style:style>
    <style:style style:name="T1597" style:family="text">
      <style:text-properties style:text-position="0% 100%" fo:font-size="10pt" officeooo:rsid="027e9c15" style:font-size-asian="8.75pt" style:font-weight-asian="normal" style:font-size-complex="10pt" style:font-weight-complex="normal"/>
    </style:style>
    <style:style style:name="T1598" style:family="text">
      <style:text-properties style:text-position="0% 100%" fo:font-size="10pt" officeooo:rsid="027fb725" style:font-size-asian="8.75pt" style:font-weight-asian="normal" style:font-size-complex="10pt" style:font-weight-complex="normal"/>
    </style:style>
    <style:style style:name="T1599" style:family="text">
      <style:text-properties style:text-position="0% 100%" fo:font-size="10pt" officeooo:rsid="0280a321" style:font-size-asian="8.75pt" style:font-weight-asian="normal" style:font-size-complex="10pt" style:font-weight-complex="normal"/>
    </style:style>
    <style:style style:name="T1600" style:family="text">
      <style:text-properties style:text-position="0% 100%" fo:font-size="10pt" officeooo:rsid="0280f3ec" style:font-size-asian="8.75pt" style:font-weight-asian="normal" style:font-size-complex="10pt" style:font-weight-complex="normal"/>
    </style:style>
    <style:style style:name="T1601" style:family="text">
      <style:text-properties style:text-position="0% 100%" fo:font-size="10pt" officeooo:rsid="02813de4" style:font-size-asian="8.75pt" style:font-weight-asian="normal" style:font-size-complex="10pt" style:font-weight-complex="normal"/>
    </style:style>
    <style:style style:name="T1602" style:family="text">
      <style:text-properties style:text-position="0% 100%" fo:font-size="10pt" officeooo:rsid="028172eb" style:font-size-asian="8.75pt" style:font-weight-asian="normal" style:font-size-complex="10pt" style:font-weight-complex="normal"/>
    </style:style>
    <style:style style:name="T1603" style:family="text">
      <style:text-properties style:text-position="0% 100%" fo:font-size="10pt" officeooo:rsid="0282407e" style:font-size-asian="8.75pt" style:font-weight-asian="normal" style:font-size-complex="10pt" style:font-weight-complex="normal"/>
    </style:style>
    <style:style style:name="T1604" style:family="text">
      <style:text-properties style:text-position="0% 100%" fo:font-size="10pt" officeooo:rsid="0283e443" style:font-size-asian="8.75pt" style:font-weight-asian="normal" style:font-size-complex="10pt" style:font-weight-complex="normal"/>
    </style:style>
    <style:style style:name="T1605" style:family="text">
      <style:text-properties style:text-position="0% 100%" fo:font-size="10pt" officeooo:rsid="0284889e" style:font-size-asian="8.75pt" style:font-weight-asian="normal" style:font-size-complex="10pt" style:font-weight-complex="normal"/>
    </style:style>
    <style:style style:name="T1606" style:family="text">
      <style:text-properties style:text-position="0% 100%" fo:font-size="10pt" officeooo:rsid="0285f9b0" style:font-size-asian="8.75pt" style:font-weight-asian="normal" style:font-size-complex="10pt" style:font-weight-complex="normal"/>
    </style:style>
    <style:style style:name="T1607" style:family="text">
      <style:text-properties style:text-position="0% 100%" fo:font-size="10pt" officeooo:rsid="0287a216" style:font-size-asian="8.75pt" style:font-weight-asian="normal" style:font-size-complex="10pt" style:font-weight-complex="normal"/>
    </style:style>
    <style:style style:name="T1608" style:family="text">
      <style:text-properties style:text-position="0% 100%" fo:font-size="10pt" officeooo:rsid="0288d115" style:font-size-asian="8.75pt" style:font-weight-asian="normal" style:font-size-complex="10pt" style:font-weight-complex="normal"/>
    </style:style>
    <style:style style:name="T1609" style:family="text">
      <style:text-properties style:text-position="0% 100%" fo:font-size="10pt" officeooo:rsid="028a40db" style:font-size-asian="8.75pt" style:font-weight-asian="normal" style:font-size-complex="10pt" style:font-weight-complex="normal"/>
    </style:style>
    <style:style style:name="T1610" style:family="text">
      <style:text-properties style:text-position="0% 100%" fo:font-size="10pt" officeooo:rsid="028b2666" style:font-size-asian="8.75pt" style:font-weight-asian="normal" style:font-size-complex="10pt" style:font-weight-complex="normal"/>
    </style:style>
    <style:style style:name="T1611" style:family="text">
      <style:text-properties style:text-position="0% 100%" fo:font-size="10pt" officeooo:rsid="028ca79b" style:font-size-asian="8.75pt" style:font-weight-asian="normal" style:font-size-complex="10pt" style:font-weight-complex="normal"/>
    </style:style>
    <style:style style:name="T1612" style:family="text">
      <style:text-properties style:text-position="0% 100%" fo:font-size="10pt" officeooo:rsid="028d3fde" style:font-size-asian="8.75pt" style:font-weight-asian="normal" style:font-size-complex="10pt" style:font-weight-complex="normal"/>
    </style:style>
    <style:style style:name="T1613" style:family="text">
      <style:text-properties style:text-position="0% 100%" fo:font-size="10pt" officeooo:rsid="028e69a3" style:font-size-asian="8.75pt" style:font-weight-asian="normal" style:font-size-complex="10pt" style:font-weight-complex="normal"/>
    </style:style>
    <style:style style:name="T1614" style:family="text">
      <style:text-properties style:text-position="0% 100%" fo:font-size="10pt" officeooo:rsid="029006c7" style:font-size-asian="8.75pt" style:font-weight-asian="normal" style:font-size-complex="10pt" style:font-weight-complex="normal"/>
    </style:style>
    <style:style style:name="T1615" style:family="text">
      <style:text-properties style:text-position="0% 100%" fo:font-size="10pt" officeooo:rsid="02916293" style:font-size-asian="8.75pt" style:font-weight-asian="normal" style:font-size-complex="10pt" style:font-weight-complex="normal"/>
    </style:style>
    <style:style style:name="T1616" style:family="text">
      <style:text-properties style:text-position="0% 100%" fo:font-size="10pt" officeooo:rsid="02928292" style:font-size-asian="8.75pt" style:font-weight-asian="normal" style:font-size-complex="10pt" style:font-weight-complex="normal"/>
    </style:style>
    <style:style style:name="T1617" style:family="text">
      <style:text-properties style:text-position="0% 100%" fo:font-size="10pt" officeooo:rsid="02943c20" style:font-size-asian="8.75pt" style:font-weight-asian="normal" style:font-size-complex="10pt" style:font-weight-complex="normal"/>
    </style:style>
    <style:style style:name="T1618" style:family="text">
      <style:text-properties style:text-position="0% 100%" fo:font-size="10pt" officeooo:rsid="029632bb" style:font-size-asian="8.75pt" style:font-weight-asian="normal" style:font-size-complex="10pt" style:font-weight-complex="normal"/>
    </style:style>
    <style:style style:name="T1619" style:family="text">
      <style:text-properties style:text-position="0% 100%" fo:font-size="10pt" officeooo:rsid="0298a663" style:font-size-asian="8.75pt" style:font-weight-asian="normal" style:font-size-complex="10pt" style:font-weight-complex="normal"/>
    </style:style>
    <style:style style:name="T1620" style:family="text">
      <style:text-properties style:text-position="0% 100%" fo:font-size="10pt" officeooo:rsid="02997f97" style:font-size-asian="8.75pt" style:font-weight-asian="normal" style:font-size-complex="10pt" style:font-weight-complex="normal"/>
    </style:style>
    <style:style style:name="T1621" style:family="text">
      <style:text-properties style:text-position="0% 100%" fo:font-size="10pt" officeooo:rsid="029abaee" style:font-size-asian="8.75pt" style:font-weight-asian="normal" style:font-size-complex="10pt" style:font-weight-complex="normal"/>
    </style:style>
    <style:style style:name="T1622" style:family="text">
      <style:text-properties style:text-position="0% 100%" fo:font-size="10pt" officeooo:rsid="029bc027" style:font-size-asian="8.75pt" style:font-weight-asian="normal" style:font-size-complex="10pt" style:font-weight-complex="normal"/>
    </style:style>
    <style:style style:name="T1623" style:family="text">
      <style:text-properties style:text-position="0% 100%" fo:font-size="10pt" officeooo:rsid="029d719b" style:font-size-asian="8.75pt" style:font-weight-asian="normal" style:font-size-complex="10pt" style:font-weight-complex="normal"/>
    </style:style>
    <style:style style:name="T1624" style:family="text">
      <style:text-properties style:text-position="0% 100%" fo:font-size="10pt" officeooo:rsid="029f322e" style:font-size-asian="8.75pt" style:font-weight-asian="normal" style:font-size-complex="10pt" style:font-weight-complex="normal"/>
    </style:style>
    <style:style style:name="T1625" style:family="text">
      <style:text-properties style:text-position="0% 100%" fo:font-size="10pt" officeooo:rsid="029f5284" style:font-size-asian="8.75pt" style:font-weight-asian="normal" style:font-size-complex="10pt" style:font-weight-complex="normal"/>
    </style:style>
    <style:style style:name="T1626" style:family="text">
      <style:text-properties style:text-position="0% 100%" fo:font-size="10pt" officeooo:rsid="02a0a2cf" style:font-size-asian="8.75pt" style:font-weight-asian="normal" style:font-size-complex="10pt" style:font-weight-complex="normal"/>
    </style:style>
    <style:style style:name="T1627" style:family="text">
      <style:text-properties style:text-position="0% 100%" fo:font-size="10pt" officeooo:rsid="02a2080a" style:font-size-asian="8.75pt" style:font-weight-asian="normal" style:font-size-complex="10pt" style:font-weight-complex="normal"/>
    </style:style>
    <style:style style:name="T1628" style:family="text">
      <style:text-properties style:text-position="0% 100%" fo:font-size="10pt" officeooo:rsid="02a5d2c8" style:font-size-asian="8.75pt" style:font-weight-asian="normal" style:font-size-complex="10pt" style:font-weight-complex="normal"/>
    </style:style>
    <style:style style:name="T1629" style:family="text">
      <style:text-properties style:text-position="0% 100%" fo:font-size="10pt" officeooo:rsid="02a6662e" style:font-size-asian="8.75pt" style:font-weight-asian="normal" style:font-size-complex="10pt" style:font-weight-complex="normal"/>
    </style:style>
    <style:style style:name="T1630" style:family="text">
      <style:text-properties style:text-position="0% 100%" fo:font-size="10pt" officeooo:rsid="02a78797" style:font-size-asian="8.75pt" style:font-weight-asian="normal" style:font-size-complex="10pt" style:font-weight-complex="normal"/>
    </style:style>
    <style:style style:name="T1631" style:family="text">
      <style:text-properties style:text-position="0% 100%" fo:font-size="10pt" officeooo:rsid="02a7fa9c" style:font-size-asian="8.75pt" style:font-weight-asian="normal" style:font-size-complex="10pt" style:font-weight-complex="normal"/>
    </style:style>
    <style:style style:name="T1632" style:family="text">
      <style:text-properties style:text-position="0% 100%" fo:font-size="10pt" officeooo:rsid="02a8c7f5" style:font-size-asian="8.75pt" style:font-weight-asian="normal" style:font-size-complex="10pt" style:font-weight-complex="normal"/>
    </style:style>
    <style:style style:name="T1633" style:family="text">
      <style:text-properties style:text-position="0% 100%" fo:font-size="10pt" officeooo:rsid="02ad08f3" style:font-size-asian="8.75pt" style:font-weight-asian="normal" style:font-size-complex="10pt" style:font-weight-complex="normal"/>
    </style:style>
    <style:style style:name="T1634" style:family="text">
      <style:text-properties style:text-position="0% 100%" fo:font-size="10pt" officeooo:rsid="06ceaeac" style:font-size-asian="8.75pt" style:font-weight-asian="normal" style:font-size-complex="10pt" style:font-weight-complex="normal"/>
    </style:style>
    <style:style style:name="T1635" style:family="text">
      <style:text-properties style:text-position="0% 100%" fo:font-size="10pt" officeooo:rsid="06cf127b" style:font-size-asian="8.75pt" style:font-weight-asian="normal" style:font-size-complex="10pt" style:font-weight-complex="normal"/>
    </style:style>
    <style:style style:name="T1636" style:family="text">
      <style:text-properties style:text-position="0% 100%" fo:font-size="10pt" officeooo:rsid="06d0d5b5" style:font-size-asian="8.75pt" style:font-weight-asian="normal" style:font-size-complex="10pt" style:font-weight-complex="normal"/>
    </style:style>
    <style:style style:name="T1637" style:family="text">
      <style:text-properties style:text-position="0% 100%" fo:font-size="10pt" officeooo:rsid="06d1e442" style:font-size-asian="8.75pt" style:font-weight-asian="normal" style:font-size-complex="10pt" style:font-weight-complex="normal"/>
    </style:style>
    <style:style style:name="T1638" style:family="text">
      <style:text-properties style:text-position="0% 100%" fo:font-size="10pt" officeooo:rsid="06d2f78e" style:font-size-asian="8.75pt" style:font-weight-asian="normal" style:font-size-complex="10pt" style:font-weight-complex="normal"/>
    </style:style>
    <style:style style:name="T1639" style:family="text">
      <style:text-properties style:text-position="0% 100%" fo:font-size="10pt" officeooo:rsid="06d4b045" style:font-size-asian="8.75pt" style:font-weight-asian="normal" style:font-size-complex="10pt" style:font-weight-complex="normal"/>
    </style:style>
    <style:style style:name="T1640" style:family="text">
      <style:text-properties style:text-position="0% 100%" fo:font-size="10pt" officeooo:rsid="06d6a835" style:font-size-asian="8.75pt" style:font-weight-asian="normal" style:font-size-complex="10pt" style:font-weight-complex="normal"/>
    </style:style>
    <style:style style:name="T1641" style:family="text">
      <style:text-properties style:text-position="0% 100%" fo:font-size="10pt" officeooo:rsid="06d74fdb" style:font-size-asian="8.75pt" style:font-weight-asian="normal" style:font-size-complex="10pt" style:font-weight-complex="normal"/>
    </style:style>
    <style:style style:name="T1642" style:family="text">
      <style:text-properties style:text-position="0% 100%" fo:font-size="10pt" officeooo:rsid="06da1fa4" style:font-size-asian="8.75pt" style:font-weight-asian="normal" style:font-size-complex="10pt" style:font-weight-complex="normal"/>
    </style:style>
    <style:style style:name="T1643" style:family="text">
      <style:text-properties style:text-position="0% 100%" fo:font-size="10pt" officeooo:rsid="06da676b" style:font-size-asian="8.75pt" style:font-weight-asian="normal" style:font-size-complex="10pt" style:font-weight-complex="normal"/>
    </style:style>
    <style:style style:name="T1644" style:family="text">
      <style:text-properties style:text-position="0% 100%" fo:font-size="10pt" officeooo:rsid="06dbbaa4" style:font-size-asian="8.75pt" style:font-weight-asian="normal" style:font-size-complex="10pt" style:font-weight-complex="normal"/>
    </style:style>
    <style:style style:name="T1645" style:family="text">
      <style:text-properties style:text-position="0% 100%" fo:font-size="10pt" officeooo:rsid="06dd1f52" style:font-size-asian="8.75pt" style:font-weight-asian="normal" style:font-size-complex="10pt" style:font-weight-complex="normal"/>
    </style:style>
    <style:style style:name="T1646" style:family="text">
      <style:text-properties style:text-position="0% 100%" fo:font-size="10pt" officeooo:rsid="06e261dc" style:font-size-asian="8.75pt" style:font-weight-asian="normal" style:font-size-complex="10pt" style:font-weight-complex="normal"/>
    </style:style>
    <style:style style:name="T1647" style:family="text">
      <style:text-properties style:text-position="0% 100%" fo:font-size="10pt" officeooo:rsid="06e3c7ac" style:font-size-asian="8.75pt" style:font-weight-asian="normal" style:font-size-complex="10pt" style:font-weight-complex="normal"/>
    </style:style>
    <style:style style:name="T1648" style:family="text">
      <style:text-properties style:text-position="0% 100%" fo:font-size="10pt" officeooo:rsid="06e4bfe4" style:font-size-asian="8.75pt" style:font-weight-asian="normal" style:font-size-complex="10pt" style:font-weight-complex="normal"/>
    </style:style>
    <style:style style:name="T1649" style:family="text">
      <style:text-properties style:text-position="0% 100%" fo:font-size="10pt" officeooo:rsid="06e58b57" style:font-size-asian="8.75pt" style:font-weight-asian="normal" style:font-size-complex="10pt" style:font-weight-complex="normal"/>
    </style:style>
    <style:style style:name="T1650" style:family="text">
      <style:text-properties style:text-position="0% 100%" fo:font-size="10pt" officeooo:rsid="06e591cb" style:font-size-asian="8.75pt" style:font-weight-asian="normal" style:font-size-complex="10pt" style:font-weight-complex="normal"/>
    </style:style>
    <style:style style:name="T1651" style:family="text">
      <style:text-properties style:text-position="0% 100%" fo:font-size="10pt" officeooo:rsid="06e77234" style:font-size-asian="8.75pt" style:font-weight-asian="normal" style:font-size-complex="10pt" style:font-weight-complex="normal"/>
    </style:style>
    <style:style style:name="T1652" style:family="text">
      <style:text-properties style:text-position="0% 100%" fo:font-size="10pt" officeooo:rsid="06e80e31" style:font-size-asian="8.75pt" style:font-weight-asian="normal" style:font-size-complex="10pt" style:font-weight-complex="normal"/>
    </style:style>
    <style:style style:name="T1653" style:family="text">
      <style:text-properties style:text-position="0% 100%" fo:font-size="10pt" officeooo:rsid="06e95b87" style:font-size-asian="8.75pt" style:font-weight-asian="normal" style:font-size-complex="10pt" style:font-weight-complex="normal"/>
    </style:style>
    <style:style style:name="T1654" style:family="text">
      <style:text-properties style:text-position="0% 100%" fo:font-size="10pt" officeooo:rsid="06ea48df" style:font-size-asian="8.75pt" style:font-weight-asian="normal" style:font-size-complex="10pt" style:font-weight-complex="normal"/>
    </style:style>
    <style:style style:name="T1655" style:family="text">
      <style:text-properties style:text-position="0% 100%" fo:font-size="10pt" officeooo:rsid="06eb7560" style:font-size-asian="8.75pt" style:font-weight-asian="normal" style:font-size-complex="10pt" style:font-weight-complex="normal"/>
    </style:style>
    <style:style style:name="T1656" style:family="text">
      <style:text-properties style:text-position="0% 100%" fo:font-size="10pt" officeooo:rsid="06ed666a" style:font-size-asian="8.75pt" style:font-weight-asian="normal" style:font-size-complex="10pt" style:font-weight-complex="normal"/>
    </style:style>
    <style:style style:name="T1657" style:family="text">
      <style:text-properties style:text-position="0% 100%" fo:font-size="10pt" officeooo:rsid="0728a05f" style:font-size-asian="8.75pt" style:font-weight-asian="normal" style:font-size-complex="10pt" style:font-weight-complex="normal"/>
    </style:style>
    <style:style style:name="T1658" style:family="text">
      <style:text-properties style:text-position="0% 100%" fo:font-size="10pt" officeooo:rsid="07293d34" style:font-size-asian="8.75pt" style:font-weight-asian="normal" style:font-size-complex="10pt" style:font-weight-complex="normal"/>
    </style:style>
    <style:style style:name="T1659" style:family="text">
      <style:text-properties style:text-position="0% 100%" fo:font-size="10pt" officeooo:rsid="072adb54" style:font-size-asian="8.75pt" style:font-weight-asian="normal" style:font-size-complex="10pt" style:font-weight-complex="normal"/>
    </style:style>
    <style:style style:name="T1660" style:family="text">
      <style:text-properties style:text-position="0% 100%" fo:font-size="10pt" officeooo:rsid="074e4dd1" style:font-size-asian="8.75pt" style:font-weight-asian="normal" style:font-size-complex="10pt" style:font-weight-complex="normal"/>
    </style:style>
    <style:style style:name="T1661" style:family="text">
      <style:text-properties style:text-position="0% 100%" fo:font-size="10pt" officeooo:rsid="074fe122" style:font-size-asian="8.75pt" style:font-weight-asian="normal" style:font-size-complex="10pt" style:font-weight-complex="normal"/>
    </style:style>
    <style:style style:name="T1662" style:family="text">
      <style:text-properties style:text-position="0% 100%" fo:font-size="10pt" officeooo:rsid="074b7913" style:font-size-asian="8.75pt" style:font-weight-asian="normal" style:font-size-complex="10pt" style:font-weight-complex="normal"/>
    </style:style>
    <style:style style:name="T1663" style:family="text">
      <style:text-properties style:text-position="0% 100%" fo:font-size="10pt" officeooo:rsid="07535d25" style:font-size-asian="8.75pt" style:font-weight-asian="normal" style:font-size-complex="10pt" style:font-weight-complex="normal"/>
    </style:style>
    <style:style style:name="T1664" style:family="text">
      <style:text-properties style:text-position="0% 100%" fo:font-size="10pt" officeooo:rsid="075ad7a6" style:font-size-asian="8.75pt" style:font-weight-asian="normal" style:font-size-complex="10pt" style:font-weight-complex="normal"/>
    </style:style>
    <style:style style:name="T1665" style:family="text">
      <style:text-properties style:text-position="0% 100%" fo:font-size="10pt" officeooo:rsid="07da8f09" style:font-size-asian="8.75pt" style:font-weight-asian="normal" style:font-size-complex="10pt" style:font-weight-complex="normal"/>
    </style:style>
    <style:style style:name="T1666"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667"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668"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669"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670" style:family="text">
      <style:text-properties style:text-position="0% 100%" fo:font-size="10pt" fo:language="it" fo:country="IT" officeooo:rsid="00c0f594" style:font-size-asian="8.75pt" style:font-weight-asian="normal" style:font-size-complex="10pt" style:font-weight-complex="normal"/>
    </style:style>
    <style:style style:name="T1671" style:family="text">
      <style:text-properties style:text-position="0% 100%" fo:font-size="10pt" fo:language="it" fo:country="IT" officeooo:rsid="00c49a5a" style:font-size-asian="8.75pt" style:font-weight-asian="normal" style:font-size-complex="10pt" style:font-weight-complex="normal"/>
    </style:style>
    <style:style style:name="T1672" style:family="text">
      <style:text-properties style:text-position="0% 100%" fo:font-size="10pt" fo:language="it" fo:country="IT" officeooo:rsid="00ccc776" style:font-size-asian="8.75pt" style:font-weight-asian="normal" style:font-size-complex="10pt" style:font-weight-complex="normal"/>
    </style:style>
    <style:style style:name="T1673" style:family="text">
      <style:text-properties style:text-position="0% 100%" fo:font-size="10pt" fo:language="it" fo:country="IT" officeooo:rsid="00e3f2af" style:font-size-asian="8.75pt" style:font-weight-asian="normal" style:font-size-complex="10pt" style:font-weight-complex="normal"/>
    </style:style>
    <style:style style:name="T1674" style:family="text">
      <style:text-properties style:text-position="0% 100%" fo:font-size="10pt" fo:language="it" fo:country="IT" officeooo:rsid="075ad7a6" style:font-size-asian="8.75pt" style:font-weight-asian="normal" style:font-size-complex="10pt" style:font-weight-complex="normal"/>
    </style:style>
    <style:style style:name="T1675" style:family="text">
      <style:text-properties style:text-position="0% 100%" fo:font-size="10pt" fo:language="it" fo:country="IT" officeooo:rsid="012d8874" style:font-size-asian="8.75pt" style:font-weight-asian="normal" style:font-size-complex="10pt" style:font-weight-complex="normal"/>
    </style:style>
    <style:style style:name="T1676" style:family="text">
      <style:text-properties style:text-position="0% 100%" fo:font-size="10pt" fo:language="it" fo:country="IT" officeooo:rsid="07a757b9" style:font-size-asian="8.75pt" style:font-weight-asian="normal" style:font-size-complex="10pt" style:font-weight-complex="normal"/>
    </style:style>
    <style:style style:name="T1677" style:family="text">
      <style:text-properties style:text-position="0% 100%" fo:font-size="10pt" fo:language="it" fo:country="IT" officeooo:rsid="07a7ac2e" style:font-size-asian="8.75pt" style:font-weight-asian="normal" style:font-size-complex="10pt" style:font-weight-complex="normal"/>
    </style:style>
    <style:style style:name="T1678" style:family="text">
      <style:text-properties style:text-position="0% 100%" fo:font-size="10pt" fo:language="it" fo:country="IT" officeooo:rsid="07ab48a7" style:font-size-asian="8.75pt" style:font-weight-asian="normal" style:font-size-complex="10pt" style:font-weight-complex="normal"/>
    </style:style>
    <style:style style:name="T1679" style:family="text">
      <style:text-properties style:text-position="0% 100%" fo:font-size="10pt" fo:language="it" fo:country="IT" officeooo:rsid="07da8f09" style:font-size-asian="8.75pt" style:font-weight-asian="normal" style:font-size-complex="10pt" style:font-weight-complex="normal"/>
    </style:style>
    <style:style style:name="T1680" style:family="text">
      <style:text-properties style:text-position="0% 100%" fo:font-size="10pt" fo:language="it" fo:country="IT" officeooo:rsid="07e5bf92" style:font-size-asian="8.75pt" style:font-weight-asian="normal" style:font-size-complex="10pt" style:font-weight-complex="normal"/>
    </style:style>
    <style:style style:name="T1681" style:family="text">
      <style:text-properties style:text-position="0% 100%" fo:font-size="10pt" fo:language="it" fo:country="IT" officeooo:rsid="07e672cf" style:font-size-asian="8.75pt" style:font-weight-asian="normal" style:font-size-complex="10pt" style:font-weight-complex="normal"/>
    </style:style>
    <style:style style:name="T1682" style:family="text">
      <style:text-properties style:text-position="0% 100%" fo:font-size="12pt" fo:font-weight="bold" officeooo:rsid="0092760c" style:font-size-asian="12pt" style:font-weight-asian="bold" style:font-size-complex="12pt" style:font-weight-complex="bold"/>
    </style:style>
    <style:style style:name="T1683" style:family="text">
      <style:text-properties style:text-position="0% 100%" fo:font-size="12pt" fo:font-weight="bold" officeooo:rsid="0279afa2" style:font-size-asian="12pt" style:font-weight-asian="bold" style:font-size-complex="12pt" style:font-weight-complex="bold"/>
    </style:style>
    <style:style style:name="T1684" style:family="text">
      <style:text-properties style:text-position="0% 100%" officeooo:rsid="0627a06a" style:font-weight-asian="bold" style:font-weight-complex="bold"/>
    </style:style>
    <style:style style:name="T1685" style:family="text">
      <style:text-properties style:text-position="0% 100%" officeooo:rsid="00134c72" style:font-weight-asian="bold" style:font-weight-complex="bold"/>
    </style:style>
    <style:style style:name="T1686" style:family="text">
      <style:text-properties style:text-position="0% 100%" officeooo:rsid="0012a22d" style:font-weight-asian="bold" style:font-weight-complex="bold"/>
    </style:style>
    <style:style style:name="T1687" style:family="text">
      <style:text-properties style:text-position="0% 100%" officeooo:rsid="0012a22d"/>
    </style:style>
    <style:style style:name="T1688" style:family="text">
      <style:text-properties style:text-position="0% 100%" officeooo:rsid="062af9cd"/>
    </style:style>
    <style:style style:name="T1689" style:family="text">
      <style:text-properties style:text-position="0% 100%" officeooo:rsid="062c2289"/>
    </style:style>
    <style:style style:name="T1690" style:family="text">
      <style:text-properties style:text-position="0% 100%" style:text-underline-style="solid" style:text-underline-width="auto" style:text-underline-color="font-color" officeooo:rsid="003a7381"/>
    </style:style>
    <style:style style:name="T1691" style:family="text">
      <style:text-properties style:text-position="0% 100%" officeooo:rsid="0649133d"/>
    </style:style>
    <style:style style:name="T1692" style:family="text">
      <style:text-properties style:text-position="0% 100%" officeooo:rsid="064a5cb6"/>
    </style:style>
    <style:style style:name="T1693" style:family="text">
      <style:text-properties style:text-position="0% 100%" officeooo:rsid="064a8d35"/>
    </style:style>
    <style:style style:name="T1694" style:family="text">
      <style:text-properties style:text-position="0% 100%" officeooo:rsid="064c2058"/>
    </style:style>
    <style:style style:name="T1695" style:family="text">
      <style:text-properties style:text-position="0% 100%" officeooo:rsid="064c7e4b"/>
    </style:style>
    <style:style style:name="T1696" style:family="text">
      <style:text-properties style:text-position="0% 100%" officeooo:rsid="064cb774"/>
    </style:style>
    <style:style style:name="T1697" style:family="text">
      <style:text-properties style:text-position="0% 100%" officeooo:rsid="064d0de6"/>
    </style:style>
    <style:style style:name="T1698" style:family="text">
      <style:text-properties style:text-position="0% 100%" officeooo:rsid="064eff83"/>
    </style:style>
    <style:style style:name="T1699" style:family="text">
      <style:text-properties style:text-position="0% 100%" officeooo:rsid="065064f5"/>
    </style:style>
    <style:style style:name="T1700" style:family="text">
      <style:text-properties style:text-position="0% 100%" officeooo:rsid="06520afc"/>
    </style:style>
    <style:style style:name="T1701" style:family="text">
      <style:text-properties style:text-position="0% 100%" officeooo:rsid="0652e62d"/>
    </style:style>
    <style:style style:name="T1702" style:family="text">
      <style:text-properties style:text-position="0% 100%" officeooo:rsid="0654c409"/>
    </style:style>
    <style:style style:name="T1703" style:family="text">
      <style:text-properties style:text-position="0% 100%" officeooo:rsid="067f8cce"/>
    </style:style>
    <style:style style:name="T1704" style:family="text">
      <style:text-properties style:text-position="0% 100%" officeooo:rsid="06806a1d"/>
    </style:style>
    <style:style style:name="T1705" style:family="text">
      <style:text-properties style:text-position="0% 100%" officeooo:rsid="0681eb0a"/>
    </style:style>
    <style:style style:name="T1706" style:family="text">
      <style:text-properties style:text-position="0% 100%" officeooo:rsid="06826dc6"/>
    </style:style>
    <style:style style:name="T1707" style:family="text">
      <style:text-properties style:text-position="0% 100%" officeooo:rsid="06843cc7"/>
    </style:style>
    <style:style style:name="T1708" style:family="text">
      <style:text-properties style:text-position="0% 100%" officeooo:rsid="068631b2"/>
    </style:style>
    <style:style style:name="T1709" style:family="text">
      <style:text-properties style:text-position="0% 100%" officeooo:rsid="068751a2"/>
    </style:style>
    <style:style style:name="T1710" style:family="text">
      <style:text-properties style:text-position="0% 100%" officeooo:rsid="0687ac7b"/>
    </style:style>
    <style:style style:name="T1711" style:family="text">
      <style:text-properties style:text-position="0% 100%" officeooo:rsid="068b6c71"/>
    </style:style>
    <style:style style:name="T1712" style:family="text">
      <style:text-properties style:text-position="0% 100%" officeooo:rsid="068cb9dd"/>
    </style:style>
    <style:style style:name="T1713" style:family="text">
      <style:text-properties style:text-position="0% 100%" officeooo:rsid="068f258c"/>
    </style:style>
    <style:style style:name="T1714" style:family="text">
      <style:text-properties style:text-position="0% 100%" officeooo:rsid="068f458f"/>
    </style:style>
    <style:style style:name="T1715" style:family="text">
      <style:text-properties style:text-position="0% 100%" style:font-name="Calibri2" fo:font-size="10pt" officeooo:rsid="06b8bb5e" style:font-size-asian="10pt" style:font-size-complex="10pt"/>
    </style:style>
    <style:style style:name="T1716" style:family="text">
      <style:text-properties style:text-position="0% 100%" style:font-name="Calibri2" fo:font-size="10pt" officeooo:rsid="074b7913" style:font-size-asian="8.75pt" style:font-weight-asian="normal" style:font-size-complex="10pt" style:font-weight-complex="normal"/>
    </style:style>
    <style:style style:name="T1717" style:family="text">
      <style:text-properties style:text-position="0% 100%" style:font-name="Calibri" fo:font-size="10pt" officeooo:rsid="008e75f2" style:font-size-asian="10pt" style:font-size-complex="10pt" loext:padding="0cm" loext:border="none"/>
    </style:style>
    <style:style style:name="T1718"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719"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720" style:family="text">
      <style:text-properties officeooo:rsid="00309066"/>
    </style:style>
    <style:style style:name="T1721" style:family="text">
      <style:text-properties officeooo:rsid="0031e387"/>
    </style:style>
    <style:style style:name="T1722" style:family="text">
      <style:text-properties officeooo:rsid="003281b4"/>
    </style:style>
    <style:style style:name="T1723" style:family="text">
      <style:text-properties officeooo:rsid="0033be92"/>
    </style:style>
    <style:style style:name="T1724" style:family="text">
      <style:text-properties officeooo:rsid="0034b777"/>
    </style:style>
    <style:style style:name="T1725" style:family="text">
      <style:text-properties officeooo:rsid="00359862"/>
    </style:style>
    <style:style style:name="T1726" style:family="text">
      <style:text-properties officeooo:rsid="00373521"/>
    </style:style>
    <style:style style:name="T1727" style:family="text">
      <style:text-properties officeooo:rsid="0038ee0f"/>
    </style:style>
    <style:style style:name="T1728" style:family="text">
      <style:text-properties officeooo:rsid="003a16a0"/>
    </style:style>
    <style:style style:name="T1729" style:family="text">
      <style:text-properties officeooo:rsid="003a7381"/>
    </style:style>
    <style:style style:name="T1730" style:family="text">
      <style:text-properties style:text-position="super 58%" officeooo:rsid="003a7381"/>
    </style:style>
    <style:style style:name="T1731" style:family="text">
      <style:text-properties officeooo:rsid="02aa2275"/>
    </style:style>
    <style:style style:name="T1732" style:family="text">
      <style:text-properties officeooo:rsid="02ab4253"/>
    </style:style>
    <style:style style:name="T1733" style:family="text">
      <style:text-properties officeooo:rsid="02ad08f3"/>
    </style:style>
    <style:style style:name="T1734" style:family="text">
      <style:text-properties officeooo:rsid="02aee07d"/>
    </style:style>
    <style:style style:name="T1735" style:family="text">
      <style:text-properties fo:font-style="italic" style:font-style-asian="italic" style:font-style-complex="italic"/>
    </style:style>
    <style:style style:name="T1736" style:family="text">
      <style:text-properties fo:font-style="italic" officeooo:rsid="02aa2275" style:font-style-asian="italic" style:font-style-complex="italic"/>
    </style:style>
    <style:style style:name="T1737" style:family="text">
      <style:text-properties fo:font-style="italic" officeooo:rsid="003a7381" style:font-style-asian="italic" style:font-style-complex="italic"/>
    </style:style>
    <style:style style:name="T1738" style:family="text">
      <style:text-properties fo:font-style="italic" officeooo:rsid="066703ae" style:font-style-asian="italic" style:font-style-complex="italic"/>
    </style:style>
    <style:style style:name="T1739" style:family="text">
      <style:text-properties fo:font-style="italic" officeooo:rsid="066492a5" style:font-style-asian="italic" style:font-style-complex="italic"/>
    </style:style>
    <style:style style:name="T1740" style:family="text">
      <style:text-properties fo:font-style="italic" officeooo:rsid="066a332e" style:font-style-asian="italic" style:font-style-complex="italic"/>
    </style:style>
    <style:style style:name="T1741" style:family="text">
      <style:text-properties fo:font-style="italic" officeooo:rsid="06642756" style:font-style-asian="italic" style:font-style-complex="italic"/>
    </style:style>
    <style:style style:name="T1742" style:family="text">
      <style:text-properties fo:font-style="italic" officeooo:rsid="067a8b2f" style:font-style-asian="italic" style:font-style-complex="italic"/>
    </style:style>
    <style:style style:name="T1743" style:family="text">
      <style:text-properties officeooo:rsid="02afc99c"/>
    </style:style>
    <style:style style:name="T1744" style:family="text">
      <style:text-properties officeooo:rsid="02b197cd"/>
    </style:style>
    <style:style style:name="T1745" style:family="text">
      <style:text-properties officeooo:rsid="02b279ac"/>
    </style:style>
    <style:style style:name="T1746" style:family="text">
      <style:text-properties officeooo:rsid="02b2d968"/>
    </style:style>
    <style:style style:name="T1747" style:family="text">
      <style:text-properties officeooo:rsid="02d154c7"/>
    </style:style>
    <style:style style:name="T1748" style:family="text">
      <style:text-properties officeooo:rsid="02d1a71b"/>
    </style:style>
    <style:style style:name="T1749" style:family="text">
      <style:text-properties officeooo:rsid="02d2f06f"/>
    </style:style>
    <style:style style:name="T1750" style:family="text">
      <style:text-properties officeooo:rsid="02d50eb1"/>
    </style:style>
    <style:style style:name="T1751" style:family="text">
      <style:text-properties officeooo:rsid="02d704d2"/>
    </style:style>
    <style:style style:name="T1752" style:family="text">
      <style:text-properties officeooo:rsid="02d75948"/>
    </style:style>
    <style:style style:name="T1753" style:family="text">
      <style:text-properties officeooo:rsid="02d8f6ed"/>
    </style:style>
    <style:style style:name="T1754" style:family="text">
      <style:text-properties officeooo:rsid="02d90370"/>
    </style:style>
    <style:style style:name="T1755" style:family="text">
      <style:text-properties officeooo:rsid="02dba112"/>
    </style:style>
    <style:style style:name="T1756" style:family="text">
      <style:text-properties fo:font-weight="bold" style:font-weight-asian="bold" style:font-weight-complex="bold"/>
    </style:style>
    <style:style style:name="T1757" style:family="text">
      <style:text-properties fo:font-weight="bold" officeooo:rsid="02d90370" style:font-weight-asian="bold" style:font-weight-complex="bold"/>
    </style:style>
    <style:style style:name="T1758" style:family="text">
      <style:text-properties fo:font-weight="bold" officeooo:rsid="02e1a9f4" style:font-weight-asian="bold" style:font-weight-complex="bold"/>
    </style:style>
    <style:style style:name="T1759" style:family="text">
      <style:text-properties fo:font-weight="bold" officeooo:rsid="0356c4b1" style:font-weight-asian="bold" style:font-weight-complex="bold"/>
    </style:style>
    <style:style style:name="T1760" style:family="text">
      <style:text-properties fo:font-weight="bold" officeooo:rsid="03586f5a" style:font-weight-asian="bold" style:font-weight-complex="bold"/>
    </style:style>
    <style:style style:name="T1761" style:family="text">
      <style:text-properties fo:font-weight="bold" officeooo:rsid="037cbede" style:font-weight-asian="bold" style:font-weight-complex="bold"/>
    </style:style>
    <style:style style:name="T1762" style:family="text">
      <style:text-properties fo:font-weight="bold" officeooo:rsid="037d3ca6" style:font-weight-asian="bold" style:font-weight-complex="bold"/>
    </style:style>
    <style:style style:name="T1763" style:family="text">
      <style:text-properties fo:font-weight="bold" officeooo:rsid="059fb6f6" style:font-weight-asian="bold" style:font-weight-complex="bold"/>
    </style:style>
    <style:style style:name="T1764" style:family="text">
      <style:text-properties officeooo:rsid="02dd4a81"/>
    </style:style>
    <style:style style:name="T1765" style:family="text">
      <style:text-properties officeooo:rsid="02dd6dfe"/>
    </style:style>
    <style:style style:name="T1766" style:family="text">
      <style:text-properties officeooo:rsid="02de5bd6"/>
    </style:style>
    <style:style style:name="T1767" style:family="text">
      <style:text-properties officeooo:rsid="02dee6ba"/>
    </style:style>
    <style:style style:name="T1768" style:family="text">
      <style:text-properties officeooo:rsid="02e00714"/>
    </style:style>
    <style:style style:name="T1769" style:family="text">
      <style:text-properties officeooo:rsid="02e1681b"/>
    </style:style>
    <style:style style:name="T1770" style:family="text">
      <style:text-properties officeooo:rsid="02e1a9f4"/>
    </style:style>
    <style:style style:name="T1771" style:family="text">
      <style:text-properties fo:font-size="12pt" fo:font-weight="bold" officeooo:rsid="02e1a9f4" style:font-size-asian="12pt" style:font-weight-asian="bold" style:font-size-complex="12pt" style:font-weight-complex="bold"/>
    </style:style>
    <style:style style:name="T1772" style:family="text">
      <style:text-properties officeooo:rsid="02e1deb7"/>
    </style:style>
    <style:style style:name="T1773" style:family="text">
      <style:text-properties officeooo:rsid="02e3a78c"/>
    </style:style>
    <style:style style:name="T1774" style:family="text">
      <style:text-properties officeooo:rsid="02e4ab5f"/>
    </style:style>
    <style:style style:name="T1775" style:family="text">
      <style:text-properties style:text-underline-style="solid" style:text-underline-width="auto" style:text-underline-color="font-color" officeooo:rsid="02e4ab5f"/>
    </style:style>
    <style:style style:name="T1776" style:family="text">
      <style:text-properties officeooo:rsid="02e6c9b2"/>
    </style:style>
    <style:style style:name="T1777" style:family="text">
      <style:text-properties officeooo:rsid="02e80af6"/>
    </style:style>
    <style:style style:name="T1778" style:family="text">
      <style:text-properties officeooo:rsid="02e9abe4"/>
    </style:style>
    <style:style style:name="T1779" style:family="text">
      <style:text-properties officeooo:rsid="02e9b73d"/>
    </style:style>
    <style:style style:name="T1780" style:family="text">
      <style:text-properties officeooo:rsid="02eb9fc8"/>
    </style:style>
    <style:style style:name="T1781" style:family="text">
      <style:text-properties officeooo:rsid="02ec70b0"/>
    </style:style>
    <style:style style:name="T1782" style:family="text">
      <style:text-properties officeooo:rsid="02ed9d4a"/>
    </style:style>
    <style:style style:name="T1783" style:family="text">
      <style:text-properties officeooo:rsid="02ee5979"/>
    </style:style>
    <style:style style:name="T1784" style:family="text">
      <style:text-properties officeooo:rsid="02ef667f"/>
    </style:style>
    <style:style style:name="T1785" style:family="text">
      <style:text-properties officeooo:rsid="02f08f86"/>
    </style:style>
    <style:style style:name="T1786" style:family="text">
      <style:text-properties officeooo:rsid="02f0b80c"/>
    </style:style>
    <style:style style:name="T1787" style:family="text">
      <style:text-properties officeooo:rsid="02f2b5c2"/>
    </style:style>
    <style:style style:name="T1788" style:family="text">
      <style:text-properties officeooo:rsid="02f43bfc"/>
    </style:style>
    <style:style style:name="T1789" style:family="text">
      <style:text-properties officeooo:rsid="02f45cf3"/>
    </style:style>
    <style:style style:name="T1790" style:family="text">
      <style:text-properties officeooo:rsid="02f628f7"/>
    </style:style>
    <style:style style:name="T1791" style:family="text">
      <style:text-properties officeooo:rsid="02f7cafa"/>
    </style:style>
    <style:style style:name="T1792" style:family="text">
      <style:text-properties officeooo:rsid="02f9b37b"/>
    </style:style>
    <style:style style:name="T1793" style:family="text">
      <style:text-properties officeooo:rsid="02fa64ff"/>
    </style:style>
    <style:style style:name="T1794" style:family="text">
      <style:text-properties officeooo:rsid="02fcc124"/>
    </style:style>
    <style:style style:name="T1795" style:family="text">
      <style:text-properties officeooo:rsid="02ff09a9"/>
    </style:style>
    <style:style style:name="T1796" style:family="text">
      <style:text-properties officeooo:rsid="0300c227"/>
    </style:style>
    <style:style style:name="T1797" style:family="text">
      <style:text-properties officeooo:rsid="03021d7b"/>
    </style:style>
    <style:style style:name="T1798" style:family="text">
      <style:text-properties officeooo:rsid="0303995e"/>
    </style:style>
    <style:style style:name="T1799" style:family="text">
      <style:text-properties officeooo:rsid="03059214"/>
    </style:style>
    <style:style style:name="T1800" style:family="text">
      <style:text-properties officeooo:rsid="0306831f"/>
    </style:style>
    <style:style style:name="T1801" style:family="text">
      <style:text-properties officeooo:rsid="0307f40d"/>
    </style:style>
    <style:style style:name="T1802" style:family="text">
      <style:text-properties officeooo:rsid="0308390d"/>
    </style:style>
    <style:style style:name="T1803" style:family="text">
      <style:text-properties officeooo:rsid="030a2214"/>
    </style:style>
    <style:style style:name="T1804" style:family="text">
      <style:text-properties officeooo:rsid="030a5c3b"/>
    </style:style>
    <style:style style:name="T1805" style:family="text">
      <style:text-properties officeooo:rsid="030b0a16"/>
    </style:style>
    <style:style style:name="T1806" style:family="text">
      <style:text-properties officeooo:rsid="030b29a4"/>
    </style:style>
    <style:style style:name="T1807" style:family="text">
      <style:text-properties officeooo:rsid="030cc16f"/>
    </style:style>
    <style:style style:name="T1808" style:family="text">
      <style:text-properties officeooo:rsid="030df89b"/>
    </style:style>
    <style:style style:name="T1809" style:family="text">
      <style:text-properties officeooo:rsid="030fca55"/>
    </style:style>
    <style:style style:name="T1810" style:family="text">
      <style:text-properties officeooo:rsid="03103d2f"/>
    </style:style>
    <style:style style:name="T1811" style:family="text">
      <style:text-properties officeooo:rsid="031046a4"/>
    </style:style>
    <style:style style:name="T1812" style:family="text">
      <style:text-properties officeooo:rsid="0310aebb"/>
    </style:style>
    <style:style style:name="T1813" style:family="text">
      <style:text-properties officeooo:rsid="03124ef8"/>
    </style:style>
    <style:style style:name="T1814" style:family="text">
      <style:text-properties officeooo:rsid="031334a8"/>
    </style:style>
    <style:style style:name="T1815" style:family="text">
      <style:text-properties officeooo:rsid="0313e48a"/>
    </style:style>
    <style:style style:name="T1816" style:family="text">
      <style:text-properties officeooo:rsid="0314059a"/>
    </style:style>
    <style:style style:name="T1817" style:family="text">
      <style:text-properties officeooo:rsid="03142eb8"/>
    </style:style>
    <style:style style:name="T1818" style:family="text">
      <style:text-properties officeooo:rsid="03143f65"/>
    </style:style>
    <style:style style:name="T1819" style:family="text">
      <style:text-properties officeooo:rsid="03147318"/>
    </style:style>
    <style:style style:name="T1820" style:family="text">
      <style:text-properties officeooo:rsid="0315060a"/>
    </style:style>
    <style:style style:name="T1821" style:family="text">
      <style:text-properties officeooo:rsid="03160455"/>
    </style:style>
    <style:style style:name="T1822" style:family="text">
      <style:text-properties officeooo:rsid="0316c2c0"/>
    </style:style>
    <style:style style:name="T1823" style:family="text">
      <style:text-properties officeooo:rsid="0316d919"/>
    </style:style>
    <style:style style:name="T1824" style:family="text">
      <style:text-properties officeooo:rsid="03185520"/>
    </style:style>
    <style:style style:name="T1825" style:family="text">
      <style:text-properties officeooo:rsid="031e84ff"/>
    </style:style>
    <style:style style:name="T1826" style:family="text">
      <style:text-properties officeooo:rsid="03201fc9"/>
    </style:style>
    <style:style style:name="T1827" style:family="text">
      <style:text-properties officeooo:rsid="0321e390"/>
    </style:style>
    <style:style style:name="T1828" style:family="text">
      <style:text-properties officeooo:rsid="03233223"/>
    </style:style>
    <style:style style:name="T1829" style:family="text">
      <style:text-properties officeooo:rsid="0324db94"/>
    </style:style>
    <style:style style:name="T1830" style:family="text">
      <style:text-properties officeooo:rsid="03264f2a"/>
    </style:style>
    <style:style style:name="T1831" style:family="text">
      <style:text-properties officeooo:rsid="03268d6e"/>
    </style:style>
    <style:style style:name="T1832" style:family="text">
      <style:text-properties officeooo:rsid="032717c7"/>
    </style:style>
    <style:style style:name="T1833" style:family="text">
      <style:text-properties officeooo:rsid="0328dff0"/>
    </style:style>
    <style:style style:name="T1834" style:family="text">
      <style:text-properties officeooo:rsid="032a40a1"/>
    </style:style>
    <style:style style:name="T1835" style:family="text">
      <style:text-properties officeooo:rsid="032a5743"/>
    </style:style>
    <style:style style:name="T1836" style:family="text">
      <style:text-properties officeooo:rsid="032ae68b"/>
    </style:style>
    <style:style style:name="T1837" style:family="text">
      <style:text-properties officeooo:rsid="032cb8db"/>
    </style:style>
    <style:style style:name="T1838" style:family="text">
      <style:text-properties officeooo:rsid="032e7cc5"/>
    </style:style>
    <style:style style:name="T1839" style:family="text">
      <style:text-properties officeooo:rsid="032f45b6"/>
    </style:style>
    <style:style style:name="T1840" style:family="text">
      <style:text-properties officeooo:rsid="032fec04"/>
    </style:style>
    <style:style style:name="T1841" style:family="text">
      <style:text-properties officeooo:rsid="03311bab"/>
    </style:style>
    <style:style style:name="T1842" style:family="text">
      <style:text-properties officeooo:rsid="033123cd"/>
    </style:style>
    <style:style style:name="T1843" style:family="text">
      <style:text-properties officeooo:rsid="0332f1b4"/>
    </style:style>
    <style:style style:name="T1844" style:family="text">
      <style:text-properties officeooo:rsid="03343846"/>
    </style:style>
    <style:style style:name="T1845" style:family="text">
      <style:text-properties officeooo:rsid="03357f30"/>
    </style:style>
    <style:style style:name="T1846" style:family="text">
      <style:text-properties officeooo:rsid="03475e9b"/>
    </style:style>
    <style:style style:name="T1847" style:family="text">
      <style:text-properties officeooo:rsid="034952f1"/>
    </style:style>
    <style:style style:name="T1848" style:family="text">
      <style:text-properties officeooo:rsid="034a6334"/>
    </style:style>
    <style:style style:name="T1849" style:family="text">
      <style:text-properties officeooo:rsid="034ac4d8"/>
    </style:style>
    <style:style style:name="T1850" style:family="text">
      <style:text-properties officeooo:rsid="034b5a2a"/>
    </style:style>
    <style:style style:name="T1851" style:family="text">
      <style:text-properties officeooo:rsid="034c0353"/>
    </style:style>
    <style:style style:name="T1852" style:family="text">
      <style:text-properties officeooo:rsid="034cde3f"/>
    </style:style>
    <style:style style:name="T1853" style:family="text">
      <style:text-properties officeooo:rsid="034d2068"/>
    </style:style>
    <style:style style:name="T1854" style:family="text">
      <style:text-properties officeooo:rsid="034dd2e7"/>
    </style:style>
    <style:style style:name="T1855" style:family="text">
      <style:text-properties officeooo:rsid="034dfabe"/>
    </style:style>
    <style:style style:name="T1856" style:family="text">
      <style:text-properties officeooo:rsid="034e6dd6"/>
    </style:style>
    <style:style style:name="T1857" style:family="text">
      <style:text-properties officeooo:rsid="034e895b"/>
    </style:style>
    <style:style style:name="T1858" style:family="text">
      <style:text-properties officeooo:rsid="034f617f"/>
    </style:style>
    <style:style style:name="T1859" style:family="text">
      <style:text-properties officeooo:rsid="03512ce9"/>
    </style:style>
    <style:style style:name="T1860" style:family="text">
      <style:text-properties officeooo:rsid="0352d5af"/>
    </style:style>
    <style:style style:name="T1861" style:family="text">
      <style:text-properties officeooo:rsid="03535c0d"/>
    </style:style>
    <style:style style:name="T1862" style:family="text">
      <style:text-properties officeooo:rsid="0354b017"/>
    </style:style>
    <style:style style:name="T1863" style:family="text">
      <style:text-properties officeooo:rsid="03552621"/>
    </style:style>
    <style:style style:name="T1864" style:family="text">
      <style:text-properties officeooo:rsid="0356c4b1"/>
    </style:style>
    <style:style style:name="T1865" style:family="text">
      <style:text-properties officeooo:rsid="03586f5a"/>
    </style:style>
    <style:style style:name="T1866" style:family="text">
      <style:text-properties officeooo:rsid="035a6496"/>
    </style:style>
    <style:style style:name="T1867" style:family="text">
      <style:text-properties officeooo:rsid="035ab703"/>
    </style:style>
    <style:style style:name="T1868" style:family="text">
      <style:text-properties officeooo:rsid="035c7eff"/>
    </style:style>
    <style:style style:name="T1869" style:family="text">
      <style:text-properties officeooo:rsid="035d28cc"/>
    </style:style>
    <style:style style:name="T1870" style:family="text">
      <style:text-properties officeooo:rsid="035ea8ee"/>
    </style:style>
    <style:style style:name="T1871" style:family="text">
      <style:text-properties officeooo:rsid="035ee159"/>
    </style:style>
    <style:style style:name="T1872" style:family="text">
      <style:text-properties officeooo:rsid="0360db90"/>
    </style:style>
    <style:style style:name="T1873" style:family="text">
      <style:text-properties officeooo:rsid="03612f85"/>
    </style:style>
    <style:style style:name="T1874" style:family="text">
      <style:text-properties officeooo:rsid="036287f4"/>
    </style:style>
    <style:style style:name="T1875" style:family="text">
      <style:text-properties officeooo:rsid="03649a56"/>
    </style:style>
    <style:style style:name="T1876" style:family="text">
      <style:text-properties officeooo:rsid="0365706e"/>
    </style:style>
    <style:style style:name="T1877" style:family="text">
      <style:text-properties officeooo:rsid="0365caa8"/>
    </style:style>
    <style:style style:name="T1878" style:family="text">
      <style:text-properties officeooo:rsid="03679b08"/>
    </style:style>
    <style:style style:name="T1879" style:family="text">
      <style:text-properties officeooo:rsid="03688d79"/>
    </style:style>
    <style:style style:name="T1880" style:family="text">
      <style:text-properties officeooo:rsid="036c2c5d"/>
    </style:style>
    <style:style style:name="T1881" style:family="text">
      <style:text-properties officeooo:rsid="036caf1a"/>
    </style:style>
    <style:style style:name="T1882" style:family="text">
      <style:text-properties officeooo:rsid="036e1693"/>
    </style:style>
    <style:style style:name="T1883" style:family="text">
      <style:text-properties officeooo:rsid="036f0cdb"/>
    </style:style>
    <style:style style:name="T1884" style:family="text">
      <style:text-properties officeooo:rsid="0371044a"/>
    </style:style>
    <style:style style:name="T1885" style:family="text">
      <style:text-properties officeooo:rsid="03724308"/>
    </style:style>
    <style:style style:name="T1886" style:family="text">
      <style:text-properties officeooo:rsid="0372b458"/>
    </style:style>
    <style:style style:name="T1887" style:family="text">
      <style:text-properties officeooo:rsid="0374a144"/>
    </style:style>
    <style:style style:name="T1888" style:family="text">
      <style:text-properties officeooo:rsid="0374cce5"/>
    </style:style>
    <style:style style:name="T1889" style:family="text">
      <style:text-properties officeooo:rsid="0375dfa1"/>
    </style:style>
    <style:style style:name="T1890" style:family="text">
      <style:text-properties officeooo:rsid="037742c5"/>
    </style:style>
    <style:style style:name="T1891" style:family="text">
      <style:text-properties officeooo:rsid="037863f3"/>
    </style:style>
    <style:style style:name="T1892" style:family="text">
      <style:text-properties officeooo:rsid="03795bec"/>
    </style:style>
    <style:style style:name="T1893" style:family="text">
      <style:text-properties officeooo:rsid="037adf2b"/>
    </style:style>
    <style:style style:name="T1894" style:family="text">
      <style:text-properties officeooo:rsid="037c8bea"/>
    </style:style>
    <style:style style:name="T1895" style:family="text">
      <style:text-properties officeooo:rsid="037cbede"/>
    </style:style>
    <style:style style:name="T1896" style:family="text">
      <style:text-properties officeooo:rsid="037d3ca6"/>
    </style:style>
    <style:style style:name="T1897" style:family="text">
      <style:text-properties officeooo:rsid="037da1d6"/>
    </style:style>
    <style:style style:name="T1898" style:family="text">
      <style:text-properties officeooo:rsid="037edf8c"/>
    </style:style>
    <style:style style:name="T1899" style:family="text">
      <style:text-properties officeooo:rsid="037f5ac2"/>
    </style:style>
    <style:style style:name="T1900" style:family="text">
      <style:text-properties officeooo:rsid="03811a82"/>
    </style:style>
    <style:style style:name="T1901" style:family="text">
      <style:text-properties officeooo:rsid="0382f7b5"/>
    </style:style>
    <style:style style:name="T1902" style:family="text">
      <style:text-properties officeooo:rsid="0383866c"/>
    </style:style>
    <style:style style:name="T1903" style:family="text">
      <style:text-properties officeooo:rsid="0384d4c5"/>
    </style:style>
    <style:style style:name="T1904" style:family="text">
      <style:text-properties officeooo:rsid="03858045"/>
    </style:style>
    <style:style style:name="T1905" style:family="text">
      <style:text-properties officeooo:rsid="038765ea"/>
    </style:style>
    <style:style style:name="T1906" style:family="text">
      <style:text-properties officeooo:rsid="03887472"/>
    </style:style>
    <style:style style:name="T1907" style:family="text">
      <style:text-properties officeooo:rsid="03897b8f"/>
    </style:style>
    <style:style style:name="T1908" style:family="text">
      <style:text-properties officeooo:rsid="0389ed58"/>
    </style:style>
    <style:style style:name="T1909" style:family="text">
      <style:text-properties officeooo:rsid="038ac026"/>
    </style:style>
    <style:style style:name="T1910" style:family="text">
      <style:text-properties officeooo:rsid="038c515b"/>
    </style:style>
    <style:style style:name="T1911" style:family="text">
      <style:text-properties officeooo:rsid="038de198"/>
    </style:style>
    <style:style style:name="T1912" style:family="text">
      <style:text-properties officeooo:rsid="038f140b"/>
    </style:style>
    <style:style style:name="T1913" style:family="text">
      <style:text-properties officeooo:rsid="0390794c"/>
    </style:style>
    <style:style style:name="T1914" style:family="text">
      <style:text-properties officeooo:rsid="03915c3a"/>
    </style:style>
    <style:style style:name="T1915" style:family="text">
      <style:text-properties officeooo:rsid="03923a35"/>
    </style:style>
    <style:style style:name="T1916" style:family="text">
      <style:text-properties officeooo:rsid="039300c7"/>
    </style:style>
    <style:style style:name="T1917" style:family="text">
      <style:text-properties officeooo:rsid="0393b18d"/>
    </style:style>
    <style:style style:name="T1918" style:family="text">
      <style:text-properties officeooo:rsid="0394d1bc"/>
    </style:style>
    <style:style style:name="T1919" style:family="text">
      <style:text-properties officeooo:rsid="0395c398"/>
    </style:style>
    <style:style style:name="T1920" style:family="text">
      <style:text-properties officeooo:rsid="03968052"/>
    </style:style>
    <style:style style:name="T1921" style:family="text">
      <style:text-properties officeooo:rsid="03971dbb"/>
    </style:style>
    <style:style style:name="T1922" style:family="text">
      <style:text-properties officeooo:rsid="03973977"/>
    </style:style>
    <style:style style:name="T1923" style:family="text">
      <style:text-properties officeooo:rsid="057ce4af"/>
    </style:style>
    <style:style style:name="T1924" style:family="text">
      <style:text-properties officeooo:rsid="057e77ea"/>
    </style:style>
    <style:style style:name="T1925" style:family="text">
      <style:text-properties officeooo:rsid="058b97be"/>
    </style:style>
    <style:style style:name="T1926" style:family="text">
      <style:text-properties officeooo:rsid="058bec21"/>
    </style:style>
    <style:style style:name="T1927" style:family="text">
      <style:text-properties officeooo:rsid="058db616"/>
    </style:style>
    <style:style style:name="T1928" style:family="text">
      <style:text-properties officeooo:rsid="058fa3f6"/>
    </style:style>
    <style:style style:name="T1929" style:family="text">
      <style:text-properties officeooo:rsid="0590674e"/>
    </style:style>
    <style:style style:name="T1930" style:family="text">
      <style:text-properties officeooo:rsid="0590fc79"/>
    </style:style>
    <style:style style:name="T1931" style:family="text">
      <style:text-properties officeooo:rsid="0592a7a6"/>
    </style:style>
    <style:style style:name="T1932" style:family="text">
      <style:text-properties officeooo:rsid="05940e7e"/>
    </style:style>
    <style:style style:name="T1933" style:family="text">
      <style:text-properties officeooo:rsid="0594d624"/>
    </style:style>
    <style:style style:name="T1934" style:family="text">
      <style:text-properties officeooo:rsid="0596b4a8"/>
    </style:style>
    <style:style style:name="T1935" style:family="text">
      <style:text-properties officeooo:rsid="0598432d"/>
    </style:style>
    <style:style style:name="T1936" style:family="text">
      <style:text-properties officeooo:rsid="0599db5b"/>
    </style:style>
    <style:style style:name="T1937" style:family="text">
      <style:text-properties officeooo:rsid="059b22d6"/>
    </style:style>
    <style:style style:name="T1938" style:family="text">
      <style:text-properties officeooo:rsid="059c4eeb"/>
    </style:style>
    <style:style style:name="T1939" style:family="text">
      <style:text-properties officeooo:rsid="059e0516"/>
    </style:style>
    <style:style style:name="T1940" style:family="text">
      <style:text-properties officeooo:rsid="059fb6f6"/>
    </style:style>
    <style:style style:name="T1941" style:family="text">
      <style:text-properties officeooo:rsid="05a0825d"/>
    </style:style>
    <style:style style:name="T1942" style:family="text">
      <style:text-properties officeooo:rsid="05a191ca"/>
    </style:style>
    <style:style style:name="T1943" style:family="text">
      <style:text-properties officeooo:rsid="05a1cdf8"/>
    </style:style>
    <style:style style:name="T1944" style:family="text">
      <style:text-properties officeooo:rsid="05a395a3"/>
    </style:style>
    <style:style style:name="T1945" style:family="text">
      <style:text-properties officeooo:rsid="05a43f7d"/>
    </style:style>
    <style:style style:name="T1946" style:family="text">
      <style:text-properties officeooo:rsid="05a5c4b5"/>
    </style:style>
    <style:style style:name="T1947" style:family="text">
      <style:text-properties officeooo:rsid="05a5ce31"/>
    </style:style>
    <style:style style:name="T1948" style:family="text">
      <style:text-properties officeooo:rsid="05a609ed"/>
    </style:style>
    <style:style style:name="T1949" style:family="text">
      <style:text-properties officeooo:rsid="05a7596f"/>
    </style:style>
    <style:style style:name="T1950" style:family="text">
      <style:text-properties officeooo:rsid="05a8f48e"/>
    </style:style>
    <style:style style:name="T1951" style:family="text">
      <style:text-properties officeooo:rsid="05a9cf8b"/>
    </style:style>
    <style:style style:name="T1952" style:family="text">
      <style:text-properties officeooo:rsid="05ab8889"/>
    </style:style>
    <style:style style:name="T1953" style:family="text">
      <style:text-properties officeooo:rsid="05ad241a"/>
    </style:style>
    <style:style style:name="T1954" style:family="text">
      <style:text-properties officeooo:rsid="05adf7da"/>
    </style:style>
    <style:style style:name="T1955" style:family="text">
      <style:text-properties officeooo:rsid="05ae0c8c"/>
    </style:style>
    <style:style style:name="T1956" style:family="text">
      <style:text-properties officeooo:rsid="05afa1c2"/>
    </style:style>
    <style:style style:name="T1957" style:family="text">
      <style:text-properties officeooo:rsid="05b2aa57"/>
    </style:style>
    <style:style style:name="T1958" style:family="text">
      <style:text-properties officeooo:rsid="05b45067"/>
    </style:style>
    <style:style style:name="T1959" style:family="text">
      <style:text-properties officeooo:rsid="05b4f587"/>
    </style:style>
    <style:style style:name="T1960" style:family="text">
      <style:text-properties officeooo:rsid="05b5caff"/>
    </style:style>
    <style:style style:name="T1961" style:family="text">
      <style:text-properties officeooo:rsid="05b61ffc"/>
    </style:style>
    <style:style style:name="T1962" style:family="text">
      <style:text-properties officeooo:rsid="05b73732"/>
    </style:style>
    <style:style style:name="T1963" style:family="text">
      <style:text-properties officeooo:rsid="05b8754e"/>
    </style:style>
    <style:style style:name="T1964" style:family="text">
      <style:text-properties officeooo:rsid="05b9c90f"/>
    </style:style>
    <style:style style:name="T1965" style:family="text">
      <style:text-properties officeooo:rsid="05bb4a32"/>
    </style:style>
    <style:style style:name="T1966" style:family="text">
      <style:text-properties officeooo:rsid="05bc1bbb"/>
    </style:style>
    <style:style style:name="T1967" style:family="text">
      <style:text-properties officeooo:rsid="05bc7e14"/>
    </style:style>
    <style:style style:name="T1968" style:family="text">
      <style:text-properties officeooo:rsid="05be05b1"/>
    </style:style>
    <style:style style:name="T1969" style:family="text">
      <style:text-properties officeooo:rsid="05bf66be"/>
    </style:style>
    <style:style style:name="T1970" style:family="text">
      <style:text-properties officeooo:rsid="05c0ecf7"/>
    </style:style>
    <style:style style:name="T1971" style:family="text">
      <style:text-properties officeooo:rsid="05c185b6"/>
    </style:style>
    <style:style style:name="T1972" style:family="text">
      <style:text-properties officeooo:rsid="0618d149"/>
    </style:style>
    <style:style style:name="T1973" style:family="text">
      <style:text-properties style:font-name="Calibri" fo:font-size="10pt" fo:language="it" fo:country="IT" style:font-size-asian="10pt" style:font-size-complex="10pt"/>
    </style:style>
    <style:style style:name="T1974" style:family="text">
      <style:text-properties style:font-name="Calibri" fo:font-size="10pt" style:font-size-asian="10pt" style:font-size-complex="10pt"/>
    </style:style>
    <style:style style:name="T1975" style:family="text">
      <style:text-properties officeooo:rsid="06246c2c"/>
    </style:style>
    <style:style style:name="T1976" style:family="text">
      <style:text-properties officeooo:rsid="0626062c"/>
    </style:style>
    <style:style style:name="T1977" style:family="text">
      <style:text-properties officeooo:rsid="0627a06a"/>
    </style:style>
    <style:style style:name="T1978" style:family="text">
      <style:text-properties officeooo:rsid="063207eb"/>
    </style:style>
    <style:style style:name="T1979" style:family="text">
      <style:text-properties officeooo:rsid="0635d32b"/>
    </style:style>
    <style:style style:name="T1980" style:family="text">
      <style:text-properties officeooo:rsid="0640963c"/>
    </style:style>
    <style:style style:name="T1981" style:family="text">
      <style:text-properties officeooo:rsid="06418ab8"/>
    </style:style>
    <style:style style:name="T1982" style:family="text">
      <style:text-properties officeooo:rsid="0641bccc"/>
    </style:style>
    <style:style style:name="T1983" style:family="text">
      <style:text-properties officeooo:rsid="0643289c"/>
    </style:style>
    <style:style style:name="T1984" style:family="text">
      <style:text-properties officeooo:rsid="0643e17e"/>
    </style:style>
    <style:style style:name="T1985" style:family="text">
      <style:text-properties officeooo:rsid="0645acda"/>
    </style:style>
    <style:style style:name="T1986" style:family="text">
      <style:text-properties officeooo:rsid="0646ab68"/>
    </style:style>
    <style:style style:name="T1987" style:family="text">
      <style:text-properties fo:font-style="normal" style:text-underline-style="solid" style:text-underline-width="auto" style:text-underline-color="font-color" officeooo:rsid="003a16a0" style:font-style-asian="normal" style:font-style-complex="normal"/>
    </style:style>
    <style:style style:name="T1988" style:family="text">
      <style:text-properties officeooo:rsid="06479749"/>
    </style:style>
    <style:style style:name="T1989" style:family="text">
      <style:text-properties officeooo:rsid="065999f6"/>
    </style:style>
    <style:style style:name="T1990" style:family="text">
      <style:text-properties officeooo:rsid="065a33af"/>
    </style:style>
    <style:style style:name="T1991" style:family="text">
      <style:text-properties officeooo:rsid="065bf85c"/>
    </style:style>
    <style:style style:name="T1992" style:family="text">
      <style:text-properties officeooo:rsid="065db0d7"/>
    </style:style>
    <style:style style:name="T1993" style:family="text">
      <style:text-properties officeooo:rsid="065e986a"/>
    </style:style>
    <style:style style:name="T1994" style:family="text">
      <style:text-properties officeooo:rsid="065f5b44"/>
    </style:style>
    <style:style style:name="T1995" style:family="text">
      <style:text-properties officeooo:rsid="06606c2d"/>
    </style:style>
    <style:style style:name="T1996" style:family="text">
      <style:text-properties officeooo:rsid="0660bbbb"/>
    </style:style>
    <style:style style:name="T1997" style:family="text">
      <style:text-properties officeooo:rsid="0662ae80"/>
    </style:style>
    <style:style style:name="T1998" style:family="text">
      <style:text-properties officeooo:rsid="06631b93"/>
    </style:style>
    <style:style style:name="T1999" style:family="text">
      <style:text-properties officeooo:rsid="06642756"/>
    </style:style>
    <style:style style:name="T2000" style:family="text">
      <style:text-properties officeooo:rsid="066492a5"/>
    </style:style>
    <style:style style:name="T2001" style:family="text">
      <style:text-properties officeooo:rsid="06657688"/>
    </style:style>
    <style:style style:name="T2002" style:family="text">
      <style:text-properties officeooo:rsid="066703ae"/>
    </style:style>
    <style:style style:name="T2003" style:family="text">
      <style:text-properties officeooo:rsid="06685398"/>
    </style:style>
    <style:style style:name="T2004" style:family="text">
      <style:text-properties officeooo:rsid="066a332e"/>
    </style:style>
    <style:style style:name="T2005" style:family="text">
      <style:text-properties officeooo:rsid="066b9750"/>
    </style:style>
    <style:style style:name="T2006" style:family="text">
      <style:text-properties officeooo:rsid="066d393a"/>
    </style:style>
    <style:style style:name="T2007" style:family="text">
      <style:text-properties officeooo:rsid="066ea879"/>
    </style:style>
    <style:style style:name="T2008" style:family="text">
      <style:text-properties officeooo:rsid="0670239a"/>
    </style:style>
    <style:style style:name="T2009" style:family="text">
      <style:text-properties officeooo:rsid="0671d38f"/>
    </style:style>
    <style:style style:name="T2010" style:family="text">
      <style:text-properties officeooo:rsid="0672862c"/>
    </style:style>
    <style:style style:name="T2011" style:family="text">
      <style:text-properties officeooo:rsid="0672dd89"/>
    </style:style>
    <style:style style:name="T2012" style:family="text">
      <style:text-properties officeooo:rsid="067351eb"/>
    </style:style>
    <style:style style:name="T2013" style:family="text">
      <style:text-properties officeooo:rsid="0674f735"/>
    </style:style>
    <style:style style:name="T2014" style:family="text">
      <style:text-properties officeooo:rsid="0677e2c2"/>
    </style:style>
    <style:style style:name="T2015" style:family="text">
      <style:text-properties officeooo:rsid="0678e69e"/>
    </style:style>
    <style:style style:name="T2016" style:family="text">
      <style:text-properties officeooo:rsid="067a8b2f"/>
    </style:style>
    <style:style style:name="T2017" style:family="text">
      <style:text-properties officeooo:rsid="067b377e"/>
    </style:style>
    <style:style style:name="T2018" style:family="text">
      <style:text-properties officeooo:rsid="067cca7e"/>
    </style:style>
    <style:style style:name="T2019" style:family="text">
      <style:text-properties officeooo:rsid="06f3c8de"/>
    </style:style>
    <style:style style:name="T2020" style:family="text">
      <style:text-properties officeooo:rsid="06f64538"/>
    </style:style>
    <style:style style:name="T2021" style:family="text">
      <style:text-properties officeooo:rsid="06f71b7f"/>
    </style:style>
    <style:style style:name="T2022" style:family="text">
      <style:text-properties officeooo:rsid="06f8dc6c"/>
    </style:style>
    <style:style style:name="T2023" style:family="text">
      <style:text-properties officeooo:rsid="06fbeecf"/>
    </style:style>
    <style:style style:name="T2024" style:family="text">
      <style:text-properties officeooo:rsid="06fde6e3"/>
    </style:style>
    <style:style style:name="T2025" style:family="text">
      <style:text-properties officeooo:rsid="06fe0f5e"/>
    </style:style>
    <style:style style:name="T2026" style:family="text">
      <style:text-properties officeooo:rsid="06fe634a"/>
    </style:style>
    <style:style style:name="T2027" style:family="text">
      <style:text-properties officeooo:rsid="06fec062"/>
    </style:style>
    <style:style style:name="T2028" style:family="text">
      <style:text-properties officeooo:rsid="06ff0fa4"/>
    </style:style>
    <style:style style:name="T2029" style:family="text">
      <style:text-properties officeooo:rsid="06ffb86c"/>
    </style:style>
    <style:style style:name="T2030" style:family="text">
      <style:text-properties officeooo:rsid="07005827"/>
    </style:style>
    <style:style style:name="T2031" style:family="text">
      <style:text-properties officeooo:rsid="0701b386"/>
    </style:style>
    <style:style style:name="T2032" style:family="text">
      <style:text-properties officeooo:rsid="0703a7a3"/>
    </style:style>
    <style:style style:name="T2033" style:family="text">
      <style:text-properties officeooo:rsid="070539b9"/>
    </style:style>
    <style:style style:name="T2034" style:family="text">
      <style:text-properties officeooo:rsid="070714f0"/>
    </style:style>
    <style:style style:name="T2035" style:family="text">
      <style:text-properties officeooo:rsid="070737a3"/>
    </style:style>
    <style:style style:name="T2036" style:family="text">
      <style:text-properties officeooo:rsid="07090f34"/>
    </style:style>
    <style:style style:name="T2037" style:family="text">
      <style:text-properties officeooo:rsid="0709efe2"/>
    </style:style>
    <style:style style:name="T2038" style:family="text">
      <style:text-properties officeooo:rsid="070b5cf6"/>
    </style:style>
    <style:style style:name="T2039" style:family="text">
      <style:text-properties officeooo:rsid="070cbb7f"/>
    </style:style>
    <style:style style:name="T2040" style:family="text">
      <style:text-properties officeooo:rsid="070e226f"/>
    </style:style>
    <style:style style:name="T2041" style:family="text">
      <style:text-properties officeooo:rsid="070f32a7"/>
    </style:style>
    <style:style style:name="T2042" style:family="text">
      <style:text-properties officeooo:rsid="0710c9d7"/>
    </style:style>
    <style:style style:name="T2043" style:family="text">
      <style:text-properties officeooo:rsid="0711f170"/>
    </style:style>
    <style:style style:name="T2044" style:family="text">
      <style:text-properties officeooo:rsid="07120f62"/>
    </style:style>
    <style:style style:name="T2045" style:family="text">
      <style:text-properties officeooo:rsid="0712806a"/>
    </style:style>
    <style:style style:name="T2046" style:family="text">
      <style:text-properties officeooo:rsid="071408c5"/>
    </style:style>
    <style:style style:name="T2047" style:family="text">
      <style:text-properties officeooo:rsid="0726f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31"><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221">Basse concentrazioni del prodotto finale.<text:line-break/></text:span><text:span text:style-name="T1223">Trattamento di grandi quantità di acqua reflue.</text:span><text:span text:style-name="T1221"><text:line-break/><text:line-break/></text:span><text:span text:style-name="T1224">La s</text:span><text:span text:style-name="T1221">calatura bisogna farl</text:span><text:span text:style-name="T1224">a</text:span><text:span text:style-name="T1221"> sempre: il microorganismo ha problemi di adattamento all’ambiente in cui cresce, si aumenta progressivamente la dimensione del reattore fino ad arrivare al reattore di semina che verrà utilizzato poi per arrivare al fermentatore. <text:line-break/></text:span><text:span text:style-name="T1222">Ho 3 fattori principali che limitano lo scale-</text:span><text:span text:style-name="T1225">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221">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32"><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33"><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34"><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383449243" text:style-name="L1">
        <text:list-item>
          <text:p text:style-name="P137">Monosaccaridi</text:p>
        </text:list-item>
        <text:list-item>
          <text:p text:style-name="P137">Disaccaridi</text:p>
        </text:list-item>
        <text:list-item>
          <text:p text:style-name="P137">Oligosaccaridi</text:p>
        </text:list-item>
        <text:list-item>
          <text:p text:style-name="P137">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0">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226">α</text:span><text:span text:style-name="T50"> e </text:span><text:span text:style-name="T1226">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227">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227">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227">β</text:span><text:span text:style-name="T50"> e quindi non siamo in grado di degradarlo (il nostro corpo ha perso la capacità di sintetizzare l’enzima in grado di degradare i legami </text:span><text:span text:style-name="T1227">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0">+</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234">+</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7">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113">C</text:span><text:span text:style-name="T542">6</text:span><text:span text:style-name="T1114"> </text:span><text:span text:style-name="T1113">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36"><text:soft-page-break/>SINTESI PROTEICA</text:p>
      <text:p text:style-name="P135"><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228">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229">α</text:span><text:span text:style-name="T50">-elica </text:span><text:span text:style-name="T355">o </text:span><text:span text:style-name="T50">foglietto </text:span><text:span text:style-name="T1229">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229">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229">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230">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231">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231">β</text:span><text:span text:style-name="T50"> carotene quando viene assunto viene rotto, le due parti del </text:span><text:span text:style-name="T1231">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924">ono</text:span> da che cosa deve essere trasportato e dalla molecola che deve diffondere verso l’interno. <text:line-break/>I trasporti assistiti hanno bisogno dei trasportatori, ci sono due categorie: <text:span text:style-name="T1735">carriers</text:span>, molecola di solito protei<text:span text:style-name="T1923">n</text:span>a in grado di interagire con ciò che deve essere trasportato e di attraversare la membrana e quindi di favorire l’ingresso della specie trasportata oppure i <text:span text:style-name="T1735">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16"><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232">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232">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233">μ</text:span><text:span text:style-name="T50"> aumenta all'aumentare di S e tende ad un limite </text:span><text:span text:style-name="T1233">μ</text:span><text:span text:style-name="T50">max per conc</text:span><text:span text:style-name="T471">entrazioni </text:span><text:span text:style-name="T50">infinite.<text:line-break/>Quindi </text:span><text:span text:style-name="T1233">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233">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233">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2">2) Batch, tutti i reagenti sono introd<text:span text:style-name="T1972">o</text:span>tti all'interno del reattore (a parte O<text:span text:style-name="T1242">2</text:span> nei processi aerobici) prima che la reazione inizi.<text:line-break/>3) Semi-Batch, possono essere continui in cui l'alimentazione del reagente è continua oppure può <text:span text:style-name="T1972">essere</text:span> intermittente, quindi carichiamo il reattore lo facciamo andare a batch per un certo periodo dopodiché lo scarichiamo parzialmente, lo carichiamo a carica nuova e così via.</text:p>
      <text:p text:style-name="P117"><text:span text:style-name="T50">4) </text:span><text:span text:style-name="T475">S</text:span><text:span text:style-name="T50">emi-continui in cui i reagenti sono reintrodotti e scaricati a tempi fissati.</text:span><text:span text:style-name="T1235"> </text:span><text:span text:style-name="T1973">Dopo un periodo iniziale in modalità batch, il reattore viene parzialmente scaricato. Quindi vengono introdotti nuovi reagenti fino al volume di reazione e la reazione continua in modalità batch fino allo scarico successivo.</text:span><text:span text:style-name="T1974">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8">Normalmente NON si opera in condizioni in cui l'ossigeno è il fattore limitante.</text:p>
      <text:p text:style-name="P43">Il motivo per il quale vengono condotte reazioni aerobiche è che le cellule possono ottenere energia sia attraverso <text:span text:style-name="T1236">una respirazione</text:span> aerobia che anaerobia tuttavia <text:span text:style-name="T1975">nei processi aerobi </text:span>l'ossidazione del glucosio produce <text:span text:style-name="T1236">una quantità di ATP che è circa 20 volte superiore a quella prodotta da quella anaerobia → la vitalità delle cellule diminuisce in condizioni anaerobiche, abbiamo quindi una diminuzione della crescita in condizioni di anossia. <text:line-break/></text:span><text:span text:style-name="T1237">Normalmente <text:s/>nei reattori una variazione di ossigeno tra il 5% e il 35% non influenza in maniera significativa la crescita e la vitalità delle cellule; </text:span><text:span text:style-name="T1976">solitamente nella fase gassosa si conduce la cultura delle cellule con il 20% di ossigeno.</text:span><text:span text:style-name="T1237"><text:line-break/>Se operiamo il reattore in condizioni anossiche (&lt;5%) questo non ci garantisce la crescita degli organismi che anzi muoiono. La conc critica dell’ossigeno è dipendente dalle condizioni di fermentazione.<text:line-break/><text:line-break/></text:span><text:span text:style-name="T1238">La conc</text:span><text:span text:style-name="T1976">entrazione</text:span><text:span text:style-name="T1238"> di O</text:span><text:span text:style-name="T1273">2</text:span><text:span text:style-name="T1238"> disciolto dipende da una serie di processi che avvengono per trasportare ossigeno da fase gassosa a quello liquido:</text:span></text:p>
      <text:p text:style-name="P43"><text:span text:style-name="T1239">1)</text:span><text:span text:style-name="T1238"> trasferimento dalla fase gas allo strato limite</text:span><text:line-break/><text:span text:style-name="T1239">2) trasferimento all’interfaccia</text:span></text:p>
      <text:p text:style-name="P44"><text:span text:style-name="T1239">3) trasferimento nello strato limite del liquido, </text:span><text:span text:style-name="T1240">ci dà la resistenza maggiore (resistenza sul film fluido), </text:span><text:span text:style-name="T1977">rate limiting step</text:span></text:p>
      <text:p text:style-name="P49">4) diffusione nella fase liquida</text:p>
      <text:p text:style-name="P45"><text:span text:style-name="T1239">5) trasferimento sullo strato cellulare e così entra nella cellula</text:span><text:line-break/><text:soft-page-break/><text:span text:style-name="T1241">La velocità di trasferimento è data da un’eq di trasporto: N</text:span><text:span text:style-name="T1244">A</text:span><text:span text:style-name="T1241">, massa trasferita per unità di volume nell’unità di tempo, moltiplicata per area dell’interfaccia per forza motrice del trasferimento che è la differenza di conc tra fase gas C* e fase liq C</text:span><text:span text:style-name="T1243">L</text:span><text:span text:style-name="T1241">. C* legata alla legge di He</text:span><text:span text:style-name="T1286">n</text:span><text:span text:style-name="T1241">ry. <text:line-break/></text:span><text:span text:style-name="T1286">La velocità di trasferimento dipende anche da K</text:span><text:span text:style-name="T1244">L</text:span><text:span text:style-name="T1288"> che al suo aumentare fa aumentare la velocità, K</text:span><text:span text:style-name="T1244">L</text:span><text:span text:style-name="T1288"> aumenta al diminuire dello spessore dello strato limite del liquido. <text:s text:c="3"/></text:span><text:span text:style-name="T1687"><text:s/></text:span><text:span text:style-name="T1686">N</text:span><text:span text:style-name="T1274">A</text:span><text:span text:style-name="T1684">= </text:span><text:span text:style-name="T1685">K</text:span><text:span text:style-name="T1274">L</text:span><text:span text:style-name="T1684">a(C*-C</text:span><text:span text:style-name="T1275">L</text:span><text:span text:style-name="T1684">)</text:span><text:span text:style-name="T1288"><text:line-break/>Per aumentare </text:span><text:span text:style-name="T1687">N</text:span><text:span text:style-name="T1244">A</text:span><text:span text:style-name="T1288"> si può pensare di aumentare la differenza tra le due conc, </text:span><text:span text:style-name="T1687">C</text:span><text:span text:style-name="T1243">L</text:span><text:span text:style-name="T1288">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289">d</text:span><text:span text:style-name="T1288">e qu</text:span><text:span text:style-name="T1289">antità <text:s/>di ossigeno all’uscita.<text:line-break/><text:line-break/>Per determinare la velocità di trasferimento dobbiamo misurare la conc di O</text:span><text:span text:style-name="T1276">2</text:span><text:span text:style-name="T1289"> in ingresso e in uscita al reattore in cond stazionarie, in principio questo è il modo migliore ma necessita di avere controllori opportuni </text:span><text:span text:style-name="T1688">e molto accurati.</text:span><text:span text:style-name="T1289"><text:line-break/>In via alternativa si può misurare la conc attraverso delle titolazioni, ad esempio attraverso il </text:span><text:span text:style-name="T1290">metodo del Solfito</text:span><text:span text:style-name="T1289">; questo si realizza attraverso la rapida ossidazione del solfito in presenza di cat</text:span><text:span text:style-name="T1688">alizzatori</text:span><text:span text:style-name="T1289"> metallici, reazione molto veloce quindi </text:span><text:span text:style-name="T1294">si assume che </text:span><text:span text:style-name="T1289">la conc del solfito consumato corrispond</text:span><text:span text:style-name="T1688">a</text:span><text:span text:style-name="T1289"> alla conc dell’ossigeno </text:span><text:span text:style-name="T1689">trasferito</text:span><text:span text:style-name="T1289">. <text:line-break/></text:span><text:span text:style-name="T1294">Se l’eccesso del solfito poi è titolato con un metodo iodometrico (aggiun</text:span><text:span text:style-name="T1688">g</text:span><text:span text:style-name="T1294">o eccesso di iodio) esso viene retrotitolato. <text:line-break/>Misurazione controllata ma non può essere fatta in presenza di una biomassa in crescita; </text:span><text:span text:style-name="T1688">n</text:span><text:span text:style-name="T1294">on ci da dunque indicazioni sulla fermentazione perché è un calcolo fatto in assenza della reazione che a noi interessa.<text:line-break/>Altrimenti abbiamo il </text:span><text:span text:style-name="T1291">dynamic “gassing ou</text:span><text:span text:style-name="T1292">t</text:span><text:span text:style-name="T1291">” method </text:span><text:span text:style-name="T1295">che ci permette di determinare il coefficiente di scambio operando in un regime transitorio.<text:line-break/>Abbiamo conc di O</text:span><text:span text:style-name="T1247">2 <text:s/></text:span><text:span text:style-name="T1295">disciolto, interrompiamo il flusso di aria e la conc di O</text:span><text:span text:style-name="T1247">2 <text:s/></text:span><text:span text:style-name="T1295">disciolto diminuisce, misuriamo la variazione in questo transitorio dopodiché rialimentiamo </text:span><text:span text:style-name="T1316">l’</text:span><text:span text:style-name="T1295">ossigeno ripart</text:span><text:span text:style-name="T1316">endo</text:span><text:span text:style-name="T1295"> con </text:span><text:span text:style-name="T1315">la </text:span><text:span text:style-name="T1295">reazione e conc di O</text:span><text:span text:style-name="T1247">2</text:span><text:span text:style-name="T1295"> aumenta </text:span><text:span text:style-name="T1316">e rimisuriamo la variazione. </text:span><text:span text:style-name="T1317">O</text:span><text:span text:style-name="T1295">tteniamo un eq di bilancio </text:span><text:span text:style-name="T1316">in cui </text:span><text:span text:style-name="T1295">qx </text:span><text:span text:style-name="T1317">è </text:span><text:span text:style-name="T1295"><text:s/>dato dalla pendenza di una curva </text:span><text:span text:style-name="T1317">e da cui riusciamo a misurare il coefficiente di scambio.</text:span><text:span text:style-name="T1295"><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296">Altri fattori che influenzano </text:span><text:span text:style-name="T1297">K</text:span><text:span text:style-name="T1245">L</text:span><text:span text:style-name="T1296"> sono il tipo di microrganismo che determina le caratteristiche reologiche del nostro sistema (può essere basso per microrganismi filamentosi); densità, vis</text:span><text:span text:style-name="T1297">cosità (</text:span><text:span text:style-name="T1296">al suo aumentare diminu</text:span><text:span text:style-name="T1297">i</text:span><text:span text:style-name="T1296">sce </text:span><text:span text:style-name="T1297">K</text:span><text:span text:style-name="T1245">L</text:span><text:span text:style-name="T1297">); composizione della fase liquida; forza ionica (elettroliti in soluzione rendono sistema di bolle più resistente alla coalescenza quindi aumenta K</text:span><text:span text:style-name="T1245">L</text:span><text:span text:style-name="T1297">); dalla natura </text:span><text:span text:style-name="T1298">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315">ne</text:span><text:span text:style-name="T1298"> abbiamo un </text:span><text:span text:style-name="T1297">K</text:span><text:span text:style-name="T1245">L</text:span><text:span text:style-name="T1298">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299">el</text:span><text:span text:style-name="T1298">la usata è 0.3-0.4 kg O</text:span><text:span text:style-name="T1246">2</text:span><text:span text:style-name="T1298">/kg substrato.<text:line-break/>In cond batch </text:span><text:span text:style-name="T1299">il problema è operare proprio a alte conc di O</text:span><text:span text:style-name="T1248">2</text:span><text:span text:style-name="T1299">, l’aria deve essere continuamente alimentata e filtrata per essere sterilizzata. Le fermentazioni batch quindi sono di fatto semi-batch dal punto di vista dell’aria.<text:line-break/></text:span><text:span text:style-name="T1298"><text:line-break/></text:span><text:span text:style-name="T1300">BIOREATTORI<text:line-break/></text:span><text:span text:style-name="T1318">Processo: materie prime + biocatalizzatore </text:span><text:span text:style-name="T1319">in un reattore</text:span><text:span text:style-name="T1318"> → reazione → downstream process </text:span><text:span text:style-name="T1301">(operazione di separazione come filtrazione, cristallizzazione oppure operazione di purificazione come cromatografia e assorbimento) per recuperare ciò che <text:s/>serve</text:span><text:span text:style-name="T1318">→ prodotto</text:span><text:span text:style-name="T1301"><text:line-break/><text:line-break/></text:span><text:span text:style-name="T1302">I processi biotecnologici si differenziano per il tipo di fermentazione, design del processo e tipo di reattore il quale è scelto per ottimizzare le prestazioni. <text:line-break/></text:span><text:span text:style-name="T1326">La funzione principale del reattore è quella di fornire le cond</text:span><text:span text:style-name="T1327">izioni</text:span><text:span text:style-name="T1326"> ottime per la crescita e per la formazione del prodotto nel particolare sistema di microrganismi che si sta impiegando.</text:span><text:span text:style-name="T1302"> <text:line-break/>La prestazione del bioreattore dipende da molti fattori come la conc</text:span><text:span text:style-name="T1320">entrazione</text:span><text:span text:style-name="T1302"> di biomassa, tutte le condizioni devono essere sterili, cond</text:span><text:span text:style-name="T1320">izioni</text:span><text:span text:style-name="T1302"> di agitazioni efficaci per garantire un rapporto di </text:span><text:span text:style-name="T1320">O</text:span><text:span text:style-name="T1249">2</text:span><text:span text:style-name="T1302"> adeguato ma non devono essere eccessive </text:span><text:soft-page-break/><text:span text:style-name="T1302">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6"><text:span text:style-name="T1302"><text:line-break/></text:span><text:span text:style-name="T1303">L’ottimizzazione </text:span><text:span text:style-name="T1320">del</text:span><text:span text:style-name="T1303"> processo </text:span><text:span text:style-name="T1320">di </text:span><text:span text:style-name="T1303">fermentazione significa progettare l’unità del fermentatore e </text:span><text:span text:style-name="T1320">dei</text:span><text:span text:style-name="T1303"> suoi controllori.<text:line-break/>La configurazione del processo dipend</text:span><text:span text:style-name="T1304">e </text:span><text:span text:style-name="T1303">da</text:span><text:span text:style-name="T1304">l tipo di organismo: cellule animali/vegetali, massa microbica o enzimi solubili/immobilizzati</text:span><text:span text:style-name="T1320">, d</text:span><text:span text:style-name="T1304">al tipo di reattore: batch, continuo, semi-ba</text:span><text:span text:style-name="T1321">t</text:span><text:span text:style-name="T1304">ch, plug-flow; dai fattori economici: valore del prodotto, parametri del processo.</text:span><text:span text:style-name="T1305"><text:line-break/>All’interno di un reattore è possibile controllare diversi parametri come pH, T, conc di O2, quantità di calore scambiato attraverso tutto il processo. Vi è un processo di scale up, si passa da scale in condizioni di laboratorio </text:span><text:span text:style-name="T1306">passando per</text:span><text:span text:style-name="T1305"> </text:span><text:span text:style-name="T1306">scala pilota per arrivare a scala industriale.<text:line-break/></text:span><text:span text:style-name="T1321">U</text:span><text:span text:style-name="T1306">n fermentatore può </text:span><text:span text:style-name="T1322">operare</text:span><text:span text:style-name="T1306"> anaerobio o aerobio, </text:span><text:span text:style-name="T1322">con quest’ultimo</text:span><text:span text:style-name="T1306"> utilizziamo i CSTR, reattori air-lift oppure sistemi immobilizzati.<text:line-break/><text:line-break/></text:span><text:span text:style-name="T1307">TIPI DI FERMENTATORI</text:span><text:span text:style-name="T1306"><text:line-break/>BATCH: tutti i nutrienti sono caricati all’inizio del processo, la velocità di crescita degli organismi può decrescere fino a 0 a causa dell’esaurimento del substrato oppure della conc</text:span><text:span text:style-name="T1322">entrazione</text:span><text:span text:style-name="T1306"> di tossine.<text:line-break/>Una modifica del processo batch è il fed-batch semicontinuo nella quale la diminuzione de</text:span><text:span text:style-name="T1307">i nutrienti </text:span><text:span text:style-name="T1322">è </text:span><text:span text:style-name="T1307">compensat</text:span><text:span text:style-name="T1322">a</text:span><text:span text:style-name="T1307"> da successive aggiunte</text:span><text:span text:style-name="T1301">. </text:span><text:span text:style-name="T1307">È un sistema chiuso in cui non ho flussi continui.<text:line-break/>CONTINUI: gli organismi e i loro nutrienti sono caricati continuamente nel reattore.</text:span><text:span text:style-name="T1295"><text:line-break/><text:line-break/>Lo</text:span><text:span text:style-name="T1308">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323">m</text:span><text:span text:style-name="T1308">minoacidi).<text:line-break/></text:span><text:span text:style-name="T1309">Un altro modo di organizzare i reattori è in base a come </text:span><text:span text:style-name="T1310">è</text:span><text:span text:style-name="T1309"> organizzat</text:span><text:span text:style-name="T1323">a </text:span><text:span text:style-name="T1310">la fase biologica;</text:span><text:span text:style-name="T1309"> </text:span><text:span text:style-name="T1310">gli organismi </text:span><text:span text:style-name="T1309">possono essere sospesi in brodo di coltura; cellule individuali; fiocchi e aggregati </text:span><text:span text:style-name="T1310">oppure la fase biologica può essere supportata e immobilizzata.<text:line-break/>Abbiamo i reattori a per</text:span><text:span text:style-name="T1311">colamento </text:span><text:span text:style-name="T1312">tipici</text:span><text:span text:style-name="T1310"> per la produzione dell’aceto </text:span><text:span text:style-name="T1312">oppure i trattamenti a letto fluidizzato </text:span><text:span text:style-name="T1313">utilizzati per le acque reflue.</text:span><text:span text:style-name="T1312"><text:line-break/>Un fermentatore deve </text:span><text:span text:style-name="T1313">evitare l’ingresso di microrganismi, mantenere la selettività richiesta, mantenere un volume di brodo di coltura costante, </text:span><text:span text:style-name="T1324">mantenere </text:span><text:span text:style-name="T1313">conc di ossigeno disciolto più alta della conc critica, deve contr</text:span><text:span text:style-name="T1314">ollare i parametri come T e pH e deve permettere una buona omogeneità del sistema in crescita.<text:line-break/>I materiali in contatto con le soluzioni devono resistere alla corrosione, non </text:span><text:span text:style-name="T1325">essere</text:span><text:span text:style-name="T1314"> tossic</text:span><text:span text:style-name="T1325">i</text:span><text:span text:style-name="T1314"> (in questo modo non diventeranno inibitori della crescita) e devono sopportare cicli di sterilizzazione ad alte P. </text:span><text:span text:style-name="T1325">Inoltre, l’ispezione visiva del mezzo di crescita è vantaggiosa per cui se è possibile è preferibile usare materiali trasparenti.</text:span><text:span text:style-name="T1241"><text:line-break/></text:span><text:span text:style-name="T1720"><text:line-break/>Processo aerobi</text:span><text:span text:style-name="T1978">o</text:span><text:span text:style-name="T1720">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721">(parametri fisici come T e P e parametri chimici come il pH) </text:span><text:span text:style-name="T1720">richieste per la crescita della biomassa e quindi per una buona resa del prodotto.<text:line-break/></text:span></text:p>
      <text:p text:style-name="P47"><text:span text:style-name="T1722">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979">cellule</text:span><text:span text:style-name="T1722"> animali o vegetali, se sono </text:span><text:span text:style-name="T1979">enzimi</text:span><text:span text:style-name="T1722"> solubili o immobilizzat</text:span><text:span text:style-name="T1982">i</text:span><text:span text:style-name="T1980">)</text:span><text:span text:style-name="T1722">, della configurazione del processo (tipo di reattore) e del grado economico. <text:line-break/></text:span><text:span text:style-name="T1723">Il reattore deve permettere il passaggio sia dell’ossigeno che del nutriente fino all’organismo della cellula in crescita, bisogna favorire il contatto tra gli organismi e l’ossigeno e il nutriente. </text:span><text:span text:style-name="T1982">Quasi tutte le fermentazioni sono aerobici.</text:span><text:span text:style-name="T1723"><text:line-break/>Il parametro critico per un reattore aerobio è quello di avere un trasporto di ossigeno sufficiente. <text:line-break/>L’ossigeno è il substrato più importante metabolico e la CO</text:span><text:span text:style-name="T1277">2</text:span><text:span text:style-name="T1723"> è il prodotto metabolico più importante.<text:line-break/>Scopo: massimizzare trasporto ossigeno limitato dalla solubilità dell’ossigeno e dalle barriere diffusive del film liquido che circonda le bolle di gas.<text:line-break/></text:span><text:soft-page-break/><text:span text:style-name="T1724">In assenza di carica microbica la velocità dell’ossigeno </text:span><text:span text:style-name="T1983">(OTR) </text:span><text:span text:style-name="T1724">può essere stimata con il metodo dei solfiti.<text:line-break/>Il sodio solfito è un agente riducente che reagisce con l’O</text:span><text:span text:style-name="T1278">2</text:span><text:span text:style-name="T1724"> disciolto in presenza di cat metallico a dare solfato di sodio. </text:span><text:span text:style-name="T1725">Misurando la velocità di ossidazione del solfito misuriamo la velocità di trasporto dell’O</text:span><text:span text:style-name="T1250">2</text:span><text:span text:style-name="T1725">.<text:line-break/>Il coefficiente di trasporto di massa dell’O</text:span><text:span text:style-name="T1250">2</text:span><text:span text:style-name="T1725"> può essere calcolato mediante la velocità di trasporto dell’ossigeno e della sua solubilità. </text:span><text:span text:style-name="T1726">Necessario avere dei sensori che misurino l’ossigeno disciolto.<text:line-break/><text:line-break/></text:span><text:span text:style-name="T1720">TIPI DI BIOREATTORE<text:line-break/>I bioreattori appartengono a 3 famiglie: non agitati e non aerati (birra, vino), non agitati e aerati </text:span><text:span text:style-name="T1981">(SCP) </text:span><text:span text:style-name="T1720">e agitati e aerati </text:span><text:span text:style-name="T1981">(antibiotici).<text:line-break/></text:span><text:span text:style-name="T1983">I fermentatori possono essere divisi in 4 grandi gruppi:</text:span><text:span text:style-name="T1726"><text:line-break/>BATCH: Parto da una conc di substrato, questo si consuma e quindi la sua conc si riduce.</text:span><text:span text:style-name="T1725"><text:line-break/></text:span><text:span text:style-name="T1726">CSTF </text:span><text:span text:style-name="T1984">(continuos stirred tank fermenters)</text:span><text:span text:style-name="T1726">: conc costante, il sistema di alimentazione del substrato e di uscita del prodotto sono diversi da quelli del batch.<text:line-break/>TF </text:span><text:span text:style-name="T1985">(tubular fermenters)</text:span><text:span text:style-name="T1726">: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727">Microrganismi fluidizzati dalla corrente entrante in </text:span><text:span text:style-name="T1728">maniera</text:span><text:span text:style-name="T1727"> sufficiente </text:span><text:span text:style-name="T1728">per</text:span><text:span text:style-name="T1727"> vincere le forze gravitazionali </text:span><text:span text:style-name="T1728">e non avere la loro fuoriuscita insieme al prodotto.<text:line-break/><text:line-break/>I </text:span><text:span text:style-name="T1987">substrati solidi</text:span><text:span text:style-name="T1728">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279">2</text:span><text:span text:style-name="T1728"> dipend</text:span><text:span text:style-name="T1986">e</text:span><text:span text:style-name="T1728"> dalle dimensioni delle particelle, la loro porosità e dal grado di vuoto all’interno del reattore.<text:line-break/></text:span><text:span text:style-name="T1729">Un eccesso di acqua e un annegamento del substrato hanno un effetto negativo perché occlud</text:span><text:span text:style-name="T1986">ono</text:span><text:span text:style-name="T1729"> porosità e influenza</text:span><text:span text:style-name="T1986">no</text:span><text:span text:style-name="T1729"> negativamente la velocità.<text:line-break/>Un reattore usato è quello</text:span><text:span text:style-name="T1737"> a cilindro rotante</text:span><text:span text:style-name="T1729">,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280">2</text:span><text:span text:style-name="T1729"> e un buon smaltimento di calore. La miscelazione è scarsa.<text:line-break/>Altrimenti si usano </text:span><text:span text:style-name="T1737">reattori a letto</text:span><text:span text:style-name="T1729">, </text:span><text:span text:style-name="T1988">il letto</text:span><text:span text:style-name="T1729"> può essere alto fino ad 1 m </text:span><text:span text:style-name="T1988">e</text:span><text:span text:style-name="T1729"> deve essere poroso in modo tale da essere attraversato da aria umida che viene sempre influssata dal basso.<text:line-break/>Ci sono anche i </text:span><text:span text:style-name="T1737">fermentatori a vassoi</text:span><text:span text:style-name="T1729"> utilizzati per la produzione di enzimi, per migliorare il contatto il substrato è posizionato su dei vassoi in una camera dove viene influssata l’aria e fatta circolare. Reattore utilizzato nel 1 step di acido citrico. Possono avere </text:span><text:span text:style-name="T1988">V</text:span><text:span text:style-name="T1729"> molto alti (fino a 150 m</text:span><text:span text:style-name="T1730">3</text:span><text:span text:style-name="T1328">).<text:line-break/><text:line-break/></text:span><text:span text:style-name="T1692">P</text:span><text:span text:style-name="T1328">er i </text:span><text:span text:style-name="T1690">substrati liquidi</text:span><text:span text:style-name="T1328"> </text:span><text:span text:style-name="T1692">l’areazione non è forzata, è legata all’OTR </text:span><text:span text:style-name="T1693">che dipende dalla velocità di agitazione, V del liquido e forma dei reattori.</text:span><text:span text:style-name="T1328"> </text:span><text:span text:style-name="T1692">P</text:span><text:span text:style-name="T1328">er reattori da laboratorio (piccola scala) si intendono anche semplicemente delle beute.<text:line-break/></text:span><text:span text:style-name="T1329">Per aumentare il trasporto dell’O</text:span><text:span text:style-name="T1281">2</text:span><text:span text:style-name="T1329"> si può aumentare la superficie d’interfaccia e quindi aumentare il </text:span><text:span text:style-name="T1691">V</text:span><text:span text:style-name="T1329">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330">Per sistemi a substrato liquido ad alto volume si passa a bioreattori con agitazione meccanica.<text:line-break/></text:span><text:span text:style-name="T1331">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695">i </text:span><text:span text:style-name="T1331">più utilizzato per processi asettici sono i </text:span><text:span text:style-name="T1293">STR</text:span><text:span text:style-name="T1331"> </text:span><text:span text:style-name="T1691">che </text:span><text:span text:style-name="T1331">permett</text:span><text:span text:style-name="T1691">ono</text:span><text:span text:style-name="T1331"> una buona agitazione </text:span><text:span text:style-name="T1695">ma</text:span><text:span text:style-name="T1331"> costano molt</text:span><text:span text:style-name="T1697">a causa dell’agitazione, energia e sterilizzazione.</text:span><text:span text:style-name="T1331"> </text:span><text:span text:style-name="T1696">È il reattore più comune per i processi asettici ed è anche il più omogeneo e versatile.</text:span><text:span text:style-name="T1331"> </text:span><text:span text:style-name="T1332">Punti fondamentali del reattore: agitatore, frangiflutti e il sistema di distribuzione dell’aria (sparger) nei processi aerobici.<text:line-break/></text:span><text:soft-page-break/><text:span text:style-name="T1332">Bioreattore usato per V &gt; 200 ml (al di sotto sono nelle cond</text:span><text:span text:style-name="T1693">izioni</text:span><text:span text:style-name="T1332"> da laboratorio). <text:line-break/>I sistemi senza sparger danno una aerazione sufficiente per V fino a 3 l. Agitazione fino a 600 rpm per avere una buona diffusione dell’ossigeno. </text:span><text:span text:style-name="T1333">I reattori con lo sparger possono essere grandi (V fino a 500 l).<text:line-break/>L’agitazione deve creare turbolenza per rompere bolle e favorire trasporto O</text:span><text:span text:style-name="T1251">2</text:span><text:span text:style-name="T1333">. <text:line-break/>Ci sono due tipi di agitazioni: le eliche che danno un flusso assiale, d</text:span><text:span text:style-name="T1694">anno</text:span><text:span text:style-name="T1333"> una bassa turbolenza (utilizzati con microrganismi sensibili allo stress meccanico come cellule animali) oppure ci sono le turbine che danno una maggior turbolenza e si ha un buon trasferimento di O</text:span><text:span text:style-name="T1251">2</text:span><text:span text:style-name="T1333">, ciascuna turbina ha dalle 2 alle 6 pale.<text:line-break/>La più utilizzata è la turbina Rushton, costituita da pale poste in modo perpendicolare al disco, il flusso è radiale. <text:line-break/>Una modificazione delle turbina è un Airfoil in cui le pal</text:span><text:span text:style-name="T1698">e</text:span><text:span text:style-name="T1333"> sono inclinate e si ha un flusso un po’ radiale e un po’ assiale.<text:line-break/>Il tipo di elica e di agitazione va a determinare il coefficiente di dimensionamento del K</text:span><text:span text:style-name="T1251">L.</text:span><text:span text:style-name="T1333"><text:line-break/></text:span><text:span text:style-name="T1334"><text:line-break/></text:span><text:span text:style-name="T1335">REATTORI AGITATI<text:line-break/></text:span><text:span text:style-name="T1336">Le caratteristiche reologiche del fluido possono essere newtoniane (viscosità costante per qualsiasi agitazione), non newtonian</text:span><text:span text:style-name="T1698">e</text:span><text:span text:style-name="T1336"> </text:span><text:span text:style-name="T1337">(viscosità </text:span><text:span text:style-name="T1698">in </text:span><text:span text:style-name="T1337">funzione della velocità di agitazione, </text:span><text:span text:style-name="T1703">nei </text:span><text:span text:style-name="T1337">pseudoplastici </text:span><text:span text:style-name="T1703">la viscosità diminuisce all’aumentare della velocità di taglio mentre</text:span><text:span text:style-name="T1337"> </text:span><text:span text:style-name="T1703">n</text:span><text:span text:style-name="T1337">e</text:span><text:span text:style-name="T1703">i</text:span><text:span text:style-name="T1337"> fluidi dilatanti </text:span><text:span text:style-name="T1703">la viscosità aumenta</text:span><text:span text:style-name="T1337">) </text:span><text:span text:style-name="T1338">oppure viscoelastici (al di sopra dello sforzo limite il materiale può essere fatto scorrere).<text:line-break/></text:span><text:span text:style-name="T1339">La maggior parte dei batteri dà comportamento newtoniano mentre i funghi caratterizzati da ife e materiali polimerici hanno comportamento non newtoniano. La viscosità </text:span><text:span text:style-name="T1340">del mezzo di crescita </text:span><text:span text:style-name="T1339">influenza l’efficienza dell’agitazione.<text:line-break/></text:span><text:span text:style-name="T1340">E’ necessario ottimizzare la forma, dimensione e il numero degli agitatori. </text:span><text:span text:style-name="T1338"><text:line-break/></text:span><text:span text:style-name="T1341">Lo sforzo di taglio che viene esercitato dal sistema di agitazione determina le dimensioni delle bolle. <text:line-break/></text:span><text:span text:style-name="T1342">Gli elementi di agitazione possono impartire un flusso assiale o radiale </text:span><text:span text:style-name="T1343">(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333">turbina Rushton </text:span><text:span text:style-name="T1343">è costituita da 4-6 pale intorno al disco centrale, è la turbina più comune, </text:span><text:span text:style-name="T1705">il suo diametro è un 1/3 del diametro del reattore.</text:span><text:span text:style-name="T1343"><text:line-break/>Le eliche sono più efficaci per ottenere una mix omogenea e per mantenere in sospensione i solidi e i microrganismi, danno una velocità di scorrimento </text:span><text:span text:style-name="T1704">(shear)</text:span><text:span text:style-name="T1343"> più bass</text:span><text:span text:style-name="T1704">a, </text:span><text:span text:style-name="T1343">creano meno vortici </text:span><text:span text:style-name="T1706">e sono meno efficienti a rompere le bolle.</text:span><text:span text:style-name="T1343"><text:line-break/>Shear più alto quando abbiamo profili di ingresso più affilati delle pale e meno efficaci a distribuire aria.<text:line-break/>2 esigenze presenti ma contraddittorie: avere omogeneità della massa reagente e una buona dispersione di O</text:span><text:span text:style-name="T1252">2</text:span><text:span text:style-name="T1343">. Possiamo allora usare 2 sistemi di agitazioni diversi per esempio turbina in basso e elica in alto.<text:line-break/>Il motore può essere posizionato in alto </text:span><text:span text:style-name="T1344">o in basso, metterlo in alto è </text:span><text:span text:style-name="T1343">più costoso perché </text:span><text:span text:style-name="T1707">è </text:span><text:span text:style-name="T1343">necessario supportare l’albero per evitare rottura, normalmente la velocità di rotazione è mantenuta non più del 75% della velocità critica </text:span><text:span text:style-name="T1344">di instabilità </text:span><text:span text:style-name="T1343">d</text:span><text:span text:style-name="T1344">ell’</text:span><text:span text:style-name="T1343">asse per evitare fenomeni di vibrazione </text:span><text:span text:style-name="T1344">che </text:span><text:span text:style-name="T1707">possano</text:span><text:span text:style-name="T1344"> portare alla rottura dell’albero → per dare maggiore stabilità è necessario prevedere dei supporti all’albero di rotazione.<text:line-break/>Posizionare il motore in basso </text:span><text:span text:style-name="T1707">invece</text:span><text:span text:style-name="T1344"> è più semplice però richiede più manutenzione per le tenute, bisogna evitare le infiltrazion</text:span><text:span text:style-name="T1699">i</text:span><text:span text:style-name="T1344"> del mezzo di reagente nelle tenute che possono poi danneg</text:span><text:span text:style-name="T1345">g</text:span><text:span text:style-name="T1344">iarle a lungo termine e che possono causare delle perdite nel sistema di tenute.<text:line-break/>I frangiflutti aumentano l'omogeneità del sistema reagente e aumentano l</text:span><text:span text:style-name="T1345">a </text:span><text:span text:style-name="T1344">potenza che è possibile trasferire tramite agitazione, servono ad aumentare la turbolenza.<text:line-break/></text:span><text:span text:style-name="T1708">S</text:span><text:span text:style-name="T1345">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700">a </text:span><text:span text:style-name="T1345">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709">I vortici però contribuiscono alla buona miscelazione del liquido nel fermentatore; la turbolenza è essenziale per un buon trasferimento di calore e di massa</text:span><text:span text:style-name="T1345"><text:line-break/></text:span><text:span text:style-name="T1346"><text:line-break/>Lo sparger distribuisce </text:span><text:span text:style-name="T1702">le bolle di</text:span><text:span text:style-name="T1346">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346">Lo sparger è posizionato al di sotto dell’agitatore più basso in maniera tale che l’aria venga condotta alle pale della turbina e quindi venga dispersa attraverso tutta la massa reagente.<text:line-break/></text:span><text:span text:style-name="T1710">L</text:span><text:span text:style-name="T1701">o </text:span><text:span text:style-name="T1346">sparger può essere: un tubo perforato, un sistema fatto a flauto o può essere fatto di vetro sinterizzato. </text:span><text:span text:style-name="T1710">N</text:span><text:span text:style-name="T1346">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347">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713">toroidale</text:span><text:span text:style-name="T1347">. </text:span><text:span text:style-name="T1711">Lo sparger a</text:span><text:span text:style-name="T1712">nulare</text:span><text:span text:style-name="T1711"> </text:span><text:span text:style-name="T1713">toroidale </text:span><text:span text:style-name="T1711">offre una maggiore aerazione </text:span><text:span text:style-name="T1713">permettendo così di trasportare una maggiore quantità di aria al reattore</text:span><text:span text:style-name="T1711">, è costituito da un tubo perforato ed è meno soggetto ad intasamento </text:span><text:span text:style-name="T1714">e sporcamento</text:span><text:span text:style-name="T1711">, ha circa lo stesso diametro della girante e deve essere posizionato al di sotto di esso. </text:span><text:span text:style-name="T1349">Le bolle vengono poi disperse all’interno del reattore e la dimensione delle bolle viene ridotta dal sistema di agitazione; </text:span><text:span text:style-name="T1714">l</text:span><text:span text:style-name="T1711">a risalita delle bolle attraverso le pale della girante ne favorisce la rottura.</text:span><text:span text:style-name="T1347"><text:line-break/>La dimensione dei fori </text:span><text:span text:style-name="T1348">(e delle bolle) </text:span><text:span text:style-name="T1347">non è così importante se si ha un buon sistema di agitazione.</text:span></text:p>
      <text:p text:style-name="P50">Normalmente la posizione dello sparger è fissa → più facile la costruzione del reattore.</text:p>
      <text:p text:style-name="P41"><text:span text:style-name="T1350">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262">2</text:span><text:span text:style-name="T1350"> nel gas è quasi istantaneo e quindi l’hold up, </text:span><text:span text:style-name="T1400">l</text:span><text:span text:style-name="T1350">a frazione volumetrica di gas nel liquido, non rappresenta più la capacità del sistema di favorire il trasporto di massa dell’O</text:span><text:span text:style-name="T1262">2</text:span><text:span text:style-name="T1350">,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351">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401">sterilizzati</text:span><text:span text:style-name="T1351">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402">C</text:span><text:span text:style-name="T1351"> </text:span><text:span text:style-name="T1402">evitando la condensazione dell’acqua</text:span><text:span text:style-name="T1351"> e in questo modo viene sterilizzato sia il reattore che tutte le linee di collegamento.</text:span><text:span text:style-name="T1287"><text:line-break/></text:span><text:span text:style-name="T1351">Il processo di sterilizzazione deve coinvolgere tutte le linee comprese quelle di campionamento, tutti i porti di strumentazioni, i sistemi di misura e tutti i sensori associati al reattore. <text:line-break/>È necessario </text:span><text:span text:style-name="T1401">anche </text:span><text:span text:style-name="T1351">sterilizzare l’aria in ingresso e l’aria in uscita </text:span><text:span text:style-name="T1401">in quanto i</text:span><text:span text:style-name="T1351">l sistema non deve permettere la fuoriuscit</text:span><text:span text:style-name="T1399">a</text:span><text:span text:style-name="T1351">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401">l’</text:span><text:span text:style-name="T1351">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352">il</text:span><text:span text:style-name="T1351"> fluido di reazione. </text:span><text:span text:style-name="T1352">Durante tutte le fasi del processo il bioreattore deve essere mantenuto sotto pressione per evitare </text:span><text:span text:style-name="T1402">l’</text:span><text:span text:style-name="T1352">ingresso di contaminanti nel reattore. </text:span><text:span text:style-name="T1353"><text:line-break/><text:line-break/></text:span><text:span text:style-name="T1403">Vi è la p</text:span><text:span text:style-name="T1353">ossibilità di formazione di schiume all’interno del reattore. Uno schiumeggiamento eccessivo può portare all’allagamento dei filtri d’aria in uscita (quindi contaminazione dei filtri e aumento delle perdite di carico quindi </text:span><text:soft-page-break/><text:span text:style-name="T1353">perdita del mezzo di reazio</text:span><text:span text:style-name="T1354">ne</text:span><text:span text:style-name="T1353"> e danneggiamento del reattore</text:span><text:span text:style-name="T1354">) </text:span><text:span text:style-name="T1404">e all’aumento di P con perdita del brodo di cultura e danneggiamento al reattore.</text:span><text:span text:style-name="T1353"><text:line-break/>Lo schiumeggiamento è dovuto alla presenza di tensioattivi, </text:span><text:span text:style-name="T1404">condizioni nutritive limitate e dalla lisi cellulare</text:span><text:span text:style-name="T1353">. <text:line-break/></text:span><text:span text:style-name="T1354">La schiuma può essere controllata con agenti antischiuma (es. poliglicoli polimerici a blocchi oppure polimeri siliconici </text:span><text:span text:style-name="T1355">o</text:span><text:span text:style-name="T1354"> oli vegetali). </text:span><text:span text:style-name="T1355">L’antischiuma</text:span><text:span text:style-name="T1354"> ha il compito di far coalescere </text:span><text:span text:style-name="T1355">le bolle → se abbiamo troppa antischiuma diminuiamo l’OTR perché diminuiamo la sup di scambio </text:span><text:span text:style-name="T1403">per cui</text:span><text:span text:style-name="T1355"> l’antischiuma deve essere dosato nella quantità necessaria. <text:line-break/>È necessario un sistema di misurazione del livello di schiuma </text:span><text:span text:style-name="T1405">ad esempio possiamo avere due misuratori di livello e quando il </text:span><text:span text:style-name="T1406">sensore del </text:span><text:span text:style-name="T1405">livello superiore non sente la presenza di fluido allora vuol dire che non c’è schiuma e non c’è</text:span><text:span text:style-name="T1406"> bisogno di</text:span><text:span text:style-name="T1405"> aggiu</text:span><text:span text:style-name="T1406">ngere</text:span><text:span text:style-name="T1405"> antischiuma quando invece il livello raggiunge il sensore superiore significa che si ha aumento della schiuma nel reattore e quindi viene addizionato l’antischiuma finché il livello della schiuma non si abbassa dal livello del sensore.</text:span><text:span text:style-name="T1355"><text:line-break/></text:span><text:span text:style-name="T1356">La risposta del sistema all’aggiunta di un antischiuma dipende dal mezzo di reazione </text:span><text:span text:style-name="T1406">e dalla risposta dei microrganismi all’aggiunta di antischiuma.</text:span><text:span text:style-name="T1356"><text:line-break/></text:span><text:span text:style-name="T1406">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408">v</text:span><text:span text:style-name="T1406">ello basso e costante → risponde bene all’antischiuma, </text:span><text:span text:style-name="T1407">3) <text:s/></text:span><text:span text:style-name="T1406">in cui inizialmente la schiuma è ridotta ma poi aumenta di nuovo per poi stabilizzarsi, significa che l’antischiuma introdotto è in parte </text:span><text:span text:style-name="T1408">metabolizzato</text:span><text:span text:style-name="T1406">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408">la schiuma</text:span><text:span text:style-name="T1406"> può essere aumentat</text:span><text:span text:style-name="T1408">a</text:span><text:span text:style-name="T1406"> o ridott</text:span><text:span text:style-name="T1408">a</text:span><text:span text:style-name="T1406"> dall’antischiuma.<text:line-break/></text:span><text:span text:style-name="T1357">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263">2</text:span><text:span text:style-name="T1357">, devono essere efficaci a basse conc. <text:line-break/>Devono essere economici e avere un effetto che deve durare a lungo nel tempo. <text:line-break/><text:line-break/></text:span><text:span text:style-name="T1358">Tipicamente </text:span><text:span text:style-name="T1409">si usano</text:span><text:span text:style-name="T1358"> reattori </text:span><text:span text:style-name="T1409">che </text:span><text:span text:style-name="T1358">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350">CONTROLLO DI T: </text:span><text:span text:style-name="T1412">s</text:span><text:span text:style-name="T1350">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410">il</text:span><text:span text:style-name="T1350"> riscaldamento </text:span><text:span text:style-name="T1410">è </text:span><text:span text:style-name="T1350">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411">anche il </text:span><text:span text:style-name="T1350">calore </text:span><text:span text:style-name="T1411">causato</text:span><text:span text:style-name="T1350"> </text:span><text:span text:style-name="T1411">dalla</text:span><text:span text:style-name="T1350"> miscelazione e potenza legata all’insuffl</text:span><text:span text:style-name="T1410">azione</text:span><text:span text:style-name="T1350">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350">La corrente di aria in uscita è satura di acqua quindi esiste la possibilità di avere </text:span><text:span text:style-name="T1450">condensazione</text:span><text:span text:style-name="T1350"> all’interno del filtro contaminandolo </text:span><text:span text:style-name="T1359">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350"><text:line-break/></text:span><text:span text:style-name="T1360">CONTROLLO pH: </text:span><text:span text:style-name="T1412">b</text:span><text:span text:style-name="T1360">isogna avere un sistema di misura per il pH. <text:line-break/>KOH migliore del NaOH perché meno tossico per i microorganismi anche se è più caro. <text:line-break/>HC</text:span><text:span text:style-name="T1412">l</text:span><text:span text:style-name="T1360"> troppo corrosivo per l’acciaio mentre H</text:span><text:span text:style-name="T1264">2</text:span><text:span text:style-name="T1360">SO</text:span><text:span text:style-name="T1271">4</text:span><text:span text:style-name="T1360"> deve essere usato in determinati range.<text:line-break/><text:line-break/>CONTROLLO D</text:span><text:span text:style-name="T1414">I </text:span><text:span text:style-name="T1360">O</text:span><text:span text:style-name="T1265">2</text:span><text:span text:style-name="T1360"> DISCIOLTO: Sistema che comanda </text:span><text:span text:style-name="T1413">la </text:span><text:span text:style-name="T1360">portata di aria in in</text:span><text:span text:style-name="T1414">gresso</text:span><text:span text:style-name="T1360"> sia in continuo </text:span><text:span text:style-name="T1413">che</text:span><text:span text:style-name="T1360"> in misura intermittente o che comanda la composizione del gas all’interno del reattore (controllando rapporto O</text:span><text:span text:style-name="T1264">2</text:span><text:span text:style-name="T1360">, N</text:span><text:span text:style-name="T1264">2</text:span><text:span text:style-name="T1360"> e CO</text:span><text:span text:style-name="T1264">2</text:span><text:span text:style-name="T1360">).<text:line-break/><text:line-break/></text:span><text:span text:style-name="T1361">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362">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415">possono</text:span><text:span text:style-name="T1362">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363">Un’altra possibilità per diminuire lo shear stress è immobilizzare in un substrato la massa biologica.<text:line-break/><text:line-break/>BIOCATALIZZATORI<text:line-break/></text:span><text:span text:style-name="T1416">Due</text:span><text:span text:style-name="T1363"> tipi di biocatalizzatori sono utilizzati più frequentemente nella produzione industriale: gli enzimi e le cellule o i microrganismi. </text:span><text:span text:style-name="T1364">Cellule e microrganismi utilizzati in operazioni di fermentazione, enzimi in bioconversione e biocatalisi.<text:line-break/>I processi di fermentazione coinvolgono la crescita di microrganismi o di cellule </text:span><text:span text:style-name="T1365">che catalizzano il processo → processo autocatalitico.</text:span><text:span text:style-name="T1364"> </text:span><text:span text:style-name="T1365">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451">immobilizzato</text:span><text:span text:style-name="T1365"> in maniera tale che rimanga all’interno del reattore.</text:span></text:p>
      <text:p text:style-name="P51">Ci sono metodi chimici e metodi fisici per immobilizzare gli enzimi.<text:line-break/><text:line-break/>METODI CHIMICI:</text:p>
      <text:p text:style-name="P15"><text:span text:style-name="T1447">1)</text:span><text:span text:style-name="T1454"> </text:span><text:span text:style-name="T1451">Legame chimico covalente</text:span><text:span text:style-name="T1365">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366">u</text:span><text:span text:style-name="T1365">elli NON co</text:span><text:span text:style-name="T1366">inv</text:span><text:span text:style-name="T1365">olti nell’attivi</text:span><text:span text:style-name="T1366">t</text:span><text:span text:style-name="T1365">à catalitica e nemmeno vicini per evitare inter</text:span><text:span text:style-name="T1366">a</text:span><text:span text:style-name="T1365">zione steriche. Il processo è completato in due fasi: attivazione del supporto (ad area superficiale elevata) e la reazione dell’enzima sul supporto.<text:line-break/></text:span><text:span text:style-name="T1417">2) </text:span><text:span text:style-name="T1451">Reticolazione</text:span><text:span text:style-name="T1365"> con reagenti polifunzionali (tipicamente aldeidi). Le particelle vengono reticolate e formano una sorta di gel </text:span><text:span text:style-name="T1366">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366">METODI FISICI<text:line-break/></text:span><text:span text:style-name="T1418">1) </text:span><text:span text:style-name="T1452">Inclusione in fibre vuote o poros</text:span><text:span text:style-name="T1455">e</text:span><text:span text:style-name="T1448">.</text:span><text:span text:style-name="T1452"><text:line-break/></text:span><text:span text:style-name="T1449">2) </text:span><text:span text:style-name="T1453">I</text:span><text:span text:style-name="T1452">nclusione in un gel polimerico</text:span><text:span text:style-name="T1366">, si aggiunge l’enzima ad una soluzione di monomeri e poi inizia la polimerizzazione.<text:line-break/></text:span><text:span text:style-name="T1418">3) </text:span><text:span text:style-name="T1453">Incapsulazione</text:span><text:span text:style-name="T1367">, l’enzima viene inglobato in capsule di dimensioni micrometriche </text:span><text:span text:style-name="T1419">f</text:span><text:span text:style-name="T1367">atte di materiale poroso, permette il trasporto del substrato e del prodotto ma non dell’enzima. All’interno della capsula l’enzima è in soluzione.</text:span></text:p>
      <text:p text:style-name="P16"><text:span text:style-name="T1367">L’immobilizzazione da una maggiore stabilità all’enzima </text:span><text:span text:style-name="T1420">contro gli agenti che causano la perdita e il </text:span><text:span text:style-name="T1367">cambiamento d</text:span><text:span text:style-name="T1420">ella sua</text:span><text:span text:style-name="T1367">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418"><text:s/></text:span><text:span text:style-name="T1367"><text:line-break/><text:line-break/></text:span><text:span text:style-name="T1669">Reattori aerati ma non agitati</text:span><text:span text:style-name="T1367"><text:line-break/></text:span><text:span text:style-name="T1368">BUBBLE COLUMN REACTORS (BCR)</text:span><text:span text:style-name="T1367"><text:line-break/></text:span><text:span text:style-name="T1368">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421">vicino allo</text:span><text:span text:style-name="T1368"> sparger alla base del reattore. La velocità del liquido è una funzione della portata di gas. <text:line-break/></text:span><text:span text:style-name="T1422">I</text:span><text:span text:style-name="T1368"> </text:span><text:span text:style-name="T1467">vantaggi</text:span><text:span text:style-name="T1368"> </text:span><text:span text:style-name="T1422">sono:</text:span><text:span text:style-name="T1368"> disegno economico del reattore, facilita di mantenere le cond</text:span><text:span text:style-name="T1422">izioni</text:span><text:span text:style-name="T1368"> di sterilità </text:span><text:span text:style-name="T1422">e basse possibilità di contaminazione</text:span><text:span text:style-name="T1368">, </text:span><text:span text:style-name="T1467">svantaggio</text:span><text:span text:style-name="T1368">: limitata capacità di trasferimento di O</text:span><text:span text:style-name="T1266">2</text:span><text:span text:style-name="T1368">. <text:line-break/></text:span><text:span text:style-name="T1421">Il m</text:span><text:span text:style-name="T1368">oto del liquido è un moto equicorrente al moto di gas. </text:span><text:span text:style-name="T1369">Tempo di miscelazione in funzione della portata di gas e delle caratteristiche geometriche del reattore. Per i reattori di grande dimension</text:span><text:span text:style-name="T1421">e</text:span><text:span text:style-name="T1369">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422">H</text:span><text:span text:style-name="T1369">anno al loro interno un tubo di contenimento, </text:span><text:span text:style-name="T1423">vi è</text:span><text:span text:style-name="T1369">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370">funzione</text:span><text:span text:style-name="T1369"> </text:span><text:span text:style-name="T1370">del</text:span><text:span text:style-name="T1369">le esigenze </text:span><text:span text:style-name="T1370">di trasferimento del</text:span><text:span text:style-name="T1369"> calore.<text:line-break/></text:span><text:span text:style-name="T1370">L’effetto del draft tube è che aumenta la mix assiale, genera una circolazione del fluido all’interno del reattore e riduce la coalescenza delle bolle per effetto della circolazione.<text:line-break/></text:span><text:span text:style-name="T1371">Nei reattori air-lift ci sono 3 regioni: air-riser, down-comer e zona di liberazione delle bolle e abbattimento della schiuma. </text:span><text:span text:style-name="T1424">L’air-</text:span><text:span text:style-name="T1371">riser </text:span><text:span text:style-name="T1372">è </text:span><text:span text:style-name="T1424">la zona </text:span><text:span text:style-name="T1372">dove viene posizionato lo sparger. <text:line-break/></text:span><text:span text:style-name="T1424">L’air-r</text:span><text:span text:style-name="T1372">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373">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374">del diametro di reattore nella zona di disengagement abbassa la velocità delle </text:span><text:span text:style-name="T1425">b</text:span><text:span text:style-name="T1374">olle e questo aiuta </text:span><text:span text:style-name="T1425">la</text:span><text:span text:style-name="T1374"> separazione dei gas dal liquido; </text:span><text:span text:style-name="T1375">l</text:span><text:span text:style-name="T1374">e bolle avendo velocità più bassa abbassano la possibilità di formazione di aerosol cioè trascinamento d</text:span><text:span text:style-name="T1375">i goccioline di liquido nell’aria in uscita e quindi </text:span><text:span text:style-name="T1426">si ha meno</text:span><text:span text:style-name="T1375"> possibilità di contaminazione del filtro dell’aria d’uscita. </text:span><text:span text:style-name="T1377">Anche i</text:span><text:span text:style-name="T1375">l flusso assiale </text:span><text:span text:style-name="T1376">che viene g</text:span><text:span text:style-name="T1375">enerato</text:span><text:span text:style-name="T1376"> aiuta alla riduzione della formazione di schiuma.<text:line-break/></text:span><text:span text:style-name="T1377">I </text:span><text:span text:style-name="T1466">vantaggi</text:span><text:span text:style-name="T1377"> di un air-lift è che </text:span><text:span text:style-name="T1378">sono a</text:span><text:span text:style-name="T1377"> basso shear, possono essere utilizzati organismi sensibili agli effetti di sforzi di taglio (cellule animali o vegetali), non c’è agitazione quindi </text:span><text:span text:style-name="T1378">è </text:span><text:span text:style-name="T1377">più facile mantenere </text:span><text:span text:style-name="T1378">la</text:span><text:span text:style-name="T1377"> sterilità del sistema.</text:span></text:p>
      <text:p text:style-name="P13"><text:span text:style-name="T1377">Non ho problemi </text:span><text:span text:style-name="T1378">delle</text:span><text:span text:style-name="T1377"> tenute d</text:span><text:span text:style-name="T1378">ell’asse dell’agitatore. <text:line-break/>In un reattore di grande dimensioni la P alla base del reattore aumenta la solubilità dell’O</text:span><text:span text:style-name="T1267">2</text:span><text:span text:style-name="T1378"> </text:span><text:span text:style-name="T1427">aumentando così</text:span><text:span text:style-name="T1378"> la velocità di trasporto dell’O</text:span><text:span text:style-name="T1267">2</text:span><text:span text:style-name="T1378"> (aumenta la forza motrice al trasporto). Possono essere costruiti reattori molto grandi.<text:line-break/></text:span><text:soft-page-break/><text:span text:style-name="T1378">Gli </text:span><text:span text:style-name="T1465">svantaggi</text:span><text:span text:style-name="T1378">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379">reattore agitato per cui i microrganismi si trovano in cond</text:span><text:span text:style-name="T1428">izioni</text:span><text:span text:style-name="T1379"> diverse nei diversi punti del reattore, è impossibile mantenere prossimi al massimo il valore di </text:span><text:span text:style-name="T1715">μ</text:span><text:span text:style-name="T1268">x</text:span><text:span text:style-name="T1379"> cioè il valore massimo di crescita perché è impossibile mantenere livelli di carbonio e nutrienti al massimo.<text:line-break/>La separazione del gas dal liquido non è molto efficace quando è presente schiuma. <text:line-break/></text:span><text:span text:style-name="T1429">N</text:span><text:span text:style-name="T1379">ella progettazione quindi degli air-lift questi svantaggi devono essere minimizzati → necessario mantenere una buona omogeneità in modo tale da evitare cicli di crescita elevat</text:span><text:span text:style-name="T1429">i</text:span><text:span text:style-name="T1379"> seguiti da cicli in cui i nutrient</text:span><text:span text:style-name="T1429">i</text:span><text:span text:style-name="T1379"> sono limitanti. <text:line-break/>È possibile pensare a punti di iniezione multipli, in questo modo </text:span><text:span text:style-name="T1380">si cerca</text:span><text:span text:style-name="T1379"> di mantenere una maggiore omogeneità del flusso reagente. </text:span><text:span text:style-name="T1380">I reattori air-lift tendono a non avere una zona di sforzi di taglio elevati in prossimità delle pale, questo limita il possibile danneggiamento dei microrganismi <text:s/>e aumenta la loro produttività rispetto ai reattori agitati </text:span><text:span text:style-name="T1430">STR.</text:span><text:span text:style-name="T1381"><text:line-break/><text:line-break/>REATTORI <text:s/>A LETTO IMPACCATO</text:span><text:span text:style-name="T1380"><text:line-break/></text:span><text:span text:style-name="T1382">Sono reattori nella quale è presente una fase solida che </text:span><text:span text:style-name="T1430">è</text:span><text:span text:style-name="T1382"> un supporto sulla quale sono immobilizzate cellule/enzimi assieme ad un eluente. Il volume del reattore può essere riempito interamente da fattori di riempimento e dal liquido.</text:span><text:span text:style-name="T1369"><text:line-break/></text:span><text:span text:style-name="T1383">Normalmente i reattori aerobici sono organizzati in maniera tale che il liquido sgoccioli, lambendo le particelle solide, in controcorrente alla corrente di fase di gas che scorre dal basso verso l’alto.</text:span></text:p>
      <text:p text:style-name="P17"><text:span text:style-name="T1468">Vantaggi</text:span><text:span text:style-name="T1383">: costruzione semplice ed economica, sono ottimali per reazioni enzimatiche e per il trattamento delle acque reflue. </text:span><text:span text:style-name="T1468">Svantaggi</text:span><text:span text:style-name="T1383">: non si ha controllo dei cammini del liquido, si possono formare degli aggregati nelle particelle di riempimento oppure cammini preferenziali con delle scorciatoie che riducono il tempo di permanenza </text:span><text:span text:style-name="T1385">del fluido </text:span><text:span text:style-name="T1383">all’interno del reattore.<text:line-break/><text:line-break/>REATTORI </text:span><text:span text:style-name="T1384">TRICKLE-BED</text:span><text:span text:style-name="T1367"><text:line-break/></text:span><text:span text:style-name="T1385">Sono reattori a letto impaccato nei quali la fase liquida sgocciola sulle particelle solide che non sono completamente immerse nel liquido. Il liquido scorre sulla sup</text:span><text:span text:style-name="T1431">erficie</text:span><text:span text:style-name="T1385"> del solido dove sono state immobilizzate le cellule/gli enzimi.<text:line-break/>Il film liquido è molto sottile in maniera da permettere un efficace trasporto di O</text:span><text:span text:style-name="T1269">2</text:span><text:span text:style-name="T1385"> nei processi aerobici. <text:line-break/></text:span><text:span text:style-name="T1431">Sono usati nei trattamenti delle acque reflue via anaerobia.<text:line-break/></text:span><text:span text:style-name="T1366"><text:line-break/></text:span><text:span text:style-name="T1386">REATTORI A LETTO FISSO<text:line-break/>I microrganismi sono immobilizzati per </text:span><text:span text:style-name="T1387">adsorbimento o per</text:span><text:span text:style-name="T1386"> incapsulazione. <text:line-break/></text:span><text:span text:style-name="T1387">Diversi tipi di substrato </text:span><text:span text:style-name="T1432">su cui </text:span><text:span text:style-name="T1387">possono essere </text:span><text:span text:style-name="T1432">immobilizzati sono</text:span><text:span text:style-name="T1387">: polimeri, schiume polimeriche, elementi in calcestruzzo, scarti di legno o materiale fibroso come materiale plastico o lana di vetro. Il liquido è pompato attraverso il solido</text:span><text:span text:style-name="T1433"> o è lasciato</text:span><text:span text:style-name="T1387"> sgocciola</text:span><text:span text:style-name="T1433">re</text:span><text:span text:style-name="T1387"> </text:span><text:span text:style-name="T1433">sul</text:span><text:span text:style-name="T1387">la sua superficie </text:span><text:span text:style-name="T1433">quando</text:span><text:span text:style-name="T1432"> i</text:span><text:span text:style-name="T1387">l substrato è </text:span><text:span text:style-name="T1433">convertito</text:span><text:span text:style-name="T1387"> direttamente nel prodotto.</text:span></text:p>
      <text:p text:style-name="P18"><text:span text:style-name="T1350">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435">di immobilizzazione e</text:span><text:span text:style-name="T1350"> </text:span><text:span text:style-name="T1435">favorisce il</text:span><text:span text:style-name="T1350"> trasporto di materia. <text:line-break/>Le particelle sono leggere e quin</text:span><text:span text:style-name="T1388">di p</text:span><text:span text:style-name="T1350">ossono essere sostenute all’interno del fluido, la fluidizzazione delle particelle solide nel reattore fa sì che l</text:span><text:span text:style-name="T1388">e sup</text:span><text:span text:style-name="T1434">erfici</text:span><text:span text:style-name="T1388"> delle particell</text:span><text:span text:style-name="T1389">e</text:span><text:span text:style-name="T1388"> vengano continuamente ricambiate aumentando il coefficiente di trasferimento di massa. <text:line-break/>I letti flu</text:span><text:span text:style-name="T1389">i</text:span><text:span text:style-name="T1388">di possono essere bifasici (nel caso di sistemi non aerati) o tifrasi</text:span><text:span text:style-name="T1389">ci</text:span><text:span text:style-name="T1388"> (sistemi aerati con sparger).<text:line-break/></text:span><text:span text:style-name="T1434">Sono u</text:span><text:span text:style-name="T1388">sati per impianti di trattamento di acque reflue.<text:line-break/>Vengono utilizzate cellule animali, sono intrappolate in geli o incapsulati all’interno di microcapsule.<text:line-break/></text:span><text:span text:style-name="T1389">Nei sistemi a letto fluido l’introduzione del substrato e dell’aria è in equicorrente, servono a fluidizzare le particelle solide sulle quali sono immobilizzati i microrganismi. <text:line-break/>Questi </text:span><text:span text:style-name="T1436">reattori</text:span><text:span text:style-name="T1389"> permettono di avere conc di biomassa elevata e avere trasferimento di massa nei reattori continui. <text:line-break/>La mi</text:span><text:span text:style-name="T1436">scelazione</text:span><text:span text:style-name="T1389"> in un bioreattore è assicurata dalla pompa di circolazione </text:span><text:span text:style-name="T1436">(uno dei pochi reattori con questo meccanismo).</text:span><text:span text:style-name="T1389"> </text:span><text:span text:style-name="T1436">I reattori c</text:span><text:span text:style-name="T1389">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390">SISTEMI A CELLULE FLOCCULATE: </text:span><text:span text:style-name="T1391">sistemi nei quali le cellule sono trattenute </text:span><text:span text:style-name="T1392">nel</text:span><text:span text:style-name="T1391"> reattore in quanto formano dei fiocchi.<text:line-break/>Durante la reazione le cellule coagulano e precipitano sul fondo del reattore.<text:line-break/></text:span><text:span text:style-name="T1392">S</text:span><text:span text:style-name="T1391">ono sistemi normalmente usati per il trattamento anaerobio di acque reflue. In questi processi anaerobici i batteri </text:span><text:span text:style-name="T1392">metanogenici</text:span><text:span text:style-name="T1391"> hanno una tendenza </text:span><text:span text:style-name="T1392">naturale</text:span><text:span text:style-name="T1391"> a flocculare, si formano fiocchi che vengono agitati </text:span><text:span text:style-name="T1392">dal rilascio dei gas do</text:span><text:span text:style-name="T1393">v</text:span><text:span text:style-name="T1392">uti alla fermentazione (CH</text:span><text:span text:style-name="T1270">4</text:span><text:span text:style-name="T1392"> e CO</text:span><text:span text:style-name="T1270">2</text:span><text:span text:style-name="T1392">). I sistemi flocculati di grande dimensione sono usati per la digestione anaerobia di acque di scarico industriali </text:span><text:span text:style-name="T1393">ad alta carica</text:span><text:span text:style-name="T1392"> inquinant</text:span><text:span text:style-name="T1393">e.<text:line-break/>Questi reattori sono </text:span><text:span text:style-name="T1443">egg-shaped </text:span><text:span text:style-name="T1393">(forma di uovo) perché così si migliora il movimento dei fiocchi all’interno del reattore senza presenza di zone morte.<text:line-break/></text:span><text:span text:style-name="T1389"><text:line-break/></text:span><text:span text:style-name="T1394">SISTEMI A RICI</text:span><text:span text:style-name="T1395">RCOLAZIONE: </text:span><text:span text:style-name="T1437">s</text:span><text:span text:style-name="T1395">istemi agitati nella quale </text:span><text:span text:style-name="T1437">separo</text:span><text:span text:style-name="T1395"> la corrente d’efflusso; separo la biomassa e questa la ricircolo all’interno del reattore.<text:line-break/><text:line-break/></text:span><text:span text:style-name="T1469">Reattori a letto fisso vs reattori a letto fluido</text:span><text:span text:style-name="T1395"><text:line-break/>I reattori a letto fluido sono più efficaci dei reattori a letto fisso perché </text:span><text:span text:style-name="T1439">1) </text:span><text:span text:style-name="T1395">è p</text:span><text:span text:style-name="T1438">ossibile immobilizzare una maggiore quantità di cellule nel reattore, le particelle fluidizzate hanno una superficie più ampia.</text:span><text:span text:style-name="T1395"><text:line-break/></text:span><text:span text:style-name="T1439">2) </text:span><text:span text:style-name="T1395">La velocità di trasferimento della massa è favorita da una superficie più grande e dalla miscelazione più efficace nel reattore. </text:span><text:span text:style-name="T1439">3)</text:span><text:span text:style-name="T1395"> I reattori a letto fluido sono meno soggetti a fenomeni di intasamento rispetto ai letti fissi.</text:span></text:p>
      <text:p text:style-name="P118"><text:span text:style-name="T1115">I </text:span><text:span text:style-name="T1116">reattori a letto fluido</text:span><text:span text:style-name="T1115"> sono più difficil</text:span><text:span text:style-name="T1116">i</text:span><text:span text:style-name="T1115"> da progettare perché è necessario assicurare il flusso corretto per garantire la fluidizzazione ed evitare il trasporto delle particelle fuori dal reattore. Le dimensioni delle bolle dev</text:span><text:span text:style-name="T1117">ono</text:span><text:span text:style-name="T1115"> essere controllat</text:span><text:span text:style-name="T1117">e</text:span><text:span text:style-name="T1115">, è importante evitare la fuoriuscita delle cellule dal reattore e il desorbimento. </text:span><text:span text:style-name="T1118">È</text:span><text:span text:style-name="T1115"> necessario evitare lo stripping delle cellule dalla sup del substrato e evitare il danneggiamento del supporto che porterebbe a una separazione degli organismi dal supporto </text:span><text:span text:style-name="T1119">stesso.</text:span><text:span text:style-name="T1115"><text:line-break/><text:line-break/>REATTORI A MEMBRANA<text:line-break/>Caratteristica fondamentale: presenza di una membrana </text:span><text:span text:style-name="T1120">semi </text:span><text:span text:style-name="T1115">permeabile </text:span><text:span text:style-name="T1120">che permette il passaggio dei prodotti ma </text:span><text:span text:style-name="T1121">trattenendo gli</text:span><text:span text:style-name="T1120"> enzimi. La membrana è interna al reattore.<text:line-break/>La membrana è normalmente costituita da fibre tubulari cave con diametro di circa 250 </text:span><text:span text:style-name="T1717">μm</text:span><text:span text:style-name="T1120"> e spessori di circa 50 </text:span><text:span text:style-name="T1213">μm</text:span><text:span text:style-name="T1120">. Possono essere sia batch che reattori continui, permettono una facile separazione tra l’enzima e i prodotti di reazione.</text:span></text:p>
      <text:p text:style-name="P21"><text:span text:style-name="T1396">Sono usati per sistemi con enzimi in soluzione in maniera tale da evitare gli svantaggi dell’immobilizzazione dell’enzima con i fenomeni di limitazione diffusiva associate alla immobilizzazione. <text:line-break/></text:span><text:span text:style-name="T1440">Permettono</text:span><text:span text:style-name="T1396"> un rinnovo dell’enzima in sistemi in cui si utilizzano enzimi termolabili.<text:line-break/></text:span><text:span text:style-name="T1440">Il principale s</text:span><text:span text:style-name="T1396">vantaggio </text:span><text:span text:style-name="T1440">riguarda il </text:span><text:span text:style-name="T1396">costo </text:span><text:span text:style-name="T1440">della</text:span><text:span text:style-name="T1396"> membrana </text:span><text:span text:style-name="T1440">e la</text:span><text:span text:style-name="T1396"> necessità di sostituirla a scadenze fisse.<text:line-break/><text:line-break/>Nel caso di microrganismo immobilizzato, il vantaggio è: </text:span><text:span text:style-name="T1397">avere un’alta conc</text:span><text:span text:style-name="T1440">entrazione</text:span><text:span text:style-name="T1397"> di organismi </text:span><text:span text:style-name="T1440">che permette </text:span><text:span text:style-name="T1397">flussi elevati e quindi maggiore produttività per unità di volume del reattore, di poter riutilizzare le cellule evitando costi associati alla separazione e al riciclo, favorisce la stabilità genetica </text:span><text:span text:style-name="T1441">e</text:span><text:span text:style-name="T1397"> la sensibilità degli organismi </text:span><text:span text:style-name="T1441">è ridotta</text:span><text:span text:style-name="T1397"> agli sforzi di taglio.<text:line-break/>Gli svantaggi sono che molto spesso il prodotto ottenuto è estratto dalle cellule, non posso immobilizzare la cellula sul substrato perché quel che voglio ottenere è un prodotto intra cellulare. </text:span><text:span text:style-name="T1442">I</text:span><text:span text:style-name="T1397">ntroduco </text:span><text:span text:style-name="T1442">poi</text:span><text:span text:style-name="T1397"> delle limitazio</text:span><text:span text:style-name="T1442">ni</text:span><text:span text:style-name="T1397">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389"><text:line-break/></text:span><text:span text:style-name="T1398">FOTOBIOREATTORI<text:line-break/>Sono utilizzati per alghe e cianobatteri, la difficoltà è quella di fornire luce alla biomassa senza avere foto</text:span><text:span text:style-name="T1444">ri</text:span><text:span text:style-name="T1398">attivazione (cioè insolazione eccessiva). Se non è necessario avere una cultura monosettica vengono utilizzati </text:span><text:span text:style-name="T1445">pond reactors (</text:span><text:span text:style-name="T1398">reattori ad allunaggio?</text:span><text:span text:style-name="T1445">)</text:span><text:span text:style-name="T1398">. Le lagune non devono essere troppo profonde in modo tale da </text:span><text:span text:style-name="T1446">poter </text:span><text:span text:style-name="T1398">avere irraggiamento su tutta la biomassa (per le alghe ho 15 cm). Per ottimizzare la produzione viene fatta una blanda agitazione o una ricircolazione.<text:line-break/><text:line-break/><text:line-break/><text:line-break/><text:line-break/></text:span><text:soft-page-break/><text:span text:style-name="T1682">DESIGN DEL BIOREATTORE<text:line-break/></text:span><text:span text:style-name="T1474">La progettazione d</text:span><text:span text:style-name="T1634">ei</text:span><text:span text:style-name="T1474"> reattori deve tener conto degli aspetti di sicurezza e degli aspetti normativi. <text:line-break/>Quanto questi siano limitanti dipende dalla natura del prodotto </text:span><text:span text:style-name="T1634">e</text:span><text:span text:style-name="T1474">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475">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476">Fondamental</text:span><text:span text:style-name="T1635">e è</text:span><text:span text:style-name="T1476"> l’operazion</text:span><text:span text:style-name="T1635">e</text:span><text:span text:style-name="T1476"> di sterilizzazione: </text:span><text:span text:style-name="T1477">il recipiente e tutte le linee che portano al recipiente devono essere sterilizzabili. Le tubazioni a contatto con il fluido di processo inclusi additivi e agenti antischiuma e tutto ciò che possono </text:span><text:span text:style-name="T1478">fornire delle vie di ingresso devono </text:span><text:span text:style-name="T1479">essere sterilizzate </text:span><text:span text:style-name="T1480">in qualsiasi movimento durante la fermentazione</text:span><text:span text:style-name="T1479">.<text:line-break/></text:span><text:span text:style-name="T1480">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481"><text:line-break/></text:span><text:span text:style-name="T1482">La progettazione di un fermentatore inizia con il </text:span><text:span text:style-name="T1637">considerare</text:span><text:span text:style-name="T1482"> l’esigenza del </text:span><text:span text:style-name="T1483">processo riguardo al trasferimento di O</text:span><text:span text:style-name="T1253">2</text:span><text:span text:style-name="T1483">, calore, miscelazione e necessita di potenza all’agitatore. <text:line-break/>Il</text:span><text:span text:style-name="T1457"> </text:span><text:span text:style-name="T1483">trasferimento di massa</text:span><text:span text:style-name="T1457"> </text:span><text:span text:style-name="T1483">e il trasferimento di Q e la mix del fluido dipendono dalle caratteristiche reologiche del mezzo. </text:span><text:span text:style-name="T1636">L</text:span><text:span text:style-name="T1483">e caratteristiche reologiche di brodi di cultura di </text:span><text:span text:style-name="T1638">funghi</text:span><text:span text:style-name="T1483"> impongono dei limiti severi, ad esempio la velocità di trasferimento di Q e O</text:span><text:span text:style-name="T1253">2</text:span><text:span text:style-name="T1483"> </text:span><text:span text:style-name="T1638">può</text:span><text:span text:style-name="T1483"> essere divers</text:span><text:span text:style-name="T1638">a</text:span><text:span text:style-name="T1483"> da 50 al 5% rispetto a</text:span><text:span text:style-name="T1638">lle</text:span><text:span text:style-name="T1483"> tipiche fermentazione dei batteri. <text:line-break/>L’omogeneità della </text:span><text:span text:style-name="T1638">miscela</text:span><text:span text:style-name="T1483"> è molto peggiore che </text:span><text:span text:style-name="T1638">nei </text:span><text:span text:style-name="T1483">brodi di coltura newtoniani, questo rende anche più difficile la misura e il controllo.<text:line-break/><text:line-break/></text:span><text:span text:style-name="T1463">Trasferimento di massa</text:span><text:span text:style-name="T1483"><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484">La P totale e la frazione molare di O</text:span><text:span text:style-name="T1254">2</text:span><text:span text:style-name="T1484"> influenzano la P parziale dell’O</text:span><text:span text:style-name="T1254">2 </text:span><text:span text:style-name="T1639">direttamente, l’a</text:span><text:span text:style-name="T1484">umento della p</text:span><text:span text:style-name="T1485">o</text:span><text:span text:style-name="T1484">rtata di gas aumenta la frazione in uscita e quindi aumenta la forza motrice.<text:line-break/></text:span><text:span text:style-name="T1485">Equazioni usate come guide qualitative o semi quantitative, sono valide solo a condizioni </text:span><text:span text:style-name="T1486">prossime</text:span><text:span text:style-name="T1485"> a quelle che hanno portato alla loro formazione. </text:span><text:span text:style-name="T1486">La geometria del reattore ha un’influenza importante sulle costanti all’interno delle equazioni. </text:span><text:span text:style-name="T1485">Sono relazioni che non scalano molto bene. <text:line-break/></text:span><text:span text:style-name="T1487">Nel caso di materiali di brodi di coltura non newtoniani, il trasferimento di massa è miglior</text:span><text:span text:style-name="T1640">e</text:span><text:span text:style-name="T1487"> con turbine che hanno componenti assiali rispetto ad esempio a turbine radiali mentre con brodi newtoniani non vi è molta differenza.</text:span></text:p>
      <text:p text:style-name="P19"><text:span text:style-name="T1487">La potenza serve sia per la dispersione dei gas che per la miscelazione globale e quindi per avere omogeneità della massa reagente. Nei sistemi agitati la potenza è data sia tramite l’agitatore che con l'insufflare dei gas.<text:line-break/></text:span><text:span text:style-name="T1488">Le condizioni di flooding si hanno quando l’aria forma una camicia intorno alla turbina diminuendo la potenza massima che può essere fornita dalla turbina di agitazione al fluido. Questo fenomeno di flooding è più elevat</text:span><text:span text:style-name="T1641">o</text:span><text:span text:style-name="T1488"> in brodi di coltura viscosi con comportamento pseudoplastico (come ad esempio sistemi di miceli o sistemi in cui i nutrienti sono polisaccaridi). </text:span><text:span text:style-name="T1489">Pseudo plastico → </text:span><text:span text:style-name="T1641">l</text:span><text:span text:style-name="T1489">a viscosità diminuisce all'aumentare della velocità di agitazione.<text:line-break/></text:span><text:span text:style-name="T1490">Il fenomeno di flooding è descritto dal n° </text:span><text:span text:style-name="T1641">d</text:span><text:span text:style-name="T1490">i aerazione, questo è definito come il rapporto tra la potenza che il sistema di agita</text:span><text:span text:style-name="T1491">zion</text:span><text:span text:style-name="T1490">e è in grado di fornire al fluido in presenza di aerazione rispetto alla potenza che il sistema di agitazione può fornire in assenza di areazione. </text:span><text:span text:style-name="T1491">Il n° di aerazione dipende dalla velocità dei gas e dalle caratteristiche geometriche dell’impeller (suo diametro e sua velocità di rotazione).<text:line-break/></text:span><text:soft-page-break/><text:span text:style-name="T1491">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492">Per esempio una turbina a pale inclinate tende a non scaricarsi.<text:line-break/>Se voglio aumentare l’OTR aumento l’agitazione (aumento il </text:span><text:span text:style-name="T1642">K</text:span><text:span text:style-name="T1255">L</text:span><text:span text:style-name="T1492"> o K</text:span><text:span text:style-name="T1255">G</text:span><text:span text:style-name="T1492">)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643">anche</text:span><text:span text:style-name="T1492"> dalle dimensioni del reattore. In generale se ho microrganismi sensibili agli sforzi di shear devo cercare di mantenere la velocità dell’agitatore inferiore ad una soglia.</text:span></text:p>
      <text:p text:style-name="P20"><text:span text:style-name="T1493">L’hold up diminuisce il volume efficace del reattore. </text:span><text:span text:style-name="T1644">L</text:span><text:span text:style-name="T1493">a formatura di schiuma può limitare l’operatività del reattore e causare problemi di pulizia di asepsi e può contaminare l’uscita del reattore e in casi estremi può portare alla terminazione del reattore.<text:line-break/><text:line-break/></text:span><text:span text:style-name="T1464">T</text:span><text:span text:style-name="T1456">rasporto di calore</text:span><text:span text:style-name="T1493"><text:line-break/>Il calore che dobbiamo smaltire durante la reazione è data dalla reazione metabolica + il calore dissipato dato dall’introduzione della potenza. </text:span><text:span text:style-name="T1645">Il maggior trasferimento di calore lo si ha durante il periodo di massima crescita.</text:span><text:span text:style-name="T1492"><text:line-break/></text:span><text:span text:style-name="T1494">Calore smaltito con sistemi di scambio termico caratterizzati dai loro coefficienti di trasmission</text:span><text:span text:style-name="T1644">e</text:span><text:span text:style-name="T1494">,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645">più la</text:span><text:span text:style-name="T1494">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495">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496"><text:line-break/></text:span><text:span text:style-name="T1497">Quando effettuiamo un cambiamento delle variabili non sempre otteniamo quel che vogliamo.</text:span></text:p>
      <text:p text:style-name="P22"><text:span text:style-name="T1473">Ad esempio abbiamo modificato il nutriente perché in questo modo la resa sulla base del nutriente aumenta e quindi abbiamo maggior velocità di crescita dell’organismo e quindi dobbiamo aumentare </text:span><text:span text:style-name="T1498">il trasferimento dell’O</text:span><text:span text:style-name="T1256">2</text:span><text:span text:style-name="T1498"> rispetto al valore di base di conduzione dell’impianto precedente. Ciò che possiamo fare è aumentare la portata di aria, aumentandola aumentiamo la conc di O</text:span><text:span text:style-name="T1256">2</text:span><text:span text:style-name="T1498"> nella corrente d’uscita e quindi aumentiamo la forza motrice al trasferimento di O</text:span><text:span text:style-name="T1256">2</text:span><text:span text:style-name="T1498">. Non è però l’unico effetto che otteniamo, andando ad aumentare la portata d’aria aumentiamo anche </text:span><text:span text:style-name="T1499">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500">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646">rispetto al</text:span><text:span text:style-name="T1500">la mix di massa, la spaziatura delle turbine e via. Quindi dobbiamo fare una prima scelta sulla tipologia del reattore.<text:line-break/></text:span><text:span text:style-name="T1501">Dobbiamo verificare che la velocità lineare dei gas sia abbastanza bassa da evitare schiumeggiamenti, evitare formazione di aer</text:span><text:span text:style-name="T1646">o</text:span><text:span text:style-name="T1501">sol nella corrente d’uscita che potrebbero contaminare e intasare il filtro dell’aria in uscita. Dobbiamo rimanere nei limiti imposti dai componenti e dagli accessori senza andare a cond estreme di P e richiesta di </text:span><text:soft-page-break/><text:span text:style-name="T1501">potenza che andrebbero ad aumentare i costi. Bisogna poi definire il tipo di agitatore, la sua dimensione e la sua velocità per poter dare una mix sufficiente alla massa di reazione e per garantire un buon trasferimento di O</text:span><text:span text:style-name="T1257">2</text:span><text:span text:style-name="T1501">.<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647">di</text:span><text:span text:style-name="T1501"> reazione. </text:span><text:span text:style-name="T1647">Bisogna</text:span><text:span text:style-name="T1501">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257">2</text:span><text:span text:style-name="T1501"> disciolto per evitare condizioni di anossia è il 10% dell’</text:span><text:span text:style-name="T1648">O</text:span><text:span text:style-name="T1257">2</text:span><text:span text:style-name="T1501"> disciolto in equilibrio alla Patm. Il brodo di crescita ha natura newtoniana e ha una bassa viscosità. L’organismo non necessit</text:span><text:span text:style-name="T1648">a</text:span><text:span text:style-name="T1501"> di autorizzazioni particolari, il confinamento ricade in uno dei casi più semplici. Abbiamo una portata massima e una T minima del fluido di raffreddamento, </text:span><text:span text:style-name="T1502">non vogliamo serpentini interni e si ha una P max e portata max del compressore per l’alimentazione dell’aria. Abbiamo definito anche un coefficiente di scam</text:span><text:span text:style-name="T1503">bio termico e un coeff di scambio lato brodo di coltura (funzione delle caratteristiche reologiche del brodo stesso). Abbiamo limitazione poi in termini di altezza </text:span><text:span text:style-name="T1649">e </text:span><text:span text:style-name="T1503">piazza del capannone. <text:line-break/></text:span><text:span text:style-name="T1504">Il fornitore del reattore ci trasmette delle correlazioni sperimentali che ha sviluppato per le sue apparecchiature; </text:span><text:span text:style-name="T1505">le condizioni di flooding </text:span><text:span text:style-name="T1506">delle sue giranti sono espresse</text:span><text:span text:style-name="T1505"> dal rapporto della p</text:span><text:span text:style-name="T1506">otenza in presenza di gas rispetto alla potenza in condizioni di assenza di gas, ci viene dato anche l’hold up. Relazioni sviluppate per turbine Rushton non interagenti tra di loro (quindi una singola turbina).<text:line-break/></text:span><text:span text:style-name="T1666">Prima stima</text:span><text:span text:style-name="T1506">: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507">tenendo conto di quattro diverse ipotesi di operazioni a P diverse: due in condizioni di assenza di arricchimento di O</text:span><text:span text:style-name="T1258">2</text:span><text:span text:style-name="T1507"> e due in condizioni di arricchimento di O</text:span><text:span text:style-name="T1258">2</text:span><text:span text:style-name="T1507">.<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650">conosciamo </text:span><text:span text:style-name="T1507">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650">la p</text:span><text:span text:style-name="T1507">rima stima si capisce che l’arricchimento di O</text:span><text:span text:style-name="T1258">2</text:span><text:span text:style-name="T1507"> non è necessario, non è però stupido prevedere dei <text:s/>bocchelli per poter avere in futuro un arricchimento di aria con ossigeno; questo perché il massimo flow rate è piuttosto elevato </text:span><text:span text:style-name="T1508">e vedendo anche la potenza massima del compressore notiamo che siamo un po’ al limite quindi si rischia di non poter rispettare più l’OTR. <text:line-break/>Il sistema di agitazione è calcolato basato sull’ipotesi di utilizzare 2 turbine Rushton di 1</text:span><text:span text:style-name="T1652">00</text:span><text:span text:style-name="T1508"> </text:span><text:span text:style-name="T1652">c</text:span><text:span text:style-name="T1508">m di diametro ciascuna con una velocità di 150 rpm, questo ci da un’agitazione sufficiente e un buon trasferimento di O</text:span><text:span text:style-name="T1259">2</text:span><text:span text:style-name="T1508">. </text:span><text:span text:style-name="T1651">Un’altra possibilità è avere una</text:span><text:span text:style-name="T1508"> turbina con diametro maggiore e avere al di sopra un hydrofoil quindi un’elica che d</text:span><text:span text:style-name="T1651">à</text:span><text:span text:style-name="T1508"> corrente assiale.<text:line-break/>Le cond di scambio termico invece sono strette, se non si può mantenere la T del fluido di raffreddamento ma si aumenta anche soltanto del 10% </text:span><text:span text:style-name="T1653">il coefficiente di scambio termico </text:span><text:span text:style-name="T1508">non si riesce più a soddisfare il calore richiesto per raffreddare il reattore.<text:line-break/></text:span></text:p>
      <text:p text:style-name="P23"><text:span text:style-name="T1508">Secondo caso) brodo non newtoniano, alta viscosità (che diminuisce all’aumentare della velocità di agitazione), vogliamo produrre un antibiotico, microrganismo è streptomice, brodo finale con 15000 L, OTR 50 mmol/(L*h), requis</text:span><text:span text:style-name="T1654">i</text:span><text:span text:style-name="T1508">to di 10% di O</text:span><text:span text:style-name="T1259">2</text:span><text:span text:style-name="T1508"> disciolto rispetto alle cond atmosferiche, limiti imposti dal compressore, un coefficiente di trasferimento di calore che dipende dalle cond reologiche del brodo di coltura, limiti architettonici. <text:line-break/>Abbiamo ancora delle relazioni dat</text:span><text:span text:style-name="T1654">e</text:span><text:span text:style-name="T1508"> dal fornitore per progettare i flussi, sempre per turbine Rushton singole.<text:line-break/></text:span><text:span text:style-name="T1509">Facciamo ancora una </text:span><text:span text:style-name="T1667">prima stima</text:span><text:span text:style-name="T1509"> delle dimensioni del reattore e poi ci facciamo una tabella di ipotesi di cond di </text:span><text:soft-page-break/><text:span text:style-name="T1509">processo quindi P e conc di O</text:span><text:span text:style-name="T1260">2</text:span><text:span text:style-name="T1509"> nella corrente gassosa (in assenza e in presenza di arricchimento di O</text:span><text:span text:style-name="T1260">2</text:span><text:span text:style-name="T1509">),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509">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655">e</text:span><text:span text:style-name="T1509"> l’agitatore in flooding a causa delle caratteristiche non newtoniane del brodo di coltura. <text:line-break/></text:span><text:span text:style-name="T1472">Per poter avere dei margini operativi di controllo adeguato è meglio prevedere l’arricchimento. </text:span><text:span text:style-name="T1509"><text:line-break/></text:span><text:span text:style-name="T1510">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656">del</text:span><text:span text:style-name="T1510"> liquido </text:span><text:span text:style-name="T1511">di refrigerazione</text:span><text:span text:style-name="T1510">).<text:line-break/></text:span></text:p>
      <text:p text:style-name="P119"><text:span text:style-name="T585">MATERIALI DI COSTRUZIONE<text:line-break/>1) Il tipo di metallo usato per i recipienti e i bocchelli<text:line-break/>2) </text:span><text:span text:style-name="T586">I</text:span><text:span text:style-name="T585">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7">costo e</text:span><text:span text:style-name="T585"> durabilità dei materiali.<text:line-break/>Tipicamente si usano acciai inossidabili mentre come materiale per le guarnizioni si </text:span><text:span text:style-name="T586">possono</text:span><text:span text:style-name="T585">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8">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89">li</text:span><text:span text:style-name="T588">shing </text:span><text:span text:style-name="T589">(fatto mediante rimozione elettrochimica della rugosità)</text:span><text:span text:style-name="T590"><text:line-break/></text:span><text:span text:style-name="T591">I cloruri danno pitting, forma di corrosione molto pericolosa perché non generalizzata e quindi si rischia di non accorgersene.</text:span><text:span text:style-name="T592"> <text:line-break/></text:span><text:span text:style-name="T593">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4">I bocchelli devono essere tali da non favorire la formazione di sacche o zone di ristagno perché altrimenti la pulizia del reattore risulterebbe difficile e complicata. </text:span><text:span text:style-name="T595">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2">il flusso di vapore viene avviato</text:span><text:span text:style-name="T595"> attraverso la camicia, l’agitatore funziona a basse velocità e il vapore serve </text:span><text:span text:style-name="T596">a</text:span><text:span text:style-name="T595">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7">di</text:span><text:span text:style-name="T595"> 100°C, a questo punto il vapore continua a passare nella camicia, chiudiamo la linea di uscita dell’aria e l’unica fuoriuscita è attraverso le trappole del reattore. <text:line-break/></text:span><text:span text:style-name="T1670">Il vapore viene ora immesso attraverso la linea di ingresso dell'aria per sterilizzare il filtro di ingresso; il vapore che </text:span><text:soft-page-break/><text:span text:style-name="T1670">esce dal recipiente attraverso la linea di scarico dell'aria sterilizza le tubazioni della linea di scarico e il filtro di scarico.</text:span><text:span text:style-name="T1512"> </text:span><text:span text:style-name="T595"><text:s/>Sterilizziamo con </text:span><text:span text:style-name="T601">il </text:span><text:span text:style-name="T595">vapore anche tutti i bocchelli </text:span><text:span text:style-name="T598">sotto il livello del liquido e tutti i bocchelli di aggiunta di additivi e di prelievo del campione.</text:span><text:span text:style-name="T595"> </text:span><text:span text:style-name="T598">Scaldiamo fino a T di 121°C (quindi P di 1 atm all’interno del reattore) per il tempo necessario per effettuare </text:span><text:span text:style-name="T596">la</text:span><text:span text:style-name="T598"> sterilizzazione. <text:line-break/>A questo punto chiudiamo le valvole, manteniamo la T cost e raffreddiamo poi il reattore.<text:line-break/><text:line-break/></text:span><text:span text:style-name="T599">TUBAZIONI<text:line-break/>Sistema delle tubazioni auto drenante. Bisogna evitare possibilità di zone di ristagno dove può esserci contaminazione.</text:span><text:span text:style-name="T600"><text:line-break/></text:span><text:span text:style-name="T599">Le tubazioni del vapore di condensa devono essere almeno un 3/8 di pollice per garantire un drenaggio adeguato.<text:line-break/>Le tubazioni devono essere le più cort</text:span><text:span text:style-name="T602">e</text:span><text:span text:style-name="T599"> possibili per semplificare operazione di sterilizzazione. <text:line-break/>Non si devono usare valvole di non ritorno.</text:span></text:p>
      <text:p text:style-name="P120"><text:span text:style-name="T599">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671">Prestare particolare attenzione all'orientamento delle tubazioni per evitare la possibilità di intrappolamenti d'aria e riscaldamento inadeguato. </text:span><text:span text:style-name="T1148">Valvola di fondo montata flush </text:span><text:span text:style-name="T1149">ossia a filo.</text:span><text:span text:style-name="T599"><text:line-break/></text:span><text:span text:style-name="T603"><text:line-break/></text:span><text:span text:style-name="T1211">CONTROLLO CSTR</text:span><text:span text:style-name="T604"><text:line-break/></text:span><text:span text:style-name="T605">I parametri operativi di un bioreattore </text:span><text:span text:style-name="T610">si possono dividere</text:span><text:span text:style-name="T605"> in</text:span><text:span text:style-name="T610">3 gruppi:</text:span><text:span text:style-name="T605"> parametri fisici (tempo, P, T, massa, V, caratteristiche agitatore ecc), chimici (pH, potenziale redox, O</text:span><text:span text:style-name="T547">2</text:span><text:span text:style-name="T605"> e </text:span><text:span text:style-name="T609">C</text:span><text:span text:style-name="T605">O</text:span><text:span text:style-name="T547">2 </text:span><text:span text:style-name="T605">disciolto, conc dei nutrienti come lipidi e carboidrati nel brodo di coltura </text:span><text:span text:style-name="T606">ecc</text:span><text:span text:style-name="T605">) e biologici (</text:span><text:span text:style-name="T606">quoziente respiratorio, velocità di assorbimento di O</text:span><text:span text:style-name="T548">2,</text:span><text:span text:style-name="T606"> velocità di produzione di CO</text:span><text:span text:style-name="T548">2,</text:span><text:span text:style-name="T606"> densità ottica ecc). </text:span><text:span text:style-name="T607">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187"> conc di O</text:span><text:span text:style-name="T558">2</text:span><text:span text:style-name="T1187"> disciolto</text:span><text:span text:style-name="T607">, questo tipo di misura ha un tempo di ritardo notevole (fenomeni di ritardo devono essere tenuti </text:span><text:span text:style-name="T610">in</text:span><text:span text:style-name="T607"> conto durante la progettazione del reattore).<text:line-break/>A d una variazione di O</text:span><text:span text:style-name="T549">2</text:span><text:span text:style-name="T607"> in fase gas corrisponde con un certo ritardo di tempo una conc di O</text:span><text:span text:style-name="T549">2</text:span><text:span text:style-name="T607"> disciolto e con un ritardo di tempo ancora maggiore la risposta dell’elettrodo di misura dell’O</text:span><text:span text:style-name="T549">2</text:span><text:span text:style-name="T607"> disciolto. <text:line-break/>La misura dell’O</text:span><text:span text:style-name="T549">2</text:span><text:span text:style-name="T607">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7"> diffonde dal liquido fino al gas inerte e dopo viene analizzata la conc di O</text:span><text:span text:style-name="T549">2</text:span><text:span text:style-name="T607"> trasportata dall’inerte.<text:line-break/>Secondo metodo: spettrometro di massa </text:span><text:span text:style-name="T608">separato dal brodo di coltura con la membrana semipermeabile che permette solo il trasporto di ossigeno.<text:line-break/>Terzo metodo (quello più usato): sensori elettrochimici, </text:span><text:span text:style-name="T611">ci</text:span><text:span text:style-name="T608"> sono due tipi di rilevatori: galvanici e i polarografici. <text:line-break/>In entrambi i casi vengono utilizzati membrane per separare </text:span><text:span text:style-name="T613">la</text:span><text:span text:style-name="T608"> cella elettrochimica dal brodo.<text:line-break/>La membrana (come negli altri metodi) è permeabile all’</text:span><text:span text:style-name="T607">O</text:span><text:span text:style-name="T549">2</text:span><text:span text:style-name="T608"> e non agli altri componenti chimici che potrebbero anche interferire con la misura. </text:span><text:span text:style-name="T612">L’</text:span><text:span text:style-name="T608">O</text:span><text:span text:style-name="T550">2</text:span><text:span text:style-name="T608"> diffonde attraverso la membrana fino alla cella elettrochimica nella quale viene ridotta al catodo e viene prodotta una corrente/tensione misurabil</text:span><text:span text:style-name="T612">i e</text:span><text:span text:style-name="T608"> proporzionali alla velocità di apporto di ossigeno al catodo.<text:line-break/></text:span><text:span text:style-name="T1186">Controllo di pH</text:span><text:span text:style-name="T608"> fatt</text:span><text:span text:style-name="T614">o</text:span><text:span text:style-name="T608"> tramite un pHmetro che controlla l’aggiunta dei sistemi di neutralizzazione acidi/base.<text:line-break/></text:span><text:span text:style-name="T1186">Controllo del livello di schiuma</text:span><text:span text:style-name="T1194">: </text:span><text:span text:style-name="T1195">c</text:span><text:span text:style-name="T1194">i</text:span><text:span text:style-name="T608">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2">I sistemi che utilizzano conduttività termica sono sistemi in cui è dato un flusso di calore <text:span text:style-name="T2047">e</text:span> viene misurato come il trasporto di calore cambia in presenza o assenza di schiuma; sono dei sistemi soggetti a sporcamento perché continuamente scaldati.</text:p>
      <text:p text:style-name="P26"><text:span text:style-name="T151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513">BIOSENSORI<text:line-break/>Costituito da 2 elementi principal</text:span><text:span text:style-name="T1657">i</text:span><text:span text:style-name="T1513">: </text:span><text:span text:style-name="T1659">biosensore</text:span><text:span text:style-name="T1513"> </text:span><text:span text:style-name="T1658">e</text:span><text:span text:style-name="T1513"> trasduttore, </text:span><text:span text:style-name="T1514">vengono combinati in un unico strumento di misura.<text:line-break/>Il biosensore funziona misurando le caratteristiche del brodo di coltura, ad esempio può utilizzare come parametro di controllo un cambio di pH oppure la quantità di O</text:span><text:span text:style-name="T1261">2</text:span><text:span text:style-name="T1514"> disciolto. <text:line-break/>La reazione biocatalitica produce un cambiamento misurabile nelle caratteristiche del brodo di coltura, questo cambiamento è misurato e quindi è trasformato in un segnale di output dal trasduttore.</text:span></text:p>
      <text:p text:style-name="P121"><text:span text:style-name="T615">Il b</text:span><text:span text:style-name="T616">iosensore funziona parametrizzando l’effetto della reazione di crescita di organismi su un parametro che misuriamo e che abbiamo calibrato come caratteristico dell’andamento della reazione.<text:line-break/></text:span><text:span text:style-name="T1672">I trasduttori sono generalmente dispositivi amperometrici e potenziometrici. Tali trasduttori sono inclusi nelle sonde di ossigeno disciolto e negli elettrodi pH, negli elettrodi iono-selettivi e nei dispositivi di rilevamento del gas. </text:span><text:span text:style-name="T616"><text:line-break/>Queste misure non sono fatte in linea ma vengono prelevat</text:span><text:span text:style-name="T615">i</text:span><text:span text:style-name="T616">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8"><text:line-break/></text:span><text:span text:style-name="T1206">STERILIZZAZIONE</text:span><text:span text:style-name="T617"><text:line-break/>Asepsi: stato di essere esenti o di stare al di sotto di un certo livello da contaminanti biologici.<text:line-break/>Disinfezione: eliminazione dei microrganismi patogen</text:span><text:span text:style-name="T638">i </text:span><text:span text:style-name="T617">(escluse le spore). La presenza di microrganismi non patogeni può essere tollerata. Quindi sistema disinfettato </text:span><text:span text:style-name="T638">è </text:span><text:span text:style-name="T617">diverso da sistema ase</text:span><text:span text:style-name="T618">t</text:span><text:span text:style-name="T617">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39">i</text:span><text:span text:style-name="T617">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8">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0">di </text:span><text:span text:style-name="T618">contaminazione, sterilizzazione fatta spesso attraverso l’uso di T (che deve abbassare/ridurre <text:s/>la quantità dei contaminanti ma non alterare la natura del substrato). <text:line-break/></text:span><text:span text:style-name="T619">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2">Le operazioni di sterilizzazione</text:span><text:span text:style-name="T619"> porta</text:span><text:span text:style-name="T642">no</text:span><text:span text:style-name="T619"> a distruggere tutte le cariche contaminanti che possono essere presenti in una parte del sistema di reazione </text:span><text:span text:style-name="T641">e</text:span><text:span text:style-name="T619"> che possono venire a contatto con il fluido di processo </text:span><text:span text:style-name="T642">e assicurare che nessuno microbo entri dopo che le apparecchiature sono state sterilizzate.</text:span><text:span text:style-name="T619"><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3">Una p</text:span><text:span text:style-name="T619">rima classificazione differenzia i metodi fisici (calore, radiazione e filtrazione) </text:span><text:span text:style-name="T643">dai</text:span><text:span text:style-name="T619"> metodi chimici (uso di agenti </text:span><text:soft-page-break/><text:span text:style-name="T619">antimicrobici) di sterilizzazione.<text:line-break/>La morte di colonie di batteri comporta la denaturazione delle proteine, distruzione delle membrane cellulari e il danneggio del DNA.<text:line-break/></text:span><text:span text:style-name="T620">Una classificazione diversa raggruppa i metodi in funzione della presenza di fasi diverse. <text:line-break/>Una sterilizzazione attraverso radiazioni, ultrasuoni, agenti chimici e calore </text:span><text:span text:style-name="T621">fa morire i microrganismi ma non li separa invece la filtrazione separa i microrganismi ma non li uccide. <text:line-break/>Nell’industria farmaceutica </text:span><text:span text:style-name="T644">la sterilizzazione con il calore</text:span><text:span text:style-name="T621"> è </text:span><text:span text:style-name="T644">il metodo più </text:span><text:span text:style-name="T621">comune per i substrati liquidi mentre per l’aria si preferisce la filtrazione (perché </text:span><text:span text:style-name="T644">il </text:span><text:span text:style-name="T622">coefficiente di scambio termico dell’</text:span><text:span text:style-name="T621">aria molto bass</text:span><text:span text:style-name="T622">o</text:span><text:span text:style-name="T621"> quindi sarebbe inefficace con il calore).<text:line-break/></text:span><text:span text:style-name="T622">La sterilizzazione a secco è meno efficace di quella a vapore umido. <text:line-break/>In presenza di acqua sono necessari tempi di permanenza più corti per avere risultati simili.<text:line-break/></text:span><text:span text:style-name="T623">Bisogna ridurre il n° di contaminanti nel tempo, la riduzione è esponenziale. <text:line-break/>La cinetica di morte è una cinetica di primo ordine. La costante di velocità K è funzione delle cond di processo ma in particolare è </text:span><text:span text:style-name="T645">in</text:span><text:span text:style-name="T623"> funzione della T (dipendenza che segue legge Arrenhius). <text:line-break/></text:span><text:span text:style-name="T645">L’en</text:span><text:span text:style-name="T623">ergia di attivazione di morte è elevata. Quindi </text:span><text:span text:style-name="T645">l’</text:span><text:span text:style-name="T623">aumento di T aumenta la velocità di sterilizzazione.<text:line-break/>La morte degli organismi viene trattata come </text:span><text:span text:style-name="T646">una</text:span><text:span text:style-name="T623">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6">la </text:span><text:span text:style-name="T623">velocità di morte a due T diverse, ricaviamo </text:span><text:span text:style-name="T646">l’</text:span><text:span text:style-name="T623">energia di attivazione </text:span><text:span text:style-name="T624">con eq di Arrenhius e a questo punto estrapoliamo con </text:span><text:span text:style-name="T646">una</text:span><text:span text:style-name="T624"> T diversa.<text:line-break/>Spesso al posto della costante k si usa il </text:span><text:span text:style-name="T1125">tempo di riduzione decimale</text:span><text:span text:style-name="T624"> (D) ossia il tempo necessario per ridurre di un ordine di grandezza il numero di organismi alla T di esercizio. Generalmente a T&gt;121°C la D va da 1 ai 3 min.<text:line-break/></text:span><text:span text:style-name="T625">Tanto D è più piccolo e tanto gli organismi muoiono più velocemente.</text:span><text:span text:style-name="T623"><text:line-break/></text:span><text:span text:style-name="T626">Oltre al valore di D un altro valore </text:span><text:span text:style-name="T648">empirico</text:span><text:span text:style-name="T626"> utilizzato è il valore </text:span><text:span text:style-name="T648">Z</text:span><text:span text:style-name="T626"> che descrive l’influenza della T nella reazione di attivazione dei microrganismi. Z è definito come </text:span><text:span text:style-name="T647">l’</text:span><text:span text:style-name="T626">aumento di T che causa riduzione di D di un ordine di grandezza.<text:line-break/>È una funzione e</text:span><text:span text:style-name="T649">d</text:span><text:span text:style-name="T626"> </text:span><text:span text:style-name="T649">è legata</text:span><text:span text:style-name="T626"> </text:span><text:span text:style-name="T649">al</text:span><text:span text:style-name="T626">l’energia di attivazione. Il valore di </text:span><text:span text:style-name="T648">Z</text:span><text:span text:style-name="T626"> per la maggior parte dei batteri è circa 5°.<text:line-break/></text:span><text:span text:style-name="T627">Il fattore di inattivazione è definito come 10</text:span><text:span text:style-name="T649">^</text:span><text:span text:style-name="T627">(t/D), è il tempo necessario per eliminare una colonia di batteri a una specifica T. <text:line-break/></text:span><text:span text:style-name="T649">La r</text:span><text:span text:style-name="T628">iduzione della carica batterica </text:span><text:span text:style-name="T649">è in </text:span><text:span text:style-name="T628">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0">l’</text:span><text:span text:style-name="T628">efficacia di metodi diversi di sterilizzazione. <text:line-break/></text:span><text:span text:style-name="T652">Un parametro è</text:span><text:span text:style-name="T628"> il </text:span><text:span text:style-name="T1126">Del Factor </text:span><text:span text:style-name="T1127">(∇ </text:span><text:span text:style-name="T1128">)</text:span><text:span text:style-name="T628"> che è il ln del rapporto tra il n° di microrganismi iniziali e il n° di microrganismi al tempo t. Il tempo di sterilizzazione è ∇ /k. </text:span><text:span text:style-name="T651">(∇ =nabla)</text:span><text:span text:style-name="T628"><text:line-break/>Questo parametro misura la decrescita del n° di microrganismi vivi a una certa T e </text:span><text:span text:style-name="T651">ad</text:span><text:span text:style-name="T628"> un certo tempo.<text:line-break/></text:span><text:span text:style-name="T652">Più è alto il del-factor e più forte è la sterilizzazione.</text:span><text:span text:style-name="T628"><text:line-break/></text:span><text:span text:style-name="T653">N</text:span><text:span text:style-name="T628">el caso in cui io abbia un processo di sterilizzazione che prevede un susseguirsi di T diverse </text:span><text:span text:style-name="T653">il</text:span><text:span text:style-name="T628"> processo avrà la somma dei del-factor. </text:span><text:span text:style-name="T629">L’efficacia </text:span><text:span text:style-name="T630">globale del processo è data dalla somma delle 3 fasi messe assieme: riscaldamento, mantenimento e raffreddamento.</text:span><text:span text:style-name="T1196"> <text:line-break/>La fase di riscaldamento è più veloce di quella di raffreddamento</text:span><text:span text:style-name="T630">, questo perché abbiamo un </text:span><text:span text:style-name="T1214">Δ</text:span><text:span text:style-name="T630">T maggiore e un coeff di scambio termico maggiore nel riscaldamento che nel raffreddamento. <text:line-break/>Il tempo complessivo dell’operazione è determinato principalmente dalle f</text:span><text:span text:style-name="T631">a</text:span><text:span text:style-name="T630">si di riscaldamento e raffreddamento.<text:line-break/>Il sistema di scambio termico può essere progettato sulla potenza termica da scambiare durante la sterilizzazione per accorciare i tempi della sterilizzazione stessa.</text:span><text:span text:style-name="T628"><text:line-break/></text:span><text:span text:style-name="T632">La descrizione cinetica del processo permette di scegliere i protocolli più adatti per effettuare il processo di sterilizzazione. <text:line-break/>Deciso il valore di carica </text:span><text:span text:style-name="T633">batterica </text:span><text:span text:style-name="T632">tollerabile </text:span><text:span text:style-name="T633">alla fine del processo di sterilizzazione</text:span><text:span text:style-name="T632"> dalle norme da seguire </text:span><text:span text:style-name="T633">e nota la carica batterica iniziale si progetta il processo di sterilizzazione in modo tale che il livello di sterilità venga raggiunto.<text:line-break/><text:line-break/></text:span><text:soft-page-break/><text:span text:style-name="T634">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4">per distruggere gli organismi.</text:span><text:span text:style-name="T634">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5">La bollitura viene fatta a 100°C per 30 min, i microrganismi sono distrutti a parte alcune endospore. </text:span><text:span text:style-name="T654">Per uccidere le endospore e sterilizzare il substrato è richiesto di far bollire per più tempo e ripetutamente.</text:span><text:span text:style-name="T635"><text:line-break/><text:line-break/></text:span><text:span text:style-name="T636">Nell</text:span><text:span text:style-name="T637">a sterilizzazione a batch </text:span><text:span text:style-name="T655">si riempe</text:span><text:span text:style-name="T637"> </text:span><text:span text:style-name="T655">prima</text:span><text:span text:style-name="T637"> </text:span><text:span text:style-name="T655">il reattore con i</text:span><text:span text:style-name="T637">l substrato e </text:span><text:span text:style-name="T655">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22"><text:span text:style-name="T637">Nelle sterilizzazion</text:span><text:span text:style-name="T636">i</text:span><text:span text:style-name="T637"> dei reattori continui invece </text:span><text:span text:style-name="T636">il substrato che viene alimentato al reattore è sterilizzato passando in uno scambiatore di calore e viene sterilizzato preriscaldandosi contro del substrato che è già stato sterilizzato e passando poi su del vapore. <text:line-break/></text:span><text:span text:style-name="T656">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6"><text:line-break/>Se si ha del substrato concentrato è possibile sterilizza</text:span><text:span text:style-name="T657">rl</text:span><text:span text:style-name="T636">o per iniezione diretta di vapore (operazione più rapida e semplice). </text:span><text:span text:style-name="T658">Avviene nel seguente modo: </text:span><text:span text:style-name="T659">si ha il materiale non sterile che viene preriscaldato dal substrato già sterilizzato, </text:span><text:span text:style-name="T658">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6"><text:line-break/><text:line-break/></text:span><text:span text:style-name="T631">A 121°C la P di vapore è 1 atm e in queste cond i batteri vengono inattivati in 5 min mentre le spore in 10 min circa.<text:line-break/>L’efficacia è molto alta e vengono sterilizzati in un autoclave al cui interno viene iniettato del vapore </text:span><text:span text:style-name="T660">degli</text:span><text:span text:style-name="T631"> oggetti con substrati di cultura </text:span><text:span text:style-name="T660">che</text:span><text:span text:style-name="T631">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69">Continuo vs batch</text:span><text:span text:style-name="T631"><text:line-break/></text:span><text:span text:style-name="T661">La sterilizzazione in continuo è più flessibile e più rapida, è un unità separata rispetto al reattore </text:span><text:span text:style-name="T662">e non deve necessariamente essere integrata in un’unica apparecchiatura con il bioreattore</text:span><text:span text:style-name="T661">; permette un esposizione al calore più corta quindi con meno danneggiamento del substrato. Apparecchiatura più facile per fare lo scale-up. <text:line-break/></text:span><text:span text:style-name="T1673">È possibile sterilizzare un substrato più concentrato di quello utilizzato nella reazione.</text:span><text:span text:style-name="T1515"> </text:span><text:span text:style-name="T661"><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69">Quindi i vantaggi di un processo continuo sono: t</text:span><text:span text:style-name="T1150">empi più brevi per il ciclo di sterilizzazione, facile scale-up, meno danni al substrato </text:span><text:span text:style-name="T1151">e u</text:span><text:span text:style-name="T1150">so più efficiente degli impianti</text:span><text:span text:style-name="T669"> </text:span><text:span text:style-name="T661"><text:line-break/>I vantaggi del processo batch invece sono che abbiamo un apparecchiatura in meno e quindi cos</text:span><text:span text:style-name="T662">t</text:span><text:span text:style-name="T661">i minori, abbiamo anche rischio di contaminazione più basso perché abbiamo meno trasferimento di fluido.<text:line-break/></text:span></text:p>
      <text:p text:style-name="P123"><text:span text:style-name="T670">Sterilizzazione continua</text:span><text:span text:style-name="T661"><text:line-break/>I vantaggi della iniezione diretta di vapore </text:span><text:span text:style-name="T670">sono: </text:span><text:span text:style-name="T661">maggiore efficienza nell’uso di vapore, meno costi di investimento </text:span><text:soft-page-break/><text:span text:style-name="T661">(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129">pastorizzazione</text:span><text:span text:style-name="T661">.<text:line-break/>La pastorizzazione </text:span><text:span text:style-name="T663">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24"><text:span text:style-name="T663">Il flusso del fluido riscaldante è in controcorrente con il fluido da sterilizzare.<text:line-break/></text:span><text:span text:style-name="T673">Si può effettuare la p</text:span><text:span text:style-name="T664">astorizzazione</text:span><text:span text:style-name="T673"> bassa: T</text:span><text:span text:style-name="T664"> </text:span><text:span text:style-name="T673">di </text:span><text:span text:style-name="T664">60-65°C per 30 min </text:span><text:span text:style-name="T673">con modalità batch</text:span><text:span text:style-name="T664">, usato per birra e vino.<text:line-break/>Poi vi è la pastorizzazione alta: T </text:span><text:span text:style-name="T673">di</text:span><text:span text:style-name="T664"> </text:span><text:span text:style-name="T673">7</text:span><text:span text:style-name="T664">5-85°C in 10-15 secondi, applicato principalmente al latt</text:span><text:span text:style-name="T671">e</text:span><text:span text:style-name="T664">. <text:line-break/>È rimpiazzata adesso dalla pastorizzazione ad ultra T (</text:span><text:span text:style-name="T1130">UHT</text:span><text:span text:style-name="T664">)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2">È un t</text:span><text:span text:style-name="T664">rattamento che ha lo scopo di sterilizzare il latte; è soprattutto utilizzato </text:span><text:span text:style-name="T672">per il</text:span><text:span text:style-name="T664"> latte usato per consumo diretto e non tanto al latte destinato ad ulteriori trasformazioni.<text:line-break/>Anche il processo UHT </text:span><text:span text:style-name="T665">può seguire le due tecnologie di scambio termico: trasferimento di Q indiretto </text:span><text:span text:style-name="T674">(135°C per 2-5 s)</text:span><text:span text:style-name="T665">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8"><text:line-break/></text:span><text:span text:style-name="T665">Per aumentare la cinetica di sterilizzazione è necessario operare a T &gt; 12</text:span><text:span text:style-name="T666">0</text:span><text:span text:style-name="T665">°C, </text:span><text:span text:style-name="T666">questo </text:span><text:span text:style-name="T675">è </text:span><text:span text:style-name="T666">in funzione degli alti valori di energia di attivazione per le reazioni di <text:s/>deattivazione dei microrganismi e delle spore.<text:line-break/></text:span><text:span text:style-name="T676">La scelta della T ha conseguenze sulla degradazione del substrato termico che avviene attraverso reazioni con un E</text:span><text:span text:style-name="T551">att</text:span><text:span text:style-name="T676"> dell’ordine di 20-40 kcal/mol, queste E</text:span><text:span text:style-name="T551">att</text:span><text:span text:style-name="T676"> sono inferiori a quelle delle reazioni di disattivazione dei microrganismi.</text:span><text:span text:style-name="T666"><text:line-break/></text:span><text:span text:style-name="T676">Pertanto, a</text:span><text:span text:style-name="T1152">ll'aumentare della </text:span><text:span text:style-name="T1153">T</text:span><text:span text:style-name="T1152">,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6"> <text:line-break/><text:line-break/></text:span><text:span text:style-name="T667">STERILIZZAZIONE DELL’ARIA<text:line-break/>Applicare la stessa tipologia di processo </text:span><text:span text:style-name="T678">(usando quindi condensatori)</text:span><text:span text:style-name="T667"> alla sterilizzazione dell’aria è antieconomico perché dovremmo usare aree di superfici di scambio molto grandi. <text:line-break/>Normalmente l’aria viene sterilizzata per filtrazione su filtri </text:span><text:span text:style-name="T678">fatte </text:span><text:span text:style-name="T667">di fibre di vetro, materiali sinterizzati o </text:span><text:span text:style-name="T678">di</text:span><text:span text:style-name="T667"> membrane </text:span><text:span text:style-name="T678">che devono essere secche per un funzionamento corretto.</text:span><text:span text:style-name="T667"><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8">e essiccati a 50°C</text:span><text:span text:style-name="T667">. I filtri assoluti (HEPA → High Efficiency Particulate Air filters) </text:span><text:span text:style-name="T668">sono fatti da membrane </text:span><text:span text:style-name="T679">in</text:span><text:span text:style-name="T668"> esteri cellulose </text:span><text:span text:style-name="T679">o nylon</text:span><text:span text:style-name="T668"> con porosità inferiore a 0.5 </text:span><text:span text:style-name="T1215">μ</text:span><text:span text:style-name="T677">m</text:span><text:span text:style-name="T668">.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516">L’uscita dell’aria </text:span><text:span text:style-name="T1660">è </text:span><text:span text:style-name="T1516">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516">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517">I componenti più piccoli vengono separati per ultrafiltrazione (come ad esempio l’emoglobina). <text:line-break/>Con gli ioni passiamo ad osmosi inversa.<text:line-break/></text:span><text:span text:style-name="T1518">I filtri dell’aria in ingresso sono </text:span><text:span text:style-name="T1661">d</text:span><text:span text:style-name="T1518">i: lana di vetro (filtro a spessore in cui il particolato viene trattenuto a causa della diversa inerzia di particelle rispetto alla corrente di gas quindi per impatto delle particelle sulle fibre queste vengono trattenute) o di membrana di acetato </text:span><text:span text:style-name="T1661">di </text:span><text:span text:style-name="T1518">cellulosa o di policarbonato (filtro in cui la separazione avviene per effetto della dimensione della porosità della membrana).</text:span></text:p>
      <text:p text:style-name="P28"><text:span text:style-name="T1518"><text:line-break/>I </text:span><text:span text:style-name="T1458">filtri a spessore</text:span><text:span text:style-name="T1518"> hanno un livello di saturazione oltre il quale non filtrano più e non trattengono più il materiale. <text:line-break/></text:span><text:span text:style-name="T1519">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716">μ</text:span><text:span text:style-name="T1662">m</text:span><text:span text:style-name="T1519"> con un’efficienza </text:span><text:span text:style-name="T1520">superiore al</text:span><text:span text:style-name="T1519"> 99.97%, usati per correnti d’uscita </text:span><text:span text:style-name="T1520">dalle unità di fermentazione o per filtrare i gas in alimentazione alla coltura di cellule in crescita. Efficaci per tutti i microrganismi. </text:span><text:span text:style-name="T1663">Sono fatti normalmente con fibre di vetro.</text:span><text:span text:style-name="T1520"><text:line-break/>I</text:span><text:span text:style-name="T1459"> filtri a membrana</text:span><text:span text:style-name="T1520"> invece sono fatti di </text:span><text:span text:style-name="T1521">esteri cellulose, </text:span><text:span text:style-name="T1520">nylon, polisolfone, policarbonato ecc. operano per taglio dimensionale, non vengono mai saturati → </text:span><text:span text:style-name="T1663">n</text:span><text:span text:style-name="T1520">on c’è mai rischio di eccedere la capacità del filtro.</text:span></text:p>
      <text:p text:style-name="P125"><text:span text:style-name="T680">I diametri dei pori sono normalmente di 0.2 </text:span><text:span text:style-name="T1215">μ</text:span><text:span text:style-name="T677">m</text:span><text:span text:style-name="T680"> per sterilizzare i liquidi ma possono arrivare anche fino a 0.02 per eliminare i virus dalle correnti gassose. </text:span><text:span text:style-name="T681">Sono usati anche per i gas (aria o CO</text:span><text:span text:style-name="T552">2</text:span><text:span text:style-name="T681">).</text:span><text:span text:style-name="T680"><text:line-break/></text:span><text:span text:style-name="T682">Esistono altri modi di sterilizzazione, come con le </text:span><text:span text:style-name="T1131">radiazioni non ionizzanti </text:span><text:span text:style-name="T682">(es. lampade UV). <text:line-break/>La loro azione germicida è legata al fatto che i raggi UV inducono mutazioni negli acidi nucleici </text:span><text:span text:style-name="T683">(specialmente nel DNA)</text:span><text:span text:style-name="T682">, efficacia molto alta ma sono radiazioni non penetranti </text:span><text:span text:style-name="T684">e quindi limitate</text:span><text:span text:style-name="T682"> alla sup </text:span><text:span text:style-name="T683">esposta</text:span><text:span text:style-name="T682">. <text:line-break/>Usati per la sterilizzazione dell’aria, </text:span><text:span text:style-name="T683">potabilizzazione dell’acqua </text:span><text:span text:style-name="T682">e per la sterilizzazione delle superfici </text:span><text:span text:style-name="T683">(laboratori, camere operatorie)</text:span><text:span text:style-name="T682"><text:line-break/>Oppure si usano r</text:span><text:span text:style-name="T1131">adiazioni ionizzanti </text:span><text:span text:style-name="T682">come i raggi gamma,</text:span><text:span text:style-name="T683"> queste causano modifiche negli acidi nucleici </text:span><text:span text:style-name="T684">sia direttamente che attraverso i radicali dell’ossigeno che vengono prodotti</text:span><text:span text:style-name="T683">.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5">O</text:span><text:span text:style-name="T683">ssido di etilene, molto attivo contro microrganismi e spore. </text:span><text:span text:style-name="T685">Reagisce con tutti i gruppi attivi </text:span><text:span text:style-name="T1718">(COOH, NH</text:span><text:span text:style-name="T1285">2</text:span><text:span text:style-name="T1718">, OH)</text:span><text:span text:style-name="T1719"> </text:span><text:span text:style-name="T685">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6"><text:line-break/><text:line-break/></text:span><text:span text:style-name="T685">Agenti anti-microbici</text:span></text:p>
      <text:p text:style-name="P25"><text:span text:style-name="T1522">Antisettici: agenti che sono sufficientemente delicati da poter essere applicati sulla pelle </text:span><text:span text:style-name="T1523">e </text:span><text:span text:style-name="T1522">mucose, sono basati su composti di mercurio, nitrato di argento, alcol e detergenti.</text:span></text:p>
      <text:p text:style-name="P126"><text:span text:style-name="T685">Disinfettanti: eliminano i microrganismi ma non le spore. Non possono essere usati su tessuti viventi e sono ad esempio candeggina, composti clorati e solfato di rame.<text:line-break/>Agenti </text:span><text:span text:style-name="T687">preservanti: inibiscono la crescita dei microrganismi nei cibi. Non devono essere tossici all’ingestione, es. solfiti dei vini.<text:line-break/></text:span><text:span text:style-name="T688">I f</text:span><text:span text:style-name="T687">attori che influenzano la scelta dell’agente anti microbico sono: natura e conc dei microrganismi, l’efficacia, i meccanismi di azione, tossicità, allergenicità e le cond</text:span><text:span text:style-name="T688">izioni</text:span><text:span text:style-name="T687"> di utilizzo.<text:line-break/></text:span><text:span text:style-name="T689">Gli </text:span><text:span text:style-name="T1132">antibiotici</text:span><text:span text:style-name="T689"> sono agenti antimicrobici prodotti dai microrganismi che uccidono o inibiscono la crescita di diversi microrganismi. </text:span><text:span text:style-name="T690">Una definizione più ampia include</text:span><text:span text:style-name="T689"> qualsiasi prodotto naturale che può </text:span><text:span text:style-name="T690">uccidere</text:span><text:span text:style-name="T689"> inibire </text:span><text:span text:style-name="T690">la crescita di differenti cellule.</text:span><text:span text:style-name="T689"><text:line-break/></text:span><text:span text:style-name="T691"><text:line-break/></text:span><text:soft-page-break/><text:span text:style-name="T691">La disinfezione serve a eliminare gli agenti patogeni </text:span><text:span text:style-name="T692">capaci di</text:span><text:span text:style-name="T691"> causare infezione o malattie.</text:span><text:span text:style-name="T692"> <text:line-break/>Elimina la carica batterica patogena. La disinfezione può essere effettuata tramite metodi fisici come il calore (a T più basse e tempi più corti rispetto a quelli della sterilizzazione) oppure con agenti chimici quindi </text:span><text:span text:style-name="T693">utilizzando </text:span><text:span text:style-name="T692">sostanze ossidanti, alogeni, saponi, detergenti sintetici e fenoli.<text:line-break/></text:span><text:span text:style-name="T694">I virus sono i più facilmente disinfettabili mentre le spore sono quelli più difficilmente disinfettabili.<text:line-break/></text:span><text:span text:style-name="T695"><text:line-break/></text:span><text:span text:style-name="T696">DETTAGLI DELLA STERILIZZAZIONE<text:line-break/>L’efficacia di una sterilizzazione viene definita sulla base di riduzione della carica dei microrganismi e con un criterio probabilistico, in particolare </text:span><text:span text:style-name="T697">con </text:span><text:span text:style-name="T696">lo sterility assurance level (</text:span><text:span text:style-name="T1197">SAL</text:span><text:span text:style-name="T696">), questo numero esprime la probabilità </text:span><text:span text:style-name="T698">che</text:span><text:span text:style-name="T696"> una singola operazione di sterilizzazione non arriv</text:span><text:span text:style-name="T698">i</text:span><text:span text:style-name="T696"> a ridurre la carica batterica al livello prefissato. <text:line-break/></text:span><text:span text:style-name="T698">Per esempio se un metodo di sterilizzazione ha un SAL di 10</text:span><text:span text:style-name="T561">3</text:span><text:span text:style-name="T698"> significa che c’è 1 possibilità su 1000 </text:span><text:span text:style-name="T699">che un organismo sopravviva al processo di sterilizzazione.</text:span><text:span text:style-name="T696"><text:line-break/></text:span><text:span text:style-name="T700">Bisogna fissare un livello di probabilità massimo di non successo dell’operazione di sterilizzazione.<text:line-break/>Quello che è misurato dal SAL non è lo stesso della riduzione della carica dei microrganismi </text:span><text:span text:style-name="T701">che </text:span><text:span text:style-name="T700">viene determinata sulla base di un’eq cinetica ed è una quantità deterministica. <text:line-break/></text:span><text:span text:style-name="T699">Infatti m</text:span><text:span text:style-name="T1674">entre il SAL misura la probabilità che gli organismi sopravvivano al processo di sterilizzazione, le misurazioni di riduzione logaritmica mostrano la quantità o la percentuale di microbi vivi eliminati dopo la sterilizzazione.</text:span><text:span text:style-name="T1664"> </text:span><text:span text:style-name="T696"><text:line-break/></text:span><text:span text:style-name="T702">In modo semplificato i due concetti </text:span><text:span text:style-name="T714">però </text:span><text:span text:style-name="T702">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4">^</text:span><text:span text:style-name="T702">-3.<text:line-break/><text:line-break/></text:span><text:span text:style-name="T703">Il valore di D esprime la reazione cinetica alla T <text:s/>di esercizio della sterilizzazione, D è una funzione della T (perché la costante cinetica segue la legge di Arrenhius). Z esprime la sensibilità di D al variare della T → </text:span><text:span text:style-name="T704">Z è l’incremento di T necessario per aumentare di un ordine di grandezza D.<text:line-break/></text:span><text:span text:style-name="T716">Convenzionalmente</text:span><text:span text:style-name="T704"> si assume che il valore di Z per un processo di sterilizzazione a secco sia 20°C mentre con vapore condensante 10° C.</text:span><text:span text:style-name="T705"><text:line-break/>Il lethality rate (F), F</text:span><text:span text:style-name="T553">H </text:span><text:span text:style-name="T705">per sterilizzazione a secco e </text:span><text:span text:style-name="T706">F</text:span><text:span text:style-name="T554">0</text:span><text:span text:style-name="T705"> con vapore condensante, esprime il tempo equivalente che produce la stessa rid</text:span><text:span text:style-name="T707">u</text:span><text:span text:style-name="T705">zione della carica microbica alla T di riferimento </text:span><text:span text:style-name="T717">(Tb) </text:span><text:span text:style-name="T705">; questa T, ancora in maniera convenziona</text:span><text:span text:style-name="T715">le,</text:span><text:span text:style-name="T705"> è definita a 170°C per la sterilizzazione a secco e a 121°c per vapore condensante. </text:span><text:span text:style-name="T717">F=10^((T-Tb)/Z).</text:span><text:span text:style-name="T705"><text:line-break/></text:span><text:span text:style-name="T708">L’utilità di F è che se abbiamo un processo complesso, costituito da fase di raffreddamento, riscaldamento e mantenimento, ha come effetto una riduzione della carica dei microrganismi che è uguale alla somma dei lethality rate di ciascun processo. </text:span><text:span text:style-name="T709">Avendo il lethality rate si può poi determinare il grado di riduzione della carica microbica per il processo e per i microrganismi analizzati.<text:line-break/></text:span><text:span text:style-name="T706">Il valore di F</text:span><text:span text:style-name="T554">0</text:span><text:span text:style-name="T706"> è utile nella progettazione di un processo di sterilizzazione perché ci d</text:span><text:span text:style-name="T720">à</text:span><text:span text:style-name="T706">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6"> può essere sommato nei diversi tratti.<text:line-break/></text:span><text:span text:style-name="T709"><text:line-break/></text:span><text:span text:style-name="T706">L’utilizzo di vapore saturo e quindi vapore condensante è più efficace del vapore secco perché il cambiamento di stato (condensazione del vapore) determina un maggiore coefficiente di scambio termico </text:span><text:span text:style-name="T719">e quindi ho la massima quantità di calore trasferito agli oggetti da sterilizzare</text:span><text:span text:style-name="T706">. <text:line-break/>Durante la sterilizzazione il calore latente viene rilasciato nella camera dell’autoclave, la cond</text:span><text:span text:style-name="T718">ensazione</text:span><text:span text:style-name="T706"> del vapore determina una diminuzione del volume che richiama altro vapore all’interno della camera. </text:span><text:span text:style-name="T718">Quindi sterilizzazione più efficace.</text:span><text:span text:style-name="T706"><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6"> </text:span><text:span text:style-name="T720">ecc</text:span><text:span text:style-name="T706">) che determinano T più basse e P più elevate.<text:line-break/><text:line-break/></text:span><text:span text:style-name="T721">U</text:span><text:span text:style-name="T706">n processo di sterilizzazione deve essere validato.<text:line-break/>Per farlo bisogna andare a misurare l’effettiva carica batterica prima o dopo l’operazione, </text:span><text:span text:style-name="T721">è un </text:span><text:span text:style-name="T706">processo lungo e difficile da eseguire anche perché bisogna determinare le possibili sorgenti di inquinamento del sistema.<text:line-break/></text:span><text:soft-page-break/><text:span text:style-name="T706">Per la validazione di un processo di sterilizzazione a seconda del tipo di materiale da sterilizzare abbiamo diversi approcci:<text:line-break/>1) per </text:span><text:span text:style-name="T723">i </text:span><text:span text:style-name="T706">materiali sensibili alla T bisogna operare la sterilizzazione alla T minima efficace, approccio di </text:span><text:span text:style-name="T723">B</text:span><text:span text:style-name="T706">ioburden ossia andiamo a misurare la conc microbica presente effettivamente nel sistema e si ricavano le cond di tempo e </text:span><text:span text:style-name="T723">le </text:span><text:span text:style-name="T706">T minime necessarie per effettuare la riduzione della con</text:span><text:span text:style-name="T723">c</text:span><text:span text:style-name="T706"> al livello prefissato.<text:line-break/>2) sistemi misti in cui non si va a misurare la carica batterica ma abbiamo un sistema di bioindicatori (e questi misurano l’efficacia dell’operazione di sterilizzazione). Approccio combinato.<text:line-break/></text:span><text:span text:style-name="T724">Gli </text:span><text:span text:style-name="T1198">indicatori biologici</text:span><text:span text:style-name="T724"> sono </text:span><text:span text:style-name="T706">preparazioni standardizzate di microrganismi specifici che sono resisten</text:span><text:span text:style-name="T710">t</text:span><text:span text:style-name="T706">i ad un particolare processo di sterilizzazione, sono sistemi standard utilizzati per la validazione. <text:line-break/>Sono sotto forma di: strisce inoculate di spore introdotte in contenitori di vetro; ampolle riempite con sospensione di spore </text:span><text:span text:style-name="T722">e</text:span><text:span text:style-name="T706"> soluzioni di spore in sospensione </text:span><text:span text:style-name="T722">di</text:span><text:span text:style-name="T706">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4">B</text:span><text:span text:style-name="T706">ioburden e per quello combinato avremo valori di F tarati sul sistema e quindi più bassi mentre nell'approccio overkill si assum</text:span><text:span text:style-name="T724">o</text:span><text:span text:style-name="T706">no valori di F più elevati e quindi sterilizzazione più drastica.<text:line-break/><text:line-break/></text:span><text:span text:style-name="T1207">DOWNSTREAM</text:span><text:span text:style-name="T710"><text:line-break/>Operazioni per separare e purificare </text:span><text:span text:style-name="T725">i</text:span><text:span text:style-name="T710"> prodotti ottenuti dai processi biologici. <text:line-break/></text:span><text:span text:style-name="T711">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6">e</text:span><text:span text:style-name="T711"> sono presenti in concentrazioni molto basse, </text:span><text:span text:style-name="T726">possono</text:span><text:span text:style-name="T712"> essere termolabil</text:span><text:span text:style-name="T726">i</text:span><text:span text:style-name="T712">, essere sensibil</text:span><text:span text:style-name="T726">i</text:span><text:span text:style-name="T712"> alle cond di processo (pH e forza ionica) e essere present</text:span><text:span text:style-name="T726">i</text:span><text:span text:style-name="T712"> con impurezze. <text:line-break/>Bisogna rispettare i requisiti di qualità del prodotto finito desiderato.<text:line-break/>Al diminuire delle dimensioni delle particelle aumentano i costi di separazione.<text:line-break/></text:span><text:span text:style-name="T713">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7">Alcune regole empiriche sono: </text:span><text:span text:style-name="T728">il separare </text:span><text:span text:style-name="T713">prima le impurezze presenti in maggiori quantità e quelle più facili da rimuovere, per ultime invece si separano le impurezze più difficili in maniera tale da trattare minori volumi di corrente di processo. I processi che vengono scelti sono </text:span><text:span text:style-name="T728">poi </text:span><text:span text:style-name="T713">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0"><text:line-break/></text:span><text:span text:style-name="T713">Quindi inizialmente isoliamo il prodotto che vogliamo recuperare, </text:span><text:span text:style-name="T745">facciamo</text:span><text:span text:style-name="T713"> operazioni di concentrazione </text:span><text:span text:style-name="T728">e</text:span><text:span text:style-name="T713"> stabilizzazione del prodotto poi rimuoviamo </text:span><text:span text:style-name="T745">le </text:span><text:span text:style-name="T713">impurezze presenti in grandi quantità e infine </text:span><text:span text:style-name="T745">effettuiamo la </text:span><text:span text:style-name="T713">purificazione per ottenere </text:span><text:span text:style-name="T745">la</text:span><text:span text:style-name="T713"> purezza richiesta </text:span><text:span text:style-name="T745">dalla rimozione delle</text:span><text:span text:style-name="T713">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29">ultra centrifugazione, adsorbimento ecc).</text:span><text:span text:style-name="T713"><text:line-break/></text:span><text:span text:style-name="T729">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6">manipolazione del campione</text:span><text:span text:style-name="T729">,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29">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7">per esempio s</text:span><text:span text:style-name="T1154">eleziona</text:span><text:span text:style-name="T1155">ndo</text:span><text:span text:style-name="T1154"> la procedura di estrazione in base alla fonte e alla posizione delle proteine</text:span><text:span text:style-name="T729"> <text:line-break/></text:span><text:span text:style-name="T747">B</text:span><text:span text:style-name="T729">isogna </text:span><text:span text:style-name="T747">cercare anche di </text:span><text:span text:style-name="T748">utilizzare procedure delicate per ridurre al minimo l’</text:span><text:span text:style-name="T729">acidificazione </text:span><text:span text:style-name="T748">e il rilascio di enzimi</text:span><text:span text:style-name="T729">,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6"><text:line-break/></text:span><text:span text:style-name="T729">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3"><text:line-break/></text:span><text:span text:style-name="T730">Per rompere la membrana cellulare si possono usare metodi fisici quindi presse, macinazione o ultrasuoni oppure con metodi chimici e/o biologici </text:span><text:span text:style-name="T749">quindi </text:span><text:span text:style-name="T730">con uso di detergenti, enzimi, solventi, conc ad alta salinità o con <text:s/>inibitori della parete cellulare. </text:span><text:span text:style-name="T731">Altri metodi fisici </text:span><text:span text:style-name="T750">sono: </text:span><text:span text:style-name="T751">l’</text:span><text:span text:style-name="T731">uso di mulini carichi di sfere, queste causano uno stress sulla sospensione delle cellule, garantiscono la rottura della membrana cellulare; centrifuga in cui </text:span><text:span text:style-name="T751">si inietta</text:span><text:span text:style-name="T731"> la sospensione di cellule e si recupera il materiale cellulare frantumato alle pareti e il fluido di sospensione al centro della centrifuga. <text:line-break/>Le presse servono ad aumentare la </text:span><text:span text:style-name="T752">P</text:span><text:span text:style-name="T731"> del mezzo </text:span><text:span text:style-name="T752">che</text:span><text:span text:style-name="T731"> viene assoggettato ad una rapida espansione che genera uno stress sufficiente a rompere la membrana cellulare; </text:span><text:span text:style-name="T752">i</text:span><text:span text:style-name="T731">l flusso viene indirizzato su dei piatti bersaglio che causano la rottura.<text:line-break/><text:line-break/></text:span><text:span text:style-name="T732">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3">La separazione può essere effettuata a stadi controcorrente, equicorrente o correnti incrociate.<text:line-break/></text:span><text:span text:style-name="T753">I parametri da considerare sono forma, dimensione, carica, polarità, solubilità, volatilità e mobilità dei prodotti.</text:span><text:span text:style-name="T733"><text:line-break/><text:line-break/></text:span><text:span text:style-name="T1134">SEPARAZIONE DEI SOLIDI</text:span><text:span text:style-name="T733"><text:line-break/></text:span><text:span text:style-name="T754">È</text:span><text:span text:style-name="T733"> </text:span><text:span text:style-name="T754">un’operazione</text:span><text:span text:style-name="T733"> difficile perché c’è una piccola differenza </text:span><text:span text:style-name="T734">di</text:span><text:span text:style-name="T733"> densità tra i prodotti cellular</text:span><text:span text:style-name="T734">i</text:span><text:span text:style-name="T733"> </text:span><text:span text:style-name="T734">(presente in bas</text:span><text:span text:style-name="T754">s</text:span><text:span text:style-name="T734">e conc e con dimensioni piccole) </text:span><text:span text:style-name="T733">e il </text:span><text:span text:style-name="T734">mezzo di fermentazione</text:span><text:span text:style-name="T733">, </text:span><text:span text:style-name="T755">inoltre l</text:span><text:span text:style-name="T754">a</text:span><text:span text:style-name="T734"> reologia del mezzo è molto importante perché può complicare l’operazione e anche la compressibilità del solido introduce ulteriori complessità.</text:span><text:span text:style-name="T754"> </text:span><text:span text:style-name="T734"><text:line-break/>La separazione dei solidi si </text:span><text:span text:style-name="T755">può</text:span><text:span text:style-name="T734"> effettuare tramite flottazione </text:span><text:span text:style-name="T735">(facciamo galleggiare il prodotto solido e lo recuperiamo)</text:span><text:span text:style-name="T734"> o sedimentazion</text:span><text:span text:style-name="T735">e (prodotto solido si accumula alla base </text:span><text:span text:style-name="T756">e</text:span><text:span text:style-name="T735"> </text:span><text:span text:style-name="T736">come forza motrice ho l’accelerazione di gravità</text:span><text:span text:style-name="T735">).<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133">filtrazione</text:span><text:span text:style-name="T735"> è resa difficile dall’incomp</text:span><text:span text:style-name="T737">ressi</text:span><text:span text:style-name="T735">bilità delle cellule e dalle caratteristiche non newtoniane del mezzo di </text:span><text:span text:style-name="T737">prodotto di reazione. Durante la filtrazione a causa della sua incompressibilità l’aumento di P può causare una diminuzione della velocità di filtrazione a causa della porosità della torta di filtrazione.<text:line-break/></text:span><text:span text:style-name="T739">Tanto più piccole sono le dimensioni delle particelle che vogliamo separare e tanto più è costosa l’operazione.<text:line-break/>Per dimensionare l’operazione di filtrazione dobbiamo stimarne la velocità </text:span><text:span text:style-name="T1156">ovvero la velocità con cui viene raccolto il filtrato liquido.<text:line-break/></text:span><text:span text:style-name="T1157">Alcune considerazioni: 1) </text:span><text:span text:style-name="T1158">p</text:span><text:span text:style-name="T739">er una certa differenza di P la velocità di filtrazione è più alta all’inizio dell’operazione: </text:span><text:span text:style-name="T757">ho </text:span><text:span text:style-name="T739">meno resistenza prima della formazione di deposito </text:span><text:span text:style-name="T757">2)</text:span><text:span text:style-name="T739"> l’orientazione delle particelle nella torta di filtrazione può influenzare la struttura e la permeabilità del letto di filtrazione </text:span><text:span text:style-name="T757">3) u</text:span><text:span text:style-name="T740">na P eccessiva all’inizio del processo può causare l’otturazione del filtro e quindi delle resistenze alla filtrazione molto elevate </text:span><text:span text:style-name="T757">4) l</text:span><text:span text:style-name="T740">a resistenza del filtro può essere considerata costante soltanto se le particelle </text:span><text:span text:style-name="T738">da filtrare</text:span><text:span text:style-name="T740"> non permeano </text:span><text:span text:style-name="T738">n</text:span><text:span text:style-name="T740">ella membrana </text:span><text:span text:style-name="T757">5) l</text:span><text:span text:style-name="T738">a resistenza del letto </text:span><text:soft-page-break/><text:span text:style-name="T738">filtrazione aumenta all’aumentare dello spessore.<text:line-break/></text:span><text:span text:style-name="T758">La v</text:span><text:span text:style-name="T738">elocità di filtrazione </text:span><text:span text:style-name="T758">è </text:span><text:span text:style-name="T741">direttamente proporzionale </text:span><text:span text:style-name="T738">all’area filtrante </text:span><text:span text:style-name="T741">e alla differenza di P a cavallo del filtro e inversamente proporzionale alla viscosità del fluido, resistenza specifica del letto di filtrazione, massa e resistenza della membrana di filtrazione → </text:span><text:span text:style-name="T742">per aumentare velocità aumento A (sistemi più grandi sistemi costosi), aumento </text:span><text:span text:style-name="T1216">Δ</text:span><text:span text:style-name="T742">P (per materiali compressibili può essere controproducente perché potremmo avere intasamento della membrana e diminuzione della porosità della torta di filtrazione</text:span><text:span text:style-name="T743">), riduco la massa della torta riducendo il suo spessore (viene effettuat</text:span><text:span text:style-name="T760">o</text:span><text:span text:style-name="T743"> nella </text:span><text:span text:style-name="T760">rotazione</text:span><text:span text:style-name="T743"> continua su tamburo </text:span><text:span text:style-name="T759">perché </text:span><text:span text:style-name="T743">viene ripulito il filtro ad ogni rotazione del tamburo) oppure ridurre viscosità del filtrato </text:span><text:span text:style-name="T761">attraverso una diluizione.</text:span><text:span text:style-name="T743"><text:line-break/><text:line-break/>I sistemi di filtrazione industriale sono due. </text:span><text:span text:style-name="T763">P</text:span><text:span text:style-name="T744">er </text:span><text:span text:style-name="T760">i r</text:span><text:span text:style-name="T744">eattori batch </text:span><text:span text:style-name="T743">a</text:span><text:span text:style-name="T761">bbiamo la</text:span><text:span text:style-name="T743"> </text:span><text:span text:style-name="T1199">filtropress</text:span><text:span text:style-name="T1200">a</text:span><text:span text:style-name="T743"> in cui il materiale da filtrare è iniettato al centro della press</text:span><text:span text:style-name="T761">a</text:span><text:span text:style-name="T743"> e riempe le </text:span><text:span text:style-name="T761">diverse </text:span><text:span text:style-name="T743">camere, dopodiché viene applicata una P, </text:span><text:span text:style-name="T761">il </text:span><text:span text:style-name="T743">sistema </text:span><text:span text:style-name="T761">viene </text:span><text:span text:style-name="T743">compresso e </text:span><text:span text:style-name="T761">il</text:span><text:span text:style-name="T743"> materiale </text:span><text:span text:style-name="T763">viene</text:span><text:span text:style-name="T743"> filtrato sulle tele dei diversi piatti, </text:span><text:span text:style-name="T761">in alcuni casi è possibile avere delle</text:span><text:span text:style-name="T743"> membrane </text:span><text:span text:style-name="T761">che possiamo gonfiare con</text:span><text:span text:style-name="T743"> aria per schiacciare </text:span><text:span text:style-name="T761">ulteriormente</text:span><text:span text:style-name="T743"> il pannello di filtrazione e spremere nuovamente il filtrato.<text:line-break/></text:span><text:span text:style-name="T761">Abbiamo il serbatoio di accumulo </text:span><text:span text:style-name="T762">del materiale da filtrare, lo alimentiamo al filtropressa, mandiamo in pressione il filtropressa e recuperiamo il filtrato. <text:line-break/>A operazione terminata apriamo il filtropressa, laviamo i pannelli e li recuperiamo.</text:span></text:p>
      <text:p text:style-name="P127"><text:span text:style-name="T761">L’o</text:span><text:span text:style-name="T744">perazione continua </text:span><text:span text:style-name="T761">invece è</text:span><text:span text:style-name="T744"> </text:span><text:span text:style-name="T762">effettuata</text:span><text:span text:style-name="T744"> </text:span><text:span text:style-name="T762">su</text:span><text:span text:style-name="T744"> </text:span><text:span text:style-name="T1201">tamburi filtranti</text:span><text:span text:style-name="T744">, tamburi a</text:span><text:span text:style-name="T762">lla</text:span><text:span text:style-name="T744"> cui superficie </text:span><text:span text:style-name="T764">v</text:span><text:span text:style-name="T765">iene posizionat</text:span><text:span text:style-name="T764">a</text:span><text:span text:style-name="T765"> </text:span><text:span text:style-name="T744">la tela filtrante </text:span><text:span text:style-name="T764">e </text:span><text:span text:style-name="T766">che</text:span><text:span text:style-name="T744"> sono parzialmente immersi nel materiale da filtrare; questi tamburi ruotano raccogliendo il materiale solido sulla </text:span><text:span text:style-name="T765">loro </text:span><text:span text:style-name="T744">superficie durante la fase di immersione poi </text:span><text:span text:style-name="T767">la torta </text:span><text:span text:style-name="T765">di filtrazione</text:span><text:span text:style-name="T744"> viene lavat</text:span><text:span text:style-name="T765">a, </text:span><text:span text:style-name="T744">seccat</text:span><text:span text:style-name="T765">a</text:span><text:span text:style-name="T744"> e staccat</text:span><text:span text:style-name="T765">a</text:span><text:span text:style-name="T744"> dalla sup di filtrazione prima che questa rientri nel mezzo da filtrare. <text:line-break/></text:span><text:span text:style-name="T765">La torta di filtrazione </text:span><text:span text:style-name="T768">si forma durante la parte di sommersione quindi </text:span><text:span text:style-name="T769">diventa </text:span><text:span text:style-name="T768">via</text:span><text:span text:style-name="T765"> via sempre più </text:span><text:span text:style-name="T768">spessa. </text:span><text:span text:style-name="T744"><text:line-break/></text:span><text:span text:style-name="T767">Con i tamburi abbiamo una rigenerazione continua della superficie filtrata (ottimo per le operazioni continue).<text:line-break/></text:span><text:span text:style-name="T770">Per aumentare la superficie </text:span><text:span text:style-name="T763">di filtrazione si possono</text:span><text:span text:style-name="T770"> utilizz</text:span><text:span text:style-name="T763">are</text:span><text:span text:style-name="T770"> dischi ruotanti, </text:span><text:span text:style-name="T763">il</text:span><text:span text:style-name="T770"> </text:span><text:span text:style-name="T763">funzionamento</text:span><text:span text:style-name="T770"> </text:span><text:span text:style-name="T769">è </text:span><text:span text:style-name="T770">analogo: ho dei coltelli raschiatori </text:span><text:span text:style-name="T763">su ciascun disco in modo da rigenerare la su filtrante</text:span><text:span text:style-name="T770"> prima della nuova immersione nel mezzo.<text:line-break/><text:line-break/>La </text:span><text:span text:style-name="T1135">centrifugazione</text:span><text:span text:style-name="T770"> ha come forza motrice una differenza di densità tra il mezzo sospendente e ciò che dobbiamo separare. </text:span><text:span text:style-name="T771">Possiamo separare sia delle particelle dei componenti subcellulari che anche proteine e DNA.<text:line-break/>I</text:span><text:span text:style-name="T770"> parametri che influenzano </text:span><text:span text:style-name="T771">l’efficacia di </text:span><text:span text:style-name="T770">quest’operazione sono la dimensione, forma, densità e viscosità del mezzo che dobbiamo filtrare.<text:line-break/></text:span><text:span text:style-name="T772">Una centrifuga viene definita sul</text:span><text:span text:style-name="T736"> </text:span><text:span text:style-name="T772">numero Z che è il rapporto tra l’accelerazione centrifuga e l’accelerazione di gravità, è una funzione del raggio della centrifuga e </text:span><text:span text:style-name="T773">del</text:span><text:span text:style-name="T774"> quadrato della</text:span><text:span text:style-name="T772"> velocità angolare. </text:span><text:span text:style-name="T773">L</text:span><text:span text:style-name="T770">a velocità di centrifugazione dipende dal diametro delle particelle, </text:span><text:span text:style-name="T736">dall’accelerazione centrifuga, differenza di densità e la viscosità del mezzo.<text:line-break/></text:span><text:span text:style-name="T772">Le centrifughe </text:span><text:span text:style-name="T773">industriali</text:span><text:span text:style-name="T772"> hanno uno Z che varia da 300 a 16000 mentre per le scale da laboratorio arriva fino a 5</text:span><text:span text:style-name="T774">0</text:span><text:span text:style-name="T772">0000.</text:span><text:span text:style-name="T736"> </text:span><text:span text:style-name="T775">L’alimentazione della centrifuga avviene sull’asse, recuperiamo il solido alle pareti e il liquido chiarificato </text:span><text:span text:style-name="T776">viene</text:span><text:span text:style-name="T775"> estratto dal collo della centrifuga.<text:line-break/>Le operazioni di centrifugazioni sono più costos</text:span><text:span text:style-name="T773">e</text:span><text:span text:style-name="T775"> della filtrazione ma sono anche più efficienti.<text:line-break/>L’efficacia è peggiorata da un’elevata viscosità dello slurry. </text:span><text:span text:style-name="T777">Il controllo della T all’interno della centrifuga è difficile, abbiamo rischio di danneggiare materiali termolabili → non utilizziamo materiali termolabili.<text:line-break/><text:line-break/></text:span><text:span text:style-name="T778">SEPARAZIONE DEI PRODOTTI</text:span><text:span text:style-name="T779"><text:line-break/>Per effettuare la </text:span><text:span text:style-name="T1136">precipitazione</text:span><text:span text:style-name="T779"> dobbiamo aggregare le particelle e favorirne la sedimentazione. <text:line-break/>La precipitazione dipende dalla solubilità quindi dal pH e dalla forza ionica della soluzione. <text:line-break/></text:span><text:span text:style-name="T778">S</text:span><text:span text:style-name="T779">e abbiamo pH elevati la superficie </text:span><text:span text:style-name="T780">della proteina</text:span><text:span text:style-name="T779"> è ossidril</text:span><text:span text:style-name="T780">a</text:span><text:span text:style-name="T779">ta, </text:span><text:span text:style-name="T780">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8">potenziale </text:span><text:span text:style-name="T780">superficiale = 0) non si ha effetto di repulsione elettrostatica, le diverse molecole possono avvicinarsi e interagire </text:span><text:span text:style-name="T778">per effetto</text:span><text:span text:style-name="T780"> </text:span><text:span text:style-name="T778">del</text:span><text:span text:style-name="T780">le forze di Van der Waals </text:span><text:span text:style-name="T778">e quindi aggregarsi tra di loro. <text:line-break/></text:span><text:span text:style-name="T780">Quindi possiamo causare la precipitazione andando a modificare il pH </text:span><text:span text:style-name="T781">(in prossimità del punto isoelettrico). <text:line-break/></text:span><text:span text:style-name="T780">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0">P</text:span><text:span text:style-name="T782">rocessi di </text:span><text:span text:style-name="T1137">elettroforesi</text:span><text:span text:style-name="T782"> in cui </text:span><text:span text:style-name="T783">come forza motrice ho il campo elettrico. Il sistema è basato sulla carica, forme e proprietà del mezzo di separazione. Può essere effettuato in un mezzo liquido o in un gel.<text:line-break/><text:line-break/>L</text:span><text:span text:style-name="T1138">’estrazione liquido liquido</text:span><text:span text:style-name="T783"> riguarda il trasferimento di soluto da un liquido all’altro e dipende dal coefficiente di ripartizione del soluto nei due diversi solvent</text:span><text:span text:style-name="T784">i.</text:span><text:span text:style-name="T783"><text:line-break/>Viene utilizzat</text:span><text:span text:style-name="T785">o</text:span><text:span text:style-name="T783"> quando </text:span><text:span text:style-name="T786">il </text:span><text:span text:style-name="T783">soluto e </text:span><text:span text:style-name="T787">il </text:span><text:span text:style-name="T783">solvente hanno volatilità simile (non posso effettuare una distillazione), il soluto è termolabile, sol e solv formano mi</text:span><text:span text:style-name="T786">scele</text:span><text:span text:style-name="T783"> azeotropic</text:span><text:span text:style-name="T786">he</text:span><text:span text:style-name="T783"> oppure quando la con</text:span><text:span text:style-name="T788">c</text:span><text:span text:style-name="T783"> di soluto è bassa.<text:line-break/></text:span><text:span text:style-name="T788">È u</text:span><text:span text:style-name="T789">sato per purificare gli antibiotici, </text:span><text:span text:style-name="T786">prodotti naturali e</text:span><text:span text:style-name="T790"> coloranti.<text:line-break/>I due solventi </text:span><text:span text:style-name="T789">devono essere immiscibili tra di loro </text:span><text:span text:style-name="T790">in modo da separarsi facilmente</text:span><text:span text:style-name="T789">.<text:line-break/>Tipicamente costituito da due fasi acquose o non acquose </text:span><text:span text:style-name="T790">come acqua e acetone o acqua e cloroformio.<text:line-break/></text:span><text:span text:style-name="T789">Possono essere anche sistemi immiscibili di due fasi acquose. </text:span><text:span text:style-name="T790">Operazione effettuata con miscelazione e contat</text:span><text:span text:style-name="T791">t</text:span><text:span text:style-name="T787">ament</text:span><text:span text:style-name="T790">o delle due fasi che poi vengono lasciate separa</text:span><text:span text:style-name="T787">r</text:span><text:span text:style-name="T790">e e vengono divise tra di loro; se i solventi sono completamente miscibili tra di loro non possono essere usati per l’estrazione, </text:span><text:span text:style-name="T791">devono essere immiscibili o almeno parzialmente immiscibili.</text:span><text:span text:style-name="T789"><text:line-break/></text:span><text:span text:style-name="T792">La velocità dipende dal coefficiente di trasporto, sup</text:span><text:span text:style-name="T791">erficie</text:span><text:span text:style-name="T792"> di scambio e dalla differenza di conc tra le due fasi.<text:line-break/></text:span><text:span text:style-name="T793">Bisogna aumentare l’area di contatto quindi è </text:span><text:span text:style-name="T792">utile agitare bene i due solventi per favorirne il contatto </text:span><text:span text:style-name="T793">tra le due fasi, usiamo un sistema miscelato e dei </text:span><text:span text:style-name="T792">sistemi con flusso controcorrente, sistemi agitati o</text:span><text:span text:style-name="T793">ppure facciamo contattare il sistema attraverso una</text:span><text:span text:style-name="T792"> struttura porosa. <text:line-break/></text:span><text:span text:style-name="T793">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4">uto tra la fase acquosa e il solvente.</text:span><text:span text:style-name="T792"><text:line-break/></text:span><text:span text:style-name="T795">La coalescenza e la separazione delle fasi avviene per differenza di densità </text:span><text:span text:style-name="T796">e possono</text:span><text:span text:style-name="T795"> essere favorit</text:span><text:span text:style-name="T796">e</text:span><text:span text:style-name="T795"> dalla forza centrifuga o dalla presenza di membrana.<text:line-break/></text:span><text:span text:style-name="T797">Sostanzialmente a</text:span><text:span text:style-name="T794">bbiamo un recipiente agitato nel quale </text:span><text:span text:style-name="T797">effettuiamo il</text:span><text:span text:style-name="T794"> contattamento che </text:span><text:span text:style-name="T797">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8">con </text:span><text:span text:style-name="T797">alimentazione continua del mezzo da separare e poi un separatore continuo che può essere ad esempio a pacchi </text:span><text:span text:style-name="T798">lamellari che facilità la coalescenza e la separazione delle due fasi.</text:span><text:span text:style-name="T795"> </text:span><text:span text:style-name="T799">Il sistema può essere effettuato in controcorrente </text:span><text:span text:style-name="T798">in modo tale da</text:span><text:span text:style-name="T799"> massimizzare </text:span><text:span text:style-name="T798">in ciascun stadio </text:span><text:span text:style-name="T799">la forza motrice </text:span><text:span text:style-name="T798">che è data dalla</text:span><text:span text:style-name="T799"> differenza di concentrazione tra i due solventi. <text:line-break/>Il processo può essere effettuato su colonna: a riempimento o a piatti perforat</text:span><text:span text:style-name="T785">i</text:span><text:span text:style-name="T799">. <text:line-break/></text:span><text:span text:style-name="T798">Si possono avere sistemi di agitazione per favorire la miscelazione dei fluidi oppure piatti perforati.</text:span><text:span text:style-name="T799"><text:line-break/>Un sistema diffuso è il contatore Podbielniak, una colonna a piatti perforati in cui la separazione tra i due solventi viene favorita dalla centrifugazione. </text:span><text:span text:style-name="T800">È sostanzialmente un separatore che ruota attorno alla testa della colonna. <text:line-break/>I liquidi vengono forzati nel loro movimento controcorrente attraverso delle separazion</text:span><text:span text:style-name="T801">i</text:span><text:span text:style-name="T800">, elevata sup di scambio, molto contatto tra i due liquidi. </text:span><text:span text:style-name="T802">Fluido pesante introdotto assialmente mentre </text:span><text:span text:style-name="T801">il</text:span><text:span text:style-name="T802"> fluido leggero tangenzialmente.<text:line-break/></text:span><text:span text:style-name="T1675">A causa della forza centrifuga e della differenza di densità, il liquido pesante viene spinto verso </text:span><text:span text:style-name="T1678">le pareti</text:span><text:span text:style-name="T1675">. <text:line-break/>Quando il liquido pesante si propaga attraverso le perforazioni, sposta un uguale volume di liquido leggero verso </text:span><text:span text:style-name="T1676">l’albero</text:span><text:span text:style-name="T1675">. I due liquidi che scorrono in controcorrente sono costretti </text:span><text:span text:style-name="T1677">ad </text:span><text:span text:style-name="T1675">un contatto intenso. <text:line-break/>Il liquido leggero viene raccolto all'albero e il liquido pesante viene raccolto </text:span><text:span text:style-name="T1677">sulle pareti</text:span><text:span text:style-name="T1675">. </text:span><text:span text:style-name="T802"><text:line-break/>Vantaggio: asse di rotazione orizzontale → migliore stabilità del sistema, supporta meglio i sbilanciamenti della centrifuga. </text:span><text:span text:style-name="T803">Ha dimensioni ridotti e seppur il costo sia elevato è altamente efficiente nel ridurre i tempi di separazione.</text:span><text:span text:style-name="T802"><text:line-break/>Il sistema </text:span><text:span text:style-name="T824">ha delle tenute meccaniche che facilità l’operazione </text:span><text:span text:style-name="T802">ermetic</text:span><text:span text:style-name="T824">a</text:span><text:span text:style-name="T802"> </text:span><text:span text:style-name="T823">ed è un</text:span><text:span text:style-name="T802"> sistema automatizzato che può essere condott</text:span><text:span text:style-name="T801">o </text:span><text:span text:style-name="T802">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2"><text:line-break/><text:line-break/></text:span><text:span text:style-name="T804">L’</text:span><text:span text:style-name="T1139">evaporazione</text:span><text:span text:style-name="T804"> non è adatt</text:span><text:span text:style-name="T826">a</text:span><text:span text:style-name="T804"> a prodotti termolabili </text:span><text:span text:style-name="T825">per i quali bisogna </text:span><text:span text:style-name="T804">ridu</text:span><text:span text:style-name="T825">rre il </text:span><text:span text:style-name="T804"><text:s/>tempo di residenza </text:span><text:span text:style-name="T825">e</text:span><text:span text:style-name="T804"> aument</text:span><text:span text:style-name="T825">are</text:span><text:span text:style-name="T804">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0"><text:line-break/></text:span><text:soft-page-break/><text:span text:style-name="T1208">PURIFICAZIONE</text:span><text:span text:style-name="T805"><text:line-break/>Il </text:span><text:span text:style-name="T806">metodo</text:span><text:span text:style-name="T805">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7">È anche importante la conc di prodotto nella corrente d’uscita dalla bioreazione. All’aumentare della diluizione del prodotto aumentano i costi di sep</text:span><text:span text:style-name="T808">a</text:span><text:span text:style-name="T807">razione e quindi aumenta il costo di vendita del materiale. <text:line-break/></text:span><text:span text:style-name="T809">I processi di </text:span><text:span text:style-name="T1140">purificazione su membrana</text:span><text:span text:style-name="T809"> sono diffusi e avvengono separando il prodotto su una membrana che è un</text:span><text:span text:style-name="T827">a barriera sottile fatta di un</text:span><text:span text:style-name="T809"> materiale </text:span><text:span text:style-name="T1159">che consente il passaggio selettivo di specie diverse attraverso di essa.</text:span><text:span text:style-name="T809"><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09"><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09">Le prestazioni </text:span><text:span text:style-name="T829">invece </text:span><text:span text:style-name="T809">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09"><text:line-break/></text:span><text:span text:style-name="T810">Le membrane sono dei setti semi permeabili. </text:span><text:span text:style-name="T841">P</text:span><text:span text:style-name="T810">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0">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0"><text:line-break/></text:span><text:span text:style-name="T811">Un processo di separazione a membrana viene utilizzato per: la </text:span><text:span text:style-name="T832">concentrazione del prodotto cioè la </text:span><text:span text:style-name="T811">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1"><text:line-break/></text:span><text:span text:style-name="T812">Le membrane possono essere isotropiche </text:span><text:span text:style-name="T835">micro</text:span><text:span text:style-name="T812">porose, possono essere costituite da polimeri che hanno </text:span><text:span text:style-name="T835">dei </text:span><text:span text:style-name="T812">gruppi funzionali ionici </text:span><text:span text:style-name="T835">e</text:span><text:span text:style-name="T812"> quindi sono </text:span><text:span text:style-name="T835">membrane elettricamente</text:span><text:span text:style-name="T812"> carich</text:span><text:span text:style-name="T835">e <text:s/>che servono a separare i prodotti in funzione della loro densità di carica,</text:span><text:span text:style-name="T812"> membrane asimmetriche in cui la porosità varia nello spessore della membrana oppure membrane liquide supportate in cui </text:span><text:span text:style-name="T836">si ha</text:span><text:span text:style-name="T812"> una matrice polimerica i cui pori sono ri</text:span><text:span text:style-name="T813">e</text:span><text:span text:style-name="T812">mpiti del liquido che effettua la separazione.<text:line-break/>Il processo di filtrazione può essere dead end</text:span><text:span text:style-name="T836"> </text:span><text:span text:style-name="T812">in cui facciamo percolare la sospensione attraverso una membran</text:span><text:span text:style-name="T836">a filtrante </text:span><text:span text:style-name="T812">e recuperiamo il filtrato da sotto altrimenti si possono effettuare operazioni cross flow </text:span><text:span text:style-name="T836">nel quale</text:span><text:span text:style-name="T812"> abbiamo un tubo permeabile nella quale </text:span><text:span text:style-name="T843">si fa</text:span><text:span text:style-name="T812"> passare la sospensione, </text:span><text:span text:style-name="T843">si recupera</text:span><text:span text:style-name="T812"> </text:span><text:span text:style-name="T836">l’estremità del tubo e il</text:span><text:span text:style-name="T812"> </text:span><text:span text:style-name="T814">filtrato </text:span><text:span text:style-name="T836">è recuperato</text:span><text:span text:style-name="T812"> all’e</text:span><text:span text:style-name="T836">sterno</text:span><text:span text:style-name="T812">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217">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190">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217">μ</text:span><text:span text:style-name="T838">m</text:span><text:span text:style-name="T837">. </text:span><text:span text:style-name="T843">F</text:span><text:span text:style-name="T837">iltrazione che avviene per effetto delle dimensioni delle particelle da separare. Il </text:span><text:span text:style-name="T1218">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190">Ultrafiltrazione</text:span><text:span text:style-name="T837">: utilizzo di membrana asimmetrica </text:span><text:span text:style-name="T852">micr</text:span><text:span text:style-name="T837">oporosa con delle dimensioni delle porosità da 0.1 </text:span><text:span text:style-name="T1217">μ</text:span><text:span text:style-name="T838">m</text:span><text:span text:style-name="T837"> o meno e trattiene anche le </text:span><text:span text:style-name="T838">macromolecole, fa passare soltanto il solvente e i soluti di basso peso molecolare. </text:span></text:p>
      <text:p text:style-name="P139"><text:span text:style-name="T838">È un filtro molecolare e la P di esercizio </text:span><text:span text:style-name="T844">è</text:span><text:span text:style-name="T838"> dell’ordine delle 10 atm. </text:span><text:span text:style-name="T852">La forza motrice è la differenza di P</text:span><text:span text:style-name="T815"><text:line-break/></text:span><text:span text:style-name="T1188">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218">Δ</text:span><text:span text:style-name="T837">P</text:span><text:span text:style-name="T845"> è dell’ordine delle decine di atmosfere.</text:span><text:span text:style-name="T815"><text:line-break/></text:span><text:span text:style-name="T816">La </text:span><text:span text:style-name="T1189">dialisi</text:span><text:span text:style-name="T816"> è un processo che ha come forza motrice una differenza di concentrazione, </text:span><text:span text:style-name="T845">si ha una</text:span><text:span text:style-name="T816"> membrana permeabile a soluto di basso peso molecolare.</text:span><text:span text:style-name="T845"> </text:span><text:span text:style-name="T816">Si ha una separazione della corrente d’ingresso e il contatt</text:span><text:span text:style-name="T846">ament</text:span><text:span text:style-name="T816">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191">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192">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5">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6"><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202">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38"><text:span text:style-name="T849">Vantaggio: materiale che può essere facilmente smontato e pulito.<text:line-break/>Sistemi di membrane avvolte a </text:span><text:span text:style-name="T1202">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203">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38"><text:span text:style-name="T855">S</text:span><text:span text:style-name="T850">istema </text:span><text:span text:style-name="T1203">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6"><text:line-break/><text:line-break/></text:span><text:span text:style-name="T850">Sistema a </text:span><text:span text:style-name="T1203">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38"><text:span text:style-name="T850">Sistemi di </text:span><text:span text:style-name="T1203">fibre cavi</text:span><text:span text:style-name="T850">: costa poco, funziona per osmosi inversa e separazione dei gas. <text:line-break/>Si manda la soluzione nel mantello e si preleva il permeato dall’asse del sistema.<text:line-break/>Sistemi </text:span><text:span text:style-name="T1203">tubolari</text:span><text:span text:style-name="T850">: l’area disponibile è molto bassa (20-30 m</text:span><text:span text:style-name="T562">2</text:span><text:span text:style-name="T850">/m</text:span><text:span text:style-name="T562">3</text:span><text:span text:style-name="T850">), costo elevato. Applicazione cross-flow di mix che hanno alto contenuto di solido, sono sistemi che tenderebbero <text:s/>a bloccare i sistemi a capillare o sistemi di fibre cavi.</text:span></text:p>
      <text:p text:style-name="P140"><text:span text:style-name="T850">Sistemi a </text:span><text:span text:style-name="T1203">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203">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6"><text:line-break/></text:span><text:span text:style-name="T818">Membrane</text:span><text:span text:style-name="T817"> </text:span><text:span text:style-name="T1204">liquide</text:span><text:span text:style-name="T817"> </text:span><text:span text:style-name="T850">sono</text:span><text:span text:style-name="T817">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7"><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141">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41"><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679">Tempo </text:span><text:span text:style-name="T1680">di ritenzione = tempo</text:span><text:span text:style-name="T1679"> necessario alla sostanza d</text:span><text:span text:style-name="T1680">i essere tra</text:span><text:span text:style-name="T1681">s</text:span><text:span text:style-name="T1680">cinata</text:span><text:span text:style-name="T1679"> fuori dalla colonna</text:span><text:span text:style-name="T1665">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144">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160">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42"><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209">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42"><text:span text:style-name="T890">Regola del pollice: ordine di grandezza per volta. Il n° di step dipende dal V del fermentatore finale.<text:line-break/><text:line-break/></text:span><text:soft-page-break/><text:span text:style-name="T890">SVILUPPO DELL’INOCULO<text:line-break/>L’</text:span><text:span text:style-name="T1142">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143">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43"><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161">può essere dovut</text:span><text:span text:style-name="T1163">a</text:span><text:span text:style-name="T1161"> a: </text:span><text:span text:style-name="T1162">c</text:span><text:span text:style-name="T1161">ambiamento dei nutrienti durante il trasferimento; </text:span><text:span text:style-name="T1162">c</text:span><text:span text:style-name="T1161">ambiamento nell'ambiente fisico, ad es. pH, O</text:span><text:span text:style-name="T559">2</text:span><text:span text:style-name="T1161">; </text:span><text:span text:style-name="T1162">p</text:span><text:span text:style-name="T1161">resenza di inibitore; </text:span><text:span text:style-name="T1162">g</text:span><text:span text:style-name="T1161">erminazione delle spore; Vitalità della coltura al trasferimento; </text:span><text:span text:style-name="T1162">d</text:span><text:span text:style-name="T1161">imensione dell'inoculo.</text:span><text:span text:style-name="T1164">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210">ANTIBIOTICI</text:span><text:span text:style-name="T954"><text:line-break/></text:span><text:span text:style-name="T994">Un antibiotico è “</text:span><text:span text:style-name="T1165">...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219">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219">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219">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220">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166">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167">). </text:span><text:span text:style-name="T1166">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168">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169">a sostanza in esame è posta al centro di un cilindro poroso. <text:line-break/>Le sostanze antimicrobiche diffondono dal cilindro e inibiscono la crescita intorno al cilindro </text:span><text:span text:style-name="T1170">stesso</text:span><text:span text:style-name="T1169">.</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4">e</text:span><text:span text:style-name="T1009"> magari di due tipologie diverse e avr</text:span><text:span text:style-name="T1084">ò</text:span><text:span text:style-name="T1009"> il costo di un sistema di trasferimento, in questa fase avrò anche il problema </text:span><text:span text:style-name="T1084">del pompaggio</text:span><text:span text:style-name="T1009"> </text:span><text:span text:style-name="T1084">del</text:span><text:span text:style-name="T1009">la biomassa, potrei avere dei fenomeni di stress ma questi sono fenomeni di secondo ordine perché le condizioni del 2 reattore in realtà sono molto più importanti </text:span><text:span text:style-name="T1084">perché </text:span><text:span text:style-name="T1009">il microrganismo si </text:span><text:span text:style-name="T1084">troverà</text:span><text:span text:style-name="T1009"> in </text:span><text:span text:style-name="T1010">condizioni di substrato che </text:span><text:span text:style-name="T1085">renderanno il problema</text:span><text:span text:style-name="T1010"> prioritari</text:span><text:span text:style-name="T1085">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5">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5">(in quanto ho una muffa quindi può crescere anche solo su una superficie)</text:span><text:span text:style-name="T1011"> ma di solito </text:span><text:span text:style-name="T1085">SI </text:span><text:span text:style-name="T1011">usa comunque </text:span><text:span text:style-name="T1085">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171">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172">pH 6,5-7</text:span><text:span text:style-name="T1015">)</text:span><text:span text:style-name="T992"><text:line-break/>Si agisce su quello che è il margine di intervento ossia il substrato. </text:span></text:p>
      <text:p text:style-name="P144"><text:span text:style-name="T992">L</text:span><text:span text:style-name="T1072">a condizione che comunica al microrganismo che ci sono dei problemi e che potrebbe teoricamente morire è la condizione di </text:span><text:span text:style-name="T1015">starving</text:span><text:span text:style-name="T1072"> cioè si fa in modo che il microrganismo abbia fame. <text:line-break/></text:span><text:span text:style-name="T1073">Non voglio mettere poco zucchero in partenza perché non voglio cadere nel gomito.</text:span><text:span text:style-name="T1072"><text:line-break/></text:span><text:span text:style-name="T1074">S</text:span><text:span text:style-name="T1072">i fa </text:span><text:span text:style-name="T1074">effettuando</text:span><text:span text:style-name="T1075"> due processi; nella prima parte faccio crescere il microrganismo e quando </text:span><text:span text:style-name="T1082">arrivo</text:span><text:span text:style-name="T1075"> a concentrazione ottimale </text:span><text:span text:style-name="T1076">per avere una buona resa</text:span><text:span text:style-name="T1075"> cambio le </text:span><text:span text:style-name="T1074">condizioni</text:span><text:span text:style-name="T1075">, quindi io all’inizio gli darò tutto ciò che ha bisogno affinché cresca in fretta. </text:span><text:span text:style-name="T1074">Nell</text:span><text:span text:style-name="T1077">a seconda parte </text:span><text:span text:style-name="T1074">fornisco</text:span><text:span text:style-name="T1077"> uno </text:span><text:span text:style-name="T1146">zucchero</text:span><text:span text:style-name="T1077"> che si degrada meno facilmente </text:span><text:span text:style-name="T1076">come lattosio (glucosio + galattosio) </text:span><text:span text:style-name="T1078">e durante la</text:span><text:span text:style-name="T1077"> fase di degradazione il glucosio è trattenuto dall’organismo </text:span><text:span text:style-name="T1078">in modo che <text:s/>possa sopravvivere</text:span><text:span text:style-name="T1077"> mentre il galattosio fa più fatica ad essere degradato per cui il microrganismo va </text:span><text:span text:style-name="T1079">in condizioni di </text:span><text:span text:style-name="T1077">starving </text:span><text:span text:style-name="T1079">allungando il tempo della premorte.<text:line-break/></text:span><text:span text:style-name="T1173">I</text:span><text:span text:style-name="T1174">nfatti il</text:span><text:span text:style-name="T1173"> fungo idrolizza </text:span><text:span text:style-name="T1174">il lattosio</text:span><text:span text:style-name="T1173"> lentamente, rilasciando così il glucosio e il galattosio più facilmente assimilabili a un ritmo lento. </text:span><text:span text:style-name="T1175">Il </text:span><text:span text:style-name="T1173">micelio si </text:span><text:span text:style-name="T1175">comporta</text:span><text:span text:style-name="T1173"> come se fosse semi-affamato e la biomassa </text:span><text:span text:style-name="T1175">produce</text:span><text:span text:style-name="T1173"> penicillina per un periodo di tempo molto più lungo.</text:span><text:span text:style-name="T1077"><text:line-break/>Ho anche il problema del pH. <text:line-break/></text:span><text:span text:style-name="T1080">Dentro il substrato ho</text:span><text:span text:style-name="T1077"> </text:span><text:span text:style-name="T1146">azoto</text:span><text:span text:style-name="T1077">, </text:span><text:span text:style-name="T1016">l</text:span><text:span text:style-name="T1077">’altra fonte strettamente necessaria </text:span><text:span text:style-name="T1080">per il microrganismo</text:span><text:span text:style-name="T1077">, </text:span><text:span text:style-name="T1080">c</text:span><text:span text:style-name="T1083">he usiamo</text:span><text:span text:style-name="T1077"> per mantenere il pH costante. </text:span><text:span text:style-name="T1016">Possiamo tamponare il nostro sistema e basificare affinché il pH </text:span><text:span text:style-name="T1081">venga</text:span><text:span text:style-name="T1016"> mantenuto nel tempo di fermentazione </text:span><text:span text:style-name="T1081">costante</text:span><text:span text:style-name="T1016">. </text:span><text:span text:style-name="T1081">Q</text:span><text:span text:style-name="T1016">uest’</text:span><text:span text:style-name="T1081">operazione</text:span><text:span text:style-name="T1016"> deve essere fatt</text:span><text:span text:style-name="T1081">a</text:span><text:span text:style-name="T1016"> solo nella seconda fase </text:span><text:span text:style-name="T1081">poiché nella </text:span><text:span text:style-name="T1016">prima fase un pH basico è un problema. <text:line-break/></text:span><text:span text:style-name="T1086">Si può u</text:span><text:span text:style-name="T1176">tilizzare acetato di ammonio o lattato di ammonio come fonte di azoto al posto del nitrato </text:span><text:span text:style-name="T1177">per ridurre</text:span><text:span text:style-name="T1176">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147">intermedi</text:span><text:span text:style-name="T1017"> nel ciclo metabolico </text:span><text:span text:style-name="T1018">portando ad una produzione </text:span><text:span text:style-name="T1087">di una</text:span><text:span text:style-name="T1018"> forma di penicillina più stabile e più facile </text:span><text:span text:style-name="T1088">da</text:span><text:span text:style-name="T1018"> isolare. </text:span><text:span text:style-name="T1178">In linea di principio, aggiungendo derivati dell'acido acetico ai terreni di coltura, potremmo essere in grado di produrre un'ampia gamma di penicilline </text:span><text:span text:style-name="T1179">tra cui la penicillina V che è stabile a pH basso.</text:span><text:span text:style-name="T1178"> </text:span><text:span text:style-name="T1179">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193">Fermentazione sommersa evoluzione della fermentazione in superficie.</text:span><text:span text:style-name="T1024"><text:line-break/></text:span><text:span text:style-name="T1180">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181">All’inizio</text:span><text:span text:style-name="T1180"> </text:span><text:span text:style-name="T1181">l</text:span><text:span text:style-name="T1180">e colture erano considerate la via più praticabile per soddisfare la domanda del mercato di penicillina. È stato </text:span><text:span text:style-name="T1182">però </text:span><text:span text:style-name="T1180">stimato che sarebbe necessaria una coltura superficiale equivalente a 2 ettari per produrre la stessa quantità di penicillina d</text:span><text:span text:style-name="T1182">i</text:span><text:span text:style-name="T1180"> una </text:span><text:span text:style-name="T1182">fermentazione sommersa</text:span><text:span text:style-name="T1180"> equivalente a 50 L. Il passaggio alle </text:span><text:span text:style-name="T1182">f</text:span><text:span text:style-name="T1180">e</text:span><text:span text:style-name="T1182">rmentazioni sommerse</text:span><text:span text:style-name="T1180"> è stato quindi guidato da considerazioni commerciali.</text:span><text:span text:style-name="T1024"> </text:span><text:span text:style-name="T1094">Nelle fermentazioni sommerse il Penicillium nototum diede risultati insoddisfacenti, si provò allora con il Penicillium </text:span><text:span text:style-name="T1095">chrysosentum </text:span><text:span text:style-name="T1094">con cui si ebbero rese maggiori. <text:line-break/></text:span><text:soft-page-break/><text:span text:style-name="T1096">(</text:span><text:span text:style-name="T1023">Molti organismi tendono ad aggregarsi, alcuni più di altri, </text:span><text:span text:style-name="T1088">e il problema è che è</text:span><text:span text:style-name="T1024"> molto difficile fare arrivare al nutrimento agli organismi che erano contenuti nella parte più interna dell’aggregato → cambiato </text:span><text:span text:style-name="T1088">P</text:span><text:span text:style-name="T1024">enicill</text:span><text:span text:style-name="T1088">i</text:span><text:span text:style-name="T1024">um.</text:span><text:span text:style-name="T1096">)</text:span><text:span text:style-name="T1024"><text:line-break/><text:line-break/></text:span><text:span text:style-name="T1090">Possiamo operare o con un</text:span><text:span text:style-name="T1025"> unico reattore fed batch oppure </text:span><text:span text:style-name="T1090">con </text:span><text:span text:style-name="T1025">due reattori di cui in uno facciamo operare la crescita mentre nel secondo facciamo la produzione.<text:line-break/></text:span><text:span text:style-name="T1096">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7">consente la </text:span><text:span text:style-name="T1096">produzione di penicillina. <text:s/><text:line-break/></text:span><text:span text:style-name="T1097">Bisogna assicurare l’ossigeno necessario senza eccessiva formazione di schiuma e rimuovere il calore.</text:span><text:span text:style-name="T1025"><text:line-break/></text:span><text:span text:style-name="T1027">Operazioni</text:span><text:span text:style-name="T1026"> in cascata di separazione, non si può andare direttamente a fare operazioni di purificazione.<text:line-break/></text:span><text:span text:style-name="T1089">I</text:span><text:span text:style-name="T1028">l downstrea</text:span><text:span text:style-name="T1089">m</text:span><text:span text:style-name="T1028"> implica una serie di azioni unitarie via via sempre più raffinate e costose che sono sequenziali una dietro l’altra. Prendiamo, rompiamo e iniziamo a separare partendo dalle cose più grandi.<text:line-break/></text:span><text:span text:style-name="T1029">Il fi</text:span><text:span text:style-name="T966">l</text:span><text:span text:style-name="T1029">tro che solitamente si usa è il filtro a tamburo rotante, dobbiamo iniziare a separare le cose più grossolane e poi successivamente fare le operazioni sulle cose più piccole. Perderemo delle cose in questo passaggio. <text:line-break/></text:span><text:span text:style-name="T1091">Lavoriamo con una m</text:span><text:span text:style-name="T1030">olecola biologica quindi T non troppe elevate, essendo poi un farmaco </text:span><text:span text:style-name="T1031">non è consentito nessun residuo di nulla e quindi va purificato.<text:line-break/>La penicillina <text:s/>ha </text:span><text:span text:style-name="T1032">la caratteristica</text:span><text:span text:style-name="T1031"> di essere solubile in acqua se </text:span><text:span text:style-name="T1032">ha pH basico ed essere solubile in un ambiente organico se ha pH acido quindi cambiamo pH, trattiamo </text:span><text:span text:style-name="T1033">con butil</text:span><text:span text:style-name="T1091">e </text:span><text:span text:style-name="T1033">acetato</text:span><text:span text:style-name="T1032">, estraiamo, ribasifichiamo e utilizziamo di nuovo acqua </text:span><text:span text:style-name="T1033">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4">Si può operare anche semi sintetico, operare solo sintetico non si può perché </text:span><text:span text:style-name="T1092">le</text:span><text:span text:style-name="T1034"> molecole </text:span><text:span text:style-name="T1092">sono </text:span><text:span text:style-name="T1034">molto complesse e </text:span><text:span text:style-name="T1092">i</text:span><text:span text:style-name="T1034">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2">dimostrato</text:span><text:span text:style-name="T1034"> che l’altro non faccia male. </text:span><text:span text:style-name="T1093">Si può fare fermentazione via biochimica e le ultime</text:span><text:span text:style-name="T1035"> </text:span><text:span text:style-name="T1036">trasformazioni si fanno utilizzando un enzima che è stereospecifico e stereo selettivo quindi prende il sintone finito e lo </text:span><text:span text:style-name="T1093">si </text:span><text:span text:style-name="T1036">trasfor</text:span><text:span text:style-name="T1093">ma</text:span><text:span text:style-name="T1036"> mantenendo l’eccesso enantiomerico. Il microrganismo non è in grado di fare questo.</text:span><text:span text:style-name="T1037"> <text:line-break/>L’uso di enzima è ovviamente più costoso non conviene lavorare solo con enzimi perché il n° di passaggi è così grande perché dovremmo fare una batteria di reattori </text:span><text:span text:style-name="T1093">(</text:span><text:span text:style-name="T1037">per ogni enzima un reattore</text:span><text:span text:style-name="T1093">)</text:span><text:span text:style-name="T1037">.<text:line-break/></text:span><text:span text:style-name="T1038">Facciamo produrre la penicillina, la prendiamo e la facciamo passare sul reattore che contiene l’enzima e la scomponiamo. </text:span><text:span text:style-name="T1039"><text:line-break/><text:line-break/></text:span><text:span text:style-name="T1040">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45"><text:span text:style-name="T1040">Es. tetracicline, un microrganismo è in grado di secernere naturalmente il </text:span><text:span text:style-name="Emphasis"><text:span text:style-name="T1205">clorotetraciclina</text:span></text:span><text:span text:style-name="T1040">,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46"><text:span text:style-name="T1040">Le tetracicline sono antibiotici potentissimi (di 2/3 generazione) che sono state prodotte a partire dall’analisi di questa molecola. <text:line-break/></text:span><text:span text:style-name="T1041">Un altro metodo è tramite l’uso di mutanti, </text:span><text:span text:style-name="T1042">es. </text:span><text:span text:style-name="T1041">molecola complessa che </text:span><text:span text:style-name="T1043">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4">Si va a riattivare una via che era stata eliminata in modo tale che invece di produrre una daunomicina sia possibile produrre un adnamicina che è la molecola ossidata grazie alla specificità di un’enzima.<text:line-break/><text:line-break/></text:span><text:soft-page-break/><text:span text:style-name="T1212">ENZIMI: CATALIZZATORI BIOLOGICI</text:span><text:span text:style-name="T1045"><text:line-break/></text:span><text:span text:style-name="T1046">Catalizzatore molto attivo, stereospecifico </text:span><text:span text:style-name="T1098">e</text:span><text:span text:style-name="T1046"> </text:span><text:span text:style-name="T1047">stereoselettiv</text:span><text:span text:style-name="T1098">o</text:span><text:span text:style-name="T1101">, f</text:span><text:span text:style-name="T1046">unziona a P e T ambiente.<text:line-break/></text:span><text:span text:style-name="T1048">Non c’è reazione bio</text:span><text:span text:style-name="T1049">logica</text:span><text:span text:style-name="T1048"> all’interno della cellula che non sia catalizzata da un’enzima.<text:line-break/></text:span><text:span text:style-name="T1183">Gli enzimi sono proteine che aumentano la velocità di reazione abbassando l'energia di attivazione, </text:span><text:span text:style-name="T1184">n</text:span><text:span text:style-name="T1183">on </text:span><text:span text:style-name="T1184">viene </text:span><text:span text:style-name="T1183">alterato o consumato durante la reazione </text:span><text:span text:style-name="T1184">ed è r</text:span><text:span text:style-name="T1183">iutilizzabile.</text:span><text:span text:style-name="T1048"><text:line-break/></text:span><text:span text:style-name="T1049">Gli enzimi che sono a disposizione di una cellula dipendono dal patrimonio genetico. <text:line-break/>L’enzima opera attraverso un sito attivo. </text:span><text:span text:style-name="T1047">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50">o</text:span><text:span text:style-name="T1047">n</text:span><text:span text:style-name="T1050">e</text:span><text:span text:style-name="T1047"> avviene tramite prodotti e reagenti presenti, allosterico significa da un’altra parte perché spesso sono presenti due siti: uno </text:span><text:span text:style-name="T1050">di reazione e l’altro di regolazione, quest’ultimo mediamente è dalla parte opposta di quello attivo.<text:line-break/>Proteina complessa e rigida → piccoli cambiamenti sul sito generano una serie di tensioni, cambiamenti di angoli di legame. </text:span><text:span text:style-name="T1051">Non tutti gli enzimi sono allosterici regolatori ma questi sono quelli più importanti perché sono sempre presenti nei punti più critici.<text:line-break/><text:line-break/></text:span><text:span text:style-name="T1102">Il sito attivo è l’area dell’enzima in cui il substrato si attacca.<text:line-break/></text:span><text:span text:style-name="T1051">Il substrato può essere il brodo di cultura che serve per fare un processo fermentativo ma può assumere anche il significato di molecola sulla quale l’enzima esercita la sua funzione da catalizzatore.<text:line-break/></text:span><text:span text:style-name="T1099">G</text:span><text:span text:style-name="T1051">li enzimi sono in grado di riconoscere mediante il sito attivo cose diverse. <text:line-break/></text:span><text:span text:style-name="T1102">C</text:span><text:span text:style-name="T1051">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3">spesso</text:span><text:span text:style-name="T1051"> rappresentat</text:span><text:span text:style-name="T1100">a</text:span><text:span text:style-name="T1051"> dal modello chiave serratura, il substrato deve essere reagito e il sito attivo ha la geometria complementare a quel tipo di substrato. </text:span><text:span text:style-name="T1104">Essendo questo un modello</text:span><text:span text:style-name="T1051"> molto rigido </text:span><text:span text:style-name="T1104">è</text:span><text:span text:style-name="T1051"> stato superato per poter spiegare gli enzimi che lavorano con </text:span><text:span text:style-name="T1104">substrati</text:span><text:span text:style-name="T1051"> un po’ diversi.<text:line-break/>La geometria è sempre correlata a ciò che deve essere fatto reagire ma non è così stringente.<text:line-break/>Il modello attuale è il modello ad adattamento indotto </text:span><text:span text:style-name="T1105">in cui il sito attivo non è rigido ma flessibile. Le forme del sito attivo dell’enzima e del substrato si adattano per massimizzare l’incastro migliorando così la catalisi.</text:span><text:span text:style-name="T1051"><text:line-break/></text:span><text:span text:style-name="T1052">È un problema di tipo geometrico che poi si ripercuote nel problema chimico. <text:line-break/></text:span><text:span text:style-name="T1053"><text:line-break/>L’enzima è costituito da una grandissima parte proteica, </text:span><text:span text:style-name="T1054">la parte un po’ più lunga da fare perché bisogna mettere in atto il ribosoma che stampa le proteine. </text:span><text:span text:style-name="T1055">N</text:span><text:span text:style-name="T1054">el caso degli enzimi questa parte è già pronta, </text:span><text:span text:style-name="T1055">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9">L’oloproteina è la p</text:span><text:span text:style-name="T1055">arte proteica degli enzimi la quale, legata a molecole non proteiche (coenzimi o </text:span><text:span text:style-name="T1109">cofattori</text:span><text:span text:style-name="T1055">), forma </text:span><text:span text:style-name="T1109">l’</text:span><text:span text:style-name="T1055">enzima attivo. <text:line-break/>Il sito attivo </text:span><text:span text:style-name="T1107">fa in</text:span><text:span text:style-name="T1055"> modo di alloggiare sia il substrato che il coenzima, </text:span><text:span text:style-name="T1107">una parte non proteica che può essere una molecola organica. I coenzima si legano transitoriamente ad un’enzima, sono molecole portatrici: trasportano atomi o elettroni oppure prelevano atomi o elettroni dal substrato.</text:span><text:span text:style-name="T1055"><text:line-break/>Molto spesso è presente anche un cofattore, una </text:span><text:span text:style-name="T1106">sostanza</text:span><text:span text:style-name="T1055"> piccolina </text:span><text:span text:style-name="T1106">non proteica</text:span><text:span text:style-name="T1055">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6">i</text:span><text:span text:style-name="T1055">.<text:line-break/></text:span><text:span text:style-name="T1056"><text:line-break/></text:span><text:span text:style-name="T1057">Gli step della reazione enzimatica sono tre, lo step più interessante è il primo </text:span><text:span text:style-name="T1108">ossia</text:span><text:span text:style-name="T1057">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8">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8">Una volta formato il complesso attivato questo viene trasformato e poi avverrà la reazione di sintesi.<text:line-break/></text:span><text:span text:style-name="T1110">Lo step 2 infatti è la reazione per convertire il substrato in prodotto, gli enzimi abbassano l’energia dello stato di transizione e quindi accelerano la reazione. </text:span><text:span text:style-name="T1111">Lo step 3 invece è dato dal rilascio dei prodotti che consentono ad un’altra molecola di substrato di legare l’enzima.<text:line-break/></text:span><text:span text:style-name="T1058"><text:line-break/>L’attività enzimatica può essere influenzata dalle cond ambientali </text:span><text:span text:style-name="T1059">(T e pH) </text:span><text:span text:style-name="T1058">in cui si trova l’enzima, presenza o meno di cofattori </text:span><text:span text:style-name="T1059">e coenzimi</text:span><text:span text:style-name="T1058">, presenza o meno di inibitori. </text:span><text:span text:style-name="T1059">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60">T e pH denaturano le proteine, per questo che sono così importanti. <text:line-break/></text:span><text:span text:style-name="T1112">La maggior parte degli enzimi ha pH neutro (7) ma alcuni preferiscono condizioni acide o basiche.<text:line-break/></text:span><text:span text:style-name="T1185">La velocità di reazione aumenta all'aumentare della concentrazione del substrato, l’'attività massima si verifica quando l'enzima è saturo.</text:span><text:span text:style-name="T1112"><text:line-break/></text:span><text:span text:style-name="T1060"><text:line-break/></text:span><text:span text:style-name="T1123">Due</text:span><text:span text:style-name="T1060"> categorie: allosterici e non allosterici, entrambi hanno problemi di funzionamento alle loro cond operative (T e pH), stessa cosa che funziona con tutti i catalizzatori organi</text:span><text:span text:style-name="T1061">ci. Hanno </text:span><text:span text:style-name="T1062">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3">Ci sono degli inibitori che equivalgono ai veleni es monossido di carbonio per l’emoglobina.<text:line-break/></text:span><text:span text:style-name="T1064">Ci sono poi gli enzimi delle cellule che per esempio vivono nelle condizioni marine che riescono ad operare a P elevate.<text:line-break/></text:span><text:span text:style-name="T1065">Bisogna conoscere la T caratteristica dell’enzima. </text:span><text:span text:style-name="T1060"><text:line-break/></text:span><text:span text:style-name="T1066">Fondamentale la velocità di reazione, ricorda quella dei catalizzatori convenzionali, ha un andamento a massimo con asintoto. <text:s/></text:span><text:span text:style-name="T1067">A seconda della concentrazione del substrato la velocità di reazione sarà diver</text:span><text:span text:style-name="T1068">sa.<text:line-break/></text:span><text:span text:style-name="T1145">Giustificare perché il primo step ha un equilibrio e il secondo no. </text:span><text:span text:style-name="T1069">(domanda d’orale)</text:span><text:span text:style-name="T1068"><text:line-break/>Il primo step è enzima + substrato → </text:span><text:span text:style-name="T1070">k+1/k-1 </text:span><text:span text:style-name="T1068">complesso attivato → k2 enzima ripristinato e prodotto.<text:line-break/></text:span><text:span text:style-name="T1070">Non è detto che dal complesso attivato necessariamente si arrivi al prodotto, </text:span><text:span text:style-name="T1069">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071">pro</text:span><text:span text:style-name="T1069">segue </text:span><text:span text:style-name="T1071">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29"><text:span text:style-name="T1473">Nella seconda parte della reazione non c’è una doppia freccia perché il prodotto avrà una geometria </text:span><text:span text:style-name="T1524">molto</text:span><text:span text:style-name="T1473"> diversa dal substrato </text:span><text:span text:style-name="T1524">che è stato fatto reagire. Questo è il motivo per cui il prodotto non torna nel sito attivo.<text:line-break/></text:span><text:span text:style-name="T1525">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526">complesso attivato, è </text:span><text:span text:style-name="T1527">misurabile</text:span><text:span text:style-name="T1526"> l’enzima iniziale ma non durante </text:span><text:span text:style-name="T1527">la</text:span><text:span text:style-name="T1526"> reazione). <text:s/>È un eq in grado di esprimere la velocità in funzione della conc di substrato durante la reazione.<text:line-break/></text:span><text:span text:style-name="T1528">La costante Km <text:s/>rende conto della affinità che l’enzima ha per quel substrato cioè quanto l’enzima è in grado di interagire con quel substrato. <text:line-break/></text:span><text:span text:style-name="T1529">Curva descritta in modo banale: poco substrato, tanto enzima → velocità sarà grande, man mano che aumenta la conc di substrato la velocità diminuisce, quando avr</text:span><text:span text:style-name="T1530">em</text:span><text:span text:style-name="T1529">o raggiunto la massima conc di siti attivi avremo raggiunto l’asintoto. </text:span></text:p>
      <text:p text:style-name="P29"><text:span text:style-name="T1529">Curva descritta matematicamente invece tramite l’espressione di (v=Vmax*Cs/(Km+Cs)).<text:line-break/></text:span><text:span text:style-name="T1585">Ricorda</text:span><text:span text:style-name="T1529"> l’eq di </text:span><text:span text:style-name="T1585">M</text:span><text:span text:style-name="T1529">onod</text:span><text:span text:style-name="T1528">. </text:span><text:span text:style-name="T1530">La velocità di crescita dell’organismo è legata alla velocità delle reazioni biochimiche che avvengono all’interno dell’organismo. Le relazioni da cui dipende la velocità di crescita dell’organismo sono tutte </text:span><text:soft-page-break/><text:span text:style-name="T1530">catalizzate per cui deve avere un andamento simile.<text:line-break/></text:span><text:span text:style-name="T1531">La presenza di inibitori può portare al disattivazione dell’enzima e quindi ad un abbattimento dell’attività e della velocità di reazione. Ci sono tre tipi di inibizione: </text:span><text:span text:style-name="T1532">competitiva (c’è competizione per il sito attivo tra il substrato e l’inibitore), </text:span><text:span text:style-name="T1533">non competitiva (la usano gli allosterici, in qualche modo diminuisco attività perché modifico il sito attivo ma questo resta sempre vuoto perché l’inibitore viene legato su un altro sito), </text:span><text:span text:style-name="T1534">acompetitva (non c’è alcuna competizione per il sito attivo, l’inibitore non si lega al sito attivo ma al complesso enzima substrato attivato, modifica così di nuovo le geometrie e impedisce che le reazioni avvengano).</text:span><text:span text:style-name="T1532"><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533">Nel caso degli allosterici l’inibitore è un regolatore. <text:line-break/><text:line-break/></text:span><text:span text:style-name="T1535">03/05/2021<text:line-break/></text:span><text:span text:style-name="T1536">La regolazione è uno dei problemi principali del sito enzimatico. </text:span><text:span text:style-name="T1537">Sistemi di regolazione fanno sì che gli enzimi funzioni quando c’è bisogno e non funzionino quando non c’è bisogno.<text:line-break/></text:span><text:span text:style-name="T1538">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539">in funzione della conc di substrato.<text:line-break/>Importante capire la velocità enzimatica e se sto considerando un microrganismo capire come funzioneranno tutti gli enzimi all’interno della cellula. <text:line-break/></text:span><text:span text:style-name="T1540">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0"><text:span text:style-name="T1473">Se gli organismi iniziano a morire entrano in atto tutti quei meccanismi e quindi tutti quegli enzimi degradativi, le proteasi. </text:span><text:span text:style-name="T1541">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542">re.<text:line-break/></text:span><text:span text:style-name="T1543">3 tipi di </text:span><text:span text:style-name="T1547">inibizione</text:span><text:span text:style-name="T1543">: competitiva, non competitiva e acompetitva.<text:line-break/>3 cose diverse, si parla sempre di disattivazione mentre nel caso non competitivo si parla anche di attivazione poiché usiamo gli allosterici. <text:line-break/></text:span><text:span text:style-name="T1544">Inibizione non competitiva legata alla presenza di un inibitore che non interagisce con il sito attivo ma interagisce con il sito allosterico cioè il sistema che l’enzima utilizza per regolare attività enzimatica</text:span><text:span text:style-name="T1543">; </text:span><text:span text:style-name="T1545">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546">e quindi</text:span><text:span text:style-name="T1545"> in qualche modo regolo la conc del prodotto oppure è un prodotto che proviene da un’a</text:span><text:span text:style-name="T1546">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547">è l’inibitore <text:s/>del primo enzima della catena glicolitica; è un inibitore reversibile cioè posso modulare la catena glicolitica in modo tale da regolare il ciclo di krebs e quindi la r</text:span><text:span text:style-name="T1546">espirazione.<text:line-break/></text:span><text:span text:style-name="T1547">Inibizione acompetitva, viene messa in atto dopo che il substrato si è legato al sito attivo, l’inibizione si lega al </text:span><text:soft-page-break/><text:span text:style-name="T1547">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548">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1"><text:span text:style-name="T1549">Inibizioni irreversibili </text:span><text:span text:style-name="T1550">(in cat non biologica le chiameremmo avvelenamento) ce ne sono, per esempio il sarin è un gas nervino</text:span><text:span text:style-name="T1473"> </text:span><text:span text:style-name="T1550">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551">Molto spesso il feedback positivo è messo in atto da una molecola diversa che fa il feedback e quindi l’enzima viene attivato da qualcosa che è diverso. <text:line-break/></text:span><text:span text:style-name="T1552">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2"><text:span text:style-name="T1473"><text:line-break/></text:span><text:span text:style-name="T1553">Perché gli enzimi?</text:span></text:p>
      <text:p text:style-name="P33"><text:span text:style-name="T1473">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554">Abbiamo concentrazioni piccolissime di un sacco di prodotti che sono molto simili.<text:line-break/></text:span><text:span text:style-name="T1555">Prima separazioni più grossolane poi quelle più raffinate e così via.<text:line-break/>L’enzima invece trasforma il substrato, se anche c’è l’inib</text:span><text:span text:style-name="T1556">i</text:span><text:span text:style-name="T1555">tore magari lo coordina sul sito attivo </text:span><text:span text:style-name="T1556">perché la molecola interagisce ma non lo trasforma. Alla fine quello che io ottengo è il substrato trasformato in prodotto grazie all’enzima. Inoltre l’enzima il sottoprodotto non lo fa perché la reazione è substrato → prodotto.<text:line-break/></text:span><text:span text:style-name="T1557">La via chimica costa meno in termini di progettazione e reagenti, arrivo fino ad un certo punto e l’ultima trasformazione la faccio con l’attività enzimatica. Taglio così i costi del downstream.<text:line-break/></text:span><text:span text:style-name="T1558">Sul downstream non lo batte nessuno a T e P ambiente. <text:s text:c="2"/><text:line-break/></text:span><text:span text:style-name="T1471">Svantaggi</text:span><text:span text:style-name="T1558">: devo cavarlo fuori da qualche parte. </text:span><text:span text:style-name="T1559">Crearlo direttamente in prodotto è complicato ma non impossibile ma dal punto di vista economico non conviene, quello che conviene farlo è cavarlo fuori da qualche parte: o da microrganismi o da funghi, piante o anche da animali.<text:line-break/></text:span><text:span text:style-name="T1560">L’enzima è una molecola suscettibile perché essendo una proteina è di natura suscettibile a determinate modifiche di T, pH, agitazione ecc. Se però denaturiamo anche parzialmente la proteina poi questa perde la proprietà. <text:line-break/></text:span><text:span text:style-name="T1561">Non possiamo quindi permetterci delle estrazioni strong proprio perché altrimenti denaturiamo la proteina e disattiviamo l’enzima quindi, se si può, lo si purifica il meno possibile. </text:span></text:p>
      <text:p text:style-name="P33"><text:span text:style-name="T1562">Però ovviamente più purifichiamo e migliore è l’attività dell’enzima. <text:line-break/></text:span><text:span text:style-name="T1564">S</text:span><text:span text:style-name="T1562">e l’enzima è extracellulare perché se è extracellulare è </text:span><text:span text:style-name="T1563">un </text:span><text:span text:style-name="T1562">più facile, </text:span><text:span text:style-name="T1563">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564">e sensibili che si disattiva la cellula ma non si estrae l’enzima e si usa l’enzima all’interno della cellula mantenuta disattivata in maniera tale che l’enzima funzioni mentre il resto della cellula è praticamente morto (ma non degradato).<text:line-break/></text:span><text:span text:style-name="T1565">S</text:span><text:span text:style-name="T1564">i possono fare </text:span><text:span text:style-name="T1565">altrimenti </text:span><text:span text:style-name="T1564">un certo n° di step e poi accontentarci di un’enzima.</text:span><text:span text:style-name="T1565"><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text:span><text:soft-page-break/><text:span text:style-name="T1565">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4"><text:span text:style-name="T1566">L’</text:span><text:span text:style-name="T1473">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1567">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5"><text:span text:style-name="T1473">Se l’enzima è un’enzima che deriva da un microrganismo si va a verificare se c’è pericolosità.<text:line-break/></text:span><text:span text:style-name="T1568">Le caratteristiche organolettiche derivano dai sottoprodotti che deriva di nuovo dalla presenza o meno di enzimi.<text:line-break/><text:line-break/></text:span><text:span text:style-name="T1569">La produzione dell’enzima parte da uno screening di ciò che serve, si sceglie quindi il microrganismo più adatto, si fa lo studio, poi si fa il pilota. È esattamente lo stesso metodo degli altri catalizzatori.<text:line-break/></text:span><text:span text:style-name="T1570">Possiamo brevettare</text:span><text:span text:style-name="T1569"> l’uso d</text:span><text:span text:style-name="T1570">i un</text:span><text:span text:style-name="T1569">’enzima per una speciale applicazione. </text:span><text:span text:style-name="T1570">Approccio industrialmente importante. </text:span></text:p>
      <text:p text:style-name="P53">Il fatto di poterlo brevettare ci da una copertura d’uso, soprattutto dopo aver speso tempo e soldi.</text:p>
      <text:p text:style-name="P36"><text:span text:style-name="T1571">Per passare dal pristino (non purificato) e arrivare al n° 5 di step di purificazione si perde molto prodotto, la resa rispetto alla reazione </text:span><text:span text:style-name="T1572">diminuisce e l’attività specifica però tanto più è purificato e tanto più aumenta (è come se andassimo verso un’enzima puro all’interno della cellula).<text:line-break/>I costi per peso aumentano tantissimo </text:span><text:span text:style-name="T1573">così come aumentano anche i costi di attività.</text:span></text:p>
      <text:p text:style-name="P36"><text:span text:style-name="T1573">Ciò che si fa è un bilancio, si gioca sui costi-benefici. Magari non mi fermerò allo stato pristino ma eviterò di arrivare all’ultimo passaggio di purificazione, a seconda ovviamente del microrganismo e dell’uso.<text:line-break/><text:line-break/></text:span><text:span text:style-name="T1574">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575">Produzione di bulk: uno dei problemi è produrre sufficiente enzima, come si fa?</text:span></text:p>
      <text:p text:style-name="P54">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4">Svantaggi: costi di immobilizzazione, eventuale disattivazione e minore attività.<text:line-break/>I modi per immobilizzare gli enzimi sono molti, sia con metodi fisici che con metodi chimici. </text:p>
      <text:p text:style-name="P37"><text:span text:style-name="T1473">L’utilizzo di metodi chimici </text:span><text:span text:style-name="T1576">presenta</text:span><text:span text:style-name="T1473"> rischi di modificazioni del sito attivo perché i metodi chimici implicano la formazione di legami forti come legami sigma) </text:span><text:span text:style-name="T1576">e sono costosi </text:span><text:span text:style-name="T1473">mentre i metodi fisici come adsorbimento o intrappolamento (genero un network di fibre </text:span><text:span text:style-name="T1576">e intrappolo l’enzima all’interno), la forza di interazione vede che l’adsorbimento è il meno forte di tutti (perché abbiamo interazioni fra cariche), un po’ più forti quelli dell’intrappolamento ma i più forti sono quelli chimici.<text:line-break/></text:span><text:span text:style-name="T1577">Il tempo di vita dell’enzima supportato dall’adsorbimento sarà più corto rispetto a quello in cui ho generato dei legami sigma. Farò anche qui un bilancio per capire quale metodo è il migliore.<text:line-break/></text:span><text:span text:style-name="T1579">Se abbiamo applicazioni molto fini e speciali si può anche scegliere un supporto più raffinato (e più costoso) ma più </text:span><text:soft-page-break/><text:span text:style-name="T1579">adatto al sistema.</text:span><text:span text:style-name="T1576"><text:line-break/></text:span><text:span text:style-name="T1578">Anche l’adsorbimento può essere fatto in modi <text:s/>diversi: modi semplici come interazioni elettrostatiche o idrofobiche oppure generazione di legami (avere legami covalenti aiuta nella stabilità).<text:line-break/></text:span><text:span text:style-name="T1582">I s</text:span><text:span text:style-name="T1581">istemi di immobilizzazione </text:span><text:span text:style-name="T1582">possono essere usati anche agli organismi, per</text:span><text:span text:style-name="T1581"> esempio </text:span><text:span text:style-name="T1582">nel </text:span><text:span text:style-name="T1581">trattamento delle acque di scarico; </text:span><text:span text:style-name="T1582">con gli organismi è più facile perché tendono naturalmente ad attaccarsi un po’.</text:span><text:span text:style-name="T1583"><text:line-break/></text:span><text:span text:style-name="T1584">Non è detto che l’immobilizzazione porti sempre ad una diminuzione dell’attività o alla disattivazione, il rischio c’è ma non accade sempre.<text:line-break/><text:line-break/></text:span><text:span text:style-name="T1585">I reattori per i sistemi immobilizzati sono o reattori a membrana o sono i reattori tipici dell’attività catalitica.</text:span><text:span text:style-name="T1583"><text:line-break/></text:span><text:span text:style-name="T1579"><text:line-break/></text:span><text:span text:style-name="T1580">06/05/2021<text:line-break/></text:span><text:span text:style-name="T1683">ACIDO LATTICO</text:span><text:span text:style-name="T1586"><text:line-break/>Si preferisce produrre l’acido lattico per via fermentativa. <text:line-break/></text:span><text:span text:style-name="T1587">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588">risultati diversi</text:span><text:span text:style-name="T1587">).</text:span></text:p>
      <text:p text:style-name="P129"><text:span text:style-name="T1587">S</text:span><text:span text:style-name="T1473">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38"><text:span text:style-name="T1473">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589">e</text:span><text:span text:style-name="T1473">mo di spingere la crescita del microrganismo per andare verso una produzione che possa </text:span><text:span text:style-name="T1589">sostenere il nostro processo.<text:line-break/></text:span><text:span text:style-name="T1590"><text:line-break/></text:span><text:span text:style-name="T1591">Pasteur si rese conto che l</text:span><text:span text:style-name="T1590">’acido lattico </text:span><text:span text:style-name="T1591">non era un componente del latte ma un prodotto di fermentazione del latte, da qui inizia tutta la sua produzione </text:span><text:span text:style-name="T1592">industriale.<text:line-break/>Queste produzione industriali fino a tempo fa erano state confinate solo all’industria alimentare </text:span><text:span text:style-name="T1593">(formaggio, yo</text:span><text:span text:style-name="T1595">g</text:span><text:span text:style-name="T1593">urt oppure l’uso di acido lattico come preservante e conservante)</text:span><text:span text:style-name="T1592"> ma negli ultimi tempi si sono poi specializzati nella produzione della molecola dell’acido lattico.<text:line-break/></text:span><text:span text:style-name="T1593">Nella </text:span><text:span text:style-name="T1594">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595">L’acido lattico può essere prodotto anche da fonti fossili: C, petrolio o gas naturale.<text:line-break/>Ci sono sintesi diverse o</text:span><text:span text:style-name="T1596">ppure che implicano la degradazione degli zuccheri (fatto per via biochimica) per ottenere appunto la molecola; </text:span><text:span text:style-name="T1597">d</text:span><text:span text:style-name="T1596">al punto di vista economico </text:span><text:span text:style-name="T1597">però </text:span><text:span text:style-name="T1596">non sono sostenibil</text:span><text:span text:style-name="T1597">i</text:span><text:span text:style-name="T1596"> quindi in pratica non vengono praticate.<text:line-break/></text:span><text:span text:style-name="T1597">La produzione di acido lattico è fatta quindi sostanzialmente per via fermentativa (rispetto alla via convenzionale è più favorevole). </text:span><text:span text:style-name="T1598">Dobbiamo comunque abbassare i costi, possiamo intervenire sul substrato che rappresenta il margine d’intervento.<text:line-break/></text:span><text:span text:style-name="T1461">L</text:span><text:span text:style-name="T1462">’acido lattico </text:span><text:span text:style-name="T1461">può essere</text:span><text:span text:style-name="T1462"> il sottoprodotto di un altro processo</text:span><text:span text:style-name="T1599"> come bonifica delle acque o trattamento degli scarti → vantaggio economico perché comunque sia dovevamo trattare gli scarti.<text:line-break/></text:span><text:span text:style-name="T1600">Fermentazione associata alla crescita. <text:line-break/></text:span><text:span text:style-name="T1601">Con un processo continuo </text:span><text:span text:style-name="T1602">(ho un reattore, continuo ad alimentare e continuo ad estrarre)</text:span><text:span text:style-name="T1601"> si può fare qualcosa legato al food o al settore farmaceutico solo se i microrganismi sono immobilizzati. Siccome i batteri lattici non sono particolarmente sensibili ci sono anche dei processi in grado di recuperarli e riutilizzarli.<text:line-break/></text:span><text:span text:style-name="T1603">Nel caso di un processo continuo il tempo di residenza è medio quindi non so mai cosa sto estraendo e a che punto sono sulla curva di crescita → non posso tracciare. <text:line-break/></text:span><text:soft-page-break/><text:span text:style-name="T1604">I microrganismi immobilizzati non crescono e se mutano lo fanno poco. Le mutazioni sono tanto più importanti e tanto più rapidi quanto maggiore è la crescita.<text:line-break/></text:span><text:span text:style-name="T1605">La progettazione del design è fatta in base a considerazioni biologiche ma anche economiche.<text:line-break/></text:span><text:span text:style-name="T1606">Ci sono substrati a basso costo come le biomasse li</text:span><text:span text:style-name="T1607">gno</text:span><text:span text:style-name="T1606">cellulosiche (gli scarti dell’ikea) </text:span><text:span text:style-name="T1607">e c’è un grandissimo fermento scientifico per utilizzarle ma l’obiettivo è applicarle per le più svariate fermentazioni → il problema è che va pretrattato tantissimo, dobbiamo degradarl</text:span><text:span text:style-name="T1608">o</text:span><text:span text:style-name="T1607"> affinché l’organismo sia in grado di fermentarlo e usarlo come substrato.<text:line-break/>I costi della biomassa quindi aumentano nella valutazione dei costi globali.</text:span><text:span text:style-name="T1608"><text:line-break/></text:span><text:span text:style-name="T1609">È una fermentazione inibita dal substrato cioè in presenza di elevate concentrazioni di zucchero i lattobacilli rallentano la loro fermentazione quindi la loro conc di zucchero disponibile deve essere dosata ad hoc. <text:line-break/></text:span><text:span text:style-name="T1610">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611">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612">Se vogliamo vendere il lattato di calcio va bene ma se invece vogliamo vendere l’acido lattico in quanto tale quello che va fatto è poi una ritrasformazione in acido lattico.<text:line-break/><text:line-break/></text:span><text:span text:style-name="T1613">Bisogna rompere la cellulosa, separare la lignina perché se presente da problemi durante la fermentazione, bisogna eliminare l’inibizione da feedback e eliminare tutti i problemi legati al metabolismo del microrganismo usato.</text:span></text:p>
      <text:p text:style-name="P39"><text:span text:style-name="T1473">Un altro problema è dato dai sottoprodotti, questi sono comunque molecole organiche (spesso simili al prodotto) e quindi rendono la separazione più difficile e più costosa. <text:line-break/></text:span><text:span text:style-name="T1614">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615">) mentre i secondi danno acido lattico in quantità abbondante ma contemporaneamente danno una serie di altri prodotti come etanolo, acido acetico ecc…<text:line-break/><text:line-break/></text:span><text:span text:style-name="T1616">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617">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618">Il siero viene utilizzato anche per produrre le proteine in polvere</text:span><text:span text:style-name="T1616">.<text:line-break/></text:span><text:span text:style-name="T1619">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620">Tendenzialmente sono </text:span><text:span text:style-name="T1621">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622">Bisogna tenere conto delle conc di zucchero, dei valori di pH (misurato e controllato con sonde), </text:span><text:span text:style-name="T1623">batch o fed-batch o continuo dipende dalle condizioni. C’è il vantaggio di asepsi perché buona parte di batteri a quei pH muore.<text:line-break/><text:line-break/></text:span><text:span text:style-name="T1624">Una volta prodotto l’acido lattico il nostro obiettivo è separarlo e purificarlo.<text:line-break/>Dipende se nel processo abbiamo usato omofermentatore o eterofermentatore, in questo caso dovremo separare ciò che non è acido lattico </text:span><text:span text:style-name="T1625">quindi separazione solido-liquido e po</text:span><text:span text:style-name="T1626">i bisogna trattare il liquido.<text:line-break/>In un processo batch ivi compreso questo non si va mai a consumo del substrato allora abbiamo sempre un po’ di substrato non reagito che a fine processo dovremo separare. </text:span></text:p>
      <text:p text:style-name="P39"><text:span text:style-name="T1626">Anche in presenza di omofermentatore dovremo separare acido lattico quindi essendo questo un acido lo facciamo reagire con una base, trattiamo e si forma lattato di calcio e a questo punto abbiamo un prodotto, se dobbiamo </text:span><text:soft-page-break/><text:span text:style-name="T1626">recuperare l’acido lattico nella sua forma libera aggiungiamo un acido più forte (acido solforico) perché così </text:span><text:span text:style-name="T1460">sposta l’acido più debole dai suoi sali</text:span><text:span text:style-name="T1626"> → reazione di doppio scambio e quindi si ripristina l’acido lattico e si forma solfato di calcio. <text:line-break/></text:span><text:span text:style-name="T1627">Il problema è il solfato di calcio (gesso) è il sottoprodotto più comune che possiamo trovare </text:span><text:span text:style-name="T1633">nelle</text:span><text:span text:style-name="T1627"> produzioni. <text:line-break/>C’è tanto gesso, ha valore 0 e quello che produciamo noi vale ancora meno in quanto è giallo e puzza </text:span><text:span text:style-name="T1633">(quindi non si può usare nemmeno nelle applicazioni building)</text:span><text:span text:style-name="T1627">. </text:span><text:span text:style-name="T1633">Si usa quasi sempre la calce per salificare.</text:span></text:p>
      <text:p text:style-name="P39"><text:span text:style-name="T1627"><text:line-break/></text:span><text:span text:style-name="T1628">10/05/2021<text:line-break/></text:span><text:span text:style-name="T1629">Nel caso di produzione di acidi la separazione è abbastanza semplice, siamo in presenza di un acido quindi lo si può salificare (reazioni acido base facilmente applicabili e con rese anche abbastanza importanti). <text:line-break/></text:span><text:span text:style-name="T1630">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668"> estrazione con solvente</text:span><text:span text:style-name="T1630"> <text:s/>quindi separazione usando un liquido estraente oppure una</text:span><text:span text:style-name="T1668"> separazione utilizzando membrana</text:span><text:span text:style-name="T1630">.</text:span></text:p>
      <text:p text:style-name="P40"><text:span text:style-name="T1473">La prima pone qualche problema in più perché spesso il solvente è organico e poi entriamo nei problemi degli </text:span><text:span text:style-name="T1470">equilibri</text:span><text:span text:style-name="T1473"> (le estrazioni dei solventi giocano proprio su questi). Gli equilibri sono sempre un pochino problematici, possiamo avere dei ritorni </text:span><text:span text:style-name="T1631">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632">L’acido lattico è sicuramente un prodotto prezioso ma anche un prodotto che tendenzialmente non dovrebbe costare troppo perché ha molte applicazioni (conservante, monomero ecc…).<text:line-break/>Con l’estrazione solvente otteniamo un prodotto puro.</text:span></text:p>
      <text:p text:style-name="P55">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743">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745">l</text:span><text:span text:style-name="T174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744">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746">Le operazioni unitarie pur essendo tutte uguali vanno fatte in sequenza e progressivamente i costi di membrana e di separazione aumentano.</text:span><text:line-break/><text:span text:style-name="T1731">Con il processo di </text:span><text:span text:style-name="T1736">precipitazione</text:span><text:span text:style-name="T1731"> non abbiamo la possibilità di ottenere un acido direttamente.<text:line-break/></text:span><text:span text:style-name="T1732">Prima reazione salificazione con formazione di lattato di calcio e poi recupero con trattamento dell’acido forte. Solfato di calcio rappresenta un problema </text:span><text:span text:style-name="T1733">perché non sappiamo cosa fare, costa soldi perché dobbiamo smaltirlo in discarica ma diventa un rifiuto speciale perché proviene da fermentazione. </text:span><text:span text:style-name="T1734">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15"><text:span text:style-name="T564">Il processo di purificazione dipenderà però dalla purezza richiesta del mercato e dalle sue applicazioni.<text:line-break/><text:line-break/></text:span><text:span text:style-name="T565">Applicazioni alimentari con addizione di acido lattico oppure con produzione di acido lattico in situ e poi il suo utilizzo come additivo. È uno dei conservanti più utilizzati.<text:line-break/></text:span><text:span text:style-name="T566">L’acido lattico </text:span><text:span text:style-name="T567">prodotto per via fermentativa</text:span><text:span text:style-name="T566"> </text:span><text:span text:style-name="T568">veniva</text:span><text:span text:style-name="T566"> usato per fare l’acido polilattico (</text:span><text:span text:style-name="T1124">PLA</text:span><text:span text:style-name="T566">) </text:span><text:span text:style-name="T568">tramite polimerizzazione </text:span><text:soft-page-break/><text:span text:style-name="T568">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67">o</text:span><text:span text:style-name="T568"> per policondensazione diretta </text:span><text:span text:style-name="T567">a T e P elevate, alla fine il materiale che si poteva ottenere era costoso ma nemmeno molto buono </text:span><text:span text:style-name="T569">(anche se ad alto peso molecolare)</text:span><text:span text:style-name="T567">. <text:s/><text:line-break/>Si pensò allora di produrre l’acido polilattico tramite intermedi con produzione di questo intermedi, polimerizzazione <text:s/></text:span><text:span text:style-name="T569">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70">processo green.<text:line-break/>Acido lattico prodotto per via fermentativa (che può essere utilizzata per degradare scarti) e trasformato in un prodotto ad alto valore aggiunto che è un polimero biodegradabile </text:span><text:span text:style-name="T571">da parte di microrganismi presenti in natura </text:span><text:span text:style-name="T572">trasformandolo in CO</text:span><text:span text:style-name="T546">2</text:span><text:span text:style-name="T572"> o metano e acqua.</text:span><text:span text:style-name="T570"><text:line-break/></text:span><text:span text:style-name="T573">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1">Questa applicazione è importante perché un packaging biodegradabile va nella direzione green. <text:line-break/><text:line-break/></text:span><text:span text:style-name="T574">Il PLA ha applicazioni mediche perché viene utilizzato nell’ingegneria </text:span><text:span text:style-name="T575">tissutale</text:span><text:span text:style-name="T574">, </text:span><text:span text:style-name="T575">suture</text:span><text:span text:style-name="T574"> perché riassorbibile e non tossico, </text:span><text:span text:style-name="T575">per i device ortopedici (un tempo fatti di titanio). </text:span><text:span text:style-name="T576">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77">Si usano di solito dei carrier che sono polimeri, il PLA è tra questi.<text:line-break/></text:span></text:p>
      <text:p text:style-name="P128"><text:span text:style-name="T563">Altra applicazione dell’acido polilattico è il latte fermentato. </text:span><text:span text:style-name="T578">I formaggi e i probiotici sono prodotti con obiettivo preservare le qualità nutritive del contenuto di latte. <text:line-break/></text:span><text:span text:style-name="T579">Si può fermentare qualsiasi tipo di latte animale, il latte della renna ha un contenuto di grassi molto alto, sono tutti latti trasformabili e fermentabili in formaggio. <text:line-break/></text:span><text:span text:style-name="T580">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81">Un’altra cosa che sono in grado di produrre i battero lattici sono le batteriocine o lantibiotic</text:span><text:span text:style-name="T584">i</text:span><text:span text:style-name="T581">, molecole piccole che hanno in parte capacità antibiotica prodotte durante la fase di fermentazione lattica, sono in grado di essere attivi contro gli organismi gran positivi. </text:span><text:span text:style-name="T582">Sono in grado di prevenire e rallenta lo spoilage da parte di una serie di batteri che portano alla degradazione di sostanze minerali.<text:line-break/>Sono in grado di interagire con </text:span><text:span text:style-name="T583">la parete dei microrganismi degradativi e patogeni che si sviluppano nei cibi conservati dando un effetto detergente </text:span><text:span text:style-name="T584">quindi la presenza di batteriocina comporta una migliore conservazione dell’alimento</text:span><text:span text:style-name="T583">. </text:span></text:p>
      <text:p text:style-name="P56">Per prevenire muffe nei <text:span text:style-name="T1748">mais nel silos</text:span> venivano <text:span text:style-name="T1749">inoculati</text:span> dei batteri lattici al loro interno, i batteri fermentano abbassando progressivamente il pH <text:s/>andando a valori di acidità bassi, quindi le <text:span text:style-name="T1749">infezioni</text:span> muffe non si verificano e in parallelo si vide che la formazione delle batteriocine che <text:span text:style-name="T1749">andavano ad aumentare l’effetto di sterilizzazione messo in atto con l’abbassamento del pH e </text:span>a<text:span text:style-name="T1749">vevano </text:span>l’effetto di asepsi e <text:span text:style-name="T1749">aiutavano </text:span>a preservare la produzione alimentare.</text:p>
      <text:p text:style-name="P56"><text:line-break/><text:span text:style-name="T1747">Un altro metodo per conservare i vegetali è proprio dato dalla fermentazione lattica. <text:line-break/></text:span><text:span text:style-name="T175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751">g</text:span><text:span text:style-name="T1750">rado di dare fermen</text:span><text:span text:style-name="T1751">tazione lattica e in grado di crescere in concentrazioni saline spinte. I vegetali vengono ammollati in acqua e sale </text:span><text:span text:style-name="T1752">e automaticamente si auto sterilizzano e quindi si conservano per molto tempo. </text:span><text:span text:style-name="T1753">Il</text:span><text:span text:style-name="T1752"> sapore sarà un po’ salato e acido.</text:span></text:p>
      <text:p text:style-name="P57">È un modo per conservare verdura per molto tempo, adesso è prodotto anche a scopo organolettico perché questo <text:soft-page-break/>sapore è gradito ai consumatori.<text:line-break/><text:line-break/><text:span text:style-name="T1754">Lo </text:span><text:span text:style-name="T1757">yogurt</text:span><text:span text:style-name="T175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58">I probiotici più noti sono quelli contenuti nello yogurt: bifidobatter<text:span text:style-name="T1755">i</text:span>, lattobacilli, streptococchi.</text:p>
      <text:p text:style-name="P59"><text:span text:style-name="T1764">F</text:span>ermentazione simbiotica cioè <text:span text:style-name="T1764">l</text:span>a produzione dello yogurt richiede almeno <text:span text:style-name="T1764">due microrganismi, normalmente il lattobacillo bulgaric</text:span><text:span text:style-name="T1765">us</text:span><text:span text:style-name="T1764">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0">I due batteri hanno T di esercizio diverse, il bulgaricus è presente all’in<text:span text:style-name="T1766">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1242">2</text:span> che stimolano invece il metabolismo del bulgaricus.</text:p>
      <text:p text:style-name="P60">Il valore di pH che può essere raggiunto a fine fermentazione è diverso a seconda dei due microrganismi. <text:line-break/>La fermentazione va avanti con copresenza dei due microrganismi con il <text:span text:style-name="T1765">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766">Il latte di partenza come nel caso del formaggio deve essere standardizzato in termini di grassi, se troppo grasso non va bene per essere fermentato dai lattobacilli. Quindi si fa operazione di affioramento e scrematura </text:span><text:span text:style-name="T1768">e </text:span><text:span text:style-name="T1766">il latte </text:span><text:span text:style-name="T1768">subisce anche</text:span><text:span text:style-name="T1767">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769">La frutta dentro lo yogurt può essere messa o in pezzi o in forma di puree.<text:line-break/><text:line-break/><text:line-break/></text:span><text:span text:style-name="T1771">PRODUZIONE DI ACIDI ORGANICI</text:span><text:span text:style-name="T1770"><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773">K</text:span><text:span text:style-name="T1770">rebs e altri che vengono generati a opera di un ossidazione successiva del glucosio. <text:line-break/>Il capostipite e l’acido più prodotto è </text:span><text:span text:style-name="T1758">l’acido citrico, questo è un acido tricarbossilico </text:span><text:span text:style-name="T1770">quindi ha tre funzioni COO</text:span><text:span text:style-name="T1772">H</text:span><text:span text:style-name="T1770"> e questo andrà ad influire sul processo. </text:span><text:span text:style-name="T1772">Sono bio-acidi perché sono prodotti da microrganismi e macrorganismi durante la respirazione, hanno una serie di applicazioni molto grandi (food, cosmetici, industria tessile, bioplastiche ecc).</text:span></text:p>
      <text:p text:style-name="P61">Possono essere anche estratti <text:span text:style-name="T1773">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774">I protagonisti sono: a</text:span><text:span text:style-name="T1773">cido citrico, fumarico, itaconico, gluconico, malico, lattico e acetico.</text:span></text:p>
      <text:p text:style-name="P61"><text:span text:style-name="T1773">Possono essere di due categorie, una legata ai cicli di acidi tricarbossilici e l’altra deriva</text:span><text:span text:style-name="T1774">n</text:span><text:span text:style-name="T1773">ti dall’</text:span><text:span text:style-name="T1774">ossidazione del glucosio.</text:span><text:span text:style-name="T1773"><text:line-break/></text:span><text:span text:style-name="T1774">Essendo acidi che stanno all’interno dei cicli metabolici il problema è legato al fatto che se sono </text:span><text:span text:style-name="T1775">intermedi</text:span><text:span text:style-name="T1774">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775">prodotto terminale</text:span><text:span text:style-name="T1774"> della fermentazione).<text:line-break/>Dovremo pensare ad un ciclo produttivo che assicuri accumulo dell’intermedio.<text:line-break/></text:span><text:span text:style-name="T1776">Abbiamo diversi produttori tra cui l’aspergillus niger, riesce a produrre anche in grandi quantità l’acido citrico.<text:line-break/></text:span><text:soft-page-break/><text:span text:style-name="T1776">Ogni microrganismo è associato a diversi substrati, produrranno quindi in quantità più elevati quando associati ai substrati giusti.<text:line-break/><text:line-break/></text:span><text:span text:style-name="T1808">ACIDO CITRICO</text:span><text:span text:style-name="T1776"><text:line-break/></text:span><text:span text:style-name="T1777">L’acido citrico è un sale cristallino bianco inodore, è acido al gusto che fonde a 153°C e decompone prima di fondere, è molto solubile in acqua e alcool e ha effetti corrosivi perché ha un pK</text:span><text:span text:style-name="T1778">a</text:span><text:span text:style-name="T1777"> piuttosto basso. Si trova nelle cellule.</text:span></text:p>
      <text:p text:style-name="P62">È il primo intermedio del ciclo di respirazione ed è anche presente nella frutta. <text:span text:style-name="T1778">Originariamente l’acido citrico veniva ottenuto attraverso un processo ad estrazione. Ha usi svariati, può essere utilizzato come conserv</text:span><text:span text:style-name="T1779">a</text:span><text:span text:style-name="T1778">nte, </text:span><text:span text:style-name="T1779">cibo e bibite</text:span><text:span text:style-name="T1778">, detergen</text:span><text:span text:style-name="T1779">ti</text:span><text:span text:style-name="T1778">, </text:span><text:span text:style-name="T1779">depurante di olio per friggere, pannolini come adsorbitore ecc. <text:line-break/>È <text:s/>in grado di dare effervescenza e insieme ad altri aromatizzanti dà il sapore di arancia o limone. <text:line-break/><text:line-break/></text:span><text:span text:style-name="T1780">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781">ono</text:span><text:span text:style-name="T1780"> anche dall’uso dei microrganismi. <text:line-break/></text:span><text:span text:style-name="T1781">La reazione è la conversione del glucosio, questo viene fatto all’interno della cellula. <text:line-break/>È un processo che ha bisogno di ottimizzazione dello zucchero, </text:span><text:span text:style-name="T1782">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783">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784">Problema: l’acido citrico è il primo intermedio del ciclo di Krebs e questo assieme alla glicolisi sono cicli fondamentali per la sopravvivenza del microrganismo e quindi le conc di queste molecole sono </text:span><text:span text:style-name="T1785">stabilite</text:span><text:span text:style-name="T1784"> da enzimi regolatori.<text:line-break/></text:span><text:span text:style-name="T1785">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786">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3">Un altro problema è dato dal fatto che l’acido citrico viene degradato all’interno della cellula perché il ciclo va chiuso, se il ciclo non viene chiuso il microrganismo muore; anche qui dovremo agire sugli enzimi degradativi.<text:line-break/><text:span text:style-name="T1787">Dobbiamo fare in modo che il microrganismo possa prendere una via alternativa degradativa e andare a chiudere il ciclo in modo tale che possa sopravvivere. <text:s/><text:line-break/></text:span><text:span text:style-name="T1788">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789">Cu</text:span><text:span text:style-name="T1788"> è in grado di sostenere la produzione di acido citrico evitando la trasformazione ad isocitrato con possibile scelta da parte del microrganismo di una via laterale.</text:span></text:p>
      <text:p text:style-name="P64">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789">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790">di </text:span><text:soft-page-break/><text:span text:style-name="T1790">citrato</text:span><text:span text:style-name="T1789"><text:line-break/>3) La rimozione di ioni ferro </text:span><text:span text:style-name="T1790">porta alla trasformazione totale in isocitrato</text:span></text:p>
      <text:p text:style-name="P65">4) l’utilizzo di fonti di glucosio migliori in cui il glucosio è maggiormente disponibile (tipo il melasso) sono in grado di favorire la scelta di via alternativa e quindi di preservare il microrganismo vivo</text:p>
      <text:p text:style-name="P65">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66">Il processo può essere fatto fed batch ma si tende a fare un processo <text:span text:style-name="T1756">batch a due stadi </text:span>perché le cond di crescita e le cond di produzione sono molto differenti. <text:span text:style-name="T1791">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792">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66"><text:span text:style-name="T1793">Punti critici della f</text:span><text:span text:style-name="T1792">ermentazione sommersa: formazione delle ife, controllo pH, T e O</text:span><text:span text:style-name="T1272">2</text:span><text:span text:style-name="T1792">.</text:span></text:p>
      <text:p text:style-name="P66"><text:span text:style-name="T1792">La formazione delle ife e la distruzione delle ife a causa delle agitazione è uno dei punti critici, se sono rotte il microrganismo non cresce più e non produce più acido citrico.</text:span><text:line-break/><text:span text:style-name="T1793">I microrganismi sono o l’aspergillus niger, altri aspergilli, </text:span><text:span text:style-name="T1794">candide e lieviti.</text:span></text:p>
      <text:p text:style-name="P67">Vogliamo aumentare le rese e possibilmente usando un substrato che costi meno per abbassare i costi → cambio microrganismo, sono state proposte le candide perché queste degradano substrati non ricchi come il melasso.<text:line-break/><text:span text:style-name="T1794">Step per fare fermentazione sommersa ivi compreso il processo di separazione.</text:span></text:p>
      <text:p text:style-name="P68">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68">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797">bivalente → </text:span><text:span text:style-name="T1798">con i conti stechiometrici già in termini molari la quantità di solfato di calcio è molto grande.</text:span></text:p>
      <text:p text:style-name="P68">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69">Operazione di estrazione utile anche per portare l’acido citrico nel brodo di cultura.</text:p>
      <text:p text:style-name="P70">Visione globale del processo produttivo: proposta a due step, crescita e accumulo, pH deve essere intorno a 4 e scende durante la fermentazione (aspergillus cresce meglio in ambiente acido essendo anche un produttore di acido).<text:line-break/><text:span text:style-name="T1795">Fermentazione a superficie o <text:s/>a substrato liquido, i vassoi sono riempiti con il substrato liquido, o a substrato solido, usato di più nei paesi asiatici, è meno produttivo perché servono grandi spazi e superfici.<text:line-break/></text:span><text:span text:style-name="T1796">Scarti delle patate dolci usati come substrato solido in Giappone. </text:span></text:p>
      <text:p text:style-name="P71"><text:s/><text:line-break/><text:span text:style-name="T1799">13/05/2021</text:span></text:p>
      <text:p text:style-name="P72">Acidi bio organici di interesse industriale, sono prodotti intracellulari. <text:span text:style-name="T1800">Tutti gli acidi bio organiciche hanno interesse industriale derivano da processi metabolici, sono molecole associate alla crescita e allo stesso tempo possono essere </text:span><text:soft-page-break/><text:span text:style-name="T1800">intermedi. <text:line-break/>Altri acidi organici che vedremo sono o acidi intermedi di cicli metabolici o acidi che sono prodotti terminali di un ciclo metabolico. <text:line-break/></text:span><text:span text:style-name="T1801">Prodotti terminali come acido lattico, acido acetico o gluconico → le cond di accumulo e di sintesi vanno di pari passo.<text:line-break/></text:span><text:span text:style-name="T1802">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803">comunque</text:span><text:span text:style-name="T1802"> associati alla crescita </text:span><text:span text:style-name="T1804">perché senza l</text:span><text:span text:style-name="T1803">’acido citrico </text:span><text:span text:style-name="T1804">non può </text:span><text:span text:style-name="T1803">crescere. <text:s/></text:span><text:span text:style-name="T1804">È un intermedio e quindi le cond operative vanno gestite in modo da procedere all’accumulo.<text:line-break/></text:span><text:span text:style-name="T1805">L’acido citrico per produzioni piccole può essere fatta anche tramite fermentazione a superficie, viene messa a punto una superficie/substrato su cui poi viene <text:s/>seminato il microrganismo che poi farà la fermentazione.</text:span></text:p>
      <text:p text:style-name="P84">Il substrato è formulato in modo da poter effettuare la crescita e lo sviluppo e la produzione di acido citrico.</text:p>
      <text:p text:style-name="P72"><text:span text:style-name="T1805">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806">Produzione piccola che non è in grado di sostenere il mercato.</text:span></text:p>
      <text:p text:style-name="P73">Utilizzata quando la produzione di acido citrico vuole essere effettuata come modo per trattare gli scarti.</text:p>
      <text:p text:style-name="P74">Con il substrato liquido la fermentazione è un po’ più efficiente. <text:line-break/><text:span text:style-name="T1807">Per soddisfare la richiesta mondiale si fa fermentazione sommersa.<text:line-break/><text:line-break/></text:span><text:span text:style-name="T1808">ACIDO ACETICO<text:line-break/></text:span><text:span text:style-name="T1809">Mercato non piccole perché ha applicazioni alimentari, farmaceutici e cosmetico.</text:span></text:p>
      <text:p text:style-name="P75">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5"><text:span text:style-name="T1810">Reazione di ossidazione successiva dell’etanolo con acido acetico come prodotto terminale.<text:line-break/></text:span><text:span text:style-name="T1811">È un prodotto che si può ottenere sia per processo aerobio che anaerobio, dipende dal microrganismo usato.<text:line-break/></text:span><text:span text:style-name="T1812">Clostridium (microrganismo potenzialemente patogeno) usato perché trasforma glucosio in acido acetico con un singolo step.<text:line-break/>Si usano invece i batteri acetici per produrre acido acetico a scopo alimentare.</text:span></text:p>
      <text:p text:style-name="P76">Il metodo di fermentazione è un metodo di superficie, in particolare si usare il trickle bed reactor.</text:p>
      <text:p text:style-name="P76">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813">La maggior parte del microrganismo è esposto al substrato fatto percolare e durante la fase finale il prodotto (etanolo) è fatto fermentato fino ad acido acetico.</text:span></text:p>
      <text:p text:style-name="P77">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814">ACIDO ITACONICO<text:line-break/>L’acido itaconico è un intermedio del ciclo di </text:span><text:span text:style-name="T1815">K</text:span><text:span text:style-name="T1814">rebs e uno dei prodotti di degradazione successiva dell’acido citrico.<text:line-break/></text:span><text:span text:style-name="T1815">Si sceglie l’aspergillus itaconicus e aspergillus terreus in grado di accumulare grandi quantità di acido itaconico.<text:line-break/>Può essere prodotto o con trasformazione dell’acido citrico seguendo la via di Krebs convenzionale oppure se messi </text:span><text:soft-page-break/><text:span text:style-name="T1815">nelle opportune condizioni di formulazione di substrato i microrganismi sono in grado di prendere una via parallela e diversa che è in grado di arrivare direttamente all’acido itaconico e a fermarsi qui.</text:span><text:line-break/><text:span text:style-name="T1815">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816">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78"><text:span text:style-name="T1816">Si usa molto meno l’idrossido di calcio perché l’itaconato di calcio è molto appiccicoso ed è difficile da recuperare, meglio usare idrossido di ammonio formando il sale corrispondente.<text:line-break/><text:line-break/></text:span><text:span text:style-name="T1817">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818">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819">z</text:span><text:span text:style-name="T1818">ione possiamo otten</text:span><text:span text:style-name="T1819">e</text:span><text:span text:style-name="T1818">re o l’acido gluconico direttamente o</text:span><text:span text:style-name="T1819">ppure possiamo cristalli</text:span><text:span text:style-name="T1820">z</text:span><text:span text:style-name="T1819">zare il delta lattone </text:span><text:span text:style-name="T1820">(controllore di acidità e conservante)</text:span><text:span text:style-name="T1819"> perché entrambi hanno applicazioni industriali.<text:line-break/></text:span><text:span text:style-name="T1820">Il delta lattone è addizionato anche ai mangimi degli animali perché ha effetti benefici oppure viene usato nell’industria casearia per favorire la formazione della cagliata.</text:span></text:p>
      <text:p text:style-name="P79"><text:span text:style-name="T1820">I sali dell’acido gluconico hanno le più svariate applicazione come detergente, per eliminare ruggine, in metallurgia, add</text:span><text:span text:style-name="T1821">itivi di cementi ecc<text:line-break/></text:span><text:span text:style-name="T1822">Uso come agenti chelanti, molecole in grado di intrappolare ioni, utilizzati nei prodotti della detergenza.</text:span></text:p>
      <text:p text:style-name="P80"><text:span text:style-name="T1823">Prima si usava l’EDTA ma questo è stato sostituto con l’acido gluconico perché questo viene degradato con molta rapidità durante la fase di trattamento dell’acqua → chelant</text:span><text:span text:style-name="T1824">e</text:span><text:span text:style-name="T1823"> più green.<text:line-break/></text:span><text:span text:style-name="T1825"><text:line-break/></text:span><text:span text:style-name="T1826">17/05/2021<text:line-break/></text:span><text:span text:style-name="T1827">Le applicazioni enzimatiche per applicazioni industriali sono le più svariate, buona parte sono relativa all’industria alimentare, farmaceutica e anche un po’ con l’industria cosmetica.<text:line-break/>Aromi e profumi possono essere fatti tramite enzimi, </text:span><text:span text:style-name="T1828">sono usati anche nel campo della detergenza.<text:line-break/>Usati anche nella produzione della biofuel. </text:span><text:span text:style-name="T1829">Applicazioni dirette o indirette.<text:line-break/></text:span><text:span text:style-name="T1830">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831">Il primo episodio in cui gli enzimi sono stati utilizzati in campo detergenza risale al 1913, si resero conto che i fluidi presi dal pancreas addizionati ai detergenti lavavano e toglievano il grasso meglio.<text:line-break/></text:span><text:span text:style-name="T1832">Negli anni 60 vennero isolate le prime proteasi alcaline. </text:span><text:span text:style-name="T1833">A partire da qui non ci sono stati più detergenti che non avessero avuto al loro interno un’enzima, adesso ce ne sono tantissimi dentro.<text:line-break/>Se uso un’enzima posso anche abbassare la T di lavaggio </text:span><text:span text:style-name="T1834">ottenendo dei risultati di buona qualità.<text:line-break/>Sono tutti enzimi non immobilizzati. Mercato enorme.<text:line-break/></text:span><text:span text:style-name="T1835">La maggior parte sono derivati da organismi geneticamente modificati (per favorire magari la produzione di un certo enzima, non per forza OGM). Non si usano mai gli organismi wild perché non saremmo in grado di soddisfare le richieste.</text:span></text:p>
      <text:p text:style-name="P81"><text:span text:style-name="T1835">Bisogna fare in modo che l’enzima sia escreto nel brodo di fermentazione (quindi magari dovrò fare meno </text:span><text:soft-page-break/><text:span text:style-name="T1835">purificazione). Questi sono enzimi non particolarmente sensibili per cui possono essere un po’ trattati.<text:line-break/></text:span><text:span text:style-name="T1831"><text:line-break/></text:span><text:span text:style-name="T1836">I detersivi sono dei prodotti di formulazione raffinata perché devono avere dentro un sacco di componenti di varia natura. Gli enzimi lavorano in ambiente acquoso, i detergenti non sono utilizzati subito perché subiranno </text:span><text:span text:style-name="T1837">un processo</text:span><text:span text:style-name="T1836"> </text:span><text:span text:style-name="T1837">di vendita. Gli enzimi devono essere protetti e devono rimanere inattivi fino al loro momento di utilizzo.</text:span></text:p>
      <text:p text:style-name="P81"><text:span text:style-name="T1837">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838">Lo sporco sono proteine, grassi e molecole che devono essere rimosse a seguito dell’operazione di detergenza.</text:span></text:p>
      <text:p text:style-name="P82">Data la conoscenza delle molecole che costituiscono lo sporco e data la conoscenza degli enzimi in grado di degradarle è stata studiata tutta questa direzione verso la detergenza.<text:line-break/><text:span text:style-name="T1839">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840">in quanto è presente molta acqua.</text:span></text:p>
      <text:p text:style-name="P83">Si va a vedere come gli enzimi presenti sono in grado di degradare <text:span text:style-name="T1841">in</text:span> parti più piccole le molecole più grandi dopodiché l’effetto sinergico deriva dal fatto che ci sarà un altro enzima in grado di attaccare proprio le parti più piccole.<text:line-break/><text:line-break/><text:span text:style-name="T1841">FOOD PROCESSING<text:line-break/>Anche qui si usano enzimi ovunque. </text:span><text:span text:style-name="T1842">L’uso della pectinasi ha consentito la produzione di frutti secchi, attacca le pectine durante il recupero del succo di frutta dalla frutta che stiamo trattando.<text:line-break/></text:span><text:span text:style-name="T1843">Gli enzimi sono stati usati per il pane, fermentazione alcolica, pesce, formaggio ecc.</text:span></text:p>
      <text:p text:style-name="P85">Queste categorie di enzimi erano principalmente prodotti per estrazione da cellule o animali.<text:line-break/><text:span text:style-name="T1844">Esiste un pacchetto GRAS (generally recognized as safe) di microrganismi utilizzati per produzione enzimatica.<text:line-break/>Sono microrganismi riconosciuti come safe, </text:span><text:span text:style-name="T1845">quindi </text:span><text:span text:style-name="T1844">nella produzione di enzima questa categoria di microrganismi ci assicura di essere più sicuri </text:span><text:span text:style-name="T1845">e </text:span><text:span text:style-name="T1844">di non avere eventuali tossine.<text:line-break/><text:line-break/></text:span><text:span text:style-name="T1846">2</text:span><text:span text:style-name="T1847">0</text:span><text:span text:style-name="T1846">/05/2021<text:line-break/></text:span><text:span text:style-name="T1848">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849">I polifenoli hanno come obiettivo quello di </text:span><text:span text:style-name="T1850">rallentare</text:span><text:span text:style-name="T1849"> l’effetto ossidativo </text:span><text:span text:style-name="T1850">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852">Ci sono anche e</text:span><text:span text:style-name="T1851">nzimi che degradano una serie di molecole che invece vorremo preservare nel momento in cui andiamo a trattare gli alimenti.<text:line-break/></text:span><text:span text:style-name="T1853">Obiettivo dal punto di vista industriale è se mi servono di estrarre gli enzimi e usarli ma se non serve di disattivarli.<text:line-break/></text:span><text:span text:style-name="T1854">Mediamente gli enzimi preferiscono lavorare immobilizzati che liberi e le rese sono migliori proprio quando sono immobilizzati (perché probabilmente il sito attivo si è stabilizzato).<text:line-break/></text:span><text:span text:style-name="T1855">Per disattivare un’enzima vado a pensare alle sue cond operative, essendo un’enzima proveniente da un microrganismo dovrebbe operare a cond ambienti e controllo anche il pH.<text:line-break/>Per inattivarli si </text:span><text:span text:style-name="T1857">modifica</text:span><text:span text:style-name="T1855"> o la T, </text:span><text:span text:style-name="T1856">si fa blanching ossia si sbollenta a 70-100°C in modo tale da disattivare tutti gli enzimi e poi si surgelano, il problema della T è legato al problema del mantenimento delle proprietà del cibo, </text:span><text:span text:style-name="T1857">oppure il pH che porta ad una stasi degli enzimi perché ogni enzima ha un pH di esercizio e noi cerchiamo di metterli fuori da questo range.<text:line-break/></text:span><text:span text:style-name="T1858">L’enzima immobilizzato mediamente porta a rese e risultati migliori ma ovviamente bisogna tenere i conti.<text:line-break/></text:span><text:span text:style-name="T1860">Le prime a</text:span><text:span text:style-name="T1859">pplicazioni di enzimi immobilizzati in campo alimentare sono </text:span><text:span text:style-name="T1860">stati i</text:span><text:span text:style-name="T1859"> </text:span><text:span text:style-name="T1860">trattamenti di miscele racemiche di amminoacidi per andare a selezionare l’enantiomero corretto che è quello in grado di essere riconosciuto dai nostri enzimi. </text:span><text:span text:style-name="T1863">In questa applicazione s</text:span><text:span text:style-name="T1861">i fa operazione di protezione </text:span><text:span text:style-name="T1862">di</text:span><text:span text:style-name="T1861"> gruppo funzionale, </text:span><text:span text:style-name="T1862">si fa reagire questo in modo tale che il gruppo funzionale diventi un’altra cosa perché il problema è che spesso le reazioni che facciamo possono funzionare </text:span><text:soft-page-break/><text:span text:style-name="T1862">su più gruppi funzionali e quindi proteggiamo il gruppo funzionale facendogli una reazione; ciò che poi abbiamo generato deve essere facilmente rimosso per ripristinare la situazion</text:span><text:span text:style-name="T1863">e. Dopodiché si va avanti con il processo fino ad ottenere la mix racemica.</text:span><text:span text:style-name="T1862"><text:line-break/></text:span><text:span text:style-name="T1863">L’ultimo passaggio è fatto con l’enzima immobilizzato che è in grado di separare i due enantiomeri e trasformare quell’oggetto in un enantiomero che ricicleremo in colonna.<text:line-break/><text:line-break/></text:span><text:span text:style-name="T1864">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865">pie</text:span><text:span text:style-name="T1866">ni di pectina</text:span><text:span text:style-name="T1864"><text:line-break/>L</text:span><text:span text:style-name="T1865">e </text:span><text:span text:style-name="T1759">pectin</text:span><text:span text:style-name="T1760">e</text:span><text:span text:style-name="T1865"> sono usate per </text:span><text:span text:style-name="T1866">dare consistenza al</text:span><text:span text:style-name="T1865">le marmellate oppure per regolare la scorrevolezza delle paste d</text:span><text:span text:style-name="T1866">ei prodotti da</text:span><text:span text:style-name="T1865"> forno, </text:span><text:span text:style-name="T1866">sono usate in molte applicazioni (non solo alimentari).</text:span></text:p>
      <text:p text:style-name="P86">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867">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868">La degradazione di un polisaccaride è complessa e va per step successivi.<text:line-break/></text:span><text:span text:style-name="T1869">La rapidasi </text:span><text:span text:style-name="T1870">mi indica</text:span><text:span text:style-name="T1869"> </text:span><text:span text:style-name="T1868">il rapporto tra gli enzimi, </text:span><text:span text:style-name="T1871">la polpa reagisce con la rapidasi e dopodiché abbiamo la compressione.</text:span></text:p>
      <text:p text:style-name="P86"><text:span text:style-name="T1871">L’enzima una volta fatto il suo dovere si inattiva e rimane nel succ</text:span><text:span text:style-name="T1872">o (non fanno male, ovviamente ho fatto i controlli sull’enzima prima della produzione).<text:line-break/>Le rapidasi possono essere enzimi prodotti da microrganismi le cui molecole prodotte sono state dimostrate non da</text:span><text:span text:style-name="T1873">re </text:span><text:span text:style-name="T1872">luogo a tossicità e allergie. </text:span><text:span text:style-name="T1874">Bastano 25 g/ton di rapidasi.<text:line-break/>Si può fare poi lo stesso succo di frutta separando la pectasi, lo si fa con due rapidasi diverse in due step diversi.</text:span></text:p>
      <text:p text:style-name="P87">Non facciamo sterilizzazione ma pastorizzazione perché degraderei le proteine presenti e le caratteristiche nutritive del succo. La pastorizzazione non garantisce asepsi.<text:line-break/>Lo scarto quindi il solido NON si butta, viene trasformato <text:span text:style-name="T1875">e poi viene usato per addizionarlo ai mangimi degli animali, non è consentito per gli umani perché </text:span><text:span text:style-name="T1876">ci sono regole più stringenti per gli esseri umani.<text:line-break/><text:line-break/>Un’altra produzione enzimatica è la produzione degli sciroppi, è un modo per trattare amidi per ottenere principalmente dolcificanti </text:span><text:span text:style-name="T1877">(qualsiasi cosa che sia in grado di rendere dolci)</text:span><text:span text:style-name="T1876">.<text:line-break/></text:span><text:span text:style-name="T1877">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878">Gli sciroppi ad alto contenuto di fruttosio sono prodotti essenzialmente a partire dagli scarti di mais (lo si usa per fare l’olio).<text:line-break/></text:span><text:span text:style-name="T1879">C’è tutta una categoria di sciroppi diversi che dipendono dal taglio dei polisaccaridi.</text:span></text:p>
      <text:p text:style-name="P88">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880">Poi operazione di saccarificazione per ottenere gli zuccheri che o rimangono sotto forma di sciroppo oppure andando avanti è possibile ottenere la separazione di un solido.<text:line-break/></text:span><text:soft-page-break/><text:span text:style-name="T1881">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882">in continuo (</text:span><text:span text:style-name="T1881">grande vantaggio</text:span><text:span text:style-name="T1882">), si usa un’alpha-amilasi e ciò che esce dalla liquefazione si va in un impianto da cui otteniamo le destrine e dopo si <text:s/>fa un processo con cui otteniamo i monomeri.<text:line-break/><text:line-break/></text:span><text:span text:style-name="T1885">Produzione di </text:span><text:span text:style-name="T1883">sciroppi i ad alto contenuto di fruttosio </text:span><text:span text:style-name="T1885">e di</text:span><text:span text:style-name="T1883"> </text:span><text:span text:style-name="T1885">a</text:span><text:span text:style-name="T1884">spartame.<text:line-break/></text:span><text:span text:style-name="T1885">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886">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887">L’altro vantaggio è che sono sempre molto più dolci del saccarosio per cui se ne usano di meno. <text:line-break/>Ad esempio il fruttosio di per sé ha calorie ma siccome è tanto più dolce se ne mette molto di meno.<text:line-break/></text:span><text:span text:style-name="T1888">Il grado di dolcezza è stabilito dagli esseri umani. <text:line-break/></text:span><text:span text:style-name="T1889">Gli zuccheri che sono in grado di sostituire il saccarosio vanno verso la direzione di diminuire le calorie.<text:line-break/><text:line-break/></text:span><text:span text:style-name="T1891">Sciroppo ad alto contenuto di fruttosio:</text:span><text:span text:style-name="T1889"><text:line-break/></text:span><text:span text:style-name="T1890">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891">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892">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89">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893">per fare il fruttosio, usiamo questa volta un’enzima immobilizzato.<text:line-break/></text:span><text:span text:style-name="T1894">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895">Primo step fatto con l’alpha-amilasi.</text:span><text:span text:style-name="T1761"> </text:span><text:span text:style-name="T1762">Abbiamo tanti batch in continuo che fanno diventare il processo continuo.</text:span><text:span text:style-name="T1896"><text:line-break/>Non dobbiamo fare sviluppo dell’inoculo e semina.<text:line-break/></text:span><text:span text:style-name="T1897">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898">L’isomerasi quindi è delicato, per aumentare la resa della reazione è </text:span><text:soft-page-break/><text:span text:style-name="T1898">necessario la presenza di una certa conc di magnesio. Si aggiunge magnesio alla miscela e bisogna eliminare gli ioni calcio che sono disattivanti rispetto all’enzima perché si sostituiscono al sito dell’enzima. </text:span></text:p>
      <text:p text:style-name="P89"><text:span text:style-name="T1898">Per garantire delle rese bisogna mantenere costante conc di Mg e togliere Ca.<text:line-break/><text:line-break/></text:span><text:span text:style-name="T1899">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897"><text:line-break/></text:span><text:span text:style-name="T1900">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0">Ci adeguiamo quindi all’attività dell’enzima cambiando i flussi → processo costante. <text:line-break/><text:line-break/><text:span text:style-name="T1901">Processo di arricchimento: riusciamo ad ottenere mix a 42% di fruttosio ma il mercato lo richiede al 55%.<text:line-break/>Si prende quindi parte del prodotto, lo si manda ad una colonna cromatografica e si separa glucosio </text:span><text:span text:style-name="T1902">e fruttosio. La colonna ha affinità diversa per glucosio e fruttosio per cui il prodotto viene ripartito tra la fase stazionaria e quella mobile, </text:span><text:span text:style-name="T1903">la</text:span><text:span text:style-name="T1902"> riparti</text:span><text:span text:style-name="T1903">zione</text:span><text:span text:style-name="T1902"> dipende poi dagli equilibri. La molecola con più affinità con la fase mobile va via mentre l’altra rimane un po’ di più dentro la colonna.</text:span></text:p>
      <text:p text:style-name="P90"><text:s/><text:span text:style-name="T1902">Abbiamo quindi separazione dei due prodotti, una corrente fatta da glucosio mentre l’altra da fruttosio puro.</text:span></text:p>
      <text:p text:style-name="P91">Prendiamo il fruttosio e faremo una miscelazione con lo sciroppo con fruttosio al 42% fino ad ottenere il 55%.<text:line-break/>Con il glucosio invece <text:span text:style-name="T1903">facciamo riciclo, torna al reattore di isomerizzazione e si fa isomerizzare e via così.<text:line-break/><text:line-break/></text:span><text:span text:style-name="T1904">Produzione di aspartame:<text:line-break/>l’aspartame </text:span><text:span text:style-name="T1905">è l’insieme di due amminoacidi cuciti assieme attraverso un processo di produzione enzimatica.</text:span></text:p>
      <text:p text:style-name="P92">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906">di sintesi, q</text:span>uesto perché <text:span text:style-name="T1906">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3"><text:span text:style-name="T1906">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907">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908">Trattiamo, rimuoviamo l’isomero D, liberiamo il gruppo protetto e otteniamo l’aspartame.<text:line-break/></text:span><text:span text:style-name="T1909">L’isomero D non viene buttato ma lo trasformo di nuovo in D-l racemizzandolo e lo ricicliamo.<text:line-break/><text:line-break/></text:span><text:span text:style-name="T1910">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911">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span><text:soft-page-break/><text:span text:style-name="T1911"><text:line-break/></text:span><text:span text:style-name="T1912">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913">Lipasi → enzimi per degradare il grasso, possono essere fungine o batteriche. Trasformano il grasso, obietivo sempre avere caratteristiche organolettiche desiderate.</text:span></text:p>
      <text:p text:style-name="P94"><text:span text:style-name="T1913">Ci sono anche il lisozima, enzima in grado di degradare la parete cellulare, viene addizionata per evitare la formazione di batteri e muffe nei prodotti conservati.</text:span><text:span text:style-name="T1910"><text:line-break/><text:line-break/></text:span><text:span text:style-name="T1914">Produzione di aromi </text:span><text:span text:style-name="T1915">e fragranze:</text:span></text:p>
      <text:p text:style-name="P95">aromi riguarda tutto ciò che percepiamo attraverso il gusto, fragranze invece tramite olfatto.</text:p>
      <text:p text:style-name="P94"><text:span text:style-name="T1915">Sempre una grande produzione enzimatica. C’è un po’ più di limitazione legata al fatto che gli enzimi devono derivare non da microrganismi ma da sostanze naturali.<text:line-break/></text:span><text:span text:style-name="T1916">Aroma di vaniglia non necessariamente estratta ma magari prodotta con un processo di sintesi.<text:line-break/></text:span><text:span text:style-name="T1917">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918">Applicazione: </text:span><text:span text:style-name="T1919">biosensori<text:line-break/>Gli enzimi sono utilizzati per i biosensori, si misura il delta H tra l’interazione dell’enzima e la molecola che è enzimata. <text:line-break/>Essendo tutto concentrato riusciamo a calcolare il delta H </text:span><text:span text:style-name="T1920">percepibili date le dimensioni dell’oggetto.<text:line-break/><text:line-break/>Applicazione: bio-fuel cells<text:line-break/></text:span><text:span text:style-name="T1921">Una fuel cells è un dispos</text:span><text:span text:style-name="T1922">i</text:span><text:span text:style-name="T1921">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920"><text:line-break/><text:line-break/></text:span><text:span text:style-name="T1925">27/05/2021<text:line-break/></text:span><text:span text:style-name="T1926">SINGLE CELL PROTEINS </text:span><text:span text:style-name="T1936">(SCP)</text:span><text:span text:style-name="T1926"><text:line-break/></text:span><text:span text:style-name="T1927">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96">Quando si parla di <text:span text:style-name="T1929">s</text:span>i<text:span text:style-name="T1929">ngle cell proteins</text:span> si intende un organismo cresciuto e coltivato a scopo principalmente proteico, da una parte si de<text:span text:style-name="T1928">g</text:span>radano scarti e dall’altra si produce l’organismo che o può essere mangiato dall’uomo/animali oppure viene proprio usato come pacchetto proteico <text:span text:style-name="T1929">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930"><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931">più semplici/batteri </text:span><text:span text:style-name="T1930">sono in grado di farlo </text:span><text:span text:style-name="T1931">e quindi si coltivano questi organismi in modo tale da far produrre a loro gli amminoacidi e di mangiarceli, questa è una cosa che facciamo già perché quando componiamo il nostro pasto stiamo già facendo quest’operazione.<text:line-break/><text:line-break/></text:span><text:soft-page-break/><text:span text:style-name="T1932">La distribuzione della proteina che viene assunta normalmente non è uguale per tutti, ha una conn</text:span><text:span text:style-name="T1933">otazione religiosa, geografica, sociale (paesi poveri introducono meno proteine rispetto ad altri) → problema che deve essere affrontato.</text:span></text:p>
      <text:p text:style-name="P96"><text:span text:style-name="T1933">Le single cell proteins furono sviluppate verso la metà degli anni 60 attraverso un processo che fu sviluppato in Inghilterra. </text:span><text:span text:style-name="T1934">Negli anni del boom economico la popolazione </text:span><text:span text:style-name="T1935">crebbe</text:span><text:span text:style-name="T1934"> esponenzialmente, venendo dallo spettro della fame e cominciando a crescere a misura quel che accade è che ci fu un momento di panico legato al fatto che si pensò che non c’era cibo sufficiente.<text:line-break/></text:span><text:span text:style-name="T1935">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1936">Attualmente </text:span><text:span text:style-name="T1937">in realtà </text:span><text:span text:style-name="T1936">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937">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97"><text:line-break/><text:span text:style-name="T1938">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939">una cellula è</text:span><text:span text:style-name="T1938"> di 10 g di cui 50% proteine e che un uomo medio ha bisogno di circa 70 g di proteine al giorno. Con una fermentazione di 48h riusciamo a fornire il pasto ad un essere umano per 200 giorni.<text:line-break/></text:span><text:span text:style-name="T1941">Questo tipo di fermentazione a meno che non </text:span><text:span text:style-name="T1942">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941"> </text:span><text:span text:style-name="T1938"><text:line-break/></text:span><text:span text:style-name="T1763">Anche quando sarebbe preferibile un processo continuo tipo grande produzione in realtà il continuo non si fa</text:span><text:span text:style-name="T1940">. <text:line-break/>Uno dei motivi per il quale non si fa è legato al fatto </text:span><text:span text:style-name="T1941">delle mutazioni: il tempo di residenza dell’organismo </text:span><text:span text:style-name="T1942">medio</text:span><text:span text:style-name="T1941"> (in continuo non ci stiamo riferendo all’ossigeno </text:span><text:span text:style-name="T1942">(?)) continuo è rispetto all’alimentazione del substrato e estrazione del prodotto. Il micorganismo viene aggiunto nel processo continuo solo una volta, si fa solo un </text:span><text:span text:style-name="T1943">i</text:span><text:span text:style-name="T1942">noculo all’in</text:span><text:span text:style-name="T1943">i</text:span><text:span text:style-name="T1942">zio e poi si inizia ad esercire il sistema. </text:span><text:span text:style-name="T1943">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941"><text:line-break/></text:span><text:span text:style-name="T1944">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945">cambierebbe molto il prodotto (anche per la fermentazione alcolica).<text:line-break/></text:span><text:span text:style-name="T1946">Produzione del microrganismo fatto in maniera controllata e questo non è possibile con il processo continuo.<text:line-break/></text:span><text:span text:style-name="T1947">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948">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oft-page-break/><text:span text:style-name="T1949">Le SCP non possono essere mangiate così come sono e questo è uno dei motivi <text:s/>per cui si ha abbandonato l’idea di cibo massivo. Se stiamo mangiando un </text:span><text:span text:style-name="T1952">batterio</text:span><text:span text:style-name="T1949"> </text:span><text:span text:style-name="T1950">lui non contiene soltanto proteine ma contiene anche acidi nucleici, problema perché rimangono all’interno perché non siamo più in grado di degradarlo </text:span><text:span text:style-name="T1951">e mangiandone un eccesso questi si accumulano in forma di sali nelle giunture e provoca la gotta.<text:line-break/></text:span><text:span text:style-name="T1953">Massimo 15 g di lievito al giorno per gli umani. </text:span><text:span text:style-name="T1954">Nel caso dei batteri e lieviti il contenuto di acidi nucleici è più alto rispetto a funghi e alghe. Quindi se voglio mangiare batteri a scopo SCP dovrò degradare il prodotto ottenuto.<text:line-break/><text:line-break/></text:span><text:span text:style-name="T1955">Quando si deve scegliere un organismo per un particolare processo produttivo ci sono una serie di fattori di crescita da essere considerati. Vantaggio SCP: </text:span><text:span text:style-name="T1956">elevata resa del coefficiente di biomassa, </text:span><text:span text:style-name="T1957">tolleranza a range di pH e T alta,</text:span><text:span text:style-name="T1955"><text:line-break/>Svantaggio SCP: </text:span><text:span text:style-name="T1956">bassa velocità di crescita perché quello che vogliamo fare è il microrganismo stesso, </text:span><text:span text:style-name="T1957">alta velocità di mutazione spontanea, </text:span><text:span text:style-name="T1959">bassa aerazione perché meno costi.</text:span><text:span text:style-name="T1956"><text:line-break/></text:span><text:span text:style-name="T1959">C</text:span><text:span text:style-name="T1956">rescita filamentosa </text:span><text:span text:style-name="T1957">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958">Se a parità di produzione posso ottenere le stesse cose ma uno mi richiede meno ossigeno allora scelgo lui.<text:line-break/></text:span></text:p>
      <text:p text:style-name="P98">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960">Ciascun microrganismo ha il substrato preferito.<text:line-break/></text:span><text:span text:style-name="T1961">I microrganismi vengono suddivisi se sono autotrofi o eterotrofi e la fonte di C che usano.<text:line-break/></text:span><text:span text:style-name="T1962">Non sempre gli organismi sono in grado di degradare carboidrati complessi quindi a seconda della complessità del substrato (problema dei substrati lignocellulosi) tutto va un po’ </text:span><text:span text:style-name="T1963">pre digerito e quindi il substrato va pre trattato per via fisica o chimica (costi diversi e la scelta dipenderà dal valore del microrganismo usato). <text:line-break/></text:span><text:span text:style-name="T1964">Macinazione uno dei problemi perché serve approssimativamente soltanto 1/3 dell’energia prodotta dal sistema, dobbiamo usare molta energia. Costi di macinazione </text:span><text:span text:style-name="T1965">e costi di </text:span><text:span text:style-name="T1964">macchinari ad hoc.<text:line-break/></text:span><text:span text:style-name="T1965">Costi derivanti dall’uso di enzima, difficilmente sarà enzima immobilizzato.<text:line-break/>Per bypassare questo problema della predigestione del substrato si fanno fermentazioni con </text:span><text:span text:style-name="T1966">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968">Due</text:span><text:span text:style-name="T1967"> microrganismi diversi, uno in grado di degradare il substrato e quindi farlo digestire meglio all’altro </text:span><text:span text:style-name="T1968">e i due simbionti stimolano l’un l’altro.</text:span></text:p>
      <text:p text:style-name="P99">Diversamente si può fare fermentazione in serie, nel primo reattore metto un microrganismo <text:span text:style-name="T1969">in grado di degradare il</text:span> <text:span text:style-name="T1969">s</text:span>ubstrato, il <text:span text:style-name="T1969">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970">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971">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1989">31/05/2021<text:line-break/></text:span><text:span text:style-name="T1990">Nell’ambito del SCP possiamo trovare microrganismi autotrofi che hanno a che fare con CO</text:span><text:span text:style-name="T1282">2</text:span><text:span text:style-name="T1990"> come substrato per </text:span><text:soft-page-break/><text:span text:style-name="T1990">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1991">o</text:span><text:span text:style-name="T1990">n consumano carne.</text:span></text:p>
      <text:p text:style-name="P100">La spirulina è un’alga sviluppata <text:span text:style-name="T1991">nel Sudamerica e viene prodotto usando le coltivazione </text:span><text:span text:style-name="T1992">a pond (coltivazione </text:span><text:span text:style-name="T1994">lagunare (?)</text:span><text:span text:style-name="T1992">), produzione semplice in cui ho grandi bacini di bassa profondità e ampia aria esposta affinché lo scambio del CO</text:span><text:span text:style-name="T1283">2</text:span><text:span text:style-name="T1992">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1993">(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101">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101">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1242">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242">2</text:span> che deve essere dispensata in modo sufficiente e costante perché il substrato è la fonte di C utilizzata da questi microrganismi e quindi è un fattore limitante (tanto più se l’alimentazione CO<text:span text:style-name="T1242">2</text:span> è fatta in modo naturale).</text:p>
      <text:p text:style-name="P101">Uno dei modi per spingere queste produzioni è proprio quello di immettere CO<text:span text:style-name="T1242">2</text:span> in modo forzato all’interno del processo. <text:span text:style-name="T1996">I r</text:span><text:span text:style-name="T1995">eattori devono essere trasparenti ma se sono fotoreattori convenzionali quindi cilindrici e simili ai reattori delle fermentazioni, </text:span><text:span text:style-name="T1996">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102">Altre fonte di C che possono essere usate per le SCP sono diverse: carboidrati, quindi scarti derivati da produzione agricoli, alimentare oppure carboidrati che derivano dalla degradazione di polisaccaridi naturali come amidi o peptide <text:soft-page-break/>oppure scarti lignocellulosi. In tutti questi casi il substrato deve essere pre<text:span text:style-name="T1997">t</text:span>rattato <text:span text:style-name="T1997">(non se stiamo parlando di melasse perché lui già costituito da glucosio) ma per scarti contenenti zuccheri complessi è necessario fare un pretrattamento.<text:line-break/>Questi scarti sono di basso costo. </text:span><text:span text:style-name="T1998">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1999">Una volta prodotto l’organismo potrò utilizzarlo attraverso un processo di estrazione per ricavare proteine ecc altrimenti posso usarlo a scopo alimentazione se ho fatto i dovuti controlli.<text:line-break/>Esempi: processo </text:span><text:span text:style-name="T1741">Symba</text:span><text:span text:style-name="T1999">, usato in Svezia, usato con obiettivo trattamento scarti dell’industria dalla patata. <text:line-break/></text:span><text:span text:style-name="T2000">Processo effettuato utilizzando due microrganismi s</text:span><text:span text:style-name="T2001">i</text:span><text:span text:style-name="T2000">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739">Norterm</text:span><text:span text:style-name="T2000">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739">BP</text:span><text:span text:style-name="T2000">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2001">Problemi: 1) i normal-alcani non sono facilmente solubili in acqua e quindi vanno ridotti in goccioline e devono essere usati dei disperdenti in modo tale che possano essere confinati in acqua e vi è la presenza di su</text:span><text:span text:style-name="T2002">rf</text:span><text:span text:style-name="T2001">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2002">c</text:span><text:span text:style-name="T2001">e, ecc. Non possiamo fare recuperi termici perché alla fine </text:span><text:span text:style-name="T2002">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738">Pekilo</text:span><text:span text:style-name="T2002">,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2003">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2004">se.</text:span><text:span text:style-name="T2003"><text:line-break/></text:span><text:span text:style-name="T2004">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103"><text:span text:style-name="T2004">Poi processo </text:span><text:span text:style-name="T1740">BEL</text:span><text:span text:style-name="T2004"> usato in Francia, serve a degradare gli scarti dell’industria casearia con produzione non piccola di SCP.<text:line-break/><text:line-break/></text:span><text:span text:style-name="T2005">Nella produzione della SCP quello che si preferisce è usare un processo di tipo aerobio per poter ottenere elevate rese </text:span><text:soft-page-break/><text:span text:style-name="T2005">in biomassa. Il motivo è che </text:span><text:span text:style-name="T2006">durante il processo aerobio si genera più ATP rispetto alla crescita anaerobia.<text:line-break/></text:span><text:span text:style-name="T2007">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2008">proprio perché porta a produzione di ATP più bassa.</text:span><text:span text:style-name="T2007"><text:line-break/></text:span><text:span text:style-name="T2008">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009">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284">2</text:span><text:span text:style-name="T2009">, acqua e se stesso, crescerà quindi in alte rese e alte velocità. Produrrà un grande numero di ATP quindi crescita più efficiente.</text:span></text:p>
      <text:p text:style-name="P104"><text:span text:style-name="T2009">Un microrganismo anaerobio, qualunque sia la vita che sceglierà,l’unica produzione di ATP che riesce ad effettuare è quella che deriva dalla via glicolitica (che è comune a TUTTI) </text:span><text:span text:style-name="T2010">quindi ne avrà meno rispetto ai microrganismi aerobi.</text:span></text:p>
      <text:p text:style-name="P109">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09">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05"><text:span text:style-name="T2010">C’è un rapporto caratteristico per avere la massima resa in un processo aerobio che dipende </text:span><text:span text:style-name="T2011">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106">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012">Produzione SCP attualmente: QUORN.<text:line-break/>Principalmente prodotto in Inghilterra, ha come mercato la popolazione veget</text:span><text:span text:style-name="T2013">a</text:span><text:span text:style-name="T2012">riana e vegana e per chi ha enormi problemi di colestero</text:span><text:span text:style-name="T2013">l</text:span><text:span text:style-name="T2012">o. </text:span><text:span text:style-name="T2013">Il QUORN è un fungo, è un </text:span><text:span text:style-name="T2015">F</text:span><text:span text:style-name="T2013">usarium, viene prodotto attraverso una fermentazione sommersa di circa 6h e cresciuto in condizione aerobie, viene compresso, separato, trasformato e venduto come nutriente.</text:span></text:p>
      <text:p text:style-name="P107">Fermentazione continua e fatta ripartire dopo circa 1000 h di esercizio. </text:p>
      <text:p text:style-name="P108">Fermentazione a base di glucosio, parte da substrato di amidi che derivano da scarti di mais, pH tra 4.5-7, <text:span text:style-name="T2014">contiene ferro, manganese, biotina (vitamina che aiuta la crescita). <text:line-break/>Una volta recuperato il fungo viene addizionato con una serie di aromatizzanti e sostanze di vario tipo in modo da ottenere una simil-carne. Siccom</text:span><text:span text:style-name="T2015">e</text:span><text:span text:style-name="T2014"> contiene una grande quantità di RNA questo deve essere abbattuto e lo si fa </text:span><text:span text:style-name="T2015">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text:span><text:soft-page-break/><text:span text:style-name="T2015">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2016">Siccome è un fungo filamentoso si cerca di evitare di rompere le ife.<text:line-break/><text:line-break/>Il processo </text:span><text:span text:style-name="T1742">Pruteen</text:span><text:span text:style-name="T2016">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2017">Leggere tutto il processo non tanto per il Pruteen in sé ma perché è uno sviluppo progressivo del processo globale in sé. </text:span><text:span text:style-name="T2018">Produzione lievito per panificazione parte d’esame (leggi bene le slides).</text:span></text:p>
      <text:p text:style-name="P108"><text:line-break/><text:line-break/><text:span text:style-name="T2019">SEMINARI:<text:line-break/>21/04/2021 Prof Seneci<text:line-break/></text:span><text:span text:style-name="T2020">Cos’è un prodotto naturale?</text:span></text:p>
      <text:p text:style-name="P110">È una molecola sintetizzata attraverso reazioni chimiche che sono divise in reazioni naturali che portano alla biosintesi e reazioni artificiali. <text:line-break/><text:span text:style-name="T2021">NP </text:span><text:span text:style-name="T2022">(prodotto naturale)</text:span><text:span text:style-name="T2021"> è biosintetizzato attraverso il suo metabolismo.<text:line-break/></text:span><text:span text:style-name="T2022">Reazioni metaboliche fondamentali per gli organismi, servono per far crescere, vivere e far compiere delle azioni all’organismo. <text:line-break/></text:span><text:span text:style-name="T2023">Ogni organismo sintetizza tutti i building blocks ossia i mattoncini che gli servono per costruirsi → metaboliti primari.</text:span></text:p>
      <text:p text:style-name="P111">Ci sono anche degli scopi meno evidenti per cui gli organismi biosintetizzano delle molecole: <text:span text:style-name="T2024">gli insetti per l’accoppiamento secernano alcune molecole/ormoni affinché l’altro sesso senta questi odori e poi venga effettuato </text:span><text:span text:style-name="T2025">l’accoppiamento, per difesa passiva ad esempio il camaleonte riesce a mimetizzarsi, per attacco e la protezione per esempio </text:span><text:span text:style-name="T2026">ci sono</text:span><text:span text:style-name="T2025"> gli animali </text:span><text:span text:style-name="T2026">che secernano veleno.<text:line-break/></text:span><text:span text:style-name="T2027">La natura e l’evolu</text:span><text:span text:style-name="T2032">z</text:span><text:span text:style-name="T2027">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028">L’organismo trova beneficio dall’aver sintetizzato queste molecole.<text:line-break/><text:line-break/></text:span><text:span text:style-name="T2029">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030">come le foreste tropicali.<text:line-break/><text:line-break/></text:span><text:span text:style-name="T2031">Prof. Callegari</text:span></text:p>
      <text:p text:style-name="P112">Produzione di alta qualità ma con qualità costante. <text:span text:style-name="T2033">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035">Coagulazione presamica: l</text:span><text:span text:style-name="T2034">a caseina resta in soluzione nell serio grazie ad un glicopeptide e resta così <text:s/>fino a quando non arriva il caglio ad eliminarlo, allontanandolo la caseina perde la solubilità e si forma il para-fosfocaseinato di calcio che consente alla caseina di precipitare aggregandosi. </text:span><text:span text:style-name="T2035">Il reticolo si contrae provocando la sineresi.<text:line-break/>Coagulazione acida: caseina destabilizzata perdendo le cariche esterne, diventa neutra e precipita. Questo impasto trattiene il siero e non ha la capacità di fare sineresi. Mozzarella.</text:span></text:p>
      <text:p text:style-name="P113">Nei formaggi abbiamo combinazione di coagulazione presamica e acida assieme perché usiamo batteri in grado di acidificare.<text:line-break/><text:span text:style-name="T2036">In base all’umidità del formaggio abbiamo pasta molle, semidura e dura </text:span><text:span text:style-name="T2037">come il grana.</text:span><text:span text:style-name="T2036"><text:line-break/></text:span><text:span text:style-name="T2037">In base al contenuto in grasso abbiamo formaggi magri, semigrassi e grassi come il gorgonzola.<text:line-break/><text:line-break/></text:span><text:soft-page-break/><text:span text:style-name="T2037">Il latte che arriva, il grasso viene lasciato affiorare (in genere 1 notte) e il grasso viene allontanato e andrà nella destinazione del burro. </text:span><text:span text:style-name="T2038">Nella produzione del grana l’affioramento del grasso è fondamentale perché riduce la carica microbica iniziale; questa può influire tantissimo sulla produzione e sulla qualità finale del prodotto.<text:line-break/></text:span><text:span text:style-name="T2039">Il latte scremato entra in caldaia, comincia ad essere scaldato, voglio ottenere la coagulazione e dopodiché aggiungo l’innesto. <text:line-break/>L’innesto del grana è un sieroinnesto ossia una coltura che sviluppando nel siero della lavorazione precedente.<text:line-break/></text:span><text:span text:style-name="T2040">I formaggi possono essere fatti anche con il lattoinnesto.</text:span><text:span text:style-name="T2037"><text:line-break/></text:span><text:span text:style-name="T2041">A spostare gli equilibri dei fermenti si sposta completamente il risultato finale.<text:line-break/></text:span><text:span text:style-name="T2042">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043">lo spino (uno strumento) in piccoli frammenti. La dimensione del granulo dipende dal tipo di spino e dal tipo di formaggio. La rottura determina lo spurgo della cagliata.<text:line-break/></text:span><text:span text:style-name="T2044">Estrazione della cagliata, formatura e salatura </text:span><text:span text:style-name="T2045">(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14">In base al tempo di stagionatura: formaggio fresco, a breve stagionatura (maturazione 15-60 giorni), a media stagionatura (60-180 giorni) e formaggio a lunga stagionatura (dopo 180 giorni) come il Grana Padano.<text:line-break/><text:line-break/><text:span text:style-name="T2046">Fermentazioni con produzione di acido lattico e altri composti.</text:span><text:line-break/><text:span text:style-name="T2046">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3T18:02:51.592000000</dc:date>
    <meta:editing-duration>PT6H3M42S</meta:editing-duration>
    <meta:editing-cycles>97</meta:editing-cycles>
    <meta:generator>LibreOffice/7.1.3.2$Windows_X86_64 LibreOffice_project/47f78053abe362b9384784d31a6e56f8511eb1c1</meta:generator>
    <meta:document-statistic meta:table-count="0" meta:image-count="0" meta:object-count="0" meta:page-count="97" meta:paragraph-count="181" meta:word-count="69474" meta:character-count="457801" meta:non-whitespace-character-count="387375"/>
  </office:meta>
</office:document-meta>
</file>